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4299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1193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4661in"/>
    </style:style>
    <style:style style:name="co11" style:family="table-column">
      <style:table-column-properties fo:break-before="auto" style:column-width="0.5693in"/>
    </style:style>
    <style:style style:name="co12" style:family="table-column">
      <style:table-column-properties fo:break-before="auto" style:column-width="0.406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2528in"/>
    </style:style>
    <style:style style:name="co15" style:family="table-column">
      <style:table-column-properties fo:break-before="auto" style:column-width="0.2236in"/>
    </style:style>
    <style:style style:name="co16" style:family="table-column">
      <style:table-column-properties fo:break-before="auto" style:column-width="0.278in"/>
    </style:style>
    <style:style style:name="co17" style:family="table-column">
      <style:table-column-properties fo:break-before="auto" style:column-width="0.2417in"/>
    </style:style>
    <style:style style:name="co18" style:family="table-column">
      <style:table-column-properties fo:break-before="auto" style:column-width="0.403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9835in"/>
    </style:style>
    <style:style style:name="co21" style:family="table-column">
      <style:table-column-properties fo:break-before="auto" style:column-width="0.422in"/>
    </style:style>
    <style:style style:name="co22" style:family="table-column">
      <style:table-column-properties fo:break-before="auto" style:column-width="0.3008in"/>
    </style:style>
    <style:style style:name="co23" style:family="table-column">
      <style:table-column-properties fo:break-before="auto" style:column-width="0.4457in"/>
    </style:style>
    <style:style style:name="co24" style:family="table-column">
      <style:table-column-properties fo:break-before="auto" style:column-width="0.261in"/>
    </style:style>
    <style:style style:name="co25" style:family="table-column">
      <style:table-column-properties fo:break-before="auto" style:column-width="0.4146in"/>
    </style:style>
    <style:style style:name="co26" style:family="table-column">
      <style:table-column-properties fo:break-before="auto" style:column-width="0.2689in"/>
    </style:style>
    <style:style style:name="co27" style:family="table-column">
      <style:table-column-properties fo:break-before="auto" style:column-width="0.2764in"/>
    </style:style>
    <style:style style:name="co28" style:family="table-column">
      <style:table-column-properties fo:break-before="auto" style:column-width="0.1917in"/>
    </style:style>
    <style:style style:name="co29" style:family="table-column">
      <style:table-column-properties fo:break-before="auto" style:column-width="0.4193in"/>
    </style:style>
    <style:style style:name="co30" style:family="table-column">
      <style:table-column-properties fo:break-before="auto" style:column-width="0.3764in"/>
    </style:style>
    <style:style style:name="co31" style:family="table-column">
      <style:table-column-properties fo:break-before="auto" style:column-width="0.3654in"/>
    </style:style>
    <style:style style:name="co32" style:family="table-column">
      <style:table-column-properties fo:break-before="auto" style:column-width="0.3335in"/>
    </style:style>
    <style:style style:name="co33" style:family="table-column">
      <style:table-column-properties fo:break-before="auto" style:column-width="0.3839in"/>
    </style:style>
    <style:style style:name="co34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3618in"/>
    </style:style>
    <style:style style:name="co36" style:family="table-column">
      <style:table-column-properties fo:break-before="auto" style:column-width="0.4398in"/>
    </style:style>
    <style:style style:name="co37" style:family="table-column">
      <style:table-column-properties fo:break-before="auto" style:column-width="0.0972in"/>
    </style:style>
    <style:style style:name="co38" style:family="table-column">
      <style:table-column-properties fo:break-before="auto" style:column-width="0.5673in"/>
    </style:style>
    <style:style style:name="co39" style:family="table-column">
      <style:table-column-properties fo:break-before="auto" style:column-width="0.5181in"/>
    </style:style>
    <style:style style:name="co40" style:family="table-column">
      <style:table-column-properties fo:break-before="auto" style:column-width="0.2736in"/>
    </style:style>
    <style:style style:name="co41" style:family="table-column">
      <style:table-column-properties fo:break-before="auto" style:column-width="0.4528in"/>
    </style:style>
    <style:style style:name="co42" style:family="table-column">
      <style:table-column-properties fo:break-before="auto" style:column-width="0.372in"/>
    </style:style>
    <style:style style:name="co43" style:family="table-column">
      <style:table-column-properties fo:break-before="auto" style:column-width="0.3047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cccccc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cccccc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7" style:family="table-cell" style:parent-style-name="Default">
      <style:table-cell-properties fo:background-color="#cccccc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ackground-color="transparent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cccccc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5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7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2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3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6" style:family="table-cell" style:parent-style-name="Default" style:data-style-name="N2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7" style:family="table-cell" style:parent-style-name="Default" style:data-style-name="N2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9" style:family="table-cell" style:parent-style-name="Default" style:data-style-name="N2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7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7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5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8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1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2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7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8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2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8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2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3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0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0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6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0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0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1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12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4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9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20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2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3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7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0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41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3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5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5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7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7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8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8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9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1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2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3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5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6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7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8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9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15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7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9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1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22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2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4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6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5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5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6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6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6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1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2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3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5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6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7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8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95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7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9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2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03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0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5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6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3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4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4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4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5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0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6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64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6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67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68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9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0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1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2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3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4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75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7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0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1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82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3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4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5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8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9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1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2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3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4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5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6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7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0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2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3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4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5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6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8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1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12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1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4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1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1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9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0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2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7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8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0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3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35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6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9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40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4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2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4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9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5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1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2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3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4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5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6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7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58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0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3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6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65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6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7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8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9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1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2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7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4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6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7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8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9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ta_extref" style:family="table">
      <style:table-properties table:display="false"/>
    </style:style>
  </office:automatic-styles>
  <office:body>
    <office:spreadsheet>
      <table:table table:name="Mole r17 r24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4"/>
        <table:table-column table:style-name="co9" table:default-cell-style-name="ce1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8" table:default-cell-style-name="ce24"/>
        <table:table-column table:style-name="co9" table:default-cell-style-name="ce13"/>
        <table:table-column table:style-name="co12" table:default-cell-style-name="ce3"/>
        <table:table-column table:style-name="co6" table:default-cell-style-name="ce3"/>
        <table:table-column table:style-name="co5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999" table:default-cell-style-name="ce3"/>
        <table:table-row table:style-name="ro1">
          <table:table-cell table:style-name="ce1" office:value-type="string">
            <text:p>Test</text:p>
          </table:table-cell>
          <table:table-cell table:style-name="ce6" office:value-type="string">
            <text:p>Plain</text:p>
          </table:table-cell>
          <table:table-cell table:style-name="ce14" table:number-columns-repeated="5"/>
          <table:table-cell table:style-name="ce21"/>
          <table:table-cell table:style-name="ce6" office:value-type="string">
            <text:p>Contextual</text:p>
          </table:table-cell>
          <table:table-cell table:style-name="ce14" table:number-columns-repeated="3"/>
          <table:table-cell table:style-name="ce21"/>
          <table:table-cell table:style-name="ce6" office:value-type="string">
            <text:p>Place replication</text:p>
          </table:table-cell>
          <table:table-cell table:style-name="ce14" table:number-columns-repeated="4"/>
          <table:table-cell table:style-name="ce5"/>
          <table:table-cell table:number-columns-repeated="1004"/>
        </table:table-row>
        <table:table-row table:style-name="ro1">
          <table:table-cell table:style-name="ce1"/>
          <table:table-cell table:style-name="ce7" office:value-type="string">
            <text:p>Mole (060323)</text:p>
          </table:table-cell>
          <table:table-cell table:style-name="ce15" table:number-columns-repeated="2"/>
          <table:table-cell table:style-name="ce15" office:value-type="string">
            <text:p>Cunf (r24)</text:p>
          </table:table-cell>
          <table:table-cell table:style-name="ce15" table:number-columns-repeated="2"/>
          <table:table-cell table:style-name="ce22"/>
          <table:table-cell table:style-name="ce7" office:value-type="string">
            <text:p>Cunf (r24)</text:p>
          </table:table-cell>
          <table:table-cell table:style-name="ce15" table:number-columns-repeated="2"/>
          <table:table-cell table:style-name="ce15" office:value-type="string">
            <text:p>Cunf (r17)</text:p>
          </table:table-cell>
          <table:table-cell table:style-name="ce22"/>
          <table:table-cell table:style-name="ce7" office:value-type="string">
            <text:p>Mole (060323)</text:p>
          </table:table-cell>
          <table:table-cell table:style-name="ce15"/>
          <table:table-cell/>
          <table:table-cell office:value-type="string">
            <text:p>Cunf (r24)</text:p>
          </table:table-cell>
          <table:table-cell table:style-name="ce15"/>
          <table:table-cell table:style-name="ce1"/>
          <table:table-cell table:number-columns-repeated="1004"/>
        </table:table-row>
        <table:table-row table:style-name="ro1">
          <table:table-cell table:style-name="ce2"/>
          <table:table-cell table:style-name="ce8" office:value-type="string">
            <text:p>Event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7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6" office:value-type="string">
            <text:p>Time</text:p>
          </table:table-cell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5" office:value-type="string">
            <text:p>Histories</text:p>
          </table:table-cell>
          <table:table-cell table:style-name="ce2" office:value-type="string">
            <text:p>Time</text:p>
          </table:table-cell>
          <table:table-cell table:style-name="ce2" table:number-columns-repeated="1002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6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/>
          <table:table-cell table:style-name="ce25" office:value-type="string">
            <text:p>User</text:p>
          </table:table-cell>
          <table:table-cell table:style-name="ce25" office:value-type="string">
            <text:p>Elapsed</text:p>
          </table:table-cell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>
            <text:p>small/2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1">
            <text:p>0.01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8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265">
            <text:p>265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3">
            <text:p>0.03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asymcnfl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5">
            <text:p>0.05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mb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nc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erv-size-pari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cp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pr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mcmillan-erv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ag9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eupdate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mall/peupdate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test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ab_gesc</text:p>
          </table:table-cell>
          <table:table-cell table:style-name="ce11" office:value-type="float" office:value="471">
            <text:p>471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6">
            <text:p>0.06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style-name="ce19" office:value-type="float" office:value="86.3">
            <text:p>86.3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13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buf100</text:p>
          </table:table-cell>
          <table:table-cell table:style-name="ce11" office:value-type="float" office:value="5051">
            <text:p>5051</text:p>
          </table:table-cell>
          <table:table-cell table:style-name="ce19" office:value-type="float" office:value="2.855">
            <text:p>2.86</text:p>
          </table:table-cell>
          <table:table-cell table:style-name="ce19" office:value-type="float" office:value="3.016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7">
            <text:p>6.57</text:p>
          </table:table-cell>
          <table:table-cell table:style-name="ce19" office:value-type="float" office:value="14.14">
            <text:p>14.14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6.58">
            <text:p>6.58</text:p>
          </table:table-cell>
          <table:table-cell table:style-name="ce19" office:value-type="float" office:value="14.71">
            <text:p>14.71</text:p>
          </table:table-cell>
          <table:table-cell table:style-name="ce19" office:value-type="float" office:value="107.72">
            <text:p>107.72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2.864">
            <text:p>2.86</text:p>
          </table:table-cell>
          <table:table-cell table:style-name="ce19" office:value-type="float" office:value="3.018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3">
            <text:p>6.53</text:p>
          </table:table-cell>
          <table:table-cell table:style-name="ce19" office:value-type="float" office:value="14.69">
            <text:p>14.69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do_od</text:p>
          </table:table-cell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39">
            <text:p>0.04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elevator</text:p>
          </table:table-cell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64">
            <text:p>0.06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gas_station</text:p>
          </table:table-cell>
          <table:table-cell table:style-name="ce11" office:value-type="float" office:value="20">
            <text:p>20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mutual</text:p>
          </table:table-cell>
          <table:table-cell table:style-name="ce11" office:value-type="float" office:value="497">
            <text:p>497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15">
            <text:p>0.1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0.015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only_hl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arrow</text:p>
          </table:table-cell>
          <table:table-cell table:style-name="ce11" office:value-type="float" office:value="284">
            <text:p>284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6">
            <text:p>0.02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43">
            <text:p>0.43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_pfa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ader_writer_2</text:p>
          </table:table-cell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48">
            <text:p>0.05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34.73">
            <text:p>34.73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cursion</text:p>
          </table:table-cell>
          <table:table-cell table:style-name="ce11" office:value-type="float" office:value="16">
            <text:p>16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</text:p>
          </table:table-cell>
          <table:table-cell table:style-name="ce11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77.56">
            <text:p>77.56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0.019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_deadlock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example</text:p>
          </table:table-cell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6">
            <text:p>0.06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em</text:p>
          </table:table-cell>
          <table:table-cell table:style-name="ce11" office:value-type="float" office:value="32">
            <text:p>32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tack_full</text:p>
          </table:table-cell>
          <table:table-cell table:style-name="ce11" office:value-type="float" office:value="229">
            <text:p>22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8">
            <text:p>0.18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office:value-type="string">
            <text:p>bench/bds_1.sync</text:p>
          </table:table-cell>
          <table:table-cell table:style-name="ce10" office:value-type="float" office:value="12900">
            <text:p>12900</text:p>
          </table:table-cell>
          <table:table-cell table:style-name="ce18" office:value-type="float" office:value="0.47">
            <text:p>0.47</text:p>
          </table:table-cell>
          <table:table-cell table:style-name="ce18" office:value-type="float" office:value="0.558">
            <text:p>0.56</text:p>
          </table:table-cell>
          <table:table-cell table:style-name="ce18" office:value-type="float" office:value="12900">
            <text:p>12900</text:p>
          </table:table-cell>
          <table:table-cell table:style-name="ce18" office:value-type="float" office:value="1.57">
            <text:p>1.57</text:p>
          </table:table-cell>
          <table:table-cell table:style-name="ce18" office:value-type="float" office:value="2.27">
            <text:p>2.27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01">
            <text:p>1.01</text:p>
          </table:table-cell>
          <table:table-cell table:style-name="ce18" office:value-type="string">
            <text:p>&gt; 45m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237">
            <text:p>0.24</text:p>
          </table:table-cell>
          <table:table-cell table:style-name="ce18" office:value-type="float" office:value="0.279">
            <text:p>0.28</text:p>
          </table:table-cell>
          <table:table-cell table:style-name="ce18" office:value-type="float" office:value="4302">
            <text:p>4302</text:p>
          </table:table-cell>
          <table:table-cell table:style-name="ce18" office:value-type="float" office:value="0.37">
            <text:p>0.37</text:p>
          </table:table-cell>
          <table:table-cell table:style-name="ce18" office:value-type="float" office:value="0.63">
            <text:p>0.63</text:p>
          </table:table-cell>
          <table:table-cell table:number-columns-repeated="1004"/>
        </table:table-row>
        <table:table-row table:style-name="ro1">
          <table:table-cell office:value-type="string">
            <text:p>bench/buf100</text:p>
          </table:table-cell>
          <table:table-cell table:style-name="ce10" office:value-type="float" office:value="5051">
            <text:p>5051</text:p>
          </table:table-cell>
          <table:table-cell table:style-name="ce18" office:value-type="float" office:value="2.848">
            <text:p>2.85</text:p>
          </table:table-cell>
          <table:table-cell table:style-name="ce18" office:value-type="float" office:value="3.032">
            <text:p>3.03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7">
            <text:p>6.57</text:p>
          </table:table-cell>
          <table:table-cell table:style-name="ce18" office:value-type="float" office:value="14.16">
            <text:p>14.16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6.55">
            <text:p>6.55</text:p>
          </table:table-cell>
          <table:table-cell table:style-name="ce18" office:value-type="float" office:value="14.99">
            <text:p>14.99</text:p>
          </table:table-cell>
          <table:table-cell table:style-name="ce18" office:value-type="float" office:value="104.62">
            <text:p>104.62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2.833">
            <text:p>2.83</text:p>
          </table:table-cell>
          <table:table-cell table:style-name="ce18" office:value-type="float" office:value="3.01">
            <text:p>3.01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4">
            <text:p>6.54</text:p>
          </table:table-cell>
          <table:table-cell table:style-name="ce18" office:value-type="float" office:value="14.57">
            <text:p>14.57</text:p>
          </table:table-cell>
          <table:table-cell table:number-columns-repeated="1004"/>
        </table:table-row>
        <table:table-row table:style-name="ro1">
          <table:table-cell office:value-type="string">
            <text:p>bench/byzagr4_1b</text:p>
          </table:table-cell>
          <table:table-cell table:style-name="ce12" office:value-type="float" office:value="14724">
            <text:p>14724</text:p>
          </table:table-cell>
          <table:table-cell table:style-name="ce20" office:value-type="float" office:value="3.044">
            <text:p>3.04</text:p>
          </table:table-cell>
          <table:table-cell table:style-name="ce18" office:value-type="float" office:value="3.21">
            <text:p>3.21</text:p>
          </table:table-cell>
          <table:table-cell table:style-name="ce18" office:value-type="float" office:value="14724">
            <text:p>14724</text:p>
          </table:table-cell>
          <table:table-cell table:style-name="ce18" office:value-type="float" office:value="4.93">
            <text:p>4.93</text:p>
          </table:table-cell>
          <table:table-cell table:style-name="ce18" office:value-type="float" office:value="6.78">
            <text:p>6.78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4.42">
            <text:p>4.42</text:p>
          </table:table-cell>
          <table:table-cell table:style-name="ce18" office:value-type="float" office:value="5.45">
            <text:p>5.45</text:p>
          </table:table-cell>
          <table:table-cell table:style-name="ce18" office:value-type="string">
            <text:p>&gt; 75m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5.676">
            <text:p>5.68</text:p>
          </table:table-cell>
          <table:table-cell table:style-name="ce18" office:value-type="float" office:value="5.82">
            <text:p>5.82</text:p>
          </table:table-cell>
          <table:table-cell table:style-name="ce18" office:value-type="float" office:value="8044">
            <text:p>8044</text:p>
          </table:table-cell>
          <table:table-cell table:style-name="ce18" office:value-type="float" office:value="6.04">
            <text:p>6.04</text:p>
          </table:table-cell>
          <table:table-cell table:style-name="ce18" office:value-type="float" office:value="7.13">
            <text:p>7.13</text:p>
          </table:table-cell>
          <table:table-cell table:number-columns-repeated="1004"/>
        </table:table-row>
        <table:table-row table:style-name="ro1">
          <table:table-cell office:value-type="string">
            <text:p>bench/dpd_7.sync</text:p>
          </table:table-cell>
          <table:table-cell table:style-name="ce12" office:value-type="float" office:value="10457">
            <text:p>10457</text:p>
          </table:table-cell>
          <table:table-cell table:style-name="ce20" office:value-type="float" office:value="0.93">
            <text:p>0.93</text:p>
          </table:table-cell>
          <table:table-cell table:style-name="ce18" office:value-type="float" office:value="1.013">
            <text:p>1.0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4.89">
            <text:p>14.89</text:p>
          </table:table-cell>
          <table:table-cell table:style-name="ce18" office:value-type="float" office:value="15.86">
            <text:p>15.86</text:p>
          </table:table-cell>
          <table:table-cell table:style-name="ce18" office:value-type="string">
            <text:p>&gt; 85m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.021">
            <text:p>1.02</text:p>
          </table:table-cell>
          <table:table-cell table:style-name="ce18" office:value-type="float" office:value="1.11">
            <text:p>1.1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9">
            <text:p>1.59</text:p>
          </table:table-cell>
          <table:table-cell table:style-name="ce18" office:value-type="float" office:value="2.24">
            <text:p>2.24</text:p>
          </table:table-cell>
          <table:table-cell table:number-columns-repeated="1004"/>
        </table:table-row>
        <table:table-row table:style-name="ro1">
          <table:table-cell office:value-type="string">
            <text:p>bench/dph_7.dlmcs</text:p>
          </table:table-cell>
          <table:table-cell table:style-name="ce12" office:value-type="float" office:value="37272">
            <text:p>37272</text:p>
          </table:table-cell>
          <table:table-cell table:style-name="ce20" office:value-type="float" office:value="0.792">
            <text:p>0.79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07">
            <text:p>12.07</text:p>
          </table:table-cell>
          <table:table-cell table:style-name="ce20"/>
          <table:table-cell table:style-name="ce10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19">
            <text:p>12.19</text:p>
          </table:table-cell>
          <table:table-cell table:style-name="ce18" office:value-type="float" office:value="1313.13">
            <text:p>1313.13</text:p>
          </table:table-cell>
          <table:table-cell table:style-name="ce20"/>
          <table:table-cell table:style-name="ce10" office:value-type="float" office:value="37272">
            <text:p>37272</text:p>
          </table:table-cell>
          <table:table-cell table:style-name="ce18" office:value-type="float" office:value="0.805">
            <text:p>0.81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9">
            <text:p>7.59</text:p>
          </table:table-cell>
          <table:table-cell table:style-name="ce18" office:value-type="float" office:value="12.14">
            <text:p>12.14</text:p>
          </table:table-cell>
          <table:table-cell table:number-columns-repeated="1004"/>
        </table:table-row>
        <table:table-row table:style-name="ro1">
          <table:table-cell office:value-type="string">
            <text:p>bench/elevator_4</text:p>
          </table:table-cell>
          <table:table-cell table:style-name="ce10" office:value-type="float" office:value="16856">
            <text:p>16856</text:p>
          </table:table-cell>
          <table:table-cell table:style-name="ce18" office:value-type="float" office:value="2.003">
            <text:p>2</text:p>
          </table:table-cell>
          <table:table-cell table:style-name="ce18" office:value-type="float" office:value="2.277">
            <text:p>2.28</text:p>
          </table:table-cell>
          <table:table-cell table:style-name="ce18" office:value-type="float" office:value="16856">
            <text:p>16856</text:p>
          </table:table-cell>
          <table:table-cell table:style-name="ce18" office:value-type="float" office:value="9.96">
            <text:p>9.96</text:p>
          </table:table-cell>
          <table:table-cell table:style-name="ce18" office:value-type="float" office:value="11.02">
            <text:p>11.02</text:p>
          </table:table-cell>
          <table:table-cell table:style-name="ce20"/>
          <table:table-cell table:style-name="ce10" office:value-type="float" office:value="16856">
            <text:p>1685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7.05">
            <text:p>7.05</text:p>
          </table:table-cell>
          <table:table-cell table:style-name="ce18" office:value-type="string">
            <text:p>&gt; 55m</text:p>
          </table:table-cell>
          <table:table-cell table:style-name="ce20"/>
          <table:table-cell table:style-name="ce10" office:value-type="string">
            <text:p>Time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Time</text:p>
          </table:table-cell>
          <table:table-cell table:style-name="ce18" office:value-type="string">
            <text:p>&gt; 30m</text:p>
          </table:table-cell>
          <table:table-cell table:style-name="ce18" office:value-type="string">
            <text:p>&gt; 30m</text:p>
          </table:table-cell>
          <table:table-cell table:number-columns-repeated="1004"/>
        </table:table-row>
        <table:table-row table:style-name="ro1">
          <table:table-cell office:value-type="string">
            <text:p>bench/fifo20</text:p>
          </table:table-cell>
          <table:table-cell table:style-name="ce10" office:value-type="float" office:value="41792">
            <text:p>41792</text:p>
          </table:table-cell>
          <table:table-cell table:style-name="ce18" office:value-type="float" office:value="4.89">
            <text:p>4.89</text:p>
          </table:table-cell>
          <table:table-cell table:style-name="ce18" office:value-type="float" office:value="5.799">
            <text:p>5.8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5.09">
            <text:p>15.09</text:p>
          </table:table-cell>
          <table:table-cell table:style-name="ce18" office:value-type="float" office:value="27.3">
            <text:p>27.3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15.06">
            <text:p>15.06</text:p>
          </table:table-cell>
          <table:table-cell table:style-name="ce18" office:value-type="float" office:value="27.35">
            <text:p>27.35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4.897">
            <text:p>4.9</text:p>
          </table:table-cell>
          <table:table-cell table:style-name="ce18" office:value-type="float" office:value="5.131">
            <text:p>5.13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4.91">
            <text:p>14.91</text:p>
          </table:table-cell>
          <table:table-cell table:style-name="ce18" office:value-type="float" office:value="27.61">
            <text:p>27.61</text:p>
          </table:table-cell>
          <table:table-cell table:number-columns-repeated="1004"/>
        </table:table-row>
        <table:table-row table:style-name="ro1">
          <table:table-cell office:value-type="string">
            <text:p>bench/ftp_1.sync</text:p>
          </table:table-cell>
          <table:table-cell table:style-name="ce10" office:value-type="float" office:value="83889">
            <text:p>83889</text:p>
          </table:table-cell>
          <table:table-cell table:style-name="ce18" office:value-type="float" office:value="76.024">
            <text:p>76.02</text:p>
          </table:table-cell>
          <table:table-cell table:style-name="ce18" office:value-type="float" office:value="76.78">
            <text:p>76.78</text:p>
          </table:table-cell>
          <table:table-cell table:style-name="ce18" office:value-type="float" office:value="83889">
            <text:p>83889</text:p>
          </table:table-cell>
          <table:table-cell table:style-name="ce18" office:value-type="float" office:value="224.61">
            <text:p>224.61</text:p>
          </table:table-cell>
          <table:table-cell table:style-name="ce18" office:value-type="float" office:value="229.95">
            <text:p>229.95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287.83">
            <text:p>287.83</text:p>
          </table:table-cell>
          <table:table-cell table:style-name="ce18" office:value-type="float" office:value="291.08">
            <text:p>291.08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79.948">
            <text:p>79.95</text:p>
          </table:table-cell>
          <table:table-cell table:style-name="ce18" office:value-type="float" office:value="81.325">
            <text:p>81.33</text:p>
          </table:table-cell>
          <table:table-cell table:style-name="ce18" office:value-type="float" office:value="50928">
            <text:p>50928</text:p>
          </table:table-cell>
          <table:table-cell table:style-name="ce18" office:value-type="float" office:value="163.8">
            <text:p>163.8</text:p>
          </table:table-cell>
          <table:table-cell table:style-name="ce18" office:value-type="float" office:value="168.21">
            <text:p>168.21</text:p>
          </table:table-cell>
          <table:table-cell table:number-columns-repeated="1004"/>
        </table:table-row>
        <table:table-row table:style-name="ro1">
          <table:table-cell office:value-type="string">
            <text:p>bench/furnace_3</text:p>
          </table:table-cell>
          <table:table-cell table:style-name="ce10" office:value-type="float" office:value="25394">
            <text:p>25394</text:p>
          </table:table-cell>
          <table:table-cell table:style-name="ce18" office:value-type="float" office:value="1.221">
            <text:p>1.22</text:p>
          </table:table-cell>
          <table:table-cell table:style-name="ce18" office:value-type="float" office:value="1.357">
            <text:p>1.36</text:p>
          </table:table-cell>
          <table:table-cell table:style-name="ce18" office:value-type="float" office:value="25394">
            <text:p>25394</text:p>
          </table:table-cell>
          <table:table-cell table:style-name="ce18" office:value-type="float" office:value="4.65">
            <text:p>4.65</text:p>
          </table:table-cell>
          <table:table-cell table:style-name="ce18" office:value-type="float" office:value="6">
            <text:p>6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5.61">
            <text:p>5.61</text:p>
          </table:table-cell>
          <table:table-cell table:style-name="ce18" office:value-type="float" office:value="6.54">
            <text:p>6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0.919">
            <text:p>0.92</text:p>
          </table:table-cell>
          <table:table-cell table:style-name="ce18" office:value-type="float" office:value="1.064">
            <text:p>1.06</text:p>
          </table:table-cell>
          <table:table-cell table:style-name="ce18" office:value-type="float" office:value="16893">
            <text:p>16893</text:p>
          </table:table-cell>
          <table:table-cell table:style-name="ce18" office:value-type="float" office:value="2.41">
            <text:p>2.41</text:p>
          </table:table-cell>
          <table:table-cell table:style-name="ce18" office:value-type="float" office:value="3.36">
            <text:p>3.36</text:p>
          </table:table-cell>
          <table:table-cell table:number-columns-repeated="1004"/>
        </table:table-row>
        <table:table-row table:style-name="ro1">
          <table:table-cell office:value-type="string">
            <text:p>bench/key_3.sync</text:p>
          </table:table-cell>
          <table:table-cell table:style-name="ce10" office:value-type="float" office:value="13886">
            <text:p>13886</text:p>
          </table:table-cell>
          <table:table-cell table:style-name="ce18" office:value-type="float" office:value="1.482">
            <text:p>1.48</text:p>
          </table:table-cell>
          <table:table-cell table:style-name="ce18" office:value-type="float" office:value="1.589">
            <text:p>1.59</text:p>
          </table:table-cell>
          <table:table-cell table:style-name="ce18" office:value-type="float" office:value="13886">
            <text:p>13886</text:p>
          </table:table-cell>
          <table:table-cell table:style-name="ce18" office:value-type="float" office:value="7.92">
            <text:p>7.92</text:p>
          </table:table-cell>
          <table:table-cell table:style-name="ce18" office:value-type="float" office:value="8.94">
            <text:p>8.94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7.94">
            <text:p>27.94</text:p>
          </table:table-cell>
          <table:table-cell table:style-name="ce18" office:value-type="float" office:value="116.64">
            <text:p>116.6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636">
            <text:p>4636</text:p>
          </table:table-cell>
          <table:table-cell table:style-name="ce18" office:value-type="float" office:value="4.517">
            <text:p>4.52</text:p>
          </table:table-cell>
          <table:table-cell table:style-name="ce18" office:value-type="float" office:value="4.622">
            <text:p>4.62</text:p>
          </table:table-cell>
          <table:table-cell table:style-name="ce18" office:value-type="float" office:value="4636">
            <text:p>463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6.26">
            <text:p>6.26</text:p>
          </table:table-cell>
          <table:table-cell table:number-columns-repeated="1004"/>
        </table:table-row>
        <table:table-row table:style-name="ro1">
          <table:table-cell office:value-type="string">
            <text:p>bench/key_4.fsa</text:p>
          </table:table-cell>
          <table:table-cell table:style-name="ce10" office:value-type="float" office:value="67954">
            <text:p>67954</text:p>
          </table:table-cell>
          <table:table-cell table:style-name="ce18" office:value-type="float" office:value="1.797">
            <text:p>1.8</text:p>
          </table:table-cell>
          <table:table-cell table:style-name="ce18" office:value-type="float" office:value="2.087">
            <text:p>2.09</text:p>
          </table:table-cell>
          <table:table-cell table:style-name="ce18" office:value-type="float" office:value="67954">
            <text:p>67954</text:p>
          </table:table-cell>
          <table:table-cell table:style-name="ce18" office:value-type="float" office:value="68.27">
            <text:p>68.27</text:p>
          </table:table-cell>
          <table:table-cell table:style-name="ce18" office:value-type="float" office:value="77.56">
            <text:p>77.56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9.04">
            <text:p>29.04</text:p>
          </table:table-cell>
          <table:table-cell table:style-name="ce18" office:value-type="float" office:value="117.61">
            <text:p>117.61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21742">
            <text:p>21742</text:p>
          </table:table-cell>
          <table:table-cell table:style-name="ce18" office:value-type="float" office:value="43.158">
            <text:p>43.16</text:p>
          </table:table-cell>
          <table:table-cell table:style-name="ce18" office:value-type="float" office:value="43.448">
            <text:p>43.45</text:p>
          </table:table-cell>
          <table:table-cell table:style-name="ce18" office:value-type="float" office:value="21742">
            <text:p>21742</text:p>
          </table:table-cell>
          <table:table-cell table:style-name="ce18" office:value-type="float" office:value="37.94">
            <text:p>37.94</text:p>
          </table:table-cell>
          <table:table-cell table:style-name="ce18" office:value-type="float" office:value="42.44">
            <text:p>42.44</text:p>
          </table:table-cell>
          <table:table-cell table:number-columns-repeated="1004"/>
        </table:table-row>
        <table:table-row table:style-name="ro1">
          <table:table-cell office:value-type="string">
            <text:p>bench/q_1</text:p>
          </table:table-cell>
          <table:table-cell table:style-name="ce10" office:value-type="float" office:value="7469">
            <text:p>7469</text:p>
          </table:table-cell>
          <table:table-cell table:style-name="ce18" office:value-type="float" office:value="0.7">
            <text:p>0.7</text:p>
          </table:table-cell>
          <table:table-cell table:style-name="ce18" office:value-type="float" office:value="0.781">
            <text:p>0.78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13">
            <text:p>1.13</text:p>
          </table:table-cell>
          <table:table-cell table:style-name="ce18" office:value-type="float" office:value="1.75">
            <text:p>1.75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3.03">
            <text:p>3.03</text:p>
          </table:table-cell>
          <table:table-cell table:style-name="ce18" office:value-type="float" office:value="3.7">
            <text:p>3.7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1.267">
            <text:p>1.27</text:p>
          </table:table-cell>
          <table:table-cell table:style-name="ce18" office:value-type="float" office:value="1.353">
            <text:p>1.35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number-columns-repeated="1004"/>
        </table:table-row>
        <table:table-row table:style-name="ro1">
          <table:table-cell office:value-type="string">
            <text:p>bench/q_1.sync</text:p>
          </table:table-cell>
          <table:table-cell table:style-name="ce10" office:value-type="float" office:value="10722">
            <text:p>10722</text:p>
          </table:table-cell>
          <table:table-cell table:style-name="ce18" office:value-type="float" office:value="1.355">
            <text:p>1.36</text:p>
          </table:table-cell>
          <table:table-cell table:style-name="ce18" office:value-type="float" office:value="1.451">
            <text:p>1.4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08">
            <text:p>2.08</text:p>
          </table:table-cell>
          <table:table-cell table:style-name="ce18" office:value-type="float" office:value="3.01">
            <text:p>3.01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6.86">
            <text:p>6.86</text:p>
          </table:table-cell>
          <table:table-cell table:style-name="ce18" office:value-type="float" office:value="7.93">
            <text:p>7.93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2.52">
            <text:p>2.52</text:p>
          </table:table-cell>
          <table:table-cell table:style-name="ce18" office:value-type="float" office:value="2.646">
            <text:p>2.6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97">
            <text:p>2.97</text:p>
          </table:table-cell>
          <table:table-cell table:style-name="ce18" office:value-type="float" office:value="3.9">
            <text:p>3.9</text:p>
          </table:table-cell>
          <table:table-cell table:number-columns-repeated="1004"/>
        </table:table-row>
        <table:table-row table:style-name="ro1">
          <table:table-cell office:value-type="string">
            <text:p>bench/rw_12</text:p>
          </table:table-cell>
          <table:table-cell table:style-name="ce10" office:value-type="float" office:value="49179">
            <text:p>49179</text:p>
          </table:table-cell>
          <table:table-cell table:style-name="ce18" office:value-type="float" office:value="0.979">
            <text:p>0.98</text:p>
          </table:table-cell>
          <table:table-cell table:style-name="ce18" office:value-type="float" office:value="1.313">
            <text:p>1.31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7.96">
            <text:p>17.96</text:p>
          </table:table-cell>
          <table:table-cell table:style-name="ce18" office:value-type="float" office:value="20.05">
            <text:p>20.05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7.97">
            <text:p>27.97</text:p>
          </table:table-cell>
          <table:table-cell table:style-name="ce18" office:value-type="float" office:value="30.03">
            <text:p>30.03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.304">
            <text:p>2.3</text:p>
          </table:table-cell>
          <table:table-cell table:style-name="ce18" office:value-type="float" office:value="2.658">
            <text:p>2.66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4.13">
            <text:p>14.13</text:p>
          </table:table-cell>
          <table:table-cell table:style-name="ce18" office:value-type="float" office:value="17.13">
            <text:p>17.13</text:p>
          </table:table-cell>
          <table:table-cell table:number-columns-repeated="1004"/>
        </table:table-row>
        <table:table-row table:style-name="ro1">
          <table:table-cell office:value-type="string">
            <text:p>bench/rw_12.sync</text:p>
          </table:table-cell>
          <table:table-cell table:style-name="ce10" office:value-type="float" office:value="98361">
            <text:p>98361</text:p>
          </table:table-cell>
          <table:table-cell table:style-name="ce18" office:value-type="float" office:value="2.894">
            <text:p>2.89</text:p>
          </table:table-cell>
          <table:table-cell table:style-name="ce18" office:value-type="float" office:value="3.502">
            <text:p>3.5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88.65">
            <text:p>88.65</text:p>
          </table:table-cell>
          <table:table-cell table:style-name="ce18" office:value-type="float" office:value="92.95">
            <text:p>92.95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148.22">
            <text:p>148.22</text:p>
          </table:table-cell>
          <table:table-cell table:style-name="ce18" office:value-type="float" office:value="152.54">
            <text:p>152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6.383">
            <text:p>6.38</text:p>
          </table:table-cell>
          <table:table-cell table:style-name="ce18" office:value-type="float" office:value="7.073">
            <text:p>7.07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69.22">
            <text:p>69.22</text:p>
          </table:table-cell>
          <table:table-cell table:style-name="ce18" office:value-type="float" office:value="73.8">
            <text:p>73.8</text:p>
          </table:table-cell>
          <table:table-cell table:number-columns-repeated="1004"/>
        </table:table-row>
        <table:table-row table:style-name="ro1">
          <table:table-cell office:value-type="string">
            <text:p>bench/rw_1w3r</text:p>
          </table:table-cell>
          <table:table-cell table:style-name="ce10" office:value-type="float" office:value="15401">
            <text:p>15401</text:p>
          </table:table-cell>
          <table:table-cell table:style-name="ce18" office:value-type="float" office:value="0.297">
            <text:p>0.3</text:p>
          </table:table-cell>
          <table:table-cell table:style-name="ce18" office:value-type="float" office:value="0.368">
            <text:p>0.37</text:p>
          </table:table-cell>
          <table:table-cell table:style-name="ce18" office:value-type="float" office:value="15401">
            <text:p>15401</text:p>
          </table:table-cell>
          <table:table-cell table:style-name="ce18" office:value-type="float" office:value="1.51">
            <text:p>1.51</text:p>
          </table:table-cell>
          <table:table-cell table:style-name="ce18" office:value-type="float" office:value="2.62">
            <text:p>2.62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1.4">
            <text:p>1.4</text:p>
          </table:table-cell>
          <table:table-cell table:style-name="ce18" office:value-type="float" office:value="2.41">
            <text:p>2.41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0.548">
            <text:p>0.55</text:p>
          </table:table-cell>
          <table:table-cell table:style-name="ce18" office:value-type="float" office:value="0.645">
            <text:p>0.65</text:p>
          </table:table-cell>
          <table:table-cell table:style-name="ce18" office:value-type="float" office:value="14982">
            <text:p>14982</text:p>
          </table:table-cell>
          <table:table-cell table:style-name="ce18" office:value-type="float" office:value="2.26">
            <text:p>2.26</text:p>
          </table:table-cell>
          <table:table-cell table:style-name="ce18" office:value-type="float" office:value="3.39">
            <text:p>3.39</text:p>
          </table:table-cell>
          <table:table-cell table:number-columns-repeated="1004"/>
        </table:table-row>
        <table:table-row table:style-name="ro1">
          <table:table-cell office:value-type="string">
            <text:p>bench/rw_2w1r</text:p>
          </table:table-cell>
          <table:table-cell table:style-name="ce10" office:value-type="float" office:value="9241">
            <text:p>9241</text:p>
          </table:table-cell>
          <table:table-cell table:style-name="ce18" office:value-type="float" office:value="0.228">
            <text:p>0.23</text:p>
          </table:table-cell>
          <table:table-cell table:style-name="ce18" office:value-type="float" office:value="0.336">
            <text:p>0.34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.01">
            <text:p>1.01</text:p>
          </table:table-cell>
          <table:table-cell table:style-name="ce18" office:value-type="float" office:value="1.98">
            <text:p>1.98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1.12">
            <text:p>1.12</text:p>
          </table:table-cell>
          <table:table-cell table:style-name="ce18" office:value-type="float" office:value="1.94">
            <text:p>1.94</text:p>
          </table:table-cell>
          <table:table-cell table:style-name="ce18" office:value-type="string">
            <text:p>&gt; 120m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5.158">
            <text:p>5.16</text:p>
          </table:table-cell>
          <table:table-cell table:style-name="ce18" office:value-type="float" office:value="5.333">
            <text:p>5.33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2.89">
            <text:p>12.89</text:p>
          </table:table-cell>
          <table:table-cell table:style-name="ce18" office:value-type="float" office:value="14.12">
            <text:p>14.12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style-name="ce18" table:number-columns-repeated="5"/>
          <table:table-cell table:style-name="ce20"/>
          <table:table-cell table:style-name="ce10"/>
          <table:table-cell table:style-name="ce18" table:number-columns-repeated="3"/>
          <table:table-cell table:style-name="ce20"/>
          <table:table-cell table:style-name="ce10"/>
          <table:table-cell table:style-name="ce18" table:number-columns-repeated="5"/>
          <table:table-cell table:number-columns-repeated="1004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le r17 r27" table:style-name="ta1" table:print="false">
        <table:table-column table:style-name="co20" table:default-cell-style-name="ce31"/>
        <table:table-column table:style-name="co21" table:default-cell-style-name="ce37"/>
        <table:table-column table:style-name="co22" table:default-cell-style-name="ce45"/>
        <table:table-column table:style-name="co23" table:default-cell-style-name="ce51"/>
        <table:table-column table:style-name="co24" table:default-cell-style-name="ce51"/>
        <table:table-column table:style-name="co2" table:default-cell-style-name="ce59"/>
        <table:table-column table:style-name="co22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65"/>
        <table:table-column table:style-name="co28" table:default-cell-style-name="ce65"/>
        <table:table-column table:style-name="co29" table:default-cell-style-name="ce37"/>
        <table:table-column table:style-name="co30" table:default-cell-style-name="ce51"/>
        <table:table-column table:style-name="co21" table:default-cell-style-name="ce51"/>
        <table:table-column table:style-name="co29" table:default-cell-style-name="ce71"/>
        <table:table-column table:style-name="co28" table:default-cell-style-name="ce77"/>
        <table:table-column table:style-name="co31" table:default-cell-style-name="ce59"/>
        <table:table-column table:style-name="co32" table:default-cell-style-name="ce51"/>
        <table:table-column table:style-name="co33" table:default-cell-style-name="ce51"/>
        <table:table-column table:style-name="co29" table:default-cell-style-name="ce59"/>
        <table:table-column table:style-name="co31" table:default-cell-style-name="ce51"/>
        <table:table-column table:style-name="co34" table:default-cell-style-name="ce51"/>
        <table:table-column table:style-name="co27" table:default-cell-style-name="ce65"/>
        <table:table-column table:style-name="co14" table:default-cell-style-name="ce86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19" table:default-cell-style-name="ce90"/>
        <table:table-column table:style-name="co19" table:number-columns-repeated="994" table:default-cell-style-name="ce65"/>
        <table:table-row table:style-name="ro2">
          <table:table-cell table:style-name="ce26" office:value-type="string">
            <text:p>Test</text:p>
          </table:table-cell>
          <table:table-cell table:style-name="ce32" office:value-type="string">
            <text:p>Plain</text:p>
          </table:table-cell>
          <table:table-cell table:style-name="ce38"/>
          <table:table-cell table:style-name="ce46" table:number-columns-repeated="2"/>
          <table:table-cell table:style-name="ce54"/>
          <table:table-cell table:style-name="ce46" table:number-columns-repeated="3"/>
          <table:table-cell table:style-name="ce26" table:number-columns-repeated="2"/>
          <table:table-cell table:style-name="ce32" office:value-type="string">
            <text:p>Contextual</text:p>
          </table:table-cell>
          <table:table-cell table:style-name="ce46" table:number-columns-repeated="2"/>
          <table:table-cell table:style-name="ce66"/>
          <table:table-cell table:style-name="ce72"/>
          <table:table-cell table:style-name="ce54" office:value-type="string">
            <text:p>Place replication</text:p>
          </table:table-cell>
          <table:table-cell table:style-name="ce46" table:number-columns-repeated="2"/>
          <table:table-cell table:style-name="ce54"/>
          <table:table-cell table:style-name="ce46" table:number-columns-repeated="2"/>
          <table:table-cell table:style-name="ce26"/>
          <table:table-cell table:style-name="ce81"/>
          <table:table-cell table:style-name="ce26" table:number-columns-repeated="5"/>
          <table:table-cell table:style-name="ce87"/>
          <table:table-cell table:style-name="ce26" table:number-columns-repeated="994"/>
        </table:table-row>
        <table:table-row table:style-name="ro2">
          <table:table-cell table:style-name="ce27"/>
          <table:table-cell table:style-name="ce33" office:value-type="string">
            <text:p>Mole 060323</text:p>
          </table:table-cell>
          <table:table-cell table:style-name="ce39"/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3"/>
          <table:table-cell table:style-name="ce27" table:number-columns-repeated="2"/>
          <table:table-cell table:style-name="ce33" office:value-type="string">
            <text:p>Cunf r27</text:p>
          </table:table-cell>
          <table:table-cell table:style-name="ce47" table:number-columns-repeated="2"/>
          <table:table-cell table:style-name="ce67" office:value-type="string">
            <text:p>Cunf r17</text:p>
          </table:table-cell>
          <table:table-cell table:style-name="ce73"/>
          <table:table-cell table:style-name="ce55" office:value-type="string">
            <text:p>Mole 060323</text:p>
          </table:table-cell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2"/>
          <table:table-cell table:style-name="ce27"/>
          <table:table-cell table:style-name="ce82"/>
          <table:table-cell table:style-name="ce27" table:number-columns-repeated="5"/>
          <table:table-cell table:style-name="ce88"/>
          <table:table-cell table:style-name="ce27" table:number-columns-repeated="994"/>
        </table:table-row>
        <table:table-row table:style-name="ro2">
          <table:table-cell table:style-name="ce28"/>
          <table:table-cell table:style-name="ce34" office:value-type="string">
            <text:p>Events</text:p>
          </table:table-cell>
          <table:table-cell table:style-name="ce40" office:value-type="string">
            <text:p>Time</text:p>
          </table:table-cell>
          <table:table-cell table:style-name="ce48" table:number-columns-repeated="2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 table:number-columns-repeated="2"/>
          <table:table-cell table:style-name="ce28" table:number-columns-repeated="2"/>
          <table:table-cell table:style-name="ce34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68" office:value-type="string">
            <text:p>Time</text:p>
          </table:table-cell>
          <table:table-cell table:style-name="ce74"/>
          <table:table-cell table:style-name="ce56" office:value-type="string">
            <text:p>Event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28"/>
          <table:table-cell table:style-name="ce83"/>
          <table:table-cell table:style-name="ce28" table:number-columns-repeated="5"/>
          <table:table-cell table:style-name="ce89"/>
          <table:table-cell table:style-name="ce28" table:number-columns-repeated="994"/>
        </table:table-row>
        <table:table-row table:style-name="ro2">
          <table:table-cell table:style-name="ce29"/>
          <table:table-cell table:style-name="ce35"/>
          <table:table-cell table:style-name="ce41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29" office:value-type="string">
            <text:p>C / M</text:p>
          </table:table-cell>
          <table:table-cell table:style-name="ce29"/>
          <table:table-cell table:style-name="ce35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69" office:value-type="string">
            <text:p>Elapsed</text:p>
          </table:table-cell>
          <table:table-cell table:style-name="ce75"/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29" office:value-type="string">
            <text:p>C / M</text:p>
          </table:table-cell>
          <table:table-cell table:style-name="ce84"/>
          <table:table-cell table:style-name="ce29" table:number-columns-repeated="5"/>
          <table:table-cell table:style-name="ce84"/>
          <table:table-cell table:style-name="ce29" table:number-columns-repeated="994"/>
        </table:table-row>
        <table:table-row table:style-name="ro2">
          <table:table-cell table:style-name="ce30" office:value-type="string">
            <text:p>pep/ab_gesc</text:p>
          </table:table-cell>
          <table:table-cell table:style-name="ce36" office:value-type="float" office:value="471">
            <text:p>471</text:p>
          </table:table-cell>
          <table:table-cell table:style-name="ce42" office:value-type="float" office:value="0.01">
            <text:p>0.01</text:p>
          </table:table-cell>
          <table:table-cell table:style-name="ce50" office:value-type="float" office:value="0.1">
            <text:p>0.10</text:p>
          </table:table-cell>
          <table:table-cell table:style-name="ce52" table:formula="of:=[.C5]/[.D5]" office:value-type="float" office:value="0.1">
            <text:p>0.10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5">
            <text:p>0.05</text:p>
          </table:table-cell>
          <table:table-cell table:style-name="ce52" table:formula="of:=[.G5]/[.H5]" office:value-type="float" office:value="0.4">
            <text:p>0.40</text:p>
          </table:table-cell>
          <table:table-cell table:style-name="ce62" table:formula="of:=[.G5]/[.C5]" office:value-type="float" office:value="2">
            <text:p>2.0</text:p>
          </table:table-cell>
          <table:table-cell table:style-name="ce62"/>
          <table:table-cell table:style-name="ce36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0" office:value-type="float" office:value="86.3">
            <text:p>86.30</text:p>
          </table:table-cell>
          <table:table-cell table:style-name="ce76"/>
          <table:table-cell table:style-name="ce58" office:value-type="float" office:value="471">
            <text:p>471</text:p>
          </table:table-cell>
          <table:table-cell table:style-name="ce60" office:value-type="float" office:value="0.013">
            <text:p>0.01</text:p>
          </table:table-cell>
          <table:table-cell table:style-name="ce50" office:value-type="float" office:value="0.02">
            <text:p>0.02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9" table:formula="of:=[.U5]/[.R5]" office:value-type="float" office:value="1.53846153846154">
            <text:p>1.54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53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61" office:value-type="float" office:value="6.57">
            <text:p>6.57</text:p>
          </table:table-cell>
          <table:table-cell office:value-type="float" office:value="14.65">
            <text:p>14.65</text:p>
          </table:table-cell>
          <table:table-cell table:style-name="ce53" table:formula="of:=[.G6]/[.H6]" office:value-type="float" office:value="0.448464163822526">
            <text:p>0.45</text:p>
          </table:table-cell>
          <table:table-cell table:style-name="ce63" table:formula="of:=[.G6]/[.C6]" office:value-type="float" office:value="2.30122591943958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8">
            <text:p>6.58</text:p>
          </table:table-cell>
          <table:table-cell office:value-type="float" office:value="14.68">
            <text:p>14.68</text:p>
          </table:table-cell>
          <table:table-cell office:value-type="float" office:value="107.72">
            <text:p>107.7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61" office:value-type="float" office:value="6.54">
            <text:p>6.54</text:p>
          </table:table-cell>
          <table:table-cell office:value-type="float" office:value="14.73">
            <text:p>14.73</text:p>
          </table:table-cell>
          <table:table-cell table:style-name="ce80" table:formula="of:=[.U6]/[.R6]" office:value-type="float" office:value="2.28351955307263">
            <text:p>2.28</text:p>
          </table:table-cell>
          <table:table-cell table:number-columns-repeated="1001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3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53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7]/[.H7]" office:value-type="float" office:value="0">
            <text:p>#DIV/0!</text:p>
          </table:table-cell>
          <table:table-cell table:style-name="ce63" table:formula="of:=[.G7]/[.C7]" office:value-type="float" office:value="0">
            <text:p>0.0</text:p>
          </table:table-cell>
          <table:table-cell table:style-name="ce63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11">
            <text:p>11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7]/[.R7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3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53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8]/[.H8]" office:value-type="float" office:value="0">
            <text:p>0.00</text:p>
          </table:table-cell>
          <table:table-cell table:style-name="ce63" table:formula="of:=[.G8]/[.C8]" office:value-type="float" office:value="0">
            <text:p>0.0</text:p>
          </table:table-cell>
          <table:table-cell table:style-name="ce63"/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293">
            <text:p>293</text:p>
          </table:table-cell>
          <table:table-cell table:style-name="ce61" office:value-type="float" office:value="0.004">
            <text:p>0.00</text:p>
          </table:table-cell>
          <table:table-cell table:style-name="ce78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8]/[.R8]" office:value-type="float" office:value="2.5">
            <text:p>2.5</text:p>
          </table:table-cell>
          <table:table-cell table:number-columns-repeated="1001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3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53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9]/[.H9]" office:value-type="float" office:value="0">
            <text:p>#DIV/0!</text:p>
          </table:table-cell>
          <table:table-cell table:style-name="ce63" table:formula="of:=[.G9]/[.C9]" office:value-type="float" office:value="0">
            <text:p>0.0</text:p>
          </table:table-cell>
          <table:table-cell table:style-name="ce63"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9]/[.R9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0]/[.H10]" office:value-type="float" office:value="0.25">
            <text:p>0.25</text:p>
          </table:table-cell>
          <table:table-cell table:style-name="ce63" table:formula="of:=[.G10]/[.C10]" office:value-type="float" office:value="1.66666666666667">
            <text:p>1.7</text:p>
          </table:table-cell>
          <table:table-cell table:style-name="ce63"/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497">
            <text:p>497</text:p>
          </table:table-cell>
          <table:table-cell table:style-name="ce61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0]/[.R10]" office:value-type="float" office:value="1.42857142857143">
            <text:p>1.43</text:p>
          </table:table-cell>
          <table:table-cell table:number-columns-repeated="1001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1]/[.H11]" office:value-type="float" office:value="0">
            <text:p>#DIV/0!</text:p>
          </table:table-cell>
          <table:table-cell table:style-name="ce63" table:formula="of:=[.G11]/[.C11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1]/[.R1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3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53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2]/[.H12]" office:value-type="float" office:value="0.333333333333333">
            <text:p>0.33</text:p>
          </table:table-cell>
          <table:table-cell table:style-name="ce63" table:formula="of:=[.G12]/[.C12]" office:value-type="float" office:value="1.66666666666667">
            <text:p>1.7</text:p>
          </table:table-cell>
          <table:table-cell table:style-name="ce63"/>
          <table:table-cell office:value-type="float" office:value="284">
            <text:p>284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43">
            <text:p>0.43</text:p>
          </table:table-cell>
          <table:table-cell/>
          <table:table-cell office:value-type="float" office:value="284">
            <text:p>284</text:p>
          </table:table-cell>
          <table:table-cell table:style-name="ce61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2]/[.R12]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3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3]/[.H13]" office:value-type="float" office:value="0">
            <text:p>#DIV/0!</text:p>
          </table:table-cell>
          <table:table-cell table:style-name="ce63" table:formula="of:=[.G13]/[.C13]" office:value-type="float" office:value="0">
            <text:p>#DIV/0!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3]/[.R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27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3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4]/[.H14]" office:value-type="float" office:value="0">
            <text:p>#DIV/0!</text:p>
          </table:table-cell>
          <table:table-cell table:style-name="ce63" table:formula="of:=[.G14]/[.C14]" office:value-type="float" office:value="0">
            <text:p>0.0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4]/[.R14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3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53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15]/[.H15]" office:value-type="float" office:value="0">
            <text:p>0.00</text:p>
          </table:table-cell>
          <table:table-cell table:style-name="ce63" table:formula="of:=[.G15]/[.C15]" office:value-type="float" office:value="0">
            <text:p>0.0</text:p>
          </table:table-cell>
          <table:table-cell table:style-name="ce63"/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34.73">
            <text:p>34.73</text:p>
          </table:table-cell>
          <table:table-cell/>
          <table:table-cell office:value-type="float" office:value="147">
            <text:p>147</text:p>
          </table:table-cell>
          <table:table-cell table:style-name="ce61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5]/[.R15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3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16]/[.H16]" office:value-type="float" office:value="0">
            <text:p>0.00</text:p>
          </table:table-cell>
          <table:table-cell table:style-name="ce63" table:formula="of:=[.G16]/[.C16]" office:value-type="float" office:value="0">
            <text:p>0.0</text:p>
          </table:table-cell>
          <table:table-cell table:style-name="ce63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6]/[.R16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53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7]/[.H17]" office:value-type="float" office:value="0.25">
            <text:p>0.25</text:p>
          </table:table-cell>
          <table:table-cell table:style-name="ce63" table:formula="of:=[.G17]/[.C17]" office:value-type="float" office:value="1">
            <text:p>1.0</text:p>
          </table:table-cell>
          <table:table-cell table:style-name="ce63"/>
          <table:table-cell office:value-type="float" office:value="199">
            <text:p>199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77.56">
            <text:p>77.56</text:p>
          </table:table-cell>
          <table:table-cell/>
          <table:table-cell office:value-type="float" office:value="199">
            <text:p>199</text:p>
          </table:table-cell>
          <table:table-cell table:style-name="ce61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7]/[.R17]" office:value-type="float" office:value="0.909090909090909">
            <text:p>0.91</text:p>
          </table:table-cell>
          <table:table-cell table:number-columns-repeated="1001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8]/[.H18]" office:value-type="float" office:value="0">
            <text:p>#DIV/0!</text:p>
          </table:table-cell>
          <table:table-cell table:style-name="ce63" table:formula="of:=[.G18]/[.C18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8]/[.R18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9]/[.H19]" office:value-type="float" office:value="0.333333333333333">
            <text:p>0.33</text:p>
          </table:table-cell>
          <table:table-cell table:style-name="ce63" table:formula="of:=[.G19]/[.C19]" office:value-type="float" office:value="1.66666666666667">
            <text:p>1.7</text:p>
          </table:table-cell>
          <table:table-cell table:style-name="ce63"/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132">
            <text:p>132</text:p>
          </table:table-cell>
          <table:table-cell table:style-name="ce61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9]/[.R19]" office:value-type="float" office:value="1.66666666666667">
            <text:p>1.67</text:p>
          </table:table-cell>
          <table:table-cell table:number-columns-repeated="1001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20]/[.H20]" office:value-type="float" office:value="0">
            <text:p>#DIV/0!</text:p>
          </table:table-cell>
          <table:table-cell table:style-name="ce63" table:formula="of:=[.G20]/[.C20]" office:value-type="float" office:value="0">
            <text:p>0.0</text:p>
          </table:table-cell>
          <table:table-cell table:style-name="ce63"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20]/[.R20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3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21]/[.H21]" office:value-type="float" office:value="0">
            <text:p>0.00</text:p>
          </table:table-cell>
          <table:table-cell table:style-name="ce63" table:formula="of:=[.G21]/[.C21]" office:value-type="float" office:value="0">
            <text:p>0.0</text:p>
          </table:table-cell>
          <table:table-cell table:style-name="ce63"/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/>
          <table:table-cell office:value-type="float" office:value="229">
            <text:p>229</text:p>
          </table:table-cell>
          <table:table-cell table:style-name="ce61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21]/[.R2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bench/bds_1.sync</text:p>
          </table:table-cell>
          <table:table-cell table:style-name="ce36" office:value-type="float" office:value="12900">
            <text:p>12900</text:p>
          </table:table-cell>
          <table:table-cell table:style-name="ce42" office:value-type="float" office:value="0.47">
            <text:p>0.47</text:p>
          </table:table-cell>
          <table:table-cell table:style-name="ce50" office:value-type="float" office:value="0.558">
            <text:p>0.56</text:p>
          </table:table-cell>
          <table:table-cell table:style-name="ce52" table:formula="of:=[.C22]/[.D22]" office:value-type="float" office:value="0.842293906810036">
            <text:p>0.84</text:p>
          </table:table-cell>
          <table:table-cell table:style-name="ce58" office:value-type="float" office:value="12900">
            <text:p>12900</text:p>
          </table:table-cell>
          <table:table-cell table:style-name="ce60" office:value-type="float" office:value="1.59">
            <text:p>1.59</text:p>
          </table:table-cell>
          <table:table-cell table:style-name="ce50" office:value-type="float" office:value="2.26">
            <text:p>2.26</text:p>
          </table:table-cell>
          <table:table-cell table:style-name="ce52" table:formula="of:=[.G22]/[.H22]" office:value-type="float" office:value="0.70353982300885">
            <text:p>0.70</text:p>
          </table:table-cell>
          <table:table-cell table:style-name="ce62" table:formula="of:=[.G22]/[.C22]" office:value-type="float" office:value="3.38297872340425">
            <text:p>3.4</text:p>
          </table:table-cell>
          <table:table-cell table:style-name="ce62"/>
          <table:table-cell table:style-name="ce36" office:value-type="float" office:value="4302">
            <text:p>4302</text:p>
          </table:table-cell>
          <table:table-cell table:style-name="ce60" office:value-type="float" office:value="0.82">
            <text:p>0.82</text:p>
          </table:table-cell>
          <table:table-cell table:style-name="ce50" office:value-type="float" office:value="1.02">
            <text:p>1.02</text:p>
          </table:table-cell>
          <table:table-cell table:style-name="ce70" office:value-type="string">
            <text:p>&gt; 45m</text:p>
          </table:table-cell>
          <table:table-cell table:style-name="ce76"/>
          <table:table-cell table:style-name="ce58" office:value-type="float" office:value="4302">
            <text:p>4302</text:p>
          </table:table-cell>
          <table:table-cell table:style-name="ce60" office:value-type="float" office:value="0.237">
            <text:p>0.24</text:p>
          </table:table-cell>
          <table:table-cell table:style-name="ce50" office:value-type="float" office:value="0.279">
            <text:p>0.28</text:p>
          </table:table-cell>
          <table:table-cell table:style-name="ce58" office:value-type="float" office:value="4302">
            <text:p>4302</text:p>
          </table:table-cell>
          <table:table-cell table:style-name="ce60" office:value-type="float" office:value="0.38">
            <text:p>0.38</text:p>
          </table:table-cell>
          <table:table-cell table:style-name="ce50" office:value-type="float" office:value="0.68">
            <text:p>0.68</text:p>
          </table:table-cell>
          <table:table-cell table:style-name="ce79" table:formula="of:=[.U22]/[.R22]" office:value-type="float" office:value="1.60337552742616">
            <text:p>1.6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53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61" office:value-type="float" office:value="6.48">
            <text:p>6.48</text:p>
          </table:table-cell>
          <table:table-cell office:value-type="float" office:value="14.57">
            <text:p>14.57</text:p>
          </table:table-cell>
          <table:table-cell table:style-name="ce53" table:formula="of:=[.G23]/[.H23]" office:value-type="float" office:value="0.444749485243651">
            <text:p>0.44</text:p>
          </table:table-cell>
          <table:table-cell table:style-name="ce63" table:formula="of:=[.G23]/[.C23]" office:value-type="float" office:value="2.2752808988764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4.65">
            <text:p>14.65</text:p>
          </table:table-cell>
          <table:table-cell office:value-type="float" office:value="104.62">
            <text:p>104.6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5.23">
            <text:p>15.23</text:p>
          </table:table-cell>
          <table:table-cell table:style-name="ce80" table:formula="of:=[.U23]/[.R23]" office:value-type="float" office:value="2.3120367102012">
            <text:p>2.31</text:p>
          </table:table-cell>
          <table:table-cell table:number-columns-repeated="1001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3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53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61" office:value-type="float" office:value="4.89">
            <text:p>4.89</text:p>
          </table:table-cell>
          <table:table-cell office:value-type="float" office:value="6.71">
            <text:p>6.71</text:p>
          </table:table-cell>
          <table:table-cell table:style-name="ce53" table:formula="of:=[.G24]/[.H24]" office:value-type="float" office:value="0.72876304023845">
            <text:p>0.73</text:p>
          </table:table-cell>
          <table:table-cell table:style-name="ce63" table:formula="of:=[.G24]/[.C24]" office:value-type="float" office:value="1.60643889618922">
            <text:p>1.6</text:p>
          </table:table-cell>
          <table:table-cell table:style-name="ce63"/>
          <table:table-cell office:value-type="float" office:value="8044">
            <text:p>8044</text:p>
          </table:table-cell>
          <table:table-cell table:style-name="ce61" office:value-type="float" office:value="4.43">
            <text:p>4.43</text:p>
          </table:table-cell>
          <table:table-cell office:value-type="float" office:value="5.46">
            <text:p>5.46</text:p>
          </table:table-cell>
          <table:table-cell office:value-type="string">
            <text:p>&gt; 75m</text:p>
          </table:table-cell>
          <table:table-cell/>
          <table:table-cell office:value-type="float" office:value="8044">
            <text:p>8044</text:p>
          </table:table-cell>
          <table:table-cell table:style-name="ce61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61" office:value-type="float" office:value="6">
            <text:p>6.00</text:p>
          </table:table-cell>
          <table:table-cell office:value-type="float" office:value="7.53">
            <text:p>7.53</text:p>
          </table:table-cell>
          <table:table-cell table:style-name="ce80" table:formula="of:=[.U24]/[.R24]" office:value-type="float" office:value="1.05708245243129">
            <text:p>1.06</text:p>
          </table:table-cell>
          <table:table-cell table:number-columns-repeated="1001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3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53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61" office:value-type="float" office:value="1.56">
            <text:p>1.56</text:p>
          </table:table-cell>
          <table:table-cell office:value-type="float" office:value="2.16">
            <text:p>2.16</text:p>
          </table:table-cell>
          <table:table-cell table:style-name="ce53" table:formula="of:=[.G25]/[.H25]" office:value-type="float" office:value="0.722222222222222">
            <text:p>0.72</text:p>
          </table:table-cell>
          <table:table-cell table:style-name="ce63" table:formula="of:=[.G25]/[.C25]" office:value-type="float" office:value="1.67741935483871">
            <text:p>1.7</text:p>
          </table:table-cell>
          <table:table-cell table:style-name="ce63"/>
          <table:table-cell office:value-type="float" office:value="10457">
            <text:p>10457</text:p>
          </table:table-cell>
          <table:table-cell table:style-name="ce61" office:value-type="float" office:value="14.94">
            <text:p>14.94</text:p>
          </table:table-cell>
          <table:table-cell office:value-type="float" office:value="15.93">
            <text:p>15.93</text:p>
          </table:table-cell>
          <table:table-cell office:value-type="string">
            <text:p>&gt; 85m</text:p>
          </table:table-cell>
          <table:table-cell/>
          <table:table-cell office:value-type="float" office:value="10457">
            <text:p>10457</text:p>
          </table:table-cell>
          <table:table-cell table:style-name="ce61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61" office:value-type="float" office:value="1.61">
            <text:p>1.61</text:p>
          </table:table-cell>
          <table:table-cell office:value-type="float" office:value="2.23">
            <text:p>2.23</text:p>
          </table:table-cell>
          <table:table-cell table:style-name="ce80" table:formula="of:=[.U25]/[.R25]" office:value-type="float" office:value="1.57688540646425">
            <text:p>1.58</text:p>
          </table:table-cell>
          <table:table-cell table:number-columns-repeated="1001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3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53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61" office:value-type="float" office:value="7.61">
            <text:p>7.61</text:p>
          </table:table-cell>
          <table:table-cell office:value-type="float" office:value="12.39">
            <text:p>12.39</text:p>
          </table:table-cell>
          <table:table-cell table:style-name="ce53" table:formula="of:=[.G26]/[.H26]" office:value-type="float" office:value="0.614205004035513">
            <text:p>0.61</text:p>
          </table:table-cell>
          <table:table-cell table:style-name="ce63" table:formula="of:=[.G26]/[.C26]" office:value-type="float" office:value="9.60858585858586">
            <text:p>9.6</text:p>
          </table:table-cell>
          <table:table-cell table:style-name="ce63"/>
          <table:table-cell office:value-type="float" office:value="37272">
            <text:p>37272</text:p>
          </table:table-cell>
          <table:table-cell table:style-name="ce61" office:value-type="float" office:value="7.56">
            <text:p>7.56</text:p>
          </table:table-cell>
          <table:table-cell office:value-type="float" office:value="12.06">
            <text:p>12.06</text:p>
          </table:table-cell>
          <table:table-cell office:value-type="float" office:value="1313.13">
            <text:p>1313.13</text:p>
          </table:table-cell>
          <table:table-cell/>
          <table:table-cell office:value-type="float" office:value="37272">
            <text:p>37272</text:p>
          </table:table-cell>
          <table:table-cell table:style-name="ce61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61" office:value-type="float" office:value="7.44">
            <text:p>7.44</text:p>
          </table:table-cell>
          <table:table-cell office:value-type="float" office:value="11.99">
            <text:p>11.99</text:p>
          </table:table-cell>
          <table:table-cell table:style-name="ce80" table:formula="of:=[.U26]/[.R26]" office:value-type="float" office:value="9.24223602484472">
            <text:p>9.24</text:p>
          </table:table-cell>
          <table:table-cell table:number-columns-repeated="1001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3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53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61" office:value-type="float" office:value="10.01">
            <text:p>10.01</text:p>
          </table:table-cell>
          <table:table-cell office:value-type="float" office:value="11.07">
            <text:p>11.07</text:p>
          </table:table-cell>
          <table:table-cell table:style-name="ce53" table:formula="of:=[.G27]/[.H27]" office:value-type="float" office:value="0.904245709123758">
            <text:p>0.90</text:p>
          </table:table-cell>
          <table:table-cell table:style-name="ce63" table:formula="of:=[.G27]/[.C27]" office:value-type="float" office:value="4.99750374438342">
            <text:p>5.0</text:p>
          </table:table-cell>
          <table:table-cell table:style-name="ce63"/>
          <table:table-cell office:value-type="float" office:value="16856">
            <text:p>16856</text:p>
          </table:table-cell>
          <table:table-cell table:style-name="ce61" office:value-type="float" office:value="5.79">
            <text:p>5.79</text:p>
          </table:table-cell>
          <table:table-cell office:value-type="float" office:value="7.12">
            <text:p>7.12</text:p>
          </table:table-cell>
          <table:table-cell office:value-type="string">
            <text:p>&gt; 55m</text:p>
          </table:table-cell>
          <table:table-cell/>
          <table:table-cell office:value-type="string">
            <text:p>Time</text:p>
          </table:table-cell>
          <table:table-cell table:style-name="ce61" office:value-type="string">
            <text:p>&gt; 20m</text:p>
          </table:table-cell>
          <table:table-cell office:value-type="string">
            <text:p>&gt; 20m</text:p>
          </table:table-cell>
          <table:table-cell office:value-type="string">
            <text:p>Time</text:p>
          </table:table-cell>
          <table:table-cell table:style-name="ce61" office:value-type="string">
            <text:p>&gt; 75m</text:p>
          </table:table-cell>
          <table:table-cell office:value-type="string">
            <text:p>&gt; 75m</text:p>
          </table:table-cell>
          <table:table-cell table:style-name="ce80" table:formula="of:=[.U27]/[.R27]" office:value-type="float" office:value="0">
            <text:p>#VALUE!</text:p>
          </table:table-cell>
          <table:table-cell table:number-columns-repeated="1001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3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53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61" office:value-type="float" office:value="14.95">
            <text:p>14.95</text:p>
          </table:table-cell>
          <table:table-cell office:value-type="float" office:value="27.6">
            <text:p>27.60</text:p>
          </table:table-cell>
          <table:table-cell table:style-name="ce53" table:formula="of:=[.G28]/[.H28]" office:value-type="float" office:value="0.541666666666667">
            <text:p>0.54</text:p>
          </table:table-cell>
          <table:table-cell table:style-name="ce63" table:formula="of:=[.G28]/[.C28]" office:value-type="float" office:value="3.05725971370143">
            <text:p>3.1</text:p>
          </table:table-cell>
          <table:table-cell table:style-name="ce63"/>
          <table:table-cell office:value-type="float" office:value="41792">
            <text:p>41792</text:p>
          </table:table-cell>
          <table:table-cell table:style-name="ce61" office:value-type="float" office:value="14.9">
            <text:p>14.90</text:p>
          </table:table-cell>
          <table:table-cell office:value-type="float" office:value="27.56">
            <text:p>27.56</text:p>
          </table:table-cell>
          <table:table-cell office:value-type="string">
            <text:p>&gt; 30m</text:p>
          </table:table-cell>
          <table:table-cell/>
          <table:table-cell office:value-type="float" office:value="41792">
            <text:p>41792</text:p>
          </table:table-cell>
          <table:table-cell table:style-name="ce61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61" office:value-type="float" office:value="14.77">
            <text:p>14.77</text:p>
          </table:table-cell>
          <table:table-cell office:value-type="float" office:value="27.65">
            <text:p>27.65</text:p>
          </table:table-cell>
          <table:table-cell table:style-name="ce80" table:formula="of:=[.U28]/[.R28]" office:value-type="float" office:value="3.01613232591382">
            <text:p>3.02</text:p>
          </table:table-cell>
          <table:table-cell table:number-columns-repeated="1001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3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53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61" office:value-type="float" office:value="225.52">
            <text:p>225.52</text:p>
          </table:table-cell>
          <table:table-cell office:value-type="float" office:value="230.51">
            <text:p>230.51</text:p>
          </table:table-cell>
          <table:table-cell table:style-name="ce53" table:formula="of:=[.G29]/[.H29]" office:value-type="float" office:value="0.978352349138866">
            <text:p>0.98</text:p>
          </table:table-cell>
          <table:table-cell table:style-name="ce63" table:formula="of:=[.G29]/[.C29]" office:value-type="float" office:value="2.96643165316216">
            <text:p>3.0</text:p>
          </table:table-cell>
          <table:table-cell table:style-name="ce63"/>
          <table:table-cell office:value-type="float" office:value="50928">
            <text:p>50928</text:p>
          </table:table-cell>
          <table:table-cell table:style-name="ce61" office:value-type="float" office:value="287.44">
            <text:p>287.44</text:p>
          </table:table-cell>
          <table:table-cell office:value-type="float" office:value="290.93">
            <text:p>290.93</text:p>
          </table:table-cell>
          <table:table-cell office:value-type="string">
            <text:p>&gt; 30m</text:p>
          </table:table-cell>
          <table:table-cell/>
          <table:table-cell office:value-type="float" office:value="50928">
            <text:p>50928</text:p>
          </table:table-cell>
          <table:table-cell table:style-name="ce61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61" office:value-type="float" office:value="162.29">
            <text:p>162.29</text:p>
          </table:table-cell>
          <table:table-cell office:value-type="float" office:value="166.62">
            <text:p>166.62</text:p>
          </table:table-cell>
          <table:table-cell table:style-name="ce80" table:formula="of:=[.U29]/[.R29]" office:value-type="float" office:value="2.02994446390154">
            <text:p>2.03</text:p>
          </table:table-cell>
          <table:table-cell table:number-columns-repeated="1001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3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53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61" office:value-type="float" office:value="4.63">
            <text:p>4.63</text:p>
          </table:table-cell>
          <table:table-cell office:value-type="float" office:value="5.97">
            <text:p>5.97</text:p>
          </table:table-cell>
          <table:table-cell table:style-name="ce53" table:formula="of:=[.G30]/[.H30]" office:value-type="float" office:value="0.775544388609715">
            <text:p>0.78</text:p>
          </table:table-cell>
          <table:table-cell table:style-name="ce63" table:formula="of:=[.G30]/[.C30]" office:value-type="float" office:value="3.79197379197379">
            <text:p>3.8</text:p>
          </table:table-cell>
          <table:table-cell table:style-name="ce63"/>
          <table:table-cell office:value-type="float" office:value="16893">
            <text:p>16893</text:p>
          </table:table-cell>
          <table:table-cell table:style-name="ce61" office:value-type="float" office:value="5.61">
            <text:p>5.61</text:p>
          </table:table-cell>
          <table:table-cell office:value-type="float" office:value="6.54">
            <text:p>6.54</text:p>
          </table:table-cell>
          <table:table-cell office:value-type="string">
            <text:p>&gt; 30m</text:p>
          </table:table-cell>
          <table:table-cell/>
          <table:table-cell office:value-type="float" office:value="16893">
            <text:p>16893</text:p>
          </table:table-cell>
          <table:table-cell table:style-name="ce61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61" office:value-type="float" office:value="2.42">
            <text:p>2.42</text:p>
          </table:table-cell>
          <table:table-cell office:value-type="float" office:value="3.46">
            <text:p>3.46</text:p>
          </table:table-cell>
          <table:table-cell table:style-name="ce80" table:formula="of:=[.U30]/[.R30]" office:value-type="float" office:value="2.63329706202394">
            <text:p>2.63</text:p>
          </table:table-cell>
          <table:table-cell table:number-columns-repeated="1001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3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53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61" office:value-type="float" office:value="8">
            <text:p>8.00</text:p>
          </table:table-cell>
          <table:table-cell office:value-type="float" office:value="9.01">
            <text:p>9.01</text:p>
          </table:table-cell>
          <table:table-cell table:style-name="ce53" table:formula="of:=[.G31]/[.H31]" office:value-type="float" office:value="0.887902330743618">
            <text:p>0.89</text:p>
          </table:table-cell>
          <table:table-cell table:style-name="ce63" table:formula="of:=[.G31]/[.C31]" office:value-type="float" office:value="5.39811066126856">
            <text:p>5.4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7.44">
            <text:p>27.44</text:p>
          </table:table-cell>
          <table:table-cell office:value-type="float" office:value="104.16">
            <text:p>104.16</text:p>
          </table:table-cell>
          <table:table-cell office:value-type="string">
            <text:p>&gt; 30m</text:p>
          </table:table-cell>
          <table:table-cell/>
          <table:table-cell office:value-type="float" office:value="4636">
            <text:p>4636</text:p>
          </table:table-cell>
          <table:table-cell table:style-name="ce61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61" office:value-type="float" office:value="5.71">
            <text:p>5.71</text:p>
          </table:table-cell>
          <table:table-cell office:value-type="float" office:value="6.26">
            <text:p>6.26</text:p>
          </table:table-cell>
          <table:table-cell table:style-name="ce80" table:formula="of:=[.U31]/[.R31]" office:value-type="float" office:value="1.2641133495683">
            <text:p>1.26</text:p>
          </table:table-cell>
          <table:table-cell table:number-columns-repeated="1001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3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53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61" office:value-type="float" office:value="68.46">
            <text:p>68.46</text:p>
          </table:table-cell>
          <table:table-cell office:value-type="float" office:value="77.95">
            <text:p>77.95</text:p>
          </table:table-cell>
          <table:table-cell table:style-name="ce53" table:formula="of:=[.G32]/[.H32]" office:value-type="float" office:value="0.878255291853752">
            <text:p>0.88</text:p>
          </table:table-cell>
          <table:table-cell table:style-name="ce63" table:formula="of:=[.G32]/[.C32]" office:value-type="float" office:value="38.0968280467446">
            <text:p>38.1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9.01">
            <text:p>29.01</text:p>
          </table:table-cell>
          <table:table-cell office:value-type="float" office:value="116.24">
            <text:p>116.24</text:p>
          </table:table-cell>
          <table:table-cell office:value-type="string">
            <text:p>&gt; 30m</text:p>
          </table:table-cell>
          <table:table-cell/>
          <table:table-cell office:value-type="float" office:value="21742">
            <text:p>21742</text:p>
          </table:table-cell>
          <table:table-cell table:style-name="ce61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61" office:value-type="float" office:value="37.89">
            <text:p>37.89</text:p>
          </table:table-cell>
          <table:table-cell office:value-type="float" office:value="42.73">
            <text:p>42.73</text:p>
          </table:table-cell>
          <table:table-cell table:style-name="ce80" table:formula="of:=[.U32]/[.R32]" office:value-type="float" office:value="0.877936883080773">
            <text:p>0.88</text:p>
          </table:table-cell>
          <table:table-cell table:number-columns-repeated="1001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3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53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61" office:value-type="float" office:value="1.14">
            <text:p>1.14</text:p>
          </table:table-cell>
          <table:table-cell office:value-type="float" office:value="1.73">
            <text:p>1.73</text:p>
          </table:table-cell>
          <table:table-cell table:style-name="ce53" table:formula="of:=[.G33]/[.H33]" office:value-type="float" office:value="0.658959537572254">
            <text:p>0.66</text:p>
          </table:table-cell>
          <table:table-cell table:style-name="ce63" table:formula="of:=[.G33]/[.C33]" office:value-type="float" office:value="1.62857142857143">
            <text:p>1.6</text:p>
          </table:table-cell>
          <table:table-cell table:style-name="ce63"/>
          <table:table-cell office:value-type="float" office:value="7469">
            <text:p>7469</text:p>
          </table:table-cell>
          <table:table-cell table:style-name="ce61" office:value-type="float" office:value="3.03">
            <text:p>3.03</text:p>
          </table:table-cell>
          <table:table-cell office:value-type="float" office:value="3.69">
            <text:p>3.69</text:p>
          </table:table-cell>
          <table:table-cell office:value-type="string">
            <text:p>&gt; 60m</text:p>
          </table:table-cell>
          <table:table-cell/>
          <table:table-cell office:value-type="float" office:value="7469">
            <text:p>7469</text:p>
          </table:table-cell>
          <table:table-cell table:style-name="ce61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61" office:value-type="float" office:value="1.55">
            <text:p>1.55</text:p>
          </table:table-cell>
          <table:table-cell office:value-type="float" office:value="2.23">
            <text:p>2.23</text:p>
          </table:table-cell>
          <table:table-cell table:style-name="ce80" table:formula="of:=[.U33]/[.R33]" office:value-type="float" office:value="1.22336227308603">
            <text:p>1.22</text:p>
          </table:table-cell>
          <table:table-cell table:number-columns-repeated="1001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3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53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61" office:value-type="float" office:value="2.09">
            <text:p>2.09</text:p>
          </table:table-cell>
          <table:table-cell office:value-type="float" office:value="2.98">
            <text:p>2.98</text:p>
          </table:table-cell>
          <table:table-cell table:style-name="ce53" table:formula="of:=[.G34]/[.H34]" office:value-type="float" office:value="0.701342281879195">
            <text:p>0.70</text:p>
          </table:table-cell>
          <table:table-cell table:style-name="ce63" table:formula="of:=[.G34]/[.C34]" office:value-type="float" office:value="1.54243542435424">
            <text:p>1.5</text:p>
          </table:table-cell>
          <table:table-cell table:style-name="ce63"/>
          <table:table-cell office:value-type="float" office:value="10722">
            <text:p>10722</text:p>
          </table:table-cell>
          <table:table-cell table:style-name="ce61" office:value-type="float" office:value="6.9">
            <text:p>6.90</text:p>
          </table:table-cell>
          <table:table-cell office:value-type="float" office:value="7.83">
            <text:p>7.83</text:p>
          </table:table-cell>
          <table:table-cell office:value-type="string">
            <text:p>&gt; 30m</text:p>
          </table:table-cell>
          <table:table-cell/>
          <table:table-cell office:value-type="float" office:value="10722">
            <text:p>10722</text:p>
          </table:table-cell>
          <table:table-cell table:style-name="ce61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61" office:value-type="float" office:value="2.96">
            <text:p>2.96</text:p>
          </table:table-cell>
          <table:table-cell office:value-type="float" office:value="3.95">
            <text:p>3.95</text:p>
          </table:table-cell>
          <table:table-cell table:style-name="ce80" table:formula="of:=[.U34]/[.R34]" office:value-type="float" office:value="1.17460317460317">
            <text:p>1.17</text:p>
          </table:table-cell>
          <table:table-cell table:number-columns-repeated="1001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3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53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61" office:value-type="float" office:value="18.12">
            <text:p>18.12</text:p>
          </table:table-cell>
          <table:table-cell office:value-type="float" office:value="20.2">
            <text:p>20.20</text:p>
          </table:table-cell>
          <table:table-cell table:style-name="ce53" table:formula="of:=[.G35]/[.H35]" office:value-type="float" office:value="0.897029702970297">
            <text:p>0.90</text:p>
          </table:table-cell>
          <table:table-cell table:style-name="ce63" table:formula="of:=[.G35]/[.C35]" office:value-type="float" office:value="18.508682328907">
            <text:p>18.5</text:p>
          </table:table-cell>
          <table:table-cell table:style-name="ce63"/>
          <table:table-cell office:value-type="float" office:value="49179">
            <text:p>49179</text:p>
          </table:table-cell>
          <table:table-cell table:style-name="ce61" office:value-type="float" office:value="27.96">
            <text:p>27.96</text:p>
          </table:table-cell>
          <table:table-cell office:value-type="float" office:value="29.95">
            <text:p>29.95</text:p>
          </table:table-cell>
          <table:table-cell office:value-type="string">
            <text:p>&gt; 60m</text:p>
          </table:table-cell>
          <table:table-cell/>
          <table:table-cell office:value-type="float" office:value="49179">
            <text:p>49179</text:p>
          </table:table-cell>
          <table:table-cell table:style-name="ce61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61" office:value-type="float" office:value="14.16">
            <text:p>14.16</text:p>
          </table:table-cell>
          <table:table-cell office:value-type="float" office:value="16.31">
            <text:p>16.31</text:p>
          </table:table-cell>
          <table:table-cell table:style-name="ce80" table:formula="of:=[.U35]/[.R35]" office:value-type="float" office:value="6.14583333333333">
            <text:p>6.15</text:p>
          </table:table-cell>
          <table:table-cell table:number-columns-repeated="1001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3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53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61" office:value-type="float" office:value="88.61">
            <text:p>88.61</text:p>
          </table:table-cell>
          <table:table-cell office:value-type="float" office:value="92.97">
            <text:p>92.97</text:p>
          </table:table-cell>
          <table:table-cell table:style-name="ce53" table:formula="of:=[.G36]/[.H36]" office:value-type="float" office:value="0.953103151554265">
            <text:p>0.95</text:p>
          </table:table-cell>
          <table:table-cell table:style-name="ce63" table:formula="of:=[.G36]/[.C36]" office:value-type="float" office:value="30.6185210780926">
            <text:p>30.6</text:p>
          </table:table-cell>
          <table:table-cell table:style-name="ce63"/>
          <table:table-cell office:value-type="float" office:value="98361">
            <text:p>98361</text:p>
          </table:table-cell>
          <table:table-cell table:style-name="ce61" office:value-type="float" office:value="148.12">
            <text:p>148.12</text:p>
          </table:table-cell>
          <table:table-cell office:value-type="float" office:value="152.56">
            <text:p>152.56</text:p>
          </table:table-cell>
          <table:table-cell office:value-type="string">
            <text:p>&gt; 30m</text:p>
          </table:table-cell>
          <table:table-cell/>
          <table:table-cell office:value-type="float" office:value="98361">
            <text:p>98361</text:p>
          </table:table-cell>
          <table:table-cell table:style-name="ce61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61" office:value-type="float" office:value="69.31">
            <text:p>69.31</text:p>
          </table:table-cell>
          <table:table-cell office:value-type="float" office:value="73.85">
            <text:p>73.85</text:p>
          </table:table-cell>
          <table:table-cell table:style-name="ce80" table:formula="of:=[.U36]/[.R36]" office:value-type="float" office:value="10.8585304715651">
            <text:p>10.86</text:p>
          </table:table-cell>
          <table:table-cell table:number-columns-repeated="1001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3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53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61" office:value-type="float" office:value="1.52">
            <text:p>1.52</text:p>
          </table:table-cell>
          <table:table-cell office:value-type="float" office:value="2.55">
            <text:p>2.55</text:p>
          </table:table-cell>
          <table:table-cell table:style-name="ce53" table:formula="of:=[.G37]/[.H37]" office:value-type="float" office:value="0.596078431372549">
            <text:p>0.60</text:p>
          </table:table-cell>
          <table:table-cell table:style-name="ce63" table:formula="of:=[.G37]/[.C37]" office:value-type="float" office:value="5.11784511784512">
            <text:p>5.1</text:p>
          </table:table-cell>
          <table:table-cell table:style-name="ce63"/>
          <table:table-cell office:value-type="float" office:value="14982">
            <text:p>14982</text:p>
          </table:table-cell>
          <table:table-cell table:style-name="ce61" office:value-type="float" office:value="1.39">
            <text:p>1.39</text:p>
          </table:table-cell>
          <table:table-cell office:value-type="float" office:value="2.4">
            <text:p>2.40</text:p>
          </table:table-cell>
          <table:table-cell office:value-type="string">
            <text:p>&gt; 60m</text:p>
          </table:table-cell>
          <table:table-cell/>
          <table:table-cell office:value-type="float" office:value="14982">
            <text:p>14982</text:p>
          </table:table-cell>
          <table:table-cell table:style-name="ce61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61" office:value-type="float" office:value="2.27">
            <text:p>2.27</text:p>
          </table:table-cell>
          <table:table-cell office:value-type="float" office:value="3.42">
            <text:p>3.42</text:p>
          </table:table-cell>
          <table:table-cell table:style-name="ce80" table:formula="of:=[.U37]/[.R37]" office:value-type="float" office:value="4.14233576642336">
            <text:p>4.14</text:p>
          </table:table-cell>
          <table:table-cell table:number-columns-repeated="1001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3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53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61" office:value-type="float" office:value="1.01">
            <text:p>1.01</text:p>
          </table:table-cell>
          <table:table-cell office:value-type="float" office:value="1.73">
            <text:p>1.73</text:p>
          </table:table-cell>
          <table:table-cell table:style-name="ce53" table:formula="of:=[.G38]/[.H38]" office:value-type="float" office:value="0.583815028901734">
            <text:p>0.58</text:p>
          </table:table-cell>
          <table:table-cell table:style-name="ce63" table:formula="of:=[.G38]/[.C38]" office:value-type="float" office:value="4.42982456140351">
            <text:p>4.4</text:p>
          </table:table-cell>
          <table:table-cell table:style-name="ce63"/>
          <table:table-cell office:value-type="float" office:value="9241">
            <text:p>9241</text:p>
          </table:table-cell>
          <table:table-cell table:style-name="ce61" office:value-type="float" office:value="1.12">
            <text:p>1.12</text:p>
          </table:table-cell>
          <table:table-cell office:value-type="float" office:value="2.16">
            <text:p>2.16</text:p>
          </table:table-cell>
          <table:table-cell office:value-type="string">
            <text:p>&gt; 120m</text:p>
          </table:table-cell>
          <table:table-cell/>
          <table:table-cell office:value-type="float" office:value="9241">
            <text:p>9241</text:p>
          </table:table-cell>
          <table:table-cell table:style-name="ce61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61" office:value-type="float" office:value="12.82">
            <text:p>12.82</text:p>
          </table:table-cell>
          <table:table-cell office:value-type="float" office:value="14">
            <text:p>14.00</text:p>
          </table:table-cell>
          <table:table-cell table:style-name="ce80" table:formula="of:=[.U38]/[.R38]" office:value-type="float" office:value="2.48545948041877">
            <text:p>2.49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small/2readers</text:p>
          </table:table-cell>
          <table:table-cell table:style-name="ce36"/>
          <table:table-cell table:style-name="ce44"/>
          <table:table-cell table:style-name="ce50" table:number-columns-repeated="2"/>
          <table:table-cell table:style-name="ce58"/>
          <table:table-cell table:style-name="ce50" table:number-columns-repeated="3"/>
          <table:table-cell table:style-name="ce64" table:number-columns-repeated="2"/>
          <table:table-cell table:style-name="ce36" office:value-type="float" office:value="7">
            <text:p>7</text:p>
          </table:table-cell>
          <table:table-cell table:style-name="ce60" office:value-type="float" office:value="0">
            <text:p>0.00</text:p>
          </table:table-cell>
          <table:table-cell table:style-name="ce50" office:value-type="float" office:value="0">
            <text:p>0.00</text:p>
          </table:table-cell>
          <table:table-cell table:style-name="ce70" office:value-type="float" office:value="0.01">
            <text:p>0.01</text:p>
          </table:table-cell>
          <table:table-cell table:style-name="ce76"/>
          <table:table-cell table:style-name="ce58"/>
          <table:table-cell table:style-name="ce50" table:number-columns-repeated="2"/>
          <table:table-cell table:style-name="ce58"/>
          <table:table-cell table:style-name="ce50" table:number-columns-repeated="2"/>
          <table:table-cell table:style-name="ce64"/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61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5">
            <text:p>0.05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28" table:style-name="ta1" table:print="false">
        <table:table-column table:style-name="co20" table:default-cell-style-name="ce96"/>
        <table:table-column table:style-name="co21" table:default-cell-style-name="ce102"/>
        <table:table-column table:style-name="co22" table:default-cell-style-name="ce110"/>
        <table:table-column table:style-name="co23" table:default-cell-style-name="ce116"/>
        <table:table-column table:style-name="co24" table:default-cell-style-name="ce116"/>
        <table:table-column table:style-name="co2" table:default-cell-style-name="ce124"/>
        <table:table-column table:style-name="co22" table:default-cell-style-name="ce116"/>
        <table:table-column table:style-name="co25" table:default-cell-style-name="ce116"/>
        <table:table-column table:style-name="co26" table:default-cell-style-name="ce116"/>
        <table:table-column table:style-name="co27" table:default-cell-style-name="ce130"/>
        <table:table-column table:style-name="co28" table:default-cell-style-name="ce130"/>
        <table:table-column table:style-name="co29" table:default-cell-style-name="ce102"/>
        <table:table-column table:style-name="co30" table:default-cell-style-name="ce116"/>
        <table:table-column table:style-name="co21" table:default-cell-style-name="ce116"/>
        <table:table-column table:style-name="co28" table:default-cell-style-name="ce136"/>
        <table:table-column table:style-name="co31" table:default-cell-style-name="ce124"/>
        <table:table-column table:style-name="co35" table:default-cell-style-name="ce116"/>
        <table:table-column table:style-name="co36" table:default-cell-style-name="ce116"/>
        <table:table-column table:style-name="co29" table:default-cell-style-name="ce124"/>
        <table:table-column table:style-name="co31" table:default-cell-style-name="ce116"/>
        <table:table-column table:style-name="co34" table:default-cell-style-name="ce116"/>
        <table:table-column table:style-name="co27" table:default-cell-style-name="ce130"/>
        <table:table-column table:style-name="co37" table:default-cell-style-name="ce145"/>
        <table:table-column table:style-name="co38" table:default-cell-style-name="ce124"/>
        <table:table-column table:style-name="co39" table:default-cell-style-name="ce130"/>
        <table:table-column table:style-name="co17" table:default-cell-style-name="ce130"/>
        <table:table-column table:style-name="co18" table:default-cell-style-name="ce130"/>
        <table:table-column table:style-name="co19" table:default-cell-style-name="ce130"/>
        <table:table-column table:style-name="co19" table:default-cell-style-name="ce152"/>
        <table:table-column table:style-name="co19" table:number-columns-repeated="994" table:default-cell-style-name="ce130"/>
        <table:table-row table:style-name="ro2">
          <table:table-cell table:style-name="ce91" office:value-type="string">
            <text:p>Test</text:p>
          </table:table-cell>
          <table:table-cell table:style-name="ce97" office:value-type="string">
            <text:p>Plain</text:p>
          </table:table-cell>
          <table:table-cell table:style-name="ce103"/>
          <table:table-cell table:style-name="ce111" table:number-columns-repeated="2"/>
          <table:table-cell table:style-name="ce119"/>
          <table:table-cell table:style-name="ce111" table:number-columns-repeated="3"/>
          <table:table-cell table:style-name="ce91" table:number-columns-repeated="2"/>
          <table:table-cell table:style-name="ce97" office:value-type="string">
            <text:p>Contextual</text:p>
          </table:table-cell>
          <table:table-cell table:style-name="ce111" table:number-columns-repeated="2"/>
          <table:table-cell table:style-name="ce131"/>
          <table:table-cell table:style-name="ce119" office:value-type="string">
            <text:p>Place replication</text:p>
          </table:table-cell>
          <table:table-cell table:style-name="ce111" table:number-columns-repeated="2"/>
          <table:table-cell table:style-name="ce119"/>
          <table:table-cell table:style-name="ce111" table:number-columns-repeated="2"/>
          <table:table-cell table:style-name="ce91"/>
          <table:table-cell table:style-name="ce140"/>
          <table:table-cell table:style-name="ce119"/>
          <table:table-cell table:style-name="ce91" table:number-columns-repeated="4"/>
          <table:table-cell table:style-name="ce149"/>
          <table:table-cell table:style-name="ce91" table:number-columns-repeated="994"/>
        </table:table-row>
        <table:table-row table:style-name="ro2">
          <table:table-cell table:style-name="ce92"/>
          <table:table-cell table:style-name="ce98" office:value-type="string">
            <text:p>Mole 060323</text:p>
          </table:table-cell>
          <table:table-cell table:style-name="ce104"/>
          <table:table-cell table:style-name="ce112" table:number-columns-repeated="2"/>
          <table:table-cell table:style-name="ce120" office:value-type="string">
            <text:p>Cunf r28</text:p>
          </table:table-cell>
          <table:table-cell table:style-name="ce112" table:number-columns-repeated="3"/>
          <table:table-cell table:style-name="ce92" table:number-columns-repeated="2"/>
          <table:table-cell table:style-name="ce98" office:value-type="string">
            <text:p>Cunf r28</text:p>
          </table:table-cell>
          <table:table-cell table:style-name="ce112" table:number-columns-repeated="2"/>
          <table:table-cell table:style-name="ce132"/>
          <table:table-cell table:style-name="ce120" office:value-type="string">
            <text:p>Mole 060323</text:p>
          </table:table-cell>
          <table:table-cell table:style-name="ce112" table:number-columns-repeated="2"/>
          <table:table-cell table:style-name="ce120" office:value-type="string">
            <text:p>Cunf r28</text:p>
          </table:table-cell>
          <table:table-cell table:style-name="ce112" table:number-columns-repeated="2"/>
          <table:table-cell table:style-name="ce92"/>
          <table:table-cell table:style-name="ce141"/>
          <table:table-cell table:style-name="ce120"/>
          <table:table-cell table:style-name="ce92" table:number-columns-repeated="4"/>
          <table:table-cell table:style-name="ce150"/>
          <table:table-cell table:style-name="ce92" table:number-columns-repeated="994"/>
        </table:table-row>
        <table:table-row table:style-name="ro2">
          <table:table-cell table:style-name="ce93"/>
          <table:table-cell table:style-name="ce99" office:value-type="string">
            <text:p>Events</text:p>
          </table:table-cell>
          <table:table-cell table:style-name="ce105" office:value-type="string">
            <text:p>Time</text:p>
          </table:table-cell>
          <table:table-cell table:style-name="ce113" table:number-columns-repeated="2"/>
          <table:table-cell table:style-name="ce121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 table:number-columns-repeated="2"/>
          <table:table-cell table:style-name="ce93" table:number-columns-repeated="2"/>
          <table:table-cell table:style-name="ce99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133"/>
          <table:table-cell table:style-name="ce121" office:value-type="string">
            <text:p>Event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121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93"/>
          <table:table-cell table:style-name="ce142"/>
          <table:table-cell table:style-name="ce121"/>
          <table:table-cell table:style-name="ce93" table:number-columns-repeated="4"/>
          <table:table-cell table:style-name="ce151"/>
          <table:table-cell table:style-name="ce93" table:number-columns-repeated="994"/>
        </table:table-row>
        <table:table-row table:style-name="ro2">
          <table:table-cell table:style-name="ce94"/>
          <table:table-cell table:style-name="ce100"/>
          <table:table-cell table:style-name="ce106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14" office:value-type="string">
            <text:p>U / E</text:p>
          </table:table-cell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14" office:value-type="string">
            <text:p>U / E</text:p>
          </table:table-cell>
          <table:table-cell table:style-name="ce94" office:value-type="string">
            <text:p>C / M</text:p>
          </table:table-cell>
          <table:table-cell table:style-name="ce94"/>
          <table:table-cell table:style-name="ce100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34"/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94" office:value-type="string">
            <text:p>C / M</text:p>
          </table:table-cell>
          <table:table-cell table:style-name="ce143"/>
          <table:table-cell table:style-name="ce122" office:value-type="string">
            <text:p>Cont / Plain</text:p>
          </table:table-cell>
          <table:table-cell table:style-name="ce94" office:value-type="string">
            <text:p>Pr / Cont</text:p>
          </table:table-cell>
          <table:table-cell table:style-name="ce94" table:number-columns-repeated="3"/>
          <table:table-cell table:style-name="ce143"/>
          <table:table-cell table:style-name="ce94" table:number-columns-repeated="994"/>
        </table:table-row>
        <table:table-row table:style-name="ro2">
          <table:table-cell table:style-name="ce95" office:value-type="string">
            <text:p>pep/ab_gesc</text:p>
          </table:table-cell>
          <table:table-cell table:style-name="ce101" office:value-type="float" office:value="471">
            <text:p>471</text:p>
          </table:table-cell>
          <table:table-cell table:style-name="ce107" office:value-type="float" office:value="0.01">
            <text:p>0.01</text:p>
          </table:table-cell>
          <table:table-cell table:style-name="ce115" office:value-type="float" office:value="0.1">
            <text:p>0.10</text:p>
          </table:table-cell>
          <table:table-cell table:style-name="ce117" table:formula="of:=[.C5]/[.D5]" office:value-type="float" office:value="0.1">
            <text:p>0.10</text:p>
          </table:table-cell>
          <table:table-cell table:style-name="ce123" office:value-type="float" office:value="471">
            <text:p>471</text:p>
          </table:table-cell>
          <table:table-cell table:style-name="ce125" office:value-type="float" office:value="0.01">
            <text:p>0.01</text:p>
          </table:table-cell>
          <table:table-cell table:style-name="ce115" office:value-type="float" office:value="0.1">
            <text:p>0.10</text:p>
          </table:table-cell>
          <table:table-cell table:style-name="ce117" table:formula="of:=[.G5]/[.H5]" office:value-type="float" office:value="0.1">
            <text:p>0.10</text:p>
          </table:table-cell>
          <table:table-cell table:style-name="ce127" table:formula="of:=[.G5]/[.C5]" office:value-type="float" office:value="1">
            <text:p>1.0</text:p>
          </table:table-cell>
          <table:table-cell table:style-name="ce127"/>
          <table:table-cell table:style-name="ce101" office:value-type="float" office:value="471">
            <text:p>471</text:p>
          </table:table-cell>
          <table:table-cell table:style-name="ce125" office:value-type="float" office:value="0.02">
            <text:p>0.02</text:p>
          </table:table-cell>
          <table:table-cell table:style-name="ce115" office:value-type="float" office:value="0.07">
            <text:p>0.07</text:p>
          </table:table-cell>
          <table:table-cell table:style-name="ce135"/>
          <table:table-cell table:style-name="ce123" office:value-type="float" office:value="471">
            <text:p>471</text:p>
          </table:table-cell>
          <table:table-cell table:style-name="ce125" office:value-type="float" office:value="0.013">
            <text:p>0.01</text:p>
          </table:table-cell>
          <table:table-cell table:style-name="ce115" office:value-type="float" office:value="0.02">
            <text:p>0.02</text:p>
          </table:table-cell>
          <table:table-cell table:style-name="ce123" office:value-type="float" office:value="471">
            <text:p>471</text:p>
          </table:table-cell>
          <table:table-cell table:style-name="ce125" office:value-type="float" office:value="0.02">
            <text:p>0.02</text:p>
          </table:table-cell>
          <table:table-cell table:style-name="ce115" office:value-type="float" office:value="0.07">
            <text:p>0.07</text:p>
          </table:table-cell>
          <table:table-cell table:style-name="ce138" table:formula="of:=[.T5]/[.Q5]" office:value-type="float" office:value="1.53846153846154">
            <text:p>1.54</text:p>
          </table:table-cell>
          <table:table-cell table:style-name="ce144"/>
          <table:table-cell table:formula="of:=[.M5]/[.G5]" office:value-type="float" office:value="2">
            <text:p>2</text:p>
          </table:table-cell>
          <table:table-cell table:style-name="ce147" table:formula="of:=[.T5]/[.M5]" office:value-type="float" office:value="1">
            <text:p>1</text:p>
          </table:table-cell>
          <table:table-cell table:style-name="ce129" table:number-columns-repeated="3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08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18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26" office:value-type="float" office:value="6.61">
            <text:p>6.61</text:p>
          </table:table-cell>
          <table:table-cell office:value-type="float" office:value="14.41">
            <text:p>14.41</text:p>
          </table:table-cell>
          <table:table-cell table:style-name="ce118" table:formula="of:=[.G6]/[.H6]" office:value-type="float" office:value="0.458709229701596">
            <text:p>0.46</text:p>
          </table:table-cell>
          <table:table-cell table:style-name="ce128" table:formula="of:=[.G6]/[.C6]" office:value-type="float" office:value="2.31523642732049">
            <text:p>2.3</text:p>
          </table:table-cell>
          <table:table-cell table:style-name="ce128"/>
          <table:table-cell office:value-type="float" office:value="5051">
            <text:p>5051</text:p>
          </table:table-cell>
          <table:table-cell table:style-name="ce126" office:value-type="float" office:value="6.6">
            <text:p>6.60</text:p>
          </table:table-cell>
          <table:table-cell office:value-type="float" office:value="14.32">
            <text:p>14.32</text:p>
          </table:table-cell>
          <table:table-cell/>
          <table:table-cell office:value-type="float" office:value="5051">
            <text:p>5051</text:p>
          </table:table-cell>
          <table:table-cell table:style-name="ce126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26" office:value-type="float" office:value="6.57">
            <text:p>6.57</text:p>
          </table:table-cell>
          <table:table-cell office:value-type="float" office:value="14.82">
            <text:p>14.82</text:p>
          </table:table-cell>
          <table:table-cell table:style-name="ce139" table:formula="of:=[.T6]/[.Q6]" office:value-type="float" office:value="2.29399441340782">
            <text:p>2.29</text:p>
          </table:table-cell>
          <table:table-cell/>
          <table:table-cell table:formula="of:=[.M6]/[.G6]" office:value-type="float" office:value="0.998487140695915">
            <text:p>1</text:p>
          </table:table-cell>
          <table:table-cell table:style-name="ce147" table:formula="of:=[.T6]/[.M6]" office:value-type="float" office:value="0.995454545454546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08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18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7]/[.H7]" office:value-type="float" office:value="0">
            <text:p>0.00</text:p>
          </table:table-cell>
          <table:table-cell table:style-name="ce128" table:formula="of:=[.G7]/[.C7]" office:value-type="float" office:value="0">
            <text:p>0.0</text:p>
          </table:table-cell>
          <table:table-cell table:style-name="ce128"/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11">
            <text:p>11</text:p>
          </table:table-cell>
          <table:table-cell table:style-name="ce12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7]/[.Q7]" office:value-type="float" office:value="0">
            <text:p>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147" table:formula="of:=[.T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08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18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26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118" table:formula="of:=[.G8]/[.H8]" office:value-type="float" office:value="0">
            <text:p>0.00</text:p>
          </table:table-cell>
          <table:table-cell table:style-name="ce128" table:formula="of:=[.G8]/[.C8]" office:value-type="float" office:value="0">
            <text:p>0.0</text:p>
          </table:table-cell>
          <table:table-cell table:style-name="ce128"/>
          <table:table-cell office:value-type="float" office:value="293">
            <text:p>293</text:p>
          </table:table-cell>
          <table:table-cell table:style-name="ce126" office:value-type="float" office:value="0">
            <text:p>0.00</text:p>
          </table:table-cell>
          <table:table-cell office:value-type="float" office:value="0.05">
            <text:p>0.05</text:p>
          </table:table-cell>
          <table:table-cell/>
          <table:table-cell office:value-type="float" office:value="293">
            <text:p>293</text:p>
          </table:table-cell>
          <table:table-cell table:style-name="ce126" office:value-type="float" office:value="0.004">
            <text:p>0.00</text:p>
          </table:table-cell>
          <table:table-cell table:style-name="ce137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2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39" table:formula="of:=[.T8]/[.Q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147" table:formula="of:=[.T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08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18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9]/[.H9]" office:value-type="float" office:value="0">
            <text:p>0.00</text:p>
          </table:table-cell>
          <table:table-cell table:style-name="ce128" table:formula="of:=[.G9]/[.C9]" office:value-type="float" office:value="0">
            <text:p>0.0</text:p>
          </table:table-cell>
          <table:table-cell table:style-name="ce128"/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9]/[.Q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147" table:formula="of:=[.T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0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18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18" table:formula="of:=[.G10]/[.H10]" office:value-type="float" office:value="0.2">
            <text:p>0.20</text:p>
          </table:table-cell>
          <table:table-cell table:style-name="ce128" table:formula="of:=[.G10]/[.C10]" office:value-type="float" office:value="1.66666666666667">
            <text:p>1.7</text:p>
          </table:table-cell>
          <table:table-cell table:style-name="ce128"/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/>
          <table:table-cell office:value-type="float" office:value="497">
            <text:p>497</text:p>
          </table:table-cell>
          <table:table-cell table:style-name="ce126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39" table:formula="of:=[.T10]/[.Q10]" office:value-type="float" office:value="1.42857142857143">
            <text:p>1.43</text:p>
          </table:table-cell>
          <table:table-cell/>
          <table:table-cell table:formula="of:=[.M10]/[.G10]" office:value-type="float" office:value="1">
            <text:p>1</text:p>
          </table:table-cell>
          <table:table-cell table:style-name="ce147" table:formula="of:=[.T10]/[.M10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08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18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1]/[.H11]" office:value-type="float" office:value="0">
            <text:p>0.00</text:p>
          </table:table-cell>
          <table:table-cell table:style-name="ce128" table:formula="of:=[.G11]/[.C11]" office:value-type="float" office:value="0">
            <text:p>0.0</text:p>
          </table:table-cell>
          <table:table-cell table:style-name="ce128"/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26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1]/[.Q11]" office:value-type="float" office:value="0">
            <text:p>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147" table:formula="of:=[.T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08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18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2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18" table:formula="of:=[.G12]/[.H12]" office:value-type="float" office:value="0.25">
            <text:p>0.25</text:p>
          </table:table-cell>
          <table:table-cell table:style-name="ce128" table:formula="of:=[.G12]/[.C12]" office:value-type="float" office:value="1.66666666666667">
            <text:p>1.7</text:p>
          </table:table-cell>
          <table:table-cell table:style-name="ce128"/>
          <table:table-cell office:value-type="float" office:value="284">
            <text:p>284</text:p>
          </table:table-cell>
          <table:table-cell table:style-name="ce126" office:value-type="float" office:value="0.02">
            <text:p>0.02</text:p>
          </table:table-cell>
          <table:table-cell office:value-type="float" office:value="0.07">
            <text:p>0.07</text:p>
          </table:table-cell>
          <table:table-cell/>
          <table:table-cell office:value-type="float" office:value="284">
            <text:p>284</text:p>
          </table:table-cell>
          <table:table-cell table:style-name="ce126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39" table:formula="of:=[.T12]/[.Q12]" office:value-type="float" office:value="1.25">
            <text:p>1.25</text:p>
          </table:table-cell>
          <table:table-cell/>
          <table:table-cell table:formula="of:=[.M12]/[.G12]" office:value-type="float" office:value="2">
            <text:p>2</text:p>
          </table:table-cell>
          <table:table-cell table:style-name="ce147" table:formula="of:=[.T12]/[.M12]" office:value-type="float" office:value="0.5">
            <text:p>0.5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08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18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3]/[.H13]" office:value-type="float" office:value="0">
            <text:p>0.00</text:p>
          </table:table-cell>
          <table:table-cell table:style-name="ce128" table:formula="of:=[.G13]/[.C13]" office:value-type="float" office:value="0">
            <text:p>#DIV/0!</text:p>
          </table:table-cell>
          <table:table-cell table:style-name="ce128"/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/>
          <table:table-cell office:value-type="float" office:value="49">
            <text:p>49</text:p>
          </table:table-cell>
          <table:table-cell table:style-name="ce12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3]/[.Q13]" office:value-type="float" office:value="0">
            <text:p>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147" table:formula="of:=[.T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92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08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18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4]/[.H14]" office:value-type="float" office:value="0">
            <text:p>0.00</text:p>
          </table:table-cell>
          <table:table-cell table:style-name="ce128" table:formula="of:=[.G14]/[.C14]" office:value-type="float" office:value="0">
            <text:p>0.0</text:p>
          </table:table-cell>
          <table:table-cell table:style-name="ce128"/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49">
            <text:p>49</text:p>
          </table:table-cell>
          <table:table-cell table:style-name="ce126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14]/[.Q14]" office:value-type="float" office:value="0">
            <text:p>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147" table:formula="of:=[.T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08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18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18" table:formula="of:=[.G15]/[.H15]" office:value-type="float" office:value="0">
            <text:p>0.00</text:p>
          </table:table-cell>
          <table:table-cell table:style-name="ce128" table:formula="of:=[.G15]/[.C15]" office:value-type="float" office:value="0">
            <text:p>0.0</text:p>
          </table:table-cell>
          <table:table-cell table:style-name="ce128"/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147">
            <text:p>147</text:p>
          </table:table-cell>
          <table:table-cell table:style-name="ce126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39" table:formula="of:=[.T15]/[.Q15]" office:value-type="float" office:value="0">
            <text:p>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147" table:formula="of:=[.T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0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18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6]/[.H16]" office:value-type="float" office:value="0">
            <text:p>0.00</text:p>
          </table:table-cell>
          <table:table-cell table:style-name="ce128" table:formula="of:=[.G16]/[.C16]" office:value-type="float" office:value="0">
            <text:p>0.0</text:p>
          </table:table-cell>
          <table:table-cell table:style-name="ce128"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16]/[.Q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147" table:formula="of:=[.T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0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18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18" table:formula="of:=[.G17]/[.H17]" office:value-type="float" office:value="0.2">
            <text:p>0.20</text:p>
          </table:table-cell>
          <table:table-cell table:style-name="ce128" table:formula="of:=[.G17]/[.C17]" office:value-type="float" office:value="1">
            <text:p>1.0</text:p>
          </table:table-cell>
          <table:table-cell table:style-name="ce128"/>
          <table:table-cell office:value-type="float" office:value="199">
            <text:p>199</text:p>
          </table:table-cell>
          <table:table-cell table:style-name="ce126" office:value-type="float" office:value="0.02">
            <text:p>0.02</text:p>
          </table:table-cell>
          <table:table-cell office:value-type="float" office:value="0.05">
            <text:p>0.05</text:p>
          </table:table-cell>
          <table:table-cell/>
          <table:table-cell office:value-type="float" office:value="199">
            <text:p>199</text:p>
          </table:table-cell>
          <table:table-cell table:style-name="ce126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26"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style-name="ce139" table:formula="of:=[.T17]/[.Q17]" office:value-type="float" office:value="1.81818181818182">
            <text:p>1.82</text:p>
          </table:table-cell>
          <table:table-cell/>
          <table:table-cell table:formula="of:=[.M17]/[.G17]" office:value-type="float" office:value="2">
            <text:p>2</text:p>
          </table:table-cell>
          <table:table-cell table:style-name="ce147" table:formula="of:=[.T17]/[.M17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0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8]/[.H18]" office:value-type="float" office:value="0">
            <text:p>0.00</text:p>
          </table:table-cell>
          <table:table-cell table:style-name="ce128" table:formula="of:=[.G18]/[.C18]" office:value-type="float" office:value="0">
            <text:p>0.0</text:p>
          </table:table-cell>
          <table:table-cell table:style-name="ce128"/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26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8]/[.Q18]" office:value-type="float" office:value="0">
            <text:p>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147" table:formula="of:=[.T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0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18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18" table:formula="of:=[.G19]/[.H19]" office:value-type="float" office:value="0.333333333333333">
            <text:p>0.33</text:p>
          </table:table-cell>
          <table:table-cell table:style-name="ce128" table:formula="of:=[.G19]/[.C19]" office:value-type="float" office:value="1.66666666666667">
            <text:p>1.7</text:p>
          </table:table-cell>
          <table:table-cell table:style-name="ce128"/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132">
            <text:p>132</text:p>
          </table:table-cell>
          <table:table-cell table:style-name="ce126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39" table:formula="of:=[.T19]/[.Q19]" office:value-type="float" office:value="1.66666666666667">
            <text:p>1.67</text:p>
          </table:table-cell>
          <table:table-cell/>
          <table:table-cell table:formula="of:=[.M19]/[.G19]" office:value-type="float" office:value="1">
            <text:p>1</text:p>
          </table:table-cell>
          <table:table-cell table:style-name="ce147" table:formula="of:=[.T19]/[.M19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0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20]/[.H20]" office:value-type="float" office:value="0">
            <text:p>0.00</text:p>
          </table:table-cell>
          <table:table-cell table:style-name="ce128" table:formula="of:=[.G20]/[.C20]" office:value-type="float" office:value="0">
            <text:p>0.0</text:p>
          </table:table-cell>
          <table:table-cell table:style-name="ce128"/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20]/[.Q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147" table:formula="of:=[.T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08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18" table:formula="of:=[.G21]/[.H21]" office:value-type="float" office:value="0">
            <text:p>0.00</text:p>
          </table:table-cell>
          <table:table-cell table:style-name="ce128" table:formula="of:=[.G21]/[.C21]" office:value-type="float" office:value="0">
            <text:p>0.0</text:p>
          </table:table-cell>
          <table:table-cell table:style-name="ce128"/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229">
            <text:p>229</text:p>
          </table:table-cell>
          <table:table-cell table:style-name="ce126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39" table:formula="of:=[.T21]/[.Q21]" office:value-type="float" office:value="0">
            <text:p>0</text:p>
          </table:table-cell>
          <table:table-cell/>
          <table:table-cell table:style-name="ce146" table:formula="of:=[.M21]/[.G21]" office:value-type="float" office:value="0">
            <text:p>#DIV/0!</text:p>
          </table:table-cell>
          <table:table-cell table:style-name="ce148" table:formula="of:=[.T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95" office:value-type="string">
            <text:p>bench/bds_1.sync</text:p>
          </table:table-cell>
          <table:table-cell table:style-name="ce101" office:value-type="float" office:value="12900">
            <text:p>12900</text:p>
          </table:table-cell>
          <table:table-cell table:style-name="ce107" office:value-type="float" office:value="0.47">
            <text:p>0.47</text:p>
          </table:table-cell>
          <table:table-cell table:style-name="ce115" office:value-type="float" office:value="0.558">
            <text:p>0.56</text:p>
          </table:table-cell>
          <table:table-cell table:style-name="ce117" table:formula="of:=[.C22]/[.D22]" office:value-type="float" office:value="0.842293906810036">
            <text:p>0.84</text:p>
          </table:table-cell>
          <table:table-cell table:style-name="ce123" office:value-type="float" office:value="12900">
            <text:p>12900</text:p>
          </table:table-cell>
          <table:table-cell table:style-name="ce125" office:value-type="float" office:value="0.83">
            <text:p>0.83</text:p>
          </table:table-cell>
          <table:table-cell table:style-name="ce115" office:value-type="float" office:value="1.54">
            <text:p>1.54</text:p>
          </table:table-cell>
          <table:table-cell table:style-name="ce117" table:formula="of:=[.G22]/[.H22]" office:value-type="float" office:value="0.538961038961039">
            <text:p>0.54</text:p>
          </table:table-cell>
          <table:table-cell table:style-name="ce127" table:formula="of:=[.G22]/[.C22]" office:value-type="float" office:value="1.76595744680851">
            <text:p>1.8</text:p>
          </table:table-cell>
          <table:table-cell table:style-name="ce127"/>
          <table:table-cell table:style-name="ce101" office:value-type="float" office:value="4302">
            <text:p>4302</text:p>
          </table:table-cell>
          <table:table-cell table:style-name="ce125" office:value-type="float" office:value="0.79">
            <text:p>0.79</text:p>
          </table:table-cell>
          <table:table-cell table:style-name="ce115" office:value-type="float" office:value="0.99">
            <text:p>0.99</text:p>
          </table:table-cell>
          <table:table-cell table:style-name="ce135"/>
          <table:table-cell table:style-name="ce123" office:value-type="float" office:value="4302">
            <text:p>4302</text:p>
          </table:table-cell>
          <table:table-cell table:style-name="ce125" office:value-type="float" office:value="0.237">
            <text:p>0.24</text:p>
          </table:table-cell>
          <table:table-cell table:style-name="ce115" office:value-type="float" office:value="0.279">
            <text:p>0.28</text:p>
          </table:table-cell>
          <table:table-cell table:style-name="ce123" office:value-type="float" office:value="4302">
            <text:p>4302</text:p>
          </table:table-cell>
          <table:table-cell table:style-name="ce125" office:value-type="float" office:value="0.33">
            <text:p>0.33</text:p>
          </table:table-cell>
          <table:table-cell table:style-name="ce115" office:value-type="float" office:value="0.59">
            <text:p>0.59</text:p>
          </table:table-cell>
          <table:table-cell table:style-name="ce138" table:formula="of:=[.T22]/[.Q22]" office:value-type="float" office:value="1.39240506329114">
            <text:p>1.39</text:p>
          </table:table-cell>
          <table:table-cell table:style-name="ce144"/>
          <table:table-cell table:formula="of:=[.M22]/[.G22]" office:value-type="float" office:value="0.951807228915663">
            <text:p>0.95</text:p>
          </table:table-cell>
          <table:table-cell table:style-name="ce147" table:formula="of:=[.T22]/[.M22]" office:value-type="float" office:value="0.417721518987342">
            <text:p>0.42</text:p>
          </table:table-cell>
          <table:table-cell table:style-name="ce129" table:number-columns-repeated="3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08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18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26" office:value-type="float" office:value="6.61">
            <text:p>6.61</text:p>
          </table:table-cell>
          <table:table-cell office:value-type="float" office:value="14.4">
            <text:p>14.40</text:p>
          </table:table-cell>
          <table:table-cell table:style-name="ce118" table:formula="of:=[.G23]/[.H23]" office:value-type="float" office:value="0.459027777777778">
            <text:p>0.46</text:p>
          </table:table-cell>
          <table:table-cell table:style-name="ce128" table:formula="of:=[.G23]/[.C23]" office:value-type="float" office:value="2.32092696629214">
            <text:p>2.3</text:p>
          </table:table-cell>
          <table:table-cell table:style-name="ce128"/>
          <table:table-cell office:value-type="float" office:value="5051">
            <text:p>5051</text:p>
          </table:table-cell>
          <table:table-cell table:style-name="ce126" office:value-type="float" office:value="6.66">
            <text:p>6.66</text:p>
          </table:table-cell>
          <table:table-cell office:value-type="float" office:value="14.41">
            <text:p>14.41</text:p>
          </table:table-cell>
          <table:table-cell/>
          <table:table-cell office:value-type="float" office:value="5051">
            <text:p>5051</text:p>
          </table:table-cell>
          <table:table-cell table:style-name="ce126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26" office:value-type="float" office:value="6.5">
            <text:p>6.50</text:p>
          </table:table-cell>
          <table:table-cell office:value-type="float" office:value="14.57">
            <text:p>14.57</text:p>
          </table:table-cell>
          <table:table-cell table:style-name="ce139" table:formula="of:=[.T23]/[.Q23]" office:value-type="float" office:value="2.29438757500882">
            <text:p>2.29</text:p>
          </table:table-cell>
          <table:table-cell/>
          <table:table-cell table:formula="of:=[.M23]/[.G23]" office:value-type="float" office:value="1.00756429652042">
            <text:p>1.01</text:p>
          </table:table-cell>
          <table:table-cell table:style-name="ce147" table:formula="of:=[.T23]/[.M23]" office:value-type="float" office:value="0.975975975975976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08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18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26" office:value-type="float" office:value="4.32">
            <text:p>4.32</text:p>
          </table:table-cell>
          <table:table-cell office:value-type="float" office:value="6.19">
            <text:p>6.19</text:p>
          </table:table-cell>
          <table:table-cell table:style-name="ce118" table:formula="of:=[.G24]/[.H24]" office:value-type="float" office:value="0.697899838449112">
            <text:p>0.70</text:p>
          </table:table-cell>
          <table:table-cell table:style-name="ce128" table:formula="of:=[.G24]/[.C24]" office:value-type="float" office:value="1.419185282523">
            <text:p>1.4</text:p>
          </table:table-cell>
          <table:table-cell table:style-name="ce128"/>
          <table:table-cell office:value-type="float" office:value="8044">
            <text:p>8044</text:p>
          </table:table-cell>
          <table:table-cell table:style-name="ce126" office:value-type="float" office:value="4.44">
            <text:p>4.44</text:p>
          </table:table-cell>
          <table:table-cell office:value-type="float" office:value="5.48">
            <text:p>5.48</text:p>
          </table:table-cell>
          <table:table-cell/>
          <table:table-cell office:value-type="float" office:value="8044">
            <text:p>8044</text:p>
          </table:table-cell>
          <table:table-cell table:style-name="ce126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26" office:value-type="float" office:value="5.91">
            <text:p>5.91</text:p>
          </table:table-cell>
          <table:table-cell office:value-type="float" office:value="7">
            <text:p>7.00</text:p>
          </table:table-cell>
          <table:table-cell table:style-name="ce139" table:formula="of:=[.T24]/[.Q24]" office:value-type="float" office:value="1.04122621564482">
            <text:p>1.04</text:p>
          </table:table-cell>
          <table:table-cell/>
          <table:table-cell table:formula="of:=[.M24]/[.G24]" office:value-type="float" office:value="1.02777777777778">
            <text:p>1.03</text:p>
          </table:table-cell>
          <table:table-cell table:style-name="ce147" table:formula="of:=[.T24]/[.M24]" office:value-type="float" office:value="1.33108108108108">
            <text:p>1.3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08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18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26" office:value-type="float" office:value="1.14">
            <text:p>1.14</text:p>
          </table:table-cell>
          <table:table-cell office:value-type="float" office:value="1.77">
            <text:p>1.77</text:p>
          </table:table-cell>
          <table:table-cell table:style-name="ce118" table:formula="of:=[.G25]/[.H25]" office:value-type="float" office:value="0.64406779661017">
            <text:p>0.64</text:p>
          </table:table-cell>
          <table:table-cell table:style-name="ce128" table:formula="of:=[.G25]/[.C25]" office:value-type="float" office:value="1.2258064516129">
            <text:p>1.2</text:p>
          </table:table-cell>
          <table:table-cell table:style-name="ce128"/>
          <table:table-cell office:value-type="float" office:value="10457">
            <text:p>10457</text:p>
          </table:table-cell>
          <table:table-cell table:style-name="ce126" office:value-type="float" office:value="11.25">
            <text:p>11.25</text:p>
          </table:table-cell>
          <table:table-cell office:value-type="float" office:value="12.2">
            <text:p>12.20</text:p>
          </table:table-cell>
          <table:table-cell/>
          <table:table-cell office:value-type="float" office:value="10457">
            <text:p>10457</text:p>
          </table:table-cell>
          <table:table-cell table:style-name="ce126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26" office:value-type="float" office:value="1.24">
            <text:p>1.24</text:p>
          </table:table-cell>
          <table:table-cell office:value-type="float" office:value="1.91">
            <text:p>1.91</text:p>
          </table:table-cell>
          <table:table-cell table:style-name="ce139" table:formula="of:=[.T25]/[.Q25]" office:value-type="float" office:value="1.21449559255632">
            <text:p>1.21</text:p>
          </table:table-cell>
          <table:table-cell/>
          <table:table-cell table:formula="of:=[.M25]/[.G25]" office:value-type="float" office:value="9.86842105263158">
            <text:p>9.87</text:p>
          </table:table-cell>
          <table:table-cell table:style-name="ce147" table:formula="of:=[.T25]/[.M25]" office:value-type="float" office:value="0.110222222222222">
            <text:p>0.1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08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18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26" office:value-type="float" office:value="2.68">
            <text:p>2.68</text:p>
          </table:table-cell>
          <table:table-cell office:value-type="float" office:value="7.23">
            <text:p>7.23</text:p>
          </table:table-cell>
          <table:table-cell table:style-name="ce118" table:formula="of:=[.G26]/[.H26]" office:value-type="float" office:value="0.370677731673582">
            <text:p>0.37</text:p>
          </table:table-cell>
          <table:table-cell table:style-name="ce128" table:formula="of:=[.G26]/[.C26]" office:value-type="float" office:value="3.38383838383838">
            <text:p>3.4</text:p>
          </table:table-cell>
          <table:table-cell table:style-name="ce128"/>
          <table:table-cell office:value-type="float" office:value="37272">
            <text:p>37272</text:p>
          </table:table-cell>
          <table:table-cell table:style-name="ce126" office:value-type="float" office:value="2.64">
            <text:p>2.64</text:p>
          </table:table-cell>
          <table:table-cell office:value-type="float" office:value="7.59">
            <text:p>7.59</text:p>
          </table:table-cell>
          <table:table-cell/>
          <table:table-cell office:value-type="float" office:value="37272">
            <text:p>37272</text:p>
          </table:table-cell>
          <table:table-cell table:style-name="ce126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26" office:value-type="float" office:value="2.6">
            <text:p>2.60</text:p>
          </table:table-cell>
          <table:table-cell office:value-type="float" office:value="7.32">
            <text:p>7.32</text:p>
          </table:table-cell>
          <table:table-cell table:style-name="ce139" table:formula="of:=[.T26]/[.Q26]" office:value-type="float" office:value="3.22981366459627">
            <text:p>3.23</text:p>
          </table:table-cell>
          <table:table-cell/>
          <table:table-cell table:formula="of:=[.M26]/[.G26]" office:value-type="float" office:value="0.985074626865672">
            <text:p>0.99</text:p>
          </table:table-cell>
          <table:table-cell table:style-name="ce147" table:formula="of:=[.T26]/[.M26]" office:value-type="float" office:value="0.984848484848485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08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18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26" office:value-type="float" office:value="2.39">
            <text:p>2.39</text:p>
          </table:table-cell>
          <table:table-cell office:value-type="float" office:value="3.47">
            <text:p>3.47</text:p>
          </table:table-cell>
          <table:table-cell table:style-name="ce118" table:formula="of:=[.G27]/[.H27]" office:value-type="float" office:value="0.688760806916427">
            <text:p>0.69</text:p>
          </table:table-cell>
          <table:table-cell table:style-name="ce128" table:formula="of:=[.G27]/[.C27]" office:value-type="float" office:value="1.19321018472292">
            <text:p>1.2</text:p>
          </table:table-cell>
          <table:table-cell table:style-name="ce128"/>
          <table:table-cell office:value-type="float" office:value="16856">
            <text:p>16856</text:p>
          </table:table-cell>
          <table:table-cell table:style-name="ce126" office:value-type="float" office:value="4.97">
            <text:p>4.97</text:p>
          </table:table-cell>
          <table:table-cell office:value-type="float" office:value="6.02">
            <text:p>6.02</text:p>
          </table:table-cell>
          <table:table-cell/>
          <table:table-cell office:value-type="string">
            <text:p>Time</text:p>
          </table:table-cell>
          <table:table-cell table:style-name="ce126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26" office:value-type="string">
            <text:p>&gt;25m</text:p>
          </table:table-cell>
          <table:table-cell office:value-type="string">
            <text:p>&gt;25m</text:p>
          </table:table-cell>
          <table:table-cell table:style-name="ce139" table:formula="of:=[.T27]/[.Q27]" office:value-type="float" office:value="0">
            <text:p>#VALUE!</text:p>
          </table:table-cell>
          <table:table-cell/>
          <table:table-cell table:formula="of:=[.M27]/[.G27]" office:value-type="float" office:value="2.07949790794979">
            <text:p>2.08</text:p>
          </table:table-cell>
          <table:table-cell table:style-name="ce147" table:formula="of:=[.T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08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18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26" office:value-type="float" office:value="14.14">
            <text:p>14.14</text:p>
          </table:table-cell>
          <table:table-cell office:value-type="float" office:value="26.66">
            <text:p>26.66</text:p>
          </table:table-cell>
          <table:table-cell table:style-name="ce118" table:formula="of:=[.G28]/[.H28]" office:value-type="float" office:value="0.530382595648912">
            <text:p>0.53</text:p>
          </table:table-cell>
          <table:table-cell table:style-name="ce128" table:formula="of:=[.G28]/[.C28]" office:value-type="float" office:value="2.89161554192229">
            <text:p>2.9</text:p>
          </table:table-cell>
          <table:table-cell table:style-name="ce128"/>
          <table:table-cell office:value-type="float" office:value="41792">
            <text:p>41792</text:p>
          </table:table-cell>
          <table:table-cell table:style-name="ce126" office:value-type="float" office:value="14.03">
            <text:p>14.03</text:p>
          </table:table-cell>
          <table:table-cell office:value-type="float" office:value="26.5">
            <text:p>26.50</text:p>
          </table:table-cell>
          <table:table-cell/>
          <table:table-cell office:value-type="float" office:value="41792">
            <text:p>41792</text:p>
          </table:table-cell>
          <table:table-cell table:style-name="ce126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26" office:value-type="float" office:value="15.06">
            <text:p>15.06</text:p>
          </table:table-cell>
          <table:table-cell office:value-type="float" office:value="28.1">
            <text:p>28.10</text:p>
          </table:table-cell>
          <table:table-cell table:style-name="ce139" table:formula="of:=[.T28]/[.Q28]" office:value-type="float" office:value="3.07535225648356">
            <text:p>3.08</text:p>
          </table:table-cell>
          <table:table-cell/>
          <table:table-cell table:formula="of:=[.M28]/[.G28]" office:value-type="float" office:value="0.992220650636492">
            <text:p>0.99</text:p>
          </table:table-cell>
          <table:table-cell table:style-name="ce147" table:formula="of:=[.T28]/[.M28]" office:value-type="float" office:value="1.07341411261582">
            <text:p>1.07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08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18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26" office:value-type="float" office:value="89.4">
            <text:p>89.40</text:p>
          </table:table-cell>
          <table:table-cell office:value-type="float" office:value="94.52">
            <text:p>94.52</text:p>
          </table:table-cell>
          <table:table-cell table:style-name="ce118" table:formula="of:=[.G29]/[.H29]" office:value-type="float" office:value="0.945831570038087">
            <text:p>0.95</text:p>
          </table:table-cell>
          <table:table-cell table:style-name="ce128" table:formula="of:=[.G29]/[.C29]" office:value-type="float" office:value="1.17594443859834">
            <text:p>1.2</text:p>
          </table:table-cell>
          <table:table-cell table:style-name="ce128"/>
          <table:table-cell office:value-type="float" office:value="50928">
            <text:p>50928</text:p>
          </table:table-cell>
          <table:table-cell table:style-name="ce126" office:value-type="float" office:value="261.62">
            <text:p>261.62</text:p>
          </table:table-cell>
          <table:table-cell office:value-type="float" office:value="265.49">
            <text:p>265.49</text:p>
          </table:table-cell>
          <table:table-cell/>
          <table:table-cell office:value-type="float" office:value="50928">
            <text:p>50928</text:p>
          </table:table-cell>
          <table:table-cell table:style-name="ce126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26" office:value-type="float" office:value="135.03">
            <text:p>135.03</text:p>
          </table:table-cell>
          <table:table-cell office:value-type="float" office:value="139.56">
            <text:p>139.56</text:p>
          </table:table-cell>
          <table:table-cell table:style-name="ce139" table:formula="of:=[.T29]/[.Q29]" office:value-type="float" office:value="1.68897283234102">
            <text:p>1.69</text:p>
          </table:table-cell>
          <table:table-cell/>
          <table:table-cell table:formula="of:=[.M29]/[.G29]" office:value-type="float" office:value="2.92639821029083">
            <text:p>2.93</text:p>
          </table:table-cell>
          <table:table-cell table:style-name="ce147" table:formula="of:=[.T29]/[.M29]" office:value-type="float" office:value="0.516130265270239">
            <text:p>0.52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08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18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26" office:value-type="float" office:value="1.92">
            <text:p>1.92</text:p>
          </table:table-cell>
          <table:table-cell office:value-type="float" office:value="3.29">
            <text:p>3.29</text:p>
          </table:table-cell>
          <table:table-cell table:style-name="ce118" table:formula="of:=[.G30]/[.H30]" office:value-type="float" office:value="0.583586626139818">
            <text:p>0.58</text:p>
          </table:table-cell>
          <table:table-cell table:style-name="ce128" table:formula="of:=[.G30]/[.C30]" office:value-type="float" office:value="1.57248157248157">
            <text:p>1.6</text:p>
          </table:table-cell>
          <table:table-cell table:style-name="ce128"/>
          <table:table-cell office:value-type="float" office:value="16893">
            <text:p>16893</text:p>
          </table:table-cell>
          <table:table-cell table:style-name="ce126" office:value-type="float" office:value="4.98">
            <text:p>4.98</text:p>
          </table:table-cell>
          <table:table-cell office:value-type="float" office:value="5.92">
            <text:p>5.92</text:p>
          </table:table-cell>
          <table:table-cell/>
          <table:table-cell office:value-type="float" office:value="16893">
            <text:p>16893</text:p>
          </table:table-cell>
          <table:table-cell table:style-name="ce126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26" office:value-type="float" office:value="1.39">
            <text:p>1.39</text:p>
          </table:table-cell>
          <table:table-cell office:value-type="float" office:value="2.46">
            <text:p>2.46</text:p>
          </table:table-cell>
          <table:table-cell table:style-name="ce139" table:formula="of:=[.T30]/[.Q30]" office:value-type="float" office:value="1.51251360174102">
            <text:p>1.51</text:p>
          </table:table-cell>
          <table:table-cell/>
          <table:table-cell table:formula="of:=[.M30]/[.G30]" office:value-type="float" office:value="2.59375">
            <text:p>2.59</text:p>
          </table:table-cell>
          <table:table-cell table:style-name="ce147" table:formula="of:=[.T30]/[.M30]" office:value-type="float" office:value="0.279116465863454">
            <text:p>0.28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08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18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26" office:value-type="float" office:value="1.74">
            <text:p>1.74</text:p>
          </table:table-cell>
          <table:table-cell office:value-type="float" office:value="2.77">
            <text:p>2.77</text:p>
          </table:table-cell>
          <table:table-cell table:style-name="ce118" table:formula="of:=[.G31]/[.H31]" office:value-type="float" office:value="0.628158844765343">
            <text:p>0.63</text:p>
          </table:table-cell>
          <table:table-cell table:style-name="ce128" table:formula="of:=[.G31]/[.C31]" office:value-type="float" office:value="1.17408906882591">
            <text:p>1.2</text:p>
          </table:table-cell>
          <table:table-cell table:style-name="ce128"/>
          <table:table-cell office:value-type="string">
            <text:p>Memory</text:p>
          </table:table-cell>
          <table:table-cell table:style-name="ce126" office:value-type="float" office:value="29.11">
            <text:p>29.11</text:p>
          </table:table-cell>
          <table:table-cell office:value-type="float" office:value="104.66">
            <text:p>104.66</text:p>
          </table:table-cell>
          <table:table-cell/>
          <table:table-cell office:value-type="float" office:value="4636">
            <text:p>4636</text:p>
          </table:table-cell>
          <table:table-cell table:style-name="ce126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26" office:value-type="float" office:value="5.63">
            <text:p>5.63</text:p>
          </table:table-cell>
          <table:table-cell office:value-type="float" office:value="6.19">
            <text:p>6.19</text:p>
          </table:table-cell>
          <table:table-cell table:style-name="ce139" table:formula="of:=[.T31]/[.Q31]" office:value-type="float" office:value="1.24640247952181">
            <text:p>1.25</text:p>
          </table:table-cell>
          <table:table-cell/>
          <table:table-cell table:formula="of:=[.M31]/[.G31]" office:value-type="float" office:value="16.7298850574713">
            <text:p>16.73</text:p>
          </table:table-cell>
          <table:table-cell table:style-name="ce147" table:formula="of:=[.T31]/[.M31]" office:value-type="float" office:value="0.193404328409481">
            <text:p>0.19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08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18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26" office:value-type="float" office:value="6.92">
            <text:p>6.92</text:p>
          </table:table-cell>
          <table:table-cell office:value-type="float" office:value="16.35">
            <text:p>16.35</text:p>
          </table:table-cell>
          <table:table-cell table:style-name="ce118" table:formula="of:=[.G32]/[.H32]" office:value-type="float" office:value="0.423241590214067">
            <text:p>0.42</text:p>
          </table:table-cell>
          <table:table-cell table:style-name="ce128" table:formula="of:=[.G32]/[.C32]" office:value-type="float" office:value="3.85086254869226">
            <text:p>3.9</text:p>
          </table:table-cell>
          <table:table-cell table:style-name="ce128"/>
          <table:table-cell office:value-type="string">
            <text:p>Memory</text:p>
          </table:table-cell>
          <table:table-cell table:style-name="ce126" office:value-type="float" office:value="31.34">
            <text:p>31.34</text:p>
          </table:table-cell>
          <table:table-cell office:value-type="float" office:value="113.1">
            <text:p>113.10</text:p>
          </table:table-cell>
          <table:table-cell/>
          <table:table-cell office:value-type="float" office:value="21742">
            <text:p>21742</text:p>
          </table:table-cell>
          <table:table-cell table:style-name="ce126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26" office:value-type="float" office:value="37.06">
            <text:p>37.06</text:p>
          </table:table-cell>
          <table:table-cell office:value-type="float" office:value="41.54">
            <text:p>41.54</text:p>
          </table:table-cell>
          <table:table-cell table:style-name="ce139" table:formula="of:=[.T32]/[.Q32]" office:value-type="float" office:value="0.858705222670189">
            <text:p>0.86</text:p>
          </table:table-cell>
          <table:table-cell/>
          <table:table-cell table:formula="of:=[.M32]/[.G32]" office:value-type="float" office:value="4.52890173410405">
            <text:p>4.53</text:p>
          </table:table-cell>
          <table:table-cell table:style-name="ce147" table:formula="of:=[.T32]/[.M32]" office:value-type="float" office:value="1.1825143586471">
            <text:p>1.18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08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18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26" office:value-type="float" office:value="0.94">
            <text:p>0.94</text:p>
          </table:table-cell>
          <table:table-cell office:value-type="float" office:value="1.87">
            <text:p>1.87</text:p>
          </table:table-cell>
          <table:table-cell table:style-name="ce118" table:formula="of:=[.G33]/[.H33]" office:value-type="float" office:value="0.502673796791444">
            <text:p>0.50</text:p>
          </table:table-cell>
          <table:table-cell table:style-name="ce128" table:formula="of:=[.G33]/[.C33]" office:value-type="float" office:value="1.34285714285714">
            <text:p>1.3</text:p>
          </table:table-cell>
          <table:table-cell table:style-name="ce128"/>
          <table:table-cell office:value-type="float" office:value="7469">
            <text:p>7469</text:p>
          </table:table-cell>
          <table:table-cell table:style-name="ce126" office:value-type="float" office:value="2.95">
            <text:p>2.95</text:p>
          </table:table-cell>
          <table:table-cell office:value-type="float" office:value="3.65">
            <text:p>3.65</text:p>
          </table:table-cell>
          <table:table-cell/>
          <table:table-cell office:value-type="float" office:value="7469">
            <text:p>7469</text:p>
          </table:table-cell>
          <table:table-cell table:style-name="ce126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26" office:value-type="float" office:value="1.44">
            <text:p>1.44</text:p>
          </table:table-cell>
          <table:table-cell office:value-type="float" office:value="2.11">
            <text:p>2.11</text:p>
          </table:table-cell>
          <table:table-cell table:style-name="ce139" table:formula="of:=[.T33]/[.Q33]" office:value-type="float" office:value="1.13654301499605">
            <text:p>1.14</text:p>
          </table:table-cell>
          <table:table-cell/>
          <table:table-cell table:formula="of:=[.M33]/[.G33]" office:value-type="float" office:value="3.13829787234043">
            <text:p>3.14</text:p>
          </table:table-cell>
          <table:table-cell table:style-name="ce147" table:formula="of:=[.T33]/[.M33]" office:value-type="float" office:value="0.488135593220339">
            <text:p>0.49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08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18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26" office:value-type="float" office:value="1.65">
            <text:p>1.65</text:p>
          </table:table-cell>
          <table:table-cell office:value-type="float" office:value="2.58">
            <text:p>2.58</text:p>
          </table:table-cell>
          <table:table-cell table:style-name="ce118" table:formula="of:=[.G34]/[.H34]" office:value-type="float" office:value="0.63953488372093">
            <text:p>0.64</text:p>
          </table:table-cell>
          <table:table-cell table:style-name="ce128" table:formula="of:=[.G34]/[.C34]" office:value-type="float" office:value="1.21771217712177">
            <text:p>1.2</text:p>
          </table:table-cell>
          <table:table-cell table:style-name="ce128"/>
          <table:table-cell office:value-type="float" office:value="10722">
            <text:p>10722</text:p>
          </table:table-cell>
          <table:table-cell table:style-name="ce126" office:value-type="float" office:value="6.54">
            <text:p>6.54</text:p>
          </table:table-cell>
          <table:table-cell office:value-type="float" office:value="7.52">
            <text:p>7.52</text:p>
          </table:table-cell>
          <table:table-cell/>
          <table:table-cell office:value-type="float" office:value="10722">
            <text:p>10722</text:p>
          </table:table-cell>
          <table:table-cell table:style-name="ce126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26" office:value-type="float" office:value="2.7">
            <text:p>2.70</text:p>
          </table:table-cell>
          <table:table-cell office:value-type="float" office:value="3.71">
            <text:p>3.71</text:p>
          </table:table-cell>
          <table:table-cell table:style-name="ce139" table:formula="of:=[.T34]/[.Q34]" office:value-type="float" office:value="1.07142857142857">
            <text:p>1.07</text:p>
          </table:table-cell>
          <table:table-cell/>
          <table:table-cell table:formula="of:=[.M34]/[.G34]" office:value-type="float" office:value="3.96363636363636">
            <text:p>3.96</text:p>
          </table:table-cell>
          <table:table-cell table:style-name="ce147" table:formula="of:=[.T34]/[.M34]" office:value-type="float" office:value="0.412844036697248">
            <text:p>0.41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08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18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26" office:value-type="float" office:value="2.19">
            <text:p>2.19</text:p>
          </table:table-cell>
          <table:table-cell office:value-type="float" office:value="4.51">
            <text:p>4.51</text:p>
          </table:table-cell>
          <table:table-cell table:style-name="ce118" table:formula="of:=[.G35]/[.H35]" office:value-type="float" office:value="0.485587583148559">
            <text:p>0.49</text:p>
          </table:table-cell>
          <table:table-cell table:style-name="ce128" table:formula="of:=[.G35]/[.C35]" office:value-type="float" office:value="2.23697650663943">
            <text:p>2.2</text:p>
          </table:table-cell>
          <table:table-cell table:style-name="ce128"/>
          <table:table-cell office:value-type="float" office:value="49179">
            <text:p>49179</text:p>
          </table:table-cell>
          <table:table-cell table:style-name="ce126" office:value-type="float" office:value="16.03">
            <text:p>16.03</text:p>
          </table:table-cell>
          <table:table-cell office:value-type="float" office:value="18.05">
            <text:p>18.05</text:p>
          </table:table-cell>
          <table:table-cell/>
          <table:table-cell office:value-type="float" office:value="49179">
            <text:p>49179</text:p>
          </table:table-cell>
          <table:table-cell table:style-name="ce126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26" office:value-type="float" office:value="3.78">
            <text:p>3.78</text:p>
          </table:table-cell>
          <table:table-cell office:value-type="float" office:value="6">
            <text:p>6.00</text:p>
          </table:table-cell>
          <table:table-cell table:style-name="ce139" table:formula="of:=[.T35]/[.Q35]" office:value-type="float" office:value="1.640625">
            <text:p>1.64</text:p>
          </table:table-cell>
          <table:table-cell/>
          <table:table-cell table:formula="of:=[.M35]/[.G35]" office:value-type="float" office:value="7.31963470319635">
            <text:p>7.32</text:p>
          </table:table-cell>
          <table:table-cell table:style-name="ce147" table:formula="of:=[.T35]/[.M35]" office:value-type="float" office:value="0.235807860262009">
            <text:p>0.24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08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18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26" office:value-type="float" office:value="7.21">
            <text:p>7.21</text:p>
          </table:table-cell>
          <table:table-cell office:value-type="float" office:value="12">
            <text:p>12.00</text:p>
          </table:table-cell>
          <table:table-cell table:style-name="ce118" table:formula="of:=[.G36]/[.H36]" office:value-type="float" office:value="0.600833333333333">
            <text:p>0.60</text:p>
          </table:table-cell>
          <table:table-cell table:style-name="ce128" table:formula="of:=[.G36]/[.C36]" office:value-type="float" office:value="2.49136143745681">
            <text:p>2.5</text:p>
          </table:table-cell>
          <table:table-cell table:style-name="ce128"/>
          <table:table-cell office:value-type="float" office:value="98361">
            <text:p>98361</text:p>
          </table:table-cell>
          <table:table-cell table:style-name="ce126" office:value-type="float" office:value="91.82">
            <text:p>91.82</text:p>
          </table:table-cell>
          <table:table-cell office:value-type="float" office:value="96.06">
            <text:p>96.06</text:p>
          </table:table-cell>
          <table:table-cell/>
          <table:table-cell office:value-type="float" office:value="98361">
            <text:p>98361</text:p>
          </table:table-cell>
          <table:table-cell table:style-name="ce126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26" office:value-type="float" office:value="12.19">
            <text:p>12.19</text:p>
          </table:table-cell>
          <table:table-cell office:value-type="float" office:value="16.83">
            <text:p>16.83</text:p>
          </table:table-cell>
          <table:table-cell table:style-name="ce139" table:formula="of:=[.T36]/[.Q36]" office:value-type="float" office:value="1.909760300799">
            <text:p>1.91</text:p>
          </table:table-cell>
          <table:table-cell/>
          <table:table-cell table:formula="of:=[.M36]/[.G36]" office:value-type="float" office:value="12.7350901525659">
            <text:p>12.74</text:p>
          </table:table-cell>
          <table:table-cell table:style-name="ce147" table:formula="of:=[.T36]/[.M36]" office:value-type="float" office:value="0.132759747331736">
            <text:p>0.13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08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18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26" office:value-type="float" office:value="0.88">
            <text:p>0.88</text:p>
          </table:table-cell>
          <table:table-cell office:value-type="float" office:value="1.99">
            <text:p>1.99</text:p>
          </table:table-cell>
          <table:table-cell table:style-name="ce118" table:formula="of:=[.G37]/[.H37]" office:value-type="float" office:value="0.442211055276382">
            <text:p>0.44</text:p>
          </table:table-cell>
          <table:table-cell table:style-name="ce128" table:formula="of:=[.G37]/[.C37]" office:value-type="float" office:value="2.96296296296296">
            <text:p>3.0</text:p>
          </table:table-cell>
          <table:table-cell table:style-name="ce128"/>
          <table:table-cell office:value-type="float" office:value="14982">
            <text:p>14982</text:p>
          </table:table-cell>
          <table:table-cell table:style-name="ce126" office:value-type="float" office:value="0.91">
            <text:p>0.91</text:p>
          </table:table-cell>
          <table:table-cell office:value-type="float" office:value="1.96">
            <text:p>1.96</text:p>
          </table:table-cell>
          <table:table-cell/>
          <table:table-cell office:value-type="float" office:value="14982">
            <text:p>14982</text:p>
          </table:table-cell>
          <table:table-cell table:style-name="ce126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26" office:value-type="float" office:value="1.22">
            <text:p>1.22</text:p>
          </table:table-cell>
          <table:table-cell office:value-type="float" office:value="2.37">
            <text:p>2.37</text:p>
          </table:table-cell>
          <table:table-cell table:style-name="ce139" table:formula="of:=[.T37]/[.Q37]" office:value-type="float" office:value="2.22627737226277">
            <text:p>2.23</text:p>
          </table:table-cell>
          <table:table-cell/>
          <table:table-cell table:formula="of:=[.M37]/[.G37]" office:value-type="float" office:value="1.03409090909091">
            <text:p>1.03</text:p>
          </table:table-cell>
          <table:table-cell table:style-name="ce147" table:formula="of:=[.T37]/[.M37]" office:value-type="float" office:value="1.34065934065934">
            <text:p>1.34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08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18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26" office:value-type="float" office:value="0.59">
            <text:p>0.59</text:p>
          </table:table-cell>
          <table:table-cell office:value-type="float" office:value="1.36">
            <text:p>1.36</text:p>
          </table:table-cell>
          <table:table-cell table:style-name="ce118" table:formula="of:=[.G38]/[.H38]" office:value-type="float" office:value="0.433823529411765">
            <text:p>0.43</text:p>
          </table:table-cell>
          <table:table-cell table:style-name="ce128" table:formula="of:=[.G38]/[.C38]" office:value-type="float" office:value="2.58771929824561">
            <text:p>2.6</text:p>
          </table:table-cell>
          <table:table-cell table:style-name="ce128"/>
          <table:table-cell office:value-type="float" office:value="9241">
            <text:p>9241</text:p>
          </table:table-cell>
          <table:table-cell table:style-name="ce126" office:value-type="float" office:value="0.73">
            <text:p>0.73</text:p>
          </table:table-cell>
          <table:table-cell office:value-type="float" office:value="1.52">
            <text:p>1.52</text:p>
          </table:table-cell>
          <table:table-cell/>
          <table:table-cell office:value-type="float" office:value="9241">
            <text:p>9241</text:p>
          </table:table-cell>
          <table:table-cell table:style-name="ce126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26" office:value-type="float" office:value="10.48">
            <text:p>10.48</text:p>
          </table:table-cell>
          <table:table-cell office:value-type="float" office:value="11.69">
            <text:p>11.69</text:p>
          </table:table-cell>
          <table:table-cell table:style-name="ce139" table:formula="of:=[.T38]/[.Q38]" office:value-type="float" office:value="2.0317952694843">
            <text:p>2.03</text:p>
          </table:table-cell>
          <table:table-cell/>
          <table:table-cell table:formula="of:=[.M38]/[.G38]" office:value-type="float" office:value="1.23728813559322">
            <text:p>1.24</text:p>
          </table:table-cell>
          <table:table-cell table:style-name="ce147" table:formula="of:=[.T38]/[.M38]" office:value-type="float" office:value="14.3561643835616">
            <text:p>14.36</text:p>
          </table:table-cell>
          <table:table-cell table:number-columns-repeated="998"/>
        </table:table-row>
        <table:table-row table:style-name="ro2">
          <table:table-cell table:style-name="ce95" office:value-type="string">
            <text:p>small/2readers</text:p>
          </table:table-cell>
          <table:table-cell table:style-name="ce101"/>
          <table:table-cell table:style-name="ce109"/>
          <table:table-cell table:style-name="ce115" table:number-columns-repeated="2"/>
          <table:table-cell table:style-name="ce123"/>
          <table:table-cell table:style-name="ce115" table:number-columns-repeated="3"/>
          <table:table-cell table:style-name="ce129" table:number-columns-repeated="2"/>
          <table:table-cell table:style-name="ce101" office:value-type="float" office:value="7">
            <text:p>7</text:p>
          </table:table-cell>
          <table:table-cell table:style-name="ce125" office:value-type="float" office:value="0">
            <text:p>0.00</text:p>
          </table:table-cell>
          <table:table-cell table:style-name="ce115" office:value-type="float" office:value="0.01">
            <text:p>0.01</text:p>
          </table:table-cell>
          <table:table-cell table:style-name="ce135"/>
          <table:table-cell table:style-name="ce123"/>
          <table:table-cell table:style-name="ce115" table:number-columns-repeated="2"/>
          <table:table-cell table:style-name="ce123"/>
          <table:table-cell table:style-name="ce115" table:number-columns-repeated="2"/>
          <table:table-cell table:style-name="ce129"/>
          <table:table-cell table:style-name="ce144"/>
          <table:table-cell table:style-name="ce123"/>
          <table:table-cell table:style-name="ce129" table:number-columns-repeated="4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26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26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29" table:style-name="ta1" table:print="false">
        <table:table-column table:style-name="co20" table:default-cell-style-name="ce158"/>
        <table:table-column table:style-name="co21" table:default-cell-style-name="ce164"/>
        <table:table-column table:style-name="co22" table:default-cell-style-name="ce172"/>
        <table:table-column table:style-name="co23" table:default-cell-style-name="ce178"/>
        <table:table-column table:style-name="co24" table:default-cell-style-name="ce178"/>
        <table:table-column table:style-name="co2" table:default-cell-style-name="ce186"/>
        <table:table-column table:style-name="co22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92"/>
        <table:table-column table:style-name="co28" table:default-cell-style-name="ce192"/>
        <table:table-column table:style-name="co29" table:default-cell-style-name="ce164"/>
        <table:table-column table:style-name="co30" table:default-cell-style-name="ce178"/>
        <table:table-column table:style-name="co21" table:default-cell-style-name="ce178"/>
        <table:table-column table:style-name="co40" table:default-cell-style-name="ce178"/>
        <table:table-column table:style-name="co28" table:default-cell-style-name="ce198"/>
        <table:table-column table:style-name="co31" table:default-cell-style-name="ce186"/>
        <table:table-column table:style-name="co35" table:default-cell-style-name="ce178"/>
        <table:table-column table:style-name="co36" table:default-cell-style-name="ce178"/>
        <table:table-column table:style-name="co29" table:default-cell-style-name="ce186"/>
        <table:table-column table:style-name="co31" table:default-cell-style-name="ce178"/>
        <table:table-column table:style-name="co34" table:default-cell-style-name="ce178"/>
        <table:table-column table:style-name="co27" table:default-cell-style-name="ce207"/>
        <table:table-column table:style-name="co37" table:default-cell-style-name="ce213"/>
        <table:table-column table:style-name="co38" table:default-cell-style-name="ce218"/>
        <table:table-column table:style-name="co39" table:default-cell-style-name="ce228"/>
        <table:table-column table:style-name="co17" table:default-cell-style-name="ce192"/>
        <table:table-column table:style-name="co18" table:default-cell-style-name="ce192"/>
        <table:table-column table:style-name="co19" table:default-cell-style-name="ce192"/>
        <table:table-column table:style-name="co19" table:default-cell-style-name="ce232"/>
        <table:table-column table:style-name="co19" table:number-columns-repeated="994" table:default-cell-style-name="ce192"/>
        <table:table-row table:style-name="ro2">
          <table:table-cell table:style-name="ce153" office:value-type="string">
            <text:p>Test</text:p>
          </table:table-cell>
          <table:table-cell table:style-name="ce159" office:value-type="string">
            <text:p>Plain</text:p>
          </table:table-cell>
          <table:table-cell table:style-name="ce165"/>
          <table:table-cell table:style-name="ce173" table:number-columns-repeated="2"/>
          <table:table-cell table:style-name="ce181"/>
          <table:table-cell table:style-name="ce173" table:number-columns-repeated="3"/>
          <table:table-cell table:style-name="ce153" table:number-columns-repeated="2"/>
          <table:table-cell table:style-name="ce159" office:value-type="string">
            <text:p>Contextual</text:p>
          </table:table-cell>
          <table:table-cell table:style-name="ce173" table:number-columns-repeated="3"/>
          <table:table-cell table:style-name="ce193"/>
          <table:table-cell table:style-name="ce181" office:value-type="string">
            <text:p>Place replication</text:p>
          </table:table-cell>
          <table:table-cell table:style-name="ce173" table:number-columns-repeated="2"/>
          <table:table-cell table:style-name="ce181"/>
          <table:table-cell table:style-name="ce173" table:number-columns-repeated="2"/>
          <table:table-cell table:style-name="ce200"/>
          <table:table-cell table:style-name="ce208"/>
          <table:table-cell table:style-name="ce214"/>
          <table:table-cell table:style-name="ce221"/>
          <table:table-cell table:style-name="ce153" table:number-columns-repeated="3"/>
          <table:table-cell table:style-name="ce229"/>
          <table:table-cell table:style-name="ce153" table:number-columns-repeated="994"/>
        </table:table-row>
        <table:table-row table:style-name="ro2">
          <table:table-cell table:style-name="ce154"/>
          <table:table-cell table:style-name="ce160" office:value-type="string">
            <text:p>Mole 060323</text:p>
          </table:table-cell>
          <table:table-cell table:style-name="ce166"/>
          <table:table-cell table:style-name="ce174" table:number-columns-repeated="2"/>
          <table:table-cell table:style-name="ce182" office:value-type="string">
            <text:p>Cunf r29</text:p>
          </table:table-cell>
          <table:table-cell table:style-name="ce174" table:number-columns-repeated="3"/>
          <table:table-cell table:style-name="ce154" table:number-columns-repeated="2"/>
          <table:table-cell table:style-name="ce160" office:value-type="string">
            <text:p>Cunf r29</text:p>
          </table:table-cell>
          <table:table-cell table:style-name="ce174" table:number-columns-repeated="3"/>
          <table:table-cell table:style-name="ce194"/>
          <table:table-cell table:style-name="ce182" office:value-type="string">
            <text:p>Mole 060323</text:p>
          </table:table-cell>
          <table:table-cell table:style-name="ce174" table:number-columns-repeated="2"/>
          <table:table-cell table:style-name="ce182" office:value-type="string">
            <text:p>Cunf r29</text:p>
          </table:table-cell>
          <table:table-cell table:style-name="ce174" table:number-columns-repeated="2"/>
          <table:table-cell table:style-name="ce201"/>
          <table:table-cell table:style-name="ce209"/>
          <table:table-cell table:style-name="ce215"/>
          <table:table-cell table:style-name="ce222"/>
          <table:table-cell table:style-name="ce154" table:number-columns-repeated="3"/>
          <table:table-cell table:style-name="ce230"/>
          <table:table-cell table:style-name="ce154" table:number-columns-repeated="994"/>
        </table:table-row>
        <table:table-row table:style-name="ro2">
          <table:table-cell table:style-name="ce155"/>
          <table:table-cell table:style-name="ce161" office:value-type="string">
            <text:p>Events</text:p>
          </table:table-cell>
          <table:table-cell table:style-name="ce167" office:value-type="string">
            <text:p>Time</text:p>
          </table:table-cell>
          <table:table-cell table:style-name="ce175" table:number-columns-repeated="2"/>
          <table:table-cell table:style-name="ce183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 table:number-columns-repeated="2"/>
          <table:table-cell table:style-name="ce155" table:number-columns-repeated="2"/>
          <table:table-cell table:style-name="ce161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 table:number-columns-repeated="2"/>
          <table:table-cell table:style-name="ce195"/>
          <table:table-cell table:style-name="ce183" office:value-type="string">
            <text:p>Events</text:p>
          </table:table-cell>
          <table:table-cell table:style-name="ce175" office:value-type="string">
            <text:p>Time</text:p>
          </table:table-cell>
          <table:table-cell table:style-name="ce175"/>
          <table:table-cell table:style-name="ce183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/>
          <table:table-cell table:style-name="ce202"/>
          <table:table-cell table:style-name="ce210"/>
          <table:table-cell table:style-name="ce216"/>
          <table:table-cell table:style-name="ce223"/>
          <table:table-cell table:style-name="ce155" table:number-columns-repeated="3"/>
          <table:table-cell table:style-name="ce231"/>
          <table:table-cell table:style-name="ce155" table:number-columns-repeated="994"/>
        </table:table-row>
        <table:table-row table:style-name="ro2">
          <table:table-cell table:style-name="ce156"/>
          <table:table-cell table:style-name="ce162"/>
          <table:table-cell table:style-name="ce168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 office:value-type="string">
            <text:p>U / E</text:p>
          </table:table-cell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 office:value-type="string">
            <text:p>U / E</text:p>
          </table:table-cell>
          <table:table-cell table:style-name="ce156" office:value-type="string">
            <text:p>C / M</text:p>
          </table:table-cell>
          <table:table-cell table:style-name="ce156"/>
          <table:table-cell table:style-name="ce162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/>
          <table:table-cell table:style-name="ce196"/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203" office:value-type="string">
            <text:p>C / M</text:p>
          </table:table-cell>
          <table:table-cell table:style-name="ce211"/>
          <table:table-cell table:style-name="ce217" office:value-type="string">
            <text:p>Cont / Plain</text:p>
          </table:table-cell>
          <table:table-cell table:style-name="ce224" office:value-type="string">
            <text:p>Pr / Cont</text:p>
          </table:table-cell>
          <table:table-cell table:style-name="ce156" table:number-columns-repeated="3"/>
          <table:table-cell table:style-name="ce211"/>
          <table:table-cell table:style-name="ce156" table:number-columns-repeated="994"/>
        </table:table-row>
        <table:table-row table:style-name="ro2">
          <table:table-cell table:style-name="ce157" office:value-type="string">
            <text:p>pep/ab_gesc</text:p>
          </table:table-cell>
          <table:table-cell table:style-name="ce163" office:value-type="float" office:value="471">
            <text:p>471</text:p>
          </table:table-cell>
          <table:table-cell table:style-name="ce169" office:value-type="float" office:value="0.01">
            <text:p>0.01</text:p>
          </table:table-cell>
          <table:table-cell table:style-name="ce177" office:value-type="float" office:value="0.1">
            <text:p>0.10</text:p>
          </table:table-cell>
          <table:table-cell table:style-name="ce179" table:formula="of:=[.C5]/[.D5]" office:value-type="float" office:value="0.1">
            <text:p>0.10</text:p>
          </table:table-cell>
          <table:table-cell table:style-name="ce185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5">
            <text:p>0.05</text:p>
          </table:table-cell>
          <table:table-cell table:style-name="ce179" table:formula="of:=[.G5]/[.H5]" office:value-type="float" office:value="0.4">
            <text:p>0.40</text:p>
          </table:table-cell>
          <table:table-cell table:style-name="ce189" table:formula="of:=[.G5]/[.C5]" office:value-type="float" office:value="2">
            <text:p>2.0</text:p>
          </table:table-cell>
          <table:table-cell table:style-name="ce189"/>
          <table:table-cell table:style-name="ce163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5">
            <text:p>0.05</text:p>
          </table:table-cell>
          <table:table-cell table:style-name="ce177"/>
          <table:table-cell table:style-name="ce197"/>
          <table:table-cell table:style-name="ce185" office:value-type="float" office:value="471">
            <text:p>471</text:p>
          </table:table-cell>
          <table:table-cell table:style-name="ce187" office:value-type="float" office:value="0.013">
            <text:p>0.01</text:p>
          </table:table-cell>
          <table:table-cell table:style-name="ce177" office:value-type="float" office:value="0.02">
            <text:p>0.02</text:p>
          </table:table-cell>
          <table:table-cell table:style-name="ce185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6">
            <text:p>0.06</text:p>
          </table:table-cell>
          <table:table-cell table:style-name="ce204" table:formula="of:=[.U5]/[.R5]" office:value-type="float" office:value="1.53846153846154">
            <text:p>1.5</text:p>
          </table:table-cell>
          <table:table-cell table:style-name="ce212"/>
          <table:table-cell table:formula="of:=[.M5]/[.G5]" office:value-type="float" office:value="1">
            <text:p>1.0</text:p>
          </table:table-cell>
          <table:table-cell table:style-name="ce225" table:formula="of:=[.U5]/[.M5]" office:value-type="float" office:value="1">
            <text:p>1.0</text:p>
          </table:table-cell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7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8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88" office:value-type="float" office:value="6.54">
            <text:p>6.54</text:p>
          </table:table-cell>
          <table:table-cell office:value-type="float" office:value="14.64">
            <text:p>14.64</text:p>
          </table:table-cell>
          <table:table-cell table:style-name="ce180" table:formula="of:=[.G6]/[.H6]" office:value-type="float" office:value="0.44672131147541">
            <text:p>0.45</text:p>
          </table:table-cell>
          <table:table-cell table:style-name="ce190" table:formula="of:=[.G6]/[.C6]" office:value-type="float" office:value="2.2907180385289">
            <text:p>2.3</text:p>
          </table:table-cell>
          <table:table-cell table:style-name="ce190"/>
          <table:table-cell office:value-type="float" office:value="5051">
            <text:p>5051</text:p>
          </table:table-cell>
          <table:table-cell table:style-name="ce188" office:value-type="float" office:value="6.5">
            <text:p>6.50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8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88" office:value-type="float" office:value="6.56">
            <text:p>6.56</text:p>
          </table:table-cell>
          <table:table-cell office:value-type="float" office:value="14.64">
            <text:p>14.64</text:p>
          </table:table-cell>
          <table:table-cell table:style-name="ce205" table:formula="of:=[.U6]/[.R6]" office:value-type="float" office:value="2.29050279329609">
            <text:p>2.3</text:p>
          </table:table-cell>
          <table:table-cell/>
          <table:table-cell table:formula="of:=[.M6]/[.G6]" office:value-type="float" office:value="0.99388379204893">
            <text:p>1.0</text:p>
          </table:table-cell>
          <table:table-cell table:style-name="ce225" table:formula="of:=[.U6]/[.M6]" office:value-type="float" office:value="1.0092307692307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7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8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7]/[.H7]" office:value-type="float" office:value="0">
            <text:p>#DIV/0!</text:p>
          </table:table-cell>
          <table:table-cell table:style-name="ce190" table:formula="of:=[.G7]/[.C7]" office:value-type="float" office:value="0">
            <text:p>0.0</text:p>
          </table:table-cell>
          <table:table-cell table:style-name="ce190"/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8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225" table:formula="of:=[.U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7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8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80" table:formula="of:=[.G8]/[.H8]" office:value-type="float" office:value="0">
            <text:p>0.00</text:p>
          </table:table-cell>
          <table:table-cell table:style-name="ce190" table:formula="of:=[.G8]/[.C8]" office:value-type="float" office:value="0">
            <text:p>0.0</text:p>
          </table:table-cell>
          <table:table-cell table:style-name="ce190"/>
          <table:table-cell office:value-type="float" office:value="293">
            <text:p>293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188" office:value-type="float" office:value="0.004">
            <text:p>0.00</text:p>
          </table:table-cell>
          <table:table-cell table:style-name="ce199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05" table:formula="of:=[.U8]/[.R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225" table:formula="of:=[.U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7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8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9]/[.H9]" office:value-type="float" office:value="0">
            <text:p>#DIV/0!</text:p>
          </table:table-cell>
          <table:table-cell table:style-name="ce190" table:formula="of:=[.G9]/[.C9]" office:value-type="float" office:value="0">
            <text:p>0.0</text:p>
          </table:table-cell>
          <table:table-cell table:style-name="ce190"/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225" table:formula="of:=[.U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7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0" table:formula="of:=[.G10]/[.H10]" office:value-type="float" office:value="0.25">
            <text:p>0.25</text:p>
          </table:table-cell>
          <table:table-cell table:style-name="ce190" table:formula="of:=[.G10]/[.C10]" office:value-type="float" office:value="1.66666666666667">
            <text:p>1.7</text:p>
          </table:table-cell>
          <table:table-cell table:style-name="ce190"/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18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205" table:formula="of:=[.U10]/[.R10]" office:value-type="float" office:value="1.42857142857143">
            <text:p>1.4</text:p>
          </table:table-cell>
          <table:table-cell/>
          <table:table-cell table:formula="of:=[.M10]/[.G10]" office:value-type="float" office:value="1">
            <text:p>1.0</text:p>
          </table:table-cell>
          <table:table-cell table:style-name="ce225" table:formula="of:=[.U10]/[.M10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7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8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1]/[.H11]" office:value-type="float" office:value="0">
            <text:p>#DIV/0!</text:p>
          </table:table-cell>
          <table:table-cell table:style-name="ce190" table:formula="of:=[.G11]/[.C11]" office:value-type="float" office:value="0">
            <text:p>0.0</text:p>
          </table:table-cell>
          <table:table-cell table:style-name="ce190"/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8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225" table:formula="of:=[.U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7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8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80" table:formula="of:=[.G12]/[.H12]" office:value-type="float" office:value="0.333333333333333">
            <text:p>0.33</text:p>
          </table:table-cell>
          <table:table-cell table:style-name="ce190" table:formula="of:=[.G12]/[.C12]" office:value-type="float" office:value="1.66666666666667">
            <text:p>1.7</text:p>
          </table:table-cell>
          <table:table-cell table:style-name="ce190"/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18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05" table:formula="of:=[.U12]/[.R12]" office:value-type="float" office:value="1.25">
            <text:p>1.3</text:p>
          </table:table-cell>
          <table:table-cell/>
          <table:table-cell table:formula="of:=[.M12]/[.G12]" office:value-type="float" office:value="1">
            <text:p>1.0</text:p>
          </table:table-cell>
          <table:table-cell table:style-name="ce225" table:formula="of:=[.U12]/[.M12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7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8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3]/[.H13]" office:value-type="float" office:value="0">
            <text:p>#DIV/0!</text:p>
          </table:table-cell>
          <table:table-cell table:style-name="ce190" table:formula="of:=[.G13]/[.C13]" office:value-type="float" office:value="0">
            <text:p>#DIV/0!</text:p>
          </table:table-cell>
          <table:table-cell table:style-name="ce190"/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8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05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225" table:formula="of:=[.U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5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7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8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4]/[.H14]" office:value-type="float" office:value="0">
            <text:p>#DIV/0!</text:p>
          </table:table-cell>
          <table:table-cell table:style-name="ce190" table:formula="of:=[.G14]/[.C14]" office:value-type="float" office:value="0">
            <text:p>0.0</text:p>
          </table:table-cell>
          <table:table-cell table:style-name="ce190"/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8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225" table:formula="of:=[.U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7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8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G15]/[.H15]" office:value-type="float" office:value="0">
            <text:p>0.00</text:p>
          </table:table-cell>
          <table:table-cell table:style-name="ce190" table:formula="of:=[.G15]/[.C15]" office:value-type="float" office:value="0">
            <text:p>0.0</text:p>
          </table:table-cell>
          <table:table-cell table:style-name="ce190"/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18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225" table:formula="of:=[.U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7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8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6]/[.H16]" office:value-type="float" office:value="0">
            <text:p>#DIV/0!</text:p>
          </table:table-cell>
          <table:table-cell table:style-name="ce190" table:formula="of:=[.G16]/[.C16]" office:value-type="float" office:value="0">
            <text:p>0.0</text:p>
          </table:table-cell>
          <table:table-cell table:style-name="ce190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style-name="ce205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225" table:formula="of:=[.U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7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0" table:formula="of:=[.G17]/[.H17]" office:value-type="float" office:value="0.25">
            <text:p>0.25</text:p>
          </table:table-cell>
          <table:table-cell table:style-name="ce190" table:formula="of:=[.G17]/[.C17]" office:value-type="float" office:value="1">
            <text:p>1.0</text:p>
          </table:table-cell>
          <table:table-cell table:style-name="ce190"/>
          <table:table-cell office:value-type="float" office:value="199">
            <text:p>199</text:p>
          </table:table-cell>
          <table:table-cell table:style-name="ce188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18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88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style-name="ce205" table:formula="of:=[.U17]/[.R17]" office:value-type="float" office:value="1.81818181818182">
            <text:p>1.8</text:p>
          </table:table-cell>
          <table:table-cell/>
          <table:table-cell table:formula="of:=[.M17]/[.G17]" office:value-type="float" office:value="2">
            <text:p>2.0</text:p>
          </table:table-cell>
          <table:table-cell table:style-name="ce225" table:formula="of:=[.U17]/[.M17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7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8]/[.H18]" office:value-type="float" office:value="0">
            <text:p>#DIV/0!</text:p>
          </table:table-cell>
          <table:table-cell table:style-name="ce190" table:formula="of:=[.G18]/[.C18]" office:value-type="float" office:value="0">
            <text:p>0.0</text:p>
          </table:table-cell>
          <table:table-cell table:style-name="ce190"/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8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225" table:formula="of:=[.U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7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0" table:formula="of:=[.G19]/[.H19]" office:value-type="float" office:value="0.5">
            <text:p>0.50</text:p>
          </table:table-cell>
          <table:table-cell table:style-name="ce190" table:formula="of:=[.G19]/[.C19]" office:value-type="float" office:value="1.66666666666667">
            <text:p>1.7</text:p>
          </table:table-cell>
          <table:table-cell table:style-name="ce190"/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18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05" table:formula="of:=[.U19]/[.R19]" office:value-type="float" office:value="1.66666666666667">
            <text:p>1.7</text:p>
          </table:table-cell>
          <table:table-cell/>
          <table:table-cell table:formula="of:=[.M19]/[.G19]" office:value-type="float" office:value="1">
            <text:p>1.0</text:p>
          </table:table-cell>
          <table:table-cell table:style-name="ce225" table:formula="of:=[.U19]/[.M19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7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20]/[.H20]" office:value-type="float" office:value="0">
            <text:p>#DIV/0!</text:p>
          </table:table-cell>
          <table:table-cell table:style-name="ce190" table:formula="of:=[.G20]/[.C20]" office:value-type="float" office:value="0">
            <text:p>0.0</text:p>
          </table:table-cell>
          <table:table-cell table:style-name="ce190"/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225" table:formula="of:=[.U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7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G21]/[.H21]" office:value-type="float" office:value="0">
            <text:p>0.00</text:p>
          </table:table-cell>
          <table:table-cell table:style-name="ce190" table:formula="of:=[.G21]/[.C21]" office:value-type="float" office:value="0">
            <text:p>0.0</text:p>
          </table:table-cell>
          <table:table-cell table:style-name="ce190"/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18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21]/[.R21]" office:value-type="float" office:value="0">
            <text:p>0.0</text:p>
          </table:table-cell>
          <table:table-cell/>
          <table:table-cell table:style-name="ce219" table:formula="of:=[.M21]/[.G21]" office:value-type="float" office:value="0">
            <text:p>#DIV/0!</text:p>
          </table:table-cell>
          <table:table-cell table:style-name="ce226" table:formula="of:=[.U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57" office:value-type="string">
            <text:p>bench/bds_1.sync</text:p>
          </table:table-cell>
          <table:table-cell table:style-name="ce163" office:value-type="float" office:value="12900">
            <text:p>12900</text:p>
          </table:table-cell>
          <table:table-cell table:style-name="ce169" office:value-type="float" office:value="0.47">
            <text:p>0.47</text:p>
          </table:table-cell>
          <table:table-cell table:style-name="ce177" office:value-type="float" office:value="0.558">
            <text:p>0.56</text:p>
          </table:table-cell>
          <table:table-cell table:style-name="ce179" table:formula="of:=[.C22]/[.D22]" office:value-type="float" office:value="0.842293906810036">
            <text:p>0.84</text:p>
          </table:table-cell>
          <table:table-cell table:style-name="ce185" office:value-type="float" office:value="12900">
            <text:p>12900</text:p>
          </table:table-cell>
          <table:table-cell table:style-name="ce187" office:value-type="float" office:value="0.82">
            <text:p>0.82</text:p>
          </table:table-cell>
          <table:table-cell table:style-name="ce177" office:value-type="float" office:value="1.51">
            <text:p>1.51</text:p>
          </table:table-cell>
          <table:table-cell table:style-name="ce179" table:formula="of:=[.G22]/[.H22]" office:value-type="float" office:value="0.543046357615894">
            <text:p>0.54</text:p>
          </table:table-cell>
          <table:table-cell table:style-name="ce189" table:formula="of:=[.G22]/[.C22]" office:value-type="float" office:value="1.74468085106383">
            <text:p>1.7</text:p>
          </table:table-cell>
          <table:table-cell table:style-name="ce189"/>
          <table:table-cell table:style-name="ce163" office:value-type="float" office:value="4302">
            <text:p>4302</text:p>
          </table:table-cell>
          <table:table-cell table:style-name="ce187" office:value-type="float" office:value="0.25">
            <text:p>0.25</text:p>
          </table:table-cell>
          <table:table-cell table:style-name="ce177" office:value-type="float" office:value="0.42">
            <text:p>0.42</text:p>
          </table:table-cell>
          <table:table-cell table:style-name="ce177"/>
          <table:table-cell table:style-name="ce197"/>
          <table:table-cell table:style-name="ce185" office:value-type="float" office:value="4302">
            <text:p>4302</text:p>
          </table:table-cell>
          <table:table-cell table:style-name="ce187" office:value-type="float" office:value="0.237">
            <text:p>0.24</text:p>
          </table:table-cell>
          <table:table-cell table:style-name="ce177" office:value-type="float" office:value="0.279">
            <text:p>0.28</text:p>
          </table:table-cell>
          <table:table-cell table:style-name="ce185" office:value-type="float" office:value="4302">
            <text:p>4302</text:p>
          </table:table-cell>
          <table:table-cell table:style-name="ce187" office:value-type="float" office:value="0.34">
            <text:p>0.34</text:p>
          </table:table-cell>
          <table:table-cell table:style-name="ce177" office:value-type="float" office:value="0.6">
            <text:p>0.60</text:p>
          </table:table-cell>
          <table:table-cell table:style-name="ce204" table:formula="of:=[.U22]/[.R22]" office:value-type="float" office:value="1.43459915611814">
            <text:p>1.4</text:p>
          </table:table-cell>
          <table:table-cell table:style-name="ce212"/>
          <table:table-cell table:formula="of:=[.M22]/[.G22]" office:value-type="float" office:value="0.304878048780488">
            <text:p>0.3</text:p>
          </table:table-cell>
          <table:table-cell table:style-name="ce225" table:formula="of:=[.U22]/[.M22]" office:value-type="float" office:value="1.36">
            <text:p>1.4</text:p>
          </table:table-cell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7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8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88" office:value-type="float" office:value="6.49">
            <text:p>6.49</text:p>
          </table:table-cell>
          <table:table-cell office:value-type="float" office:value="14.61">
            <text:p>14.61</text:p>
          </table:table-cell>
          <table:table-cell table:style-name="ce180" table:formula="of:=[.G23]/[.H23]" office:value-type="float" office:value="0.444216290212183">
            <text:p>0.44</text:p>
          </table:table-cell>
          <table:table-cell table:style-name="ce190" table:formula="of:=[.G23]/[.C23]" office:value-type="float" office:value="2.27879213483146">
            <text:p>2.3</text:p>
          </table:table-cell>
          <table:table-cell table:style-name="ce190"/>
          <table:table-cell office:value-type="float" office:value="5051">
            <text:p>5051</text:p>
          </table:table-cell>
          <table:table-cell table:style-name="ce188" office:value-type="float" office:value="6.54">
            <text:p>6.54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8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88" office:value-type="float" office:value="6.51">
            <text:p>6.51</text:p>
          </table:table-cell>
          <table:table-cell office:value-type="float" office:value="15.4">
            <text:p>15.40</text:p>
          </table:table-cell>
          <table:table-cell table:style-name="ce205" table:formula="of:=[.U23]/[.R23]" office:value-type="float" office:value="2.2979174020473">
            <text:p>2.3</text:p>
          </table:table-cell>
          <table:table-cell/>
          <table:table-cell table:formula="of:=[.M23]/[.G23]" office:value-type="float" office:value="1.00770416024653">
            <text:p>1.0</text:p>
          </table:table-cell>
          <table:table-cell table:style-name="ce225" table:formula="of:=[.U23]/[.M23]" office:value-type="float" office:value="0.99541284403669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7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8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88" office:value-type="float" office:value="4.27">
            <text:p>4.27</text:p>
          </table:table-cell>
          <table:table-cell office:value-type="float" office:value="6.33">
            <text:p>6.33</text:p>
          </table:table-cell>
          <table:table-cell table:style-name="ce180" table:formula="of:=[.G24]/[.H24]" office:value-type="float" office:value="0.674565560821485">
            <text:p>0.67</text:p>
          </table:table-cell>
          <table:table-cell table:style-name="ce190" table:formula="of:=[.G24]/[.C24]" office:value-type="float" office:value="1.40275952693824">
            <text:p>1.4</text:p>
          </table:table-cell>
          <table:table-cell table:style-name="ce190"/>
          <table:table-cell office:value-type="float" office:value="8044">
            <text:p>8044</text:p>
          </table:table-cell>
          <table:table-cell table:style-name="ce188" office:value-type="float" office:value="4.44">
            <text:p>4.44</text:p>
          </table:table-cell>
          <table:table-cell office:value-type="float" office:value="5.46">
            <text:p>5.46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18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88" office:value-type="float" office:value="5.95">
            <text:p>5.95</text:p>
          </table:table-cell>
          <table:table-cell office:value-type="float" office:value="7.04">
            <text:p>7.04</text:p>
          </table:table-cell>
          <table:table-cell table:style-name="ce205" table:formula="of:=[.U24]/[.R24]" office:value-type="float" office:value="1.04827343199436">
            <text:p>1.0</text:p>
          </table:table-cell>
          <table:table-cell/>
          <table:table-cell table:formula="of:=[.M24]/[.G24]" office:value-type="float" office:value="1.03981264637002">
            <text:p>1.0</text:p>
          </table:table-cell>
          <table:table-cell table:style-name="ce225" table:formula="of:=[.U24]/[.M24]" office:value-type="float" office:value="1.34009009009009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7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8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88" office:value-type="float" office:value="1.13">
            <text:p>1.13</text:p>
          </table:table-cell>
          <table:table-cell office:value-type="float" office:value="1.74">
            <text:p>1.74</text:p>
          </table:table-cell>
          <table:table-cell table:style-name="ce180" table:formula="of:=[.G25]/[.H25]" office:value-type="float" office:value="0.649425287356322">
            <text:p>0.65</text:p>
          </table:table-cell>
          <table:table-cell table:style-name="ce190" table:formula="of:=[.G25]/[.C25]" office:value-type="float" office:value="1.21505376344086">
            <text:p>1.2</text:p>
          </table:table-cell>
          <table:table-cell table:style-name="ce190"/>
          <table:table-cell office:value-type="float" office:value="10457">
            <text:p>10457</text:p>
          </table:table-cell>
          <table:table-cell table:style-name="ce188" office:value-type="float" office:value="8.7">
            <text:p>8.70</text:p>
          </table:table-cell>
          <table:table-cell office:value-type="float" office:value="9.69">
            <text:p>9.69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18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88" office:value-type="float" office:value="1.23">
            <text:p>1.23</text:p>
          </table:table-cell>
          <table:table-cell office:value-type="float" office:value="1.92">
            <text:p>1.92</text:p>
          </table:table-cell>
          <table:table-cell table:style-name="ce205" table:formula="of:=[.U25]/[.R25]" office:value-type="float" office:value="1.20470127326151">
            <text:p>1.2</text:p>
          </table:table-cell>
          <table:table-cell/>
          <table:table-cell table:formula="of:=[.M25]/[.G25]" office:value-type="float" office:value="7.69911504424779">
            <text:p>7.7</text:p>
          </table:table-cell>
          <table:table-cell table:style-name="ce225" table:formula="of:=[.U25]/[.M25]" office:value-type="float" office:value="0.141379310344828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7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8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88" office:value-type="float" office:value="2.62">
            <text:p>2.62</text:p>
          </table:table-cell>
          <table:table-cell office:value-type="float" office:value="7.13">
            <text:p>7.13</text:p>
          </table:table-cell>
          <table:table-cell table:style-name="ce180" table:formula="of:=[.G26]/[.H26]" office:value-type="float" office:value="0.367461430575035">
            <text:p>0.37</text:p>
          </table:table-cell>
          <table:table-cell table:style-name="ce190" table:formula="of:=[.G26]/[.C26]" office:value-type="float" office:value="3.30808080808081">
            <text:p>3.3</text:p>
          </table:table-cell>
          <table:table-cell table:style-name="ce190"/>
          <table:table-cell office:value-type="float" office:value="37272">
            <text:p>37272</text:p>
          </table:table-cell>
          <table:table-cell table:style-name="ce188" office:value-type="float" office:value="2.63">
            <text:p>2.63</text:p>
          </table:table-cell>
          <table:table-cell office:value-type="float" office:value="7.21">
            <text:p>7.21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18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88" office:value-type="float" office:value="2.62">
            <text:p>2.62</text:p>
          </table:table-cell>
          <table:table-cell office:value-type="float" office:value="7.18">
            <text:p>7.18</text:p>
          </table:table-cell>
          <table:table-cell table:style-name="ce205" table:formula="of:=[.U26]/[.R26]" office:value-type="float" office:value="3.25465838509317">
            <text:p>3.3</text:p>
          </table:table-cell>
          <table:table-cell/>
          <table:table-cell table:formula="of:=[.M26]/[.G26]" office:value-type="float" office:value="1.00381679389313">
            <text:p>1.0</text:p>
          </table:table-cell>
          <table:table-cell table:style-name="ce225" table:formula="of:=[.U26]/[.M26]" office:value-type="float" office:value="0.996197718631179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7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8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88" office:value-type="float" office:value="2.38">
            <text:p>2.38</text:p>
          </table:table-cell>
          <table:table-cell office:value-type="float" office:value="3.45">
            <text:p>3.45</text:p>
          </table:table-cell>
          <table:table-cell table:style-name="ce180" table:formula="of:=[.G27]/[.H27]" office:value-type="float" office:value="0.689855072463768">
            <text:p>0.69</text:p>
          </table:table-cell>
          <table:table-cell table:style-name="ce190" table:formula="of:=[.G27]/[.C27]" office:value-type="float" office:value="1.18821767348977">
            <text:p>1.2</text:p>
          </table:table-cell>
          <table:table-cell table:style-name="ce190"/>
          <table:table-cell office:value-type="float" office:value="16856">
            <text:p>16856</text:p>
          </table:table-cell>
          <table:table-cell table:style-name="ce188" office:value-type="float" office:value="2.7">
            <text:p>2.70</text:p>
          </table:table-cell>
          <table:table-cell office:value-type="float" office:value="3.72">
            <text:p>3.72</text:p>
          </table:table-cell>
          <table:table-cell table:number-columns-repeated="2"/>
          <table:table-cell office:value-type="string">
            <text:p>Time</text:p>
          </table:table-cell>
          <table:table-cell table:style-name="ce188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88" office:value-type="string">
            <text:p>&gt;30m</text:p>
          </table:table-cell>
          <table:table-cell office:value-type="string">
            <text:p>&gt;30m</text:p>
          </table:table-cell>
          <table:table-cell table:style-name="ce205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3445378151261">
            <text:p>1.1</text:p>
          </table:table-cell>
          <table:table-cell table:style-name="ce225" table:formula="of:=[.U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7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8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88" office:value-type="float" office:value="13.96">
            <text:p>13.96</text:p>
          </table:table-cell>
          <table:table-cell office:value-type="float" office:value="26.75">
            <text:p>26.75</text:p>
          </table:table-cell>
          <table:table-cell table:style-name="ce180" table:formula="of:=[.G28]/[.H28]" office:value-type="float" office:value="0.521869158878505">
            <text:p>0.52</text:p>
          </table:table-cell>
          <table:table-cell table:style-name="ce190" table:formula="of:=[.G28]/[.C28]" office:value-type="float" office:value="2.85480572597137">
            <text:p>2.9</text:p>
          </table:table-cell>
          <table:table-cell table:style-name="ce190"/>
          <table:table-cell office:value-type="float" office:value="41792">
            <text:p>41792</text:p>
          </table:table-cell>
          <table:table-cell table:style-name="ce188" office:value-type="float" office:value="13.94">
            <text:p>13.94</text:p>
          </table:table-cell>
          <table:table-cell office:value-type="float" office:value="26.53">
            <text:p>26.53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18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88" office:value-type="float" office:value="14.01">
            <text:p>14.01</text:p>
          </table:table-cell>
          <table:table-cell office:value-type="float" office:value="26.49">
            <text:p>26.49</text:p>
          </table:table-cell>
          <table:table-cell table:style-name="ce205" table:formula="of:=[.U28]/[.R28]" office:value-type="float" office:value="2.86093526648969">
            <text:p>2.9</text:p>
          </table:table-cell>
          <table:table-cell/>
          <table:table-cell table:formula="of:=[.M28]/[.G28]" office:value-type="float" office:value="0.998567335243553">
            <text:p>1.0</text:p>
          </table:table-cell>
          <table:table-cell table:style-name="ce225" table:formula="of:=[.U28]/[.M28]" office:value-type="float" office:value="1.00502152080344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7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8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88" office:value-type="float" office:value="85.26">
            <text:p>85.26</text:p>
          </table:table-cell>
          <table:table-cell office:value-type="float" office:value="90.2">
            <text:p>90.20</text:p>
          </table:table-cell>
          <table:table-cell table:style-name="ce180" table:formula="of:=[.G29]/[.H29]" office:value-type="float" office:value="0.945232815964523">
            <text:p>0.95</text:p>
          </table:table-cell>
          <table:table-cell table:style-name="ce190" table:formula="of:=[.G29]/[.C29]" office:value-type="float" office:value="1.12148795117331">
            <text:p>1.1</text:p>
          </table:table-cell>
          <table:table-cell table:style-name="ce190"/>
          <table:table-cell office:value-type="float" office:value="50928">
            <text:p>50928</text:p>
          </table:table-cell>
          <table:table-cell table:style-name="ce188" office:value-type="float" office:value="67.51">
            <text:p>67.51</text:p>
          </table:table-cell>
          <table:table-cell office:value-type="float" office:value="70.52">
            <text:p>70.5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18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88" office:value-type="float" office:value="117.81">
            <text:p>117.81</text:p>
          </table:table-cell>
          <table:table-cell office:value-type="float" office:value="121.89">
            <text:p>121.89</text:p>
          </table:table-cell>
          <table:table-cell table:style-name="ce205" table:formula="of:=[.U29]/[.R29]" office:value-type="float" office:value="1.47358282883875">
            <text:p>1.5</text:p>
          </table:table-cell>
          <table:table-cell/>
          <table:table-cell table:formula="of:=[.M29]/[.G29]" office:value-type="float" office:value="0.791813277034952">
            <text:p>0.8</text:p>
          </table:table-cell>
          <table:table-cell table:style-name="ce225" table:formula="of:=[.U29]/[.M29]" office:value-type="float" office:value="1.74507480373278">
            <text:p>1.7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7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8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88" office:value-type="float" office:value="1.9">
            <text:p>1.90</text:p>
          </table:table-cell>
          <table:table-cell office:value-type="float" office:value="3.21">
            <text:p>3.21</text:p>
          </table:table-cell>
          <table:table-cell table:style-name="ce180" table:formula="of:=[.G30]/[.H30]" office:value-type="float" office:value="0.59190031152648">
            <text:p>0.59</text:p>
          </table:table-cell>
          <table:table-cell table:style-name="ce190" table:formula="of:=[.G30]/[.C30]" office:value-type="float" office:value="1.55610155610156">
            <text:p>1.6</text:p>
          </table:table-cell>
          <table:table-cell table:style-name="ce190"/>
          <table:table-cell office:value-type="float" office:value="16893">
            <text:p>16893</text:p>
          </table:table-cell>
          <table:table-cell table:style-name="ce188" office:value-type="float" office:value="1.61">
            <text:p>1.61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18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88" office:value-type="float" office:value="1.38">
            <text:p>1.38</text:p>
          </table:table-cell>
          <table:table-cell office:value-type="float" office:value="2.32">
            <text:p>2.32</text:p>
          </table:table-cell>
          <table:table-cell table:style-name="ce205" table:formula="of:=[.U30]/[.R30]" office:value-type="float" office:value="1.50163220892274">
            <text:p>1.5</text:p>
          </table:table-cell>
          <table:table-cell/>
          <table:table-cell table:formula="of:=[.M30]/[.G30]" office:value-type="float" office:value="0.847368421052632">
            <text:p>0.8</text:p>
          </table:table-cell>
          <table:table-cell table:style-name="ce225" table:formula="of:=[.U30]/[.M30]" office:value-type="float" office:value="0.857142857142857">
            <text:p>0.9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7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8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88" office:value-type="float" office:value="1.73">
            <text:p>1.73</text:p>
          </table:table-cell>
          <table:table-cell office:value-type="float" office:value="2.78">
            <text:p>2.78</text:p>
          </table:table-cell>
          <table:table-cell table:style-name="ce180" table:formula="of:=[.G31]/[.H31]" office:value-type="float" office:value="0.622302158273381">
            <text:p>0.62</text:p>
          </table:table-cell>
          <table:table-cell table:style-name="ce190" table:formula="of:=[.G31]/[.C31]" office:value-type="float" office:value="1.16734143049933">
            <text:p>1.2</text:p>
          </table:table-cell>
          <table:table-cell table:style-name="ce190"/>
          <table:table-cell office:value-type="string">
            <text:p>Memory</text:p>
          </table:table-cell>
          <table:table-cell table:style-name="ce188" office:value-type="float" office:value="16.87">
            <text:p>16.87</text:p>
          </table:table-cell>
          <table:table-cell office:value-type="float" office:value="49.23">
            <text:p>49.23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18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88" office:value-type="float" office:value="5.64">
            <text:p>5.64</text:p>
          </table:table-cell>
          <table:table-cell office:value-type="float" office:value="6.15">
            <text:p>6.15</text:p>
          </table:table-cell>
          <table:table-cell table:style-name="ce205" table:formula="of:=[.U31]/[.R31]" office:value-type="float" office:value="1.24861633827762">
            <text:p>1.2</text:p>
          </table:table-cell>
          <table:table-cell/>
          <table:table-cell table:formula="of:=[.M31]/[.G31]" office:value-type="float" office:value="9.7514450867052">
            <text:p>9.8</text:p>
          </table:table-cell>
          <table:table-cell table:style-name="ce225" table:formula="of:=[.U31]/[.M31]" office:value-type="float" office:value="0.334321280379372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7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8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88" office:value-type="float" office:value="6.83">
            <text:p>6.83</text:p>
          </table:table-cell>
          <table:table-cell office:value-type="float" office:value="16.18">
            <text:p>16.18</text:p>
          </table:table-cell>
          <table:table-cell table:style-name="ce180" table:formula="of:=[.G32]/[.H32]" office:value-type="float" office:value="0.4221260815822">
            <text:p>0.42</text:p>
          </table:table-cell>
          <table:table-cell table:style-name="ce190" table:formula="of:=[.G32]/[.C32]" office:value-type="float" office:value="3.80077907623817">
            <text:p>3.8</text:p>
          </table:table-cell>
          <table:table-cell table:style-name="ce190"/>
          <table:table-cell office:value-type="string">
            <text:p>Memory</text:p>
          </table:table-cell>
          <table:table-cell table:style-name="ce188" office:value-type="float" office:value="18.66">
            <text:p>18.66</text:p>
          </table:table-cell>
          <table:table-cell office:value-type="float" office:value="51.84">
            <text:p>51.84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18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88" office:value-type="float" office:value="37.06">
            <text:p>37.06</text:p>
          </table:table-cell>
          <table:table-cell office:value-type="float" office:value="41.47">
            <text:p>41.47</text:p>
          </table:table-cell>
          <table:table-cell table:style-name="ce205" table:formula="of:=[.U32]/[.R32]" office:value-type="float" office:value="0.858705222670189">
            <text:p>0.9</text:p>
          </table:table-cell>
          <table:table-cell/>
          <table:table-cell table:formula="of:=[.M32]/[.G32]" office:value-type="float" office:value="2.73206442166911">
            <text:p>2.7</text:p>
          </table:table-cell>
          <table:table-cell table:style-name="ce225" table:formula="of:=[.U32]/[.M32]" office:value-type="float" office:value="1.98606645230439">
            <text:p>2.0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7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8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88" office:value-type="float" office:value="0.93">
            <text:p>0.93</text:p>
          </table:table-cell>
          <table:table-cell office:value-type="float" office:value="1.57">
            <text:p>1.57</text:p>
          </table:table-cell>
          <table:table-cell table:style-name="ce180" table:formula="of:=[.G33]/[.H33]" office:value-type="float" office:value="0.592356687898089">
            <text:p>0.59</text:p>
          </table:table-cell>
          <table:table-cell table:style-name="ce190" table:formula="of:=[.G33]/[.C33]" office:value-type="float" office:value="1.32857142857143">
            <text:p>1.3</text:p>
          </table:table-cell>
          <table:table-cell table:style-name="ce190"/>
          <table:table-cell office:value-type="float" office:value="7469">
            <text:p>7469</text:p>
          </table:table-cell>
          <table:table-cell table:style-name="ce188" office:value-type="float" office:value="1.1">
            <text:p>1.10</text:p>
          </table:table-cell>
          <table:table-cell office:value-type="float" office:value="1.7">
            <text:p>1.70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18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88" office:value-type="float" office:value="1.43">
            <text:p>1.43</text:p>
          </table:table-cell>
          <table:table-cell office:value-type="float" office:value="2.07">
            <text:p>2.07</text:p>
          </table:table-cell>
          <table:table-cell table:style-name="ce205" table:formula="of:=[.U33]/[.R33]" office:value-type="float" office:value="1.12865035516969">
            <text:p>1.1</text:p>
          </table:table-cell>
          <table:table-cell/>
          <table:table-cell table:formula="of:=[.M33]/[.G33]" office:value-type="float" office:value="1.18279569892473">
            <text:p>1.2</text:p>
          </table:table-cell>
          <table:table-cell table:style-name="ce225" table:formula="of:=[.U33]/[.M33]" office:value-type="float" office:value="1.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7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8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88" office:value-type="float" office:value="1.65">
            <text:p>1.65</text:p>
          </table:table-cell>
          <table:table-cell office:value-type="float" office:value="2.61">
            <text:p>2.61</text:p>
          </table:table-cell>
          <table:table-cell table:style-name="ce180" table:formula="of:=[.G34]/[.H34]" office:value-type="float" office:value="0.632183908045977">
            <text:p>0.63</text:p>
          </table:table-cell>
          <table:table-cell table:style-name="ce190" table:formula="of:=[.G34]/[.C34]" office:value-type="float" office:value="1.21771217712177">
            <text:p>1.2</text:p>
          </table:table-cell>
          <table:table-cell table:style-name="ce190"/>
          <table:table-cell office:value-type="float" office:value="10722">
            <text:p>10722</text:p>
          </table:table-cell>
          <table:table-cell table:style-name="ce188" office:value-type="float" office:value="2.09">
            <text:p>2.09</text:p>
          </table:table-cell>
          <table:table-cell office:value-type="float" office:value="2.96">
            <text:p>2.96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18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88" office:value-type="float" office:value="2.68">
            <text:p>2.68</text:p>
          </table:table-cell>
          <table:table-cell office:value-type="float" office:value="3.62">
            <text:p>3.62</text:p>
          </table:table-cell>
          <table:table-cell table:style-name="ce205" table:formula="of:=[.U34]/[.R34]" office:value-type="float" office:value="1.06349206349206">
            <text:p>1.1</text:p>
          </table:table-cell>
          <table:table-cell/>
          <table:table-cell table:formula="of:=[.M34]/[.G34]" office:value-type="float" office:value="1.26666666666667">
            <text:p>1.3</text:p>
          </table:table-cell>
          <table:table-cell table:style-name="ce225" table:formula="of:=[.U34]/[.M34]" office:value-type="float" office:value="1.2822966507177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7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8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88" office:value-type="float" office:value="2.19">
            <text:p>2.19</text:p>
          </table:table-cell>
          <table:table-cell office:value-type="float" office:value="4.22">
            <text:p>4.22</text:p>
          </table:table-cell>
          <table:table-cell table:style-name="ce180" table:formula="of:=[.G35]/[.H35]" office:value-type="float" office:value="0.518957345971564">
            <text:p>0.52</text:p>
          </table:table-cell>
          <table:table-cell table:style-name="ce190" table:formula="of:=[.G35]/[.C35]" office:value-type="float" office:value="2.23697650663943">
            <text:p>2.2</text:p>
          </table:table-cell>
          <table:table-cell table:style-name="ce190"/>
          <table:table-cell office:value-type="float" office:value="49179">
            <text:p>49179</text:p>
          </table:table-cell>
          <table:table-cell table:style-name="ce188" office:value-type="float" office:value="14.58">
            <text:p>14.58</text:p>
          </table:table-cell>
          <table:table-cell office:value-type="float" office:value="16.53">
            <text:p>16.53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18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88" office:value-type="float" office:value="3.71">
            <text:p>3.71</text:p>
          </table:table-cell>
          <table:table-cell office:value-type="float" office:value="5.86">
            <text:p>5.86</text:p>
          </table:table-cell>
          <table:table-cell table:style-name="ce205" table:formula="of:=[.U35]/[.R35]" office:value-type="float" office:value="1.61024305555556">
            <text:p>1.6</text:p>
          </table:table-cell>
          <table:table-cell/>
          <table:table-cell table:formula="of:=[.M35]/[.G35]" office:value-type="float" office:value="6.65753424657534">
            <text:p>6.7</text:p>
          </table:table-cell>
          <table:table-cell table:style-name="ce225" table:formula="of:=[.U35]/[.M35]" office:value-type="float" office:value="0.254458161865569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7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8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88" office:value-type="float" office:value="7.17">
            <text:p>7.17</text:p>
          </table:table-cell>
          <table:table-cell office:value-type="float" office:value="11.45">
            <text:p>11.45</text:p>
          </table:table-cell>
          <table:table-cell table:style-name="ce180" table:formula="of:=[.G36]/[.H36]" office:value-type="float" office:value="0.626200873362445">
            <text:p>0.63</text:p>
          </table:table-cell>
          <table:table-cell table:style-name="ce190" table:formula="of:=[.G36]/[.C36]" office:value-type="float" office:value="2.4775397373877">
            <text:p>2.5</text:p>
          </table:table-cell>
          <table:table-cell table:style-name="ce190"/>
          <table:table-cell office:value-type="float" office:value="98361">
            <text:p>98361</text:p>
          </table:table-cell>
          <table:table-cell table:style-name="ce188" office:value-type="float" office:value="86.1">
            <text:p>86.10</text:p>
          </table:table-cell>
          <table:table-cell office:value-type="float" office:value="90.24">
            <text:p>90.24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18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88" office:value-type="float" office:value="11.82">
            <text:p>11.82</text:p>
          </table:table-cell>
          <table:table-cell office:value-type="float" office:value="16.3">
            <text:p>16.30</text:p>
          </table:table-cell>
          <table:table-cell table:style-name="ce205" table:formula="of:=[.U36]/[.R36]" office:value-type="float" office:value="1.85179382735391">
            <text:p>1.9</text:p>
          </table:table-cell>
          <table:table-cell/>
          <table:table-cell table:formula="of:=[.M36]/[.G36]" office:value-type="float" office:value="12.0083682008368">
            <text:p>12.0</text:p>
          </table:table-cell>
          <table:table-cell table:style-name="ce225" table:formula="of:=[.U36]/[.M36]" office:value-type="float" office:value="0.137282229965157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7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8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88" office:value-type="float" office:value="0.88">
            <text:p>0.88</text:p>
          </table:table-cell>
          <table:table-cell office:value-type="float" office:value="1.93">
            <text:p>1.93</text:p>
          </table:table-cell>
          <table:table-cell table:style-name="ce180" table:formula="of:=[.G37]/[.H37]" office:value-type="float" office:value="0.455958549222798">
            <text:p>0.46</text:p>
          </table:table-cell>
          <table:table-cell table:style-name="ce190" table:formula="of:=[.G37]/[.C37]" office:value-type="float" office:value="2.96296296296296">
            <text:p>3.0</text:p>
          </table:table-cell>
          <table:table-cell table:style-name="ce190"/>
          <table:table-cell office:value-type="float" office:value="14982">
            <text:p>14982</text:p>
          </table:table-cell>
          <table:table-cell table:style-name="ce188" office:value-type="float" office:value="0.91">
            <text:p>0.91</text:p>
          </table:table-cell>
          <table:table-cell office:value-type="float" office:value="1.95">
            <text:p>1.95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18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88" office:value-type="float" office:value="1.21">
            <text:p>1.21</text:p>
          </table:table-cell>
          <table:table-cell office:value-type="float" office:value="2.37">
            <text:p>2.37</text:p>
          </table:table-cell>
          <table:table-cell table:style-name="ce205" table:formula="of:=[.U37]/[.R37]" office:value-type="float" office:value="2.20802919708029">
            <text:p>2.2</text:p>
          </table:table-cell>
          <table:table-cell/>
          <table:table-cell table:formula="of:=[.M37]/[.G37]" office:value-type="float" office:value="1.03409090909091">
            <text:p>1.0</text:p>
          </table:table-cell>
          <table:table-cell table:style-name="ce225" table:formula="of:=[.U37]/[.M37]" office:value-type="float" office:value="1.3296703296703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7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8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88" office:value-type="float" office:value="0.59">
            <text:p>0.59</text:p>
          </table:table-cell>
          <table:table-cell office:value-type="float" office:value="1.33">
            <text:p>1.33</text:p>
          </table:table-cell>
          <table:table-cell table:style-name="ce180" table:formula="of:=[.G38]/[.H38]" office:value-type="float" office:value="0.443609022556391">
            <text:p>0.44</text:p>
          </table:table-cell>
          <table:table-cell table:style-name="ce190" table:formula="of:=[.G38]/[.C38]" office:value-type="float" office:value="2.58771929824561">
            <text:p>2.6</text:p>
          </table:table-cell>
          <table:table-cell table:style-name="ce190"/>
          <table:table-cell office:value-type="float" office:value="9241">
            <text:p>9241</text:p>
          </table:table-cell>
          <table:table-cell table:style-name="ce188" office:value-type="float" office:value="0.74">
            <text:p>0.74</text:p>
          </table:table-cell>
          <table:table-cell office:value-type="float" office:value="1.46">
            <text:p>1.46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18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88" office:value-type="float" office:value="10.39">
            <text:p>10.39</text:p>
          </table:table-cell>
          <table:table-cell office:value-type="float" office:value="11.55">
            <text:p>11.55</text:p>
          </table:table-cell>
          <table:table-cell table:style-name="ce205" table:formula="of:=[.U38]/[.R38]" office:value-type="float" office:value="2.01434664598682">
            <text:p>2.0</text:p>
          </table:table-cell>
          <table:table-cell/>
          <table:table-cell table:formula="of:=[.M38]/[.G38]" office:value-type="float" office:value="1.25423728813559">
            <text:p>1.3</text:p>
          </table:table-cell>
          <table:table-cell table:style-name="ce225" table:formula="of:=[.U38]/[.M38]" office:value-type="float" office:value="14.0405405405405">
            <text:p>14.0</text:p>
          </table:table-cell>
          <table:table-cell table:number-columns-repeated="998"/>
        </table:table-row>
        <table:table-row table:style-name="ro2">
          <table:table-cell table:style-name="ce157" office:value-type="string">
            <text:p>small/2readers</text:p>
          </table:table-cell>
          <table:table-cell table:style-name="ce163"/>
          <table:table-cell table:style-name="ce171"/>
          <table:table-cell table:style-name="ce177" table:number-columns-repeated="2"/>
          <table:table-cell table:style-name="ce185"/>
          <table:table-cell table:style-name="ce177" table:number-columns-repeated="3"/>
          <table:table-cell table:style-name="ce191" table:number-columns-repeated="2"/>
          <table:table-cell table:style-name="ce163" office:value-type="float" office:value="7">
            <text:p>7</text:p>
          </table:table-cell>
          <table:table-cell table:style-name="ce187" office:value-type="float" office:value="0">
            <text:p>0.00</text:p>
          </table:table-cell>
          <table:table-cell table:style-name="ce177" office:value-type="float" office:value="0">
            <text:p>0.00</text:p>
          </table:table-cell>
          <table:table-cell table:style-name="ce177"/>
          <table:table-cell table:style-name="ce197"/>
          <table:table-cell table:style-name="ce185"/>
          <table:table-cell table:style-name="ce177" table:number-columns-repeated="2"/>
          <table:table-cell table:style-name="ce185"/>
          <table:table-cell table:style-name="ce177" table:number-columns-repeated="2"/>
          <table:table-cell table:style-name="ce206"/>
          <table:table-cell table:style-name="ce212"/>
          <table:table-cell table:style-name="ce220"/>
          <table:table-cell table:style-name="ce227"/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30" table:style-name="ta1" table:print="false">
        <table:table-column table:style-name="co20" table:default-cell-style-name="ce238"/>
        <table:table-column table:style-name="co21" table:default-cell-style-name="ce244"/>
        <table:table-column table:style-name="co22" table:default-cell-style-name="ce252"/>
        <table:table-column table:style-name="co23" table:default-cell-style-name="ce258"/>
        <table:table-column table:style-name="co24" table:default-cell-style-name="ce258"/>
        <table:table-column table:style-name="co2" table:default-cell-style-name="ce266"/>
        <table:table-column table:style-name="co22" table:default-cell-style-name="ce258"/>
        <table:table-column table:style-name="co25" table:default-cell-style-name="ce258"/>
        <table:table-column table:style-name="co26" table:default-cell-style-name="ce258"/>
        <table:table-column table:style-name="co27" table:default-cell-style-name="ce272"/>
        <table:table-column table:style-name="co28" table:default-cell-style-name="ce272"/>
        <table:table-column table:style-name="co29" table:default-cell-style-name="ce244"/>
        <table:table-column table:style-name="co30" table:default-cell-style-name="ce258"/>
        <table:table-column table:style-name="co21" table:default-cell-style-name="ce258"/>
        <table:table-column table:style-name="co40" table:default-cell-style-name="ce258"/>
        <table:table-column table:style-name="co28" table:default-cell-style-name="ce278"/>
        <table:table-column table:style-name="co31" table:default-cell-style-name="ce266"/>
        <table:table-column table:style-name="co35" table:default-cell-style-name="ce258"/>
        <table:table-column table:style-name="co36" table:default-cell-style-name="ce258"/>
        <table:table-column table:style-name="co29" table:default-cell-style-name="ce266"/>
        <table:table-column table:style-name="co31" table:default-cell-style-name="ce258"/>
        <table:table-column table:style-name="co34" table:default-cell-style-name="ce258"/>
        <table:table-column table:style-name="co27" table:default-cell-style-name="ce287"/>
        <table:table-column table:style-name="co37" table:default-cell-style-name="ce293"/>
        <table:table-column table:style-name="co38" table:default-cell-style-name="ce298"/>
        <table:table-column table:style-name="co41" table:default-cell-style-name="ce272"/>
        <table:table-column table:style-name="co39" table:default-cell-style-name="ce308"/>
        <table:table-column table:style-name="co19" table:default-cell-style-name="ce272"/>
        <table:table-column table:style-name="co19" table:default-cell-style-name="ce312"/>
        <table:table-column table:style-name="co19" table:number-columns-repeated="994" table:default-cell-style-name="ce272"/>
        <table:table-row table:style-name="ro2">
          <table:table-cell table:style-name="ce233" office:value-type="string">
            <text:p>Test</text:p>
          </table:table-cell>
          <table:table-cell table:style-name="ce239" office:value-type="string">
            <text:p>Plain</text:p>
          </table:table-cell>
          <table:table-cell table:style-name="ce245"/>
          <table:table-cell table:style-name="ce253" table:number-columns-repeated="2"/>
          <table:table-cell table:style-name="ce261"/>
          <table:table-cell table:style-name="ce253" table:number-columns-repeated="3"/>
          <table:table-cell table:style-name="ce233" table:number-columns-repeated="2"/>
          <table:table-cell table:style-name="ce239" office:value-type="string">
            <text:p>Contextual</text:p>
          </table:table-cell>
          <table:table-cell table:style-name="ce253" table:number-columns-repeated="3"/>
          <table:table-cell table:style-name="ce273"/>
          <table:table-cell table:style-name="ce261" office:value-type="string">
            <text:p>Place replication</text:p>
          </table:table-cell>
          <table:table-cell table:style-name="ce253" table:number-columns-repeated="2"/>
          <table:table-cell table:style-name="ce261"/>
          <table:table-cell table:style-name="ce253" table:number-columns-repeated="2"/>
          <table:table-cell table:style-name="ce280"/>
          <table:table-cell table:style-name="ce288"/>
          <table:table-cell table:style-name="ce294"/>
          <table:table-cell table:style-name="ce233"/>
          <table:table-cell table:style-name="ce302"/>
          <table:table-cell table:style-name="ce233"/>
          <table:table-cell table:style-name="ce309"/>
          <table:table-cell table:style-name="ce233" table:number-columns-repeated="994"/>
        </table:table-row>
        <table:table-row table:style-name="ro2">
          <table:table-cell table:style-name="ce234"/>
          <table:table-cell table:style-name="ce240" office:value-type="string">
            <text:p>Mole 060323</text:p>
          </table:table-cell>
          <table:table-cell table:style-name="ce246"/>
          <table:table-cell table:style-name="ce254" table:number-columns-repeated="2"/>
          <table:table-cell table:style-name="ce262" office:value-type="string">
            <text:p>Cunf r30</text:p>
          </table:table-cell>
          <table:table-cell table:style-name="ce254" table:number-columns-repeated="3"/>
          <table:table-cell table:style-name="ce234" table:number-columns-repeated="2"/>
          <table:table-cell table:style-name="ce240" office:value-type="string">
            <text:p>Cunf r30</text:p>
          </table:table-cell>
          <table:table-cell table:style-name="ce254" table:number-columns-repeated="3"/>
          <table:table-cell table:style-name="ce274"/>
          <table:table-cell table:style-name="ce262" office:value-type="string">
            <text:p>Mole 060323</text:p>
          </table:table-cell>
          <table:table-cell table:style-name="ce254" table:number-columns-repeated="2"/>
          <table:table-cell table:style-name="ce262" office:value-type="string">
            <text:p>Cunf r30</text:p>
          </table:table-cell>
          <table:table-cell table:style-name="ce254" table:number-columns-repeated="2"/>
          <table:table-cell table:style-name="ce281"/>
          <table:table-cell table:style-name="ce289"/>
          <table:table-cell table:style-name="ce295"/>
          <table:table-cell table:style-name="ce234"/>
          <table:table-cell table:style-name="ce303"/>
          <table:table-cell table:style-name="ce234"/>
          <table:table-cell table:style-name="ce310"/>
          <table:table-cell table:style-name="ce234" table:number-columns-repeated="994"/>
        </table:table-row>
        <table:table-row table:style-name="ro2">
          <table:table-cell table:style-name="ce235"/>
          <table:table-cell table:style-name="ce241" office:value-type="string">
            <text:p>Events</text:p>
          </table:table-cell>
          <table:table-cell table:style-name="ce247" office:value-type="string">
            <text:p>Time</text:p>
          </table:table-cell>
          <table:table-cell table:style-name="ce255" table:number-columns-repeated="2"/>
          <table:table-cell table:style-name="ce263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 table:number-columns-repeated="2"/>
          <table:table-cell table:style-name="ce235" table:number-columns-repeated="2"/>
          <table:table-cell table:style-name="ce241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 table:number-columns-repeated="2"/>
          <table:table-cell table:style-name="ce275"/>
          <table:table-cell table:style-name="ce263" office:value-type="string">
            <text:p>Events</text:p>
          </table:table-cell>
          <table:table-cell table:style-name="ce255" office:value-type="string">
            <text:p>Time</text:p>
          </table:table-cell>
          <table:table-cell table:style-name="ce255"/>
          <table:table-cell table:style-name="ce263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/>
          <table:table-cell table:style-name="ce282"/>
          <table:table-cell table:style-name="ce290"/>
          <table:table-cell table:style-name="ce296"/>
          <table:table-cell table:style-name="ce235"/>
          <table:table-cell table:style-name="ce304"/>
          <table:table-cell table:style-name="ce235"/>
          <table:table-cell table:style-name="ce311"/>
          <table:table-cell table:style-name="ce235" table:number-columns-repeated="994"/>
        </table:table-row>
        <table:table-row table:style-name="ro2">
          <table:table-cell table:style-name="ce236"/>
          <table:table-cell table:style-name="ce242"/>
          <table:table-cell table:style-name="ce248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 office:value-type="string">
            <text:p>U / E</text:p>
          </table:table-cell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 office:value-type="string">
            <text:p>U / E</text:p>
          </table:table-cell>
          <table:table-cell table:style-name="ce236" office:value-type="string">
            <text:p>C / M</text:p>
          </table:table-cell>
          <table:table-cell table:style-name="ce236"/>
          <table:table-cell table:style-name="ce242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/>
          <table:table-cell table:style-name="ce276"/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83" office:value-type="string">
            <text:p>C / M</text:p>
          </table:table-cell>
          <table:table-cell table:style-name="ce291"/>
          <table:table-cell table:style-name="ce297" office:value-type="string">
            <text:p>Cont / Plain</text:p>
          </table:table-cell>
          <table:table-cell table:style-name="ce236" office:value-type="string">
            <text:p>Pr / Plain</text:p>
          </table:table-cell>
          <table:table-cell table:style-name="ce305" office:value-type="string">
            <text:p>Cont / Pr</text:p>
          </table:table-cell>
          <table:table-cell table:style-name="ce236"/>
          <table:table-cell table:style-name="ce291"/>
          <table:table-cell table:style-name="ce236" table:number-columns-repeated="994"/>
        </table:table-row>
        <table:table-row table:style-name="ro2">
          <table:table-cell table:style-name="ce237" office:value-type="string">
            <text:p>pep/ab_gesc</text:p>
          </table:table-cell>
          <table:table-cell table:style-name="ce243" office:value-type="float" office:value="471">
            <text:p>471</text:p>
          </table:table-cell>
          <table:table-cell table:style-name="ce249" office:value-type="float" office:value="0.01">
            <text:p>0.01</text:p>
          </table:table-cell>
          <table:table-cell table:style-name="ce257" office:value-type="float" office:value="0.1">
            <text:p>0.10</text:p>
          </table:table-cell>
          <table:table-cell table:style-name="ce259" table:formula="of:=[.C5]/[.D5]" office:value-type="float" office:value="0.1">
            <text:p>0.10</text:p>
          </table:table-cell>
          <table:table-cell table:style-name="ce265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59" table:formula="of:=[.G5]/[.H5]" office:value-type="float" office:value="0.5">
            <text:p>0.50</text:p>
          </table:table-cell>
          <table:table-cell table:style-name="ce269" table:formula="of:=[.G5]/[.C5]" office:value-type="float" office:value="1">
            <text:p>1.0</text:p>
          </table:table-cell>
          <table:table-cell table:style-name="ce269"/>
          <table:table-cell table:style-name="ce243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5">
            <text:p>0.05</text:p>
          </table:table-cell>
          <table:table-cell table:style-name="ce257"/>
          <table:table-cell table:style-name="ce277"/>
          <table:table-cell table:style-name="ce265" office:value-type="float" office:value="471">
            <text:p>471</text:p>
          </table:table-cell>
          <table:table-cell table:style-name="ce267" office:value-type="float" office:value="0.013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65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84" table:formula="of:=[.U5]/[.R5]" office:value-type="float" office:value="0.769230769230769">
            <text:p>0.8</text:p>
          </table:table-cell>
          <table:table-cell table:style-name="ce292"/>
          <table:table-cell table:formula="of:=[.M5]/[.G5]" office:value-type="float" office:value="1">
            <text:p>1.0</text:p>
          </table:table-cell>
          <table:table-cell table:style-name="ce271" table:formula="of:=[.U5]/[.G5]" office:value-type="float" office:value="1">
            <text:p>1</text:p>
          </table:table-cell>
          <table:table-cell table:style-name="ce306" table:formula="of:=[.M5]/[.U5]" office:value-type="float" office:value="1">
            <text:p>1.0</text:p>
          </table:table-cell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25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26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49">
            <text:p>2.49</text:p>
          </table:table-cell>
          <table:table-cell table:style-name="ce260" table:formula="of:=[.G6]/[.H6]" office:value-type="float" office:value="0.891566265060241">
            <text:p>0.89</text:p>
          </table:table-cell>
          <table:table-cell table:style-name="ce270" table:formula="of:=[.G6]/[.C6]" office:value-type="float" office:value="0.777583187390543">
            <text:p>0.8</text:p>
          </table:table-cell>
          <table:table-cell table:style-name="ce270"/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6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268" office:value-type="float" office:value="2.26">
            <text:p>2.26</text:p>
          </table:table-cell>
          <table:table-cell office:value-type="float" office:value="2.53">
            <text:p>2.53</text:p>
          </table:table-cell>
          <table:table-cell table:style-name="ce285" table:formula="of:=[.U6]/[.R6]" office:value-type="float" office:value="0.789106145251397">
            <text:p>0.8</text:p>
          </table:table-cell>
          <table:table-cell/>
          <table:table-cell table:formula="of:=[.M6]/[.G6]" office:value-type="float" office:value="1">
            <text:p>1.0</text:p>
          </table:table-cell>
          <table:table-cell table:style-name="ce301" table:formula="of:=[.U6]/[.G6]" office:value-type="float" office:value="1.01801801801802">
            <text:p>1.02</text:p>
          </table:table-cell>
          <table:table-cell table:style-name="ce306" table:formula="of:=[.M6]/[.U6]" office:value-type="float" office:value="0.98230088495575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25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26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7]/[.H7]" office:value-type="float" office:value="0">
            <text:p>#DIV/0!</text:p>
          </table:table-cell>
          <table:table-cell table:style-name="ce270" table:formula="of:=[.G7]/[.C7]" office:value-type="float" office:value="0">
            <text:p>0.0</text:p>
          </table:table-cell>
          <table:table-cell table:style-name="ce270"/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26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01" table:formula="of:=[.U7]/[.G7]" office:value-type="float" office:value="0">
            <text:p>#DIV/0!</text:p>
          </table:table-cell>
          <table:table-cell table:style-name="ce306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25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26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8]/[.H8]" office:value-type="float" office:value="0">
            <text:p>0.00</text:p>
          </table:table-cell>
          <table:table-cell table:style-name="ce270" table:formula="of:=[.G8]/[.C8]" office:value-type="float" office:value="0">
            <text:p>0.0</text:p>
          </table:table-cell>
          <table:table-cell table:style-name="ce270"/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268" office:value-type="float" office:value="0.004">
            <text:p>0.00</text:p>
          </table:table-cell>
          <table:table-cell table:style-name="ce279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01" table:formula="of:=[.U8]/[.G8]" office:value-type="float" office:value="0">
            <text:p>#DIV/0!</text:p>
          </table:table-cell>
          <table:table-cell table:style-name="ce306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25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26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9]/[.H9]" office:value-type="float" office:value="0">
            <text:p>#DIV/0!</text:p>
          </table:table-cell>
          <table:table-cell table:style-name="ce270" table:formula="of:=[.G9]/[.C9]" office:value-type="float" office:value="0">
            <text:p>0.0</text:p>
          </table:table-cell>
          <table:table-cell table:style-name="ce270"/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01" table:formula="of:=[.U9]/[.G9]" office:value-type="float" office:value="0">
            <text:p>#DIV/0!</text:p>
          </table:table-cell>
          <table:table-cell table:style-name="ce306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25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0]/[.H10]" office:value-type="float" office:value="0">
            <text:p>0.00</text:p>
          </table:table-cell>
          <table:table-cell table:style-name="ce270" table:formula="of:=[.G10]/[.C10]" office:value-type="float" office:value="0">
            <text:p>0.0</text:p>
          </table:table-cell>
          <table:table-cell table:style-name="ce270"/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26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85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01" table:formula="of:=[.U10]/[.G10]" office:value-type="float" office:value="0">
            <text:p>#DIV/0!</text:p>
          </table:table-cell>
          <table:table-cell table:style-name="ce306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25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26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1]/[.H11]" office:value-type="float" office:value="0">
            <text:p>#DIV/0!</text:p>
          </table:table-cell>
          <table:table-cell table:style-name="ce270" table:formula="of:=[.G11]/[.C11]" office:value-type="float" office:value="0">
            <text:p>0.0</text:p>
          </table:table-cell>
          <table:table-cell table:style-name="ce270"/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6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01" table:formula="of:=[.U11]/[.G11]" office:value-type="float" office:value="0">
            <text:p>#DIV/0!</text:p>
          </table:table-cell>
          <table:table-cell table:style-name="ce306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25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26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2]/[.H12]" office:value-type="float" office:value="0">
            <text:p>0.00</text:p>
          </table:table-cell>
          <table:table-cell table:style-name="ce270" table:formula="of:=[.G12]/[.C12]" office:value-type="float" office:value="0">
            <text:p>0.0</text:p>
          </table:table-cell>
          <table:table-cell table:style-name="ce270"/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26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01" table:formula="of:=[.U12]/[.G12]" office:value-type="float" office:value="0">
            <text:p>#DIV/0!</text:p>
          </table:table-cell>
          <table:table-cell table:style-name="ce306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25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26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3]/[.H13]" office:value-type="float" office:value="0">
            <text:p>#DIV/0!</text:p>
          </table:table-cell>
          <table:table-cell table:style-name="ce270" table:formula="of:=[.G13]/[.C13]" office:value-type="float" office:value="0">
            <text:p>#DIV/0!</text:p>
          </table:table-cell>
          <table:table-cell table:style-name="ce270"/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6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01" table:formula="of:=[.U13]/[.G13]" office:value-type="float" office:value="0">
            <text:p>#DIV/0!</text:p>
          </table:table-cell>
          <table:table-cell table:style-name="ce306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3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25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26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4]/[.H14]" office:value-type="float" office:value="0">
            <text:p>#DIV/0!</text:p>
          </table:table-cell>
          <table:table-cell table:style-name="ce270" table:formula="of:=[.G14]/[.C14]" office:value-type="float" office:value="0">
            <text:p>0.0</text:p>
          </table:table-cell>
          <table:table-cell table:style-name="ce270"/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6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01" table:formula="of:=[.U14]/[.G14]" office:value-type="float" office:value="0">
            <text:p>#DIV/0!</text:p>
          </table:table-cell>
          <table:table-cell table:style-name="ce306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25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26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5]/[.H15]" office:value-type="float" office:value="0">
            <text:p>0.00</text:p>
          </table:table-cell>
          <table:table-cell table:style-name="ce270" table:formula="of:=[.G15]/[.C15]" office:value-type="float" office:value="0">
            <text:p>0.0</text:p>
          </table:table-cell>
          <table:table-cell table:style-name="ce270"/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26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01" table:formula="of:=[.U15]/[.G15]" office:value-type="float" office:value="0">
            <text:p>#DIV/0!</text:p>
          </table:table-cell>
          <table:table-cell table:style-name="ce306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25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26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6]/[.H16]" office:value-type="float" office:value="0">
            <text:p>#DIV/0!</text:p>
          </table:table-cell>
          <table:table-cell table:style-name="ce270" table:formula="of:=[.G16]/[.C16]" office:value-type="float" office:value="0">
            <text:p>0.0</text:p>
          </table:table-cell>
          <table:table-cell table:style-name="ce270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01" table:formula="of:=[.U16]/[.G16]" office:value-type="float" office:value="0">
            <text:p>#DIV/0!</text:p>
          </table:table-cell>
          <table:table-cell table:style-name="ce306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25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6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260" table:formula="of:=[.G17]/[.H17]" office:value-type="float" office:value="1">
            <text:p>1.00</text:p>
          </table:table-cell>
          <table:table-cell table:style-name="ce270" table:formula="of:=[.G17]/[.C17]" office:value-type="float" office:value="1">
            <text:p>1.0</text:p>
          </table:table-cell>
          <table:table-cell table:style-name="ce270"/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26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85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01" table:formula="of:=[.U17]/[.G17]" office:value-type="float" office:value="1">
            <text:p>1</text:p>
          </table:table-cell>
          <table:table-cell table:style-name="ce306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25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8]/[.H18]" office:value-type="float" office:value="0">
            <text:p>#DIV/0!</text:p>
          </table:table-cell>
          <table:table-cell table:style-name="ce270" table:formula="of:=[.G18]/[.C18]" office:value-type="float" office:value="0">
            <text:p>0.0</text:p>
          </table:table-cell>
          <table:table-cell table:style-name="ce270"/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6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01" table:formula="of:=[.U18]/[.G18]" office:value-type="float" office:value="0">
            <text:p>#DIV/0!</text:p>
          </table:table-cell>
          <table:table-cell table:style-name="ce306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25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9]/[.H19]" office:value-type="float" office:value="0">
            <text:p>0.00</text:p>
          </table:table-cell>
          <table:table-cell table:style-name="ce270" table:formula="of:=[.G19]/[.C19]" office:value-type="float" office:value="0">
            <text:p>0.0</text:p>
          </table:table-cell>
          <table:table-cell table:style-name="ce270"/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26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01" table:formula="of:=[.U19]/[.G19]" office:value-type="float" office:value="0">
            <text:p>#DIV/0!</text:p>
          </table:table-cell>
          <table:table-cell table:style-name="ce306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25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20]/[.H20]" office:value-type="float" office:value="0">
            <text:p>#DIV/0!</text:p>
          </table:table-cell>
          <table:table-cell table:style-name="ce270" table:formula="of:=[.G20]/[.C20]" office:value-type="float" office:value="0">
            <text:p>0.0</text:p>
          </table:table-cell>
          <table:table-cell table:style-name="ce270"/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01" table:formula="of:=[.U20]/[.G20]" office:value-type="float" office:value="0">
            <text:p>#DIV/0!</text:p>
          </table:table-cell>
          <table:table-cell table:style-name="ce306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25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21]/[.H21]" office:value-type="float" office:value="0">
            <text:p>0.00</text:p>
          </table:table-cell>
          <table:table-cell table:style-name="ce270" table:formula="of:=[.G21]/[.C21]" office:value-type="float" office:value="0">
            <text:p>0.0</text:p>
          </table:table-cell>
          <table:table-cell table:style-name="ce270"/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26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21]/[.R21]" office:value-type="float" office:value="0">
            <text:p>0.0</text:p>
          </table:table-cell>
          <table:table-cell/>
          <table:table-cell table:style-name="ce299" table:formula="of:=[.M21]/[.G21]" office:value-type="float" office:value="0">
            <text:p>#DIV/0!</text:p>
          </table:table-cell>
          <table:table-cell table:style-name="ce301" table:formula="of:=[.U21]/[.G21]" office:value-type="float" office:value="0">
            <text:p>#DIV/0!</text:p>
          </table:table-cell>
          <table:table-cell table:style-name="ce306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37" office:value-type="string">
            <text:p>bench/bds_1.sync</text:p>
          </table:table-cell>
          <table:table-cell table:style-name="ce243" office:value-type="float" office:value="12900">
            <text:p>12900</text:p>
          </table:table-cell>
          <table:table-cell table:style-name="ce249" office:value-type="float" office:value="0.47">
            <text:p>0.47</text:p>
          </table:table-cell>
          <table:table-cell table:style-name="ce257" office:value-type="float" office:value="0.558">
            <text:p>0.56</text:p>
          </table:table-cell>
          <table:table-cell table:style-name="ce259" table:formula="of:=[.C22]/[.D22]" office:value-type="float" office:value="0.842293906810036">
            <text:p>0.84</text:p>
          </table:table-cell>
          <table:table-cell table:style-name="ce265" office:value-type="float" office:value="12900">
            <text:p>12900</text:p>
          </table:table-cell>
          <table:table-cell table:style-name="ce267" office:value-type="float" office:value="0.52">
            <text:p>0.52</text:p>
          </table:table-cell>
          <table:table-cell table:style-name="ce257" office:value-type="float" office:value="0.78">
            <text:p>0.78</text:p>
          </table:table-cell>
          <table:table-cell table:style-name="ce259" table:formula="of:=[.G22]/[.H22]" office:value-type="float" office:value="0.666666666666667">
            <text:p>0.67</text:p>
          </table:table-cell>
          <table:table-cell table:style-name="ce269" table:formula="of:=[.G22]/[.C22]" office:value-type="float" office:value="1.1063829787234">
            <text:p>1.1</text:p>
          </table:table-cell>
          <table:table-cell table:style-name="ce269"/>
          <table:table-cell table:style-name="ce243" office:value-type="float" office:value="4302">
            <text:p>4302</text:p>
          </table:table-cell>
          <table:table-cell table:style-name="ce267" office:value-type="float" office:value="0.19">
            <text:p>0.19</text:p>
          </table:table-cell>
          <table:table-cell table:style-name="ce257" office:value-type="float" office:value="0.23">
            <text:p>0.23</text:p>
          </table:table-cell>
          <table:table-cell table:style-name="ce257"/>
          <table:table-cell table:style-name="ce277"/>
          <table:table-cell table:style-name="ce265" office:value-type="float" office:value="4302">
            <text:p>4302</text:p>
          </table:table-cell>
          <table:table-cell table:style-name="ce267" office:value-type="float" office:value="0.237">
            <text:p>0.24</text:p>
          </table:table-cell>
          <table:table-cell table:style-name="ce257" office:value-type="float" office:value="0.279">
            <text:p>0.28</text:p>
          </table:table-cell>
          <table:table-cell table:style-name="ce265" office:value-type="float" office:value="4302">
            <text:p>4302</text:p>
          </table:table-cell>
          <table:table-cell table:style-name="ce267" office:value-type="float" office:value="0.26">
            <text:p>0.26</text:p>
          </table:table-cell>
          <table:table-cell table:style-name="ce257" office:value-type="float" office:value="0.41">
            <text:p>0.41</text:p>
          </table:table-cell>
          <table:table-cell table:style-name="ce284" table:formula="of:=[.U22]/[.R22]" office:value-type="float" office:value="1.09704641350211">
            <text:p>1.1</text:p>
          </table:table-cell>
          <table:table-cell table:style-name="ce292"/>
          <table:table-cell table:formula="of:=[.M22]/[.G22]" office:value-type="float" office:value="0.365384615384615">
            <text:p>0.4</text:p>
          </table:table-cell>
          <table:table-cell table:style-name="ce271" table:formula="of:=[.U22]/[.G22]" office:value-type="float" office:value="0.5">
            <text:p>0.5</text:p>
          </table:table-cell>
          <table:table-cell table:style-name="ce307" table:formula="of:=[.M22]/[.U22]" office:value-type="float" office:value="0.730769230769231">
            <text:p>0.7</text:p>
          </table:table-cell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25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26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268" office:value-type="float" office:value="2.19">
            <text:p>2.19</text:p>
          </table:table-cell>
          <table:table-cell office:value-type="float" office:value="2.45">
            <text:p>2.45</text:p>
          </table:table-cell>
          <table:table-cell table:style-name="ce260" table:formula="of:=[.G23]/[.H23]" office:value-type="float" office:value="0.893877551020408">
            <text:p>0.89</text:p>
          </table:table-cell>
          <table:table-cell table:style-name="ce270" table:formula="of:=[.G23]/[.C23]" office:value-type="float" office:value="0.768960674157303">
            <text:p>0.8</text:p>
          </table:table-cell>
          <table:table-cell table:style-name="ce270"/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5">
            <text:p>2.50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6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268" office:value-type="float" office:value="2.18">
            <text:p>2.18</text:p>
          </table:table-cell>
          <table:table-cell office:value-type="float" office:value="2.5">
            <text:p>2.50</text:p>
          </table:table-cell>
          <table:table-cell table:style-name="ce285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.01369863013699">
            <text:p>1.0</text:p>
          </table:table-cell>
          <table:table-cell table:style-name="ce301" table:formula="of:=[.U23]/[.G23]" office:value-type="float" office:value="0.995433789954338">
            <text:p>1</text:p>
          </table:table-cell>
          <table:table-cell table:style-name="ce306" table:formula="of:=[.M23]/[.U23]" office:value-type="float" office:value="1.0183486238532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25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26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268" office:value-type="float" office:value="3.41">
            <text:p>3.41</text:p>
          </table:table-cell>
          <table:table-cell office:value-type="float" office:value="3.85">
            <text:p>3.85</text:p>
          </table:table-cell>
          <table:table-cell table:style-name="ce260" table:formula="of:=[.G24]/[.H24]" office:value-type="float" office:value="0.885714285714286">
            <text:p>0.89</text:p>
          </table:table-cell>
          <table:table-cell table:style-name="ce270" table:formula="of:=[.G24]/[.C24]" office:value-type="float" office:value="1.12023653088042">
            <text:p>1.1</text:p>
          </table:table-cell>
          <table:table-cell table:style-name="ce270"/>
          <table:table-cell office:value-type="float" office:value="8044">
            <text:p>8044</text:p>
          </table:table-cell>
          <table:table-cell table:style-name="ce268" office:value-type="float" office:value="2.83">
            <text:p>2.83</text:p>
          </table:table-cell>
          <table:table-cell office:value-type="float" office:value="3.08">
            <text:p>3.08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26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268" office:value-type="float" office:value="5.58">
            <text:p>5.58</text:p>
          </table:table-cell>
          <table:table-cell office:value-type="float" office:value="5.98">
            <text:p>5.98</text:p>
          </table:table-cell>
          <table:table-cell table:style-name="ce285" table:formula="of:=[.U24]/[.R24]" office:value-type="float" office:value="0.983086680761099">
            <text:p>1.0</text:p>
          </table:table-cell>
          <table:table-cell/>
          <table:table-cell table:formula="of:=[.M24]/[.G24]" office:value-type="float" office:value="0.829912023460411">
            <text:p>0.8</text:p>
          </table:table-cell>
          <table:table-cell table:style-name="ce301" table:formula="of:=[.U24]/[.G24]" office:value-type="float" office:value="1.63636363636364">
            <text:p>1.64</text:p>
          </table:table-cell>
          <table:table-cell table:style-name="ce306" table:formula="of:=[.M24]/[.U24]" office:value-type="float" office:value="0.50716845878136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25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26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268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260" table:formula="of:=[.G25]/[.H25]" office:value-type="float" office:value="0.794642857142857">
            <text:p>0.79</text:p>
          </table:table-cell>
          <table:table-cell table:style-name="ce270" table:formula="of:=[.G25]/[.C25]" office:value-type="float" office:value="0.956989247311828">
            <text:p>1.0</text:p>
          </table:table-cell>
          <table:table-cell table:style-name="ce270"/>
          <table:table-cell office:value-type="float" office:value="10457">
            <text:p>10457</text:p>
          </table:table-cell>
          <table:table-cell table:style-name="ce268" office:value-type="float" office:value="1.41">
            <text:p>1.41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26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268" office:value-type="float" office:value="0.99">
            <text:p>0.99</text:p>
          </table:table-cell>
          <table:table-cell office:value-type="float" office:value="1.25">
            <text:p>1.25</text:p>
          </table:table-cell>
          <table:table-cell table:style-name="ce285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58426966292135">
            <text:p>1.6</text:p>
          </table:table-cell>
          <table:table-cell table:style-name="ce301" table:formula="of:=[.U25]/[.G25]" office:value-type="float" office:value="1.1123595505618">
            <text:p>1.11</text:p>
          </table:table-cell>
          <table:table-cell table:style-name="ce306" table:formula="of:=[.M25]/[.U25]" office:value-type="float" office:value="1.42424242424242">
            <text:p>1.4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25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26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268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style-name="ce260" table:formula="of:=[.G26]/[.H26]" office:value-type="float" office:value="0.571428571428571">
            <text:p>0.57</text:p>
          </table:table-cell>
          <table:table-cell table:style-name="ce270" table:formula="of:=[.G26]/[.C26]" office:value-type="float" office:value="1.26262626262626">
            <text:p>1.3</text:p>
          </table:table-cell>
          <table:table-cell table:style-name="ce270"/>
          <table:table-cell office:value-type="float" office:value="37272">
            <text:p>37272</text:p>
          </table:table-cell>
          <table:table-cell table:style-name="ce268" office:value-type="float" office:value="1.01">
            <text:p>1.01</text:p>
          </table:table-cell>
          <table:table-cell office:value-type="float" office:value="1.76">
            <text:p>1.76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26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268" office:value-type="float" office:value="1">
            <text:p>1.00</text:p>
          </table:table-cell>
          <table:table-cell office:value-type="float" office:value="1.76">
            <text:p>1.76</text:p>
          </table:table-cell>
          <table:table-cell table:style-name="ce285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">
            <text:p>1.0</text:p>
          </table:table-cell>
          <table:table-cell table:style-name="ce301" table:formula="of:=[.U26]/[.G26]" office:value-type="float" office:value="1">
            <text:p>1</text:p>
          </table:table-cell>
          <table:table-cell table:style-name="ce306" table:formula="of:=[.M26]/[.U26]" office:value-type="float" office:value="1.0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25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26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268" office:value-type="float" office:value="2.01">
            <text:p>2.01</text:p>
          </table:table-cell>
          <table:table-cell office:value-type="float" office:value="2.38">
            <text:p>2.38</text:p>
          </table:table-cell>
          <table:table-cell table:style-name="ce260" table:formula="of:=[.G27]/[.H27]" office:value-type="float" office:value="0.84453781512605">
            <text:p>0.84</text:p>
          </table:table-cell>
          <table:table-cell table:style-name="ce270" table:formula="of:=[.G27]/[.C27]" office:value-type="float" office:value="1.00349475786321">
            <text:p>1.0</text:p>
          </table:table-cell>
          <table:table-cell table:style-name="ce270"/>
          <table:table-cell office:value-type="float" office:value="16856">
            <text:p>16856</text:p>
          </table:table-cell>
          <table:table-cell table:style-name="ce268" office:value-type="float" office:value="2.35">
            <text:p>2.35</text:p>
          </table:table-cell>
          <table:table-cell office:value-type="float" office:value="2.72">
            <text:p>2.72</text:p>
          </table:table-cell>
          <table:table-cell table:number-columns-repeated="2"/>
          <table:table-cell office:value-type="string">
            <text:p>Time</text:p>
          </table:table-cell>
          <table:table-cell table:style-name="ce268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268" office:value-type="string">
            <text:p>&gt;2h</text:p>
          </table:table-cell>
          <table:table-cell office:value-type="string">
            <text:p>&gt;2h</text:p>
          </table:table-cell>
          <table:table-cell table:style-name="ce285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6915422885572">
            <text:p>1.2</text:p>
          </table:table-cell>
          <table:table-cell table:style-name="ce301" table:formula="of:=[.U27]/[.G27]" office:value-type="float" office:value="0">
            <text:p>#VALUE!</text:p>
          </table:table-cell>
          <table:table-cell table:style-name="ce306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25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26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268" office:value-type="float" office:value="4.08">
            <text:p>4.08</text:p>
          </table:table-cell>
          <table:table-cell office:value-type="float" office:value="4.77">
            <text:p>4.77</text:p>
          </table:table-cell>
          <table:table-cell table:style-name="ce260" table:formula="of:=[.G28]/[.H28]" office:value-type="float" office:value="0.855345911949686">
            <text:p>0.86</text:p>
          </table:table-cell>
          <table:table-cell table:style-name="ce270" table:formula="of:=[.G28]/[.C28]" office:value-type="float" office:value="0.834355828220859">
            <text:p>0.8</text:p>
          </table:table-cell>
          <table:table-cell table:style-name="ce270"/>
          <table:table-cell office:value-type="float" office:value="41792">
            <text:p>41792</text:p>
          </table:table-cell>
          <table:table-cell table:style-name="ce268" office:value-type="float" office:value="4.11">
            <text:p>4.11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26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268" office:value-type="float" office:value="4.12">
            <text:p>4.12</text:p>
          </table:table-cell>
          <table:table-cell office:value-type="float" office:value="4.78">
            <text:p>4.78</text:p>
          </table:table-cell>
          <table:table-cell table:style-name="ce285" table:formula="of:=[.U28]/[.R28]" office:value-type="float" office:value="0.841331427404533">
            <text:p>0.8</text:p>
          </table:table-cell>
          <table:table-cell/>
          <table:table-cell table:formula="of:=[.M28]/[.G28]" office:value-type="float" office:value="1.00735294117647">
            <text:p>1.0</text:p>
          </table:table-cell>
          <table:table-cell table:style-name="ce301" table:formula="of:=[.U28]/[.G28]" office:value-type="float" office:value="1.00980392156863">
            <text:p>1.01</text:p>
          </table:table-cell>
          <table:table-cell table:style-name="ce306" table:formula="of:=[.M28]/[.U28]" office:value-type="float" office:value="0.99757281553398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25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26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268" office:value-type="float" office:value="76.77">
            <text:p>76.77</text:p>
          </table:table-cell>
          <table:table-cell office:value-type="float" office:value="78.9">
            <text:p>78.90</text:p>
          </table:table-cell>
          <table:table-cell table:style-name="ce260" table:formula="of:=[.G29]/[.H29]" office:value-type="float" office:value="0.973003802281369">
            <text:p>0.97</text:p>
          </table:table-cell>
          <table:table-cell table:style-name="ce270" table:formula="of:=[.G29]/[.C29]" office:value-type="float" office:value="1.00981269072924">
            <text:p>1.0</text:p>
          </table:table-cell>
          <table:table-cell table:style-name="ce270"/>
          <table:table-cell office:value-type="float" office:value="50928">
            <text:p>50928</text:p>
          </table:table-cell>
          <table:table-cell table:style-name="ce268" office:value-type="float" office:value="68.64">
            <text:p>68.64</text:p>
          </table:table-cell>
          <table:table-cell office:value-type="float" office:value="69.8">
            <text:p>69.80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26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268" office:value-type="float" office:value="113.81">
            <text:p>113.81</text:p>
          </table:table-cell>
          <table:table-cell office:value-type="float" office:value="116.85">
            <text:p>116.85</text:p>
          </table:table-cell>
          <table:table-cell table:style-name="ce285" table:formula="of:=[.U29]/[.R29]" office:value-type="float" office:value="1.42355030770001">
            <text:p>1.4</text:p>
          </table:table-cell>
          <table:table-cell/>
          <table:table-cell table:formula="of:=[.M29]/[.G29]" office:value-type="float" office:value="0.89409925752247">
            <text:p>0.9</text:p>
          </table:table-cell>
          <table:table-cell table:style-name="ce301" table:formula="of:=[.U29]/[.G29]" office:value-type="float" office:value="1.48248013546958">
            <text:p>1.48</text:p>
          </table:table-cell>
          <table:table-cell table:style-name="ce306" table:formula="of:=[.M29]/[.U29]" office:value-type="float" office:value="0.603110447236622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25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26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268" office:value-type="float" office:value="1.1">
            <text:p>1.10</text:p>
          </table:table-cell>
          <table:table-cell office:value-type="float" office:value="1.54">
            <text:p>1.54</text:p>
          </table:table-cell>
          <table:table-cell table:style-name="ce260" table:formula="of:=[.G30]/[.H30]" office:value-type="float" office:value="0.714285714285714">
            <text:p>0.71</text:p>
          </table:table-cell>
          <table:table-cell table:style-name="ce270" table:formula="of:=[.G30]/[.C30]" office:value-type="float" office:value="0.900900900900901">
            <text:p>0.9</text:p>
          </table:table-cell>
          <table:table-cell table:style-name="ce270"/>
          <table:table-cell office:value-type="float" office:value="16893">
            <text:p>16893</text:p>
          </table:table-cell>
          <table:table-cell table:style-name="ce268" office:value-type="float" office:value="1.27">
            <text:p>1.27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26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268" office:value-type="float" office:value="0.96">
            <text:p>0.96</text:p>
          </table:table-cell>
          <table:table-cell office:value-type="float" office:value="1.38">
            <text:p>1.38</text:p>
          </table:table-cell>
          <table:table-cell table:style-name="ce285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1.15454545454545">
            <text:p>1.2</text:p>
          </table:table-cell>
          <table:table-cell table:style-name="ce301" table:formula="of:=[.U30]/[.G30]" office:value-type="float" office:value="0.872727272727273">
            <text:p>0.87</text:p>
          </table:table-cell>
          <table:table-cell table:style-name="ce306" table:formula="of:=[.M30]/[.U30]" office:value-type="float" office:value="1.32291666666667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25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26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268" office:value-type="float" office:value="1">
            <text:p>1.00</text:p>
          </table:table-cell>
          <table:table-cell office:value-type="float" office:value="1.3">
            <text:p>1.30</text:p>
          </table:table-cell>
          <table:table-cell table:style-name="ce260" table:formula="of:=[.G31]/[.H31]" office:value-type="float" office:value="0.769230769230769">
            <text:p>0.77</text:p>
          </table:table-cell>
          <table:table-cell table:style-name="ce270" table:formula="of:=[.G31]/[.C31]" office:value-type="float" office:value="0.67476383265857">
            <text:p>0.7</text:p>
          </table:table-cell>
          <table:table-cell table:style-name="ce270"/>
          <table:table-cell office:value-type="float" office:value="4636">
            <text:p>4636</text:p>
          </table:table-cell>
          <table:table-cell table:style-name="ce268" office:value-type="float" office:value="2.71">
            <text:p>2.71</text:p>
          </table:table-cell>
          <table:table-cell office:value-type="float" office:value="2.8">
            <text:p>2.80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26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268" office:value-type="float" office:value="4.98">
            <text:p>4.98</text:p>
          </table:table-cell>
          <table:table-cell office:value-type="float" office:value="5.23">
            <text:p>5.23</text:p>
          </table:table-cell>
          <table:table-cell table:style-name="ce285" table:formula="of:=[.U31]/[.R31]" office:value-type="float" office:value="1.10250166039407">
            <text:p>1.1</text:p>
          </table:table-cell>
          <table:table-cell/>
          <table:table-cell table:formula="of:=[.M31]/[.G31]" office:value-type="float" office:value="2.71">
            <text:p>2.7</text:p>
          </table:table-cell>
          <table:table-cell table:style-name="ce301" table:formula="of:=[.U31]/[.G31]" office:value-type="float" office:value="4.98">
            <text:p>4.98</text:p>
          </table:table-cell>
          <table:table-cell table:style-name="ce306" table:formula="of:=[.M31]/[.U31]" office:value-type="float" office:value="0.54417670682730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25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26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268" office:value-type="float" office:value="2.19">
            <text:p>2.19</text:p>
          </table:table-cell>
          <table:table-cell office:value-type="float" office:value="3.57">
            <text:p>3.57</text:p>
          </table:table-cell>
          <table:table-cell table:style-name="ce260" table:formula="of:=[.G32]/[.H32]" office:value-type="float" office:value="0.61344537815126">
            <text:p>0.61</text:p>
          </table:table-cell>
          <table:table-cell table:style-name="ce270" table:formula="of:=[.G32]/[.C32]" office:value-type="float" office:value="1.21869782971619">
            <text:p>1.2</text:p>
          </table:table-cell>
          <table:table-cell table:style-name="ce270"/>
          <table:table-cell office:value-type="float" office:value="21742">
            <text:p>21742</text:p>
          </table:table-cell>
          <table:table-cell table:style-name="ce268" office:value-type="float" office:value="41.17">
            <text:p>41.17</text:p>
          </table:table-cell>
          <table:table-cell office:value-type="float" office:value="41.53">
            <text:p>41.53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26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268" office:value-type="float" office:value="31.84">
            <text:p>31.84</text:p>
          </table:table-cell>
          <table:table-cell office:value-type="float" office:value="32.89">
            <text:p>32.89</text:p>
          </table:table-cell>
          <table:table-cell table:style-name="ce285" table:formula="of:=[.U32]/[.R32]" office:value-type="float" office:value="0.737754298160248">
            <text:p>0.7</text:p>
          </table:table-cell>
          <table:table-cell/>
          <table:table-cell table:formula="of:=[.M32]/[.G32]" office:value-type="float" office:value="18.7990867579909">
            <text:p>18.8</text:p>
          </table:table-cell>
          <table:table-cell table:style-name="ce301" table:formula="of:=[.U32]/[.G32]" office:value-type="float" office:value="14.5388127853881">
            <text:p>14.54</text:p>
          </table:table-cell>
          <table:table-cell table:style-name="ce306" table:formula="of:=[.M32]/[.U32]" office:value-type="float" office:value="1.29302763819096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25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26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268" office:value-type="float" office:value="0.67">
            <text:p>0.67</text:p>
          </table:table-cell>
          <table:table-cell office:value-type="float" office:value="0.85">
            <text:p>0.85</text:p>
          </table:table-cell>
          <table:table-cell table:style-name="ce260" table:formula="of:=[.G33]/[.H33]" office:value-type="float" office:value="0.788235294117647">
            <text:p>0.79</text:p>
          </table:table-cell>
          <table:table-cell table:style-name="ce270" table:formula="of:=[.G33]/[.C33]" office:value-type="float" office:value="0.957142857142857">
            <text:p>1.0</text:p>
          </table:table-cell>
          <table:table-cell table:style-name="ce270"/>
          <table:table-cell office:value-type="float" office:value="7469">
            <text:p>7469</text:p>
          </table:table-cell>
          <table:table-cell table:style-name="ce268" office:value-type="float" office:value="0.85">
            <text:p>0.85</text:p>
          </table:table-cell>
          <table:table-cell office:value-type="float" office:value="1.01">
            <text:p>1.01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26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268" office:value-type="float" office:value="1.17">
            <text:p>1.17</text:p>
          </table:table-cell>
          <table:table-cell office:value-type="float" office:value="1.38">
            <text:p>1.38</text:p>
          </table:table-cell>
          <table:table-cell table:style-name="ce285" table:formula="of:=[.U33]/[.R33]" office:value-type="float" office:value="0.923441199684294">
            <text:p>0.9</text:p>
          </table:table-cell>
          <table:table-cell/>
          <table:table-cell table:formula="of:=[.M33]/[.G33]" office:value-type="float" office:value="1.26865671641791">
            <text:p>1.3</text:p>
          </table:table-cell>
          <table:table-cell table:style-name="ce301" table:formula="of:=[.U33]/[.G33]" office:value-type="float" office:value="1.74626865671642">
            <text:p>1.75</text:p>
          </table:table-cell>
          <table:table-cell table:style-name="ce306" table:formula="of:=[.M33]/[.U33]" office:value-type="float" office:value="0.726495726495726">
            <text:p>0.7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25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26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268" office:value-type="float" office:value="1.21">
            <text:p>1.21</text:p>
          </table:table-cell>
          <table:table-cell office:value-type="float" office:value="1.46">
            <text:p>1.46</text:p>
          </table:table-cell>
          <table:table-cell table:style-name="ce260" table:formula="of:=[.G34]/[.H34]" office:value-type="float" office:value="0.828767123287671">
            <text:p>0.83</text:p>
          </table:table-cell>
          <table:table-cell table:style-name="ce270" table:formula="of:=[.G34]/[.C34]" office:value-type="float" office:value="0.892988929889299">
            <text:p>0.9</text:p>
          </table:table-cell>
          <table:table-cell table:style-name="ce270"/>
          <table:table-cell office:value-type="float" office:value="10722">
            <text:p>10722</text:p>
          </table:table-cell>
          <table:table-cell table:style-name="ce268" office:value-type="float" office:value="1.64">
            <text:p>1.64</text:p>
          </table:table-cell>
          <table:table-cell office:value-type="float" office:value="1.9">
            <text:p>1.90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26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268" office:value-type="float" office:value="2.18">
            <text:p>2.18</text:p>
          </table:table-cell>
          <table:table-cell office:value-type="float" office:value="2.48">
            <text:p>2.48</text:p>
          </table:table-cell>
          <table:table-cell table:style-name="ce285" table:formula="of:=[.U34]/[.R34]" office:value-type="float" office:value="0.865079365079365">
            <text:p>0.9</text:p>
          </table:table-cell>
          <table:table-cell/>
          <table:table-cell table:formula="of:=[.M34]/[.G34]" office:value-type="float" office:value="1.35537190082645">
            <text:p>1.4</text:p>
          </table:table-cell>
          <table:table-cell table:style-name="ce301" table:formula="of:=[.U34]/[.G34]" office:value-type="float" office:value="1.80165289256198">
            <text:p>1.8</text:p>
          </table:table-cell>
          <table:table-cell table:style-name="ce306" table:formula="of:=[.M34]/[.U34]" office:value-type="float" office:value="0.752293577981651">
            <text:p>0.8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25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26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268" office:value-type="float" office:value="1.42">
            <text:p>1.42</text:p>
          </table:table-cell>
          <table:table-cell office:value-type="float" office:value="2.45">
            <text:p>2.45</text:p>
          </table:table-cell>
          <table:table-cell table:style-name="ce260" table:formula="of:=[.G35]/[.H35]" office:value-type="float" office:value="0.579591836734694">
            <text:p>0.58</text:p>
          </table:table-cell>
          <table:table-cell table:style-name="ce270" table:formula="of:=[.G35]/[.C35]" office:value-type="float" office:value="1.45045965270684">
            <text:p>1.5</text:p>
          </table:table-cell>
          <table:table-cell table:style-name="ce270"/>
          <table:table-cell office:value-type="float" office:value="49179">
            <text:p>49179</text:p>
          </table:table-cell>
          <table:table-cell table:style-name="ce268" office:value-type="float" office:value="13.39">
            <text:p>13.39</text:p>
          </table:table-cell>
          <table:table-cell office:value-type="float" office:value="14.29">
            <text:p>14.29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26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268" office:value-type="float" office:value="2.8">
            <text:p>2.80</text:p>
          </table:table-cell>
          <table:table-cell office:value-type="float" office:value="3.99">
            <text:p>3.99</text:p>
          </table:table-cell>
          <table:table-cell table:style-name="ce285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9.42957746478873">
            <text:p>9.4</text:p>
          </table:table-cell>
          <table:table-cell table:style-name="ce301" table:formula="of:=[.U35]/[.G35]" office:value-type="float" office:value="1.97183098591549">
            <text:p>1.97</text:p>
          </table:table-cell>
          <table:table-cell table:style-name="ce306" table:formula="of:=[.M35]/[.U35]" office:value-type="float" office:value="4.78214285714286">
            <text:p>4.8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25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26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268" office:value-type="float" office:value="3.98">
            <text:p>3.98</text:p>
          </table:table-cell>
          <table:table-cell office:value-type="float" office:value="6.04">
            <text:p>6.04</text:p>
          </table:table-cell>
          <table:table-cell table:style-name="ce260" table:formula="of:=[.G36]/[.H36]" office:value-type="float" office:value="0.658940397350993">
            <text:p>0.66</text:p>
          </table:table-cell>
          <table:table-cell table:style-name="ce270" table:formula="of:=[.G36]/[.C36]" office:value-type="float" office:value="1.3752591568763">
            <text:p>1.4</text:p>
          </table:table-cell>
          <table:table-cell table:style-name="ce270"/>
          <table:table-cell office:value-type="float" office:value="98361">
            <text:p>98361</text:p>
          </table:table-cell>
          <table:table-cell table:style-name="ce268" office:value-type="float" office:value="79.48">
            <text:p>79.48</text:p>
          </table:table-cell>
          <table:table-cell office:value-type="float" office:value="81.4">
            <text:p>81.40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26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268" office:value-type="float" office:value="7.67">
            <text:p>7.67</text:p>
          </table:table-cell>
          <table:table-cell office:value-type="float" office:value="9.94">
            <text:p>9.94</text:p>
          </table:table-cell>
          <table:table-cell table:style-name="ce285" table:formula="of:=[.U36]/[.R36]" office:value-type="float" office:value="1.20162932790224">
            <text:p>1.2</text:p>
          </table:table-cell>
          <table:table-cell/>
          <table:table-cell table:formula="of:=[.M36]/[.G36]" office:value-type="float" office:value="19.9698492462312">
            <text:p>20.0</text:p>
          </table:table-cell>
          <table:table-cell table:style-name="ce301" table:formula="of:=[.U36]/[.G36]" office:value-type="float" office:value="1.92713567839196">
            <text:p>1.93</text:p>
          </table:table-cell>
          <table:table-cell table:style-name="ce306" table:formula="of:=[.M36]/[.U36]" office:value-type="float" office:value="10.3624511082138">
            <text:p>1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25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26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268" office:value-type="float" office:value="0.39">
            <text:p>0.39</text:p>
          </table:table-cell>
          <table:table-cell office:value-type="float" office:value="0.61">
            <text:p>0.61</text:p>
          </table:table-cell>
          <table:table-cell table:style-name="ce260" table:formula="of:=[.G37]/[.H37]" office:value-type="float" office:value="0.639344262295082">
            <text:p>0.64</text:p>
          </table:table-cell>
          <table:table-cell table:style-name="ce270" table:formula="of:=[.G37]/[.C37]" office:value-type="float" office:value="1.31313131313131">
            <text:p>1.3</text:p>
          </table:table-cell>
          <table:table-cell table:style-name="ce270"/>
          <table:table-cell office:value-type="float" office:value="14982">
            <text:p>14982</text:p>
          </table:table-cell>
          <table:table-cell table:style-name="ce268" office:value-type="float" office:value="0.42">
            <text:p>0.42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26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268" office:value-type="float" office:value="0.72">
            <text:p>0.72</text:p>
          </table:table-cell>
          <table:table-cell office:value-type="float" office:value="1.1">
            <text:p>1.10</text:p>
          </table:table-cell>
          <table:table-cell table:style-name="ce285" table:formula="of:=[.U37]/[.R37]" office:value-type="float" office:value="1.31386861313869">
            <text:p>1.3</text:p>
          </table:table-cell>
          <table:table-cell/>
          <table:table-cell table:formula="of:=[.M37]/[.G37]" office:value-type="float" office:value="1.07692307692308">
            <text:p>1.1</text:p>
          </table:table-cell>
          <table:table-cell table:style-name="ce301" table:formula="of:=[.U37]/[.G37]" office:value-type="float" office:value="1.84615384615385">
            <text:p>1.85</text:p>
          </table:table-cell>
          <table:table-cell table:style-name="ce306" table:formula="of:=[.M37]/[.U37]" office:value-type="float" office:value="0.5833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25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26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268" office:value-type="float" office:value="0.3">
            <text:p>0.30</text:p>
          </table:table-cell>
          <table:table-cell office:value-type="float" office:value="0.46">
            <text:p>0.46</text:p>
          </table:table-cell>
          <table:table-cell table:style-name="ce260" table:formula="of:=[.G38]/[.H38]" office:value-type="float" office:value="0.652173913043478">
            <text:p>0.65</text:p>
          </table:table-cell>
          <table:table-cell table:style-name="ce270" table:formula="of:=[.G38]/[.C38]" office:value-type="float" office:value="1.31578947368421">
            <text:p>1.3</text:p>
          </table:table-cell>
          <table:table-cell table:style-name="ce270"/>
          <table:table-cell office:value-type="float" office:value="9241">
            <text:p>9241</text:p>
          </table:table-cell>
          <table:table-cell table:style-name="ce268" office:value-type="float" office:value="0.37">
            <text:p>0.37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26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268" office:value-type="float" office:value="9.96">
            <text:p>9.96</text:p>
          </table:table-cell>
          <table:table-cell office:value-type="float" office:value="10.52">
            <text:p>10.52</text:p>
          </table:table-cell>
          <table:table-cell table:style-name="ce285" table:formula="of:=[.U38]/[.R38]" office:value-type="float" office:value="1.93098100038775">
            <text:p>1.9</text:p>
          </table:table-cell>
          <table:table-cell/>
          <table:table-cell table:formula="of:=[.M38]/[.G38]" office:value-type="float" office:value="1.23333333333333">
            <text:p>1.2</text:p>
          </table:table-cell>
          <table:table-cell table:style-name="ce301" table:formula="of:=[.U38]/[.G38]" office:value-type="float" office:value="33.2">
            <text:p>33.2</text:p>
          </table:table-cell>
          <table:table-cell table:style-name="ce306" table:formula="of:=[.M38]/[.U38]" office:value-type="float" office:value="0.03714859437751">
            <text:p>0.0</text:p>
          </table:table-cell>
          <table:table-cell table:number-columns-repeated="996"/>
        </table:table-row>
        <table:table-row table:style-name="ro2">
          <table:table-cell table:style-name="ce237" office:value-type="string">
            <text:p>small/2readers</text:p>
          </table:table-cell>
          <table:table-cell table:style-name="ce243"/>
          <table:table-cell table:style-name="ce251"/>
          <table:table-cell table:style-name="ce257" table:number-columns-repeated="2"/>
          <table:table-cell table:style-name="ce265"/>
          <table:table-cell table:style-name="ce257" table:number-columns-repeated="3"/>
          <table:table-cell table:style-name="ce271" table:number-columns-repeated="2"/>
          <table:table-cell table:style-name="ce243" office:value-type="float" office:value="7">
            <text:p>7</text:p>
          </table:table-cell>
          <table:table-cell table:style-name="ce267" office:value-type="float" office:value="0">
            <text:p>0.00</text:p>
          </table:table-cell>
          <table:table-cell table:style-name="ce257" office:value-type="float" office:value="0">
            <text:p>0.00</text:p>
          </table:table-cell>
          <table:table-cell table:style-name="ce257"/>
          <table:table-cell table:style-name="ce277"/>
          <table:table-cell table:style-name="ce265"/>
          <table:table-cell table:style-name="ce257" table:number-columns-repeated="2"/>
          <table:table-cell table:style-name="ce265"/>
          <table:table-cell table:style-name="ce257" table:number-columns-repeated="2"/>
          <table:table-cell table:style-name="ce286"/>
          <table:table-cell table:style-name="ce292"/>
          <table:table-cell table:style-name="ce300"/>
          <table:table-cell table:style-name="ce271"/>
          <table:table-cell table:style-name="ce307"/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1" table:style-name="ta1" table:print="false">
        <table:table-column table:style-name="co20" table:default-cell-style-name="ce318"/>
        <table:table-column table:style-name="co21" table:default-cell-style-name="ce324"/>
        <table:table-column table:style-name="co22" table:default-cell-style-name="ce332"/>
        <table:table-column table:style-name="co23" table:default-cell-style-name="ce338"/>
        <table:table-column table:style-name="co24" table:default-cell-style-name="ce338"/>
        <table:table-column table:style-name="co2" table:default-cell-style-name="ce346"/>
        <table:table-column table:style-name="co22" table:default-cell-style-name="ce338"/>
        <table:table-column table:style-name="co25" table:default-cell-style-name="ce338"/>
        <table:table-column table:style-name="co26" table:default-cell-style-name="ce338"/>
        <table:table-column table:style-name="co27" table:default-cell-style-name="ce352"/>
        <table:table-column table:style-name="co28" table:default-cell-style-name="ce352"/>
        <table:table-column table:style-name="co29" table:default-cell-style-name="ce324"/>
        <table:table-column table:style-name="co30" table:default-cell-style-name="ce338"/>
        <table:table-column table:style-name="co21" table:default-cell-style-name="ce338"/>
        <table:table-column table:style-name="co40" table:default-cell-style-name="ce338"/>
        <table:table-column table:style-name="co28" table:default-cell-style-name="ce358"/>
        <table:table-column table:style-name="co31" table:default-cell-style-name="ce346"/>
        <table:table-column table:style-name="co35" table:default-cell-style-name="ce338"/>
        <table:table-column table:style-name="co36" table:default-cell-style-name="ce338"/>
        <table:table-column table:style-name="co29" table:default-cell-style-name="ce346"/>
        <table:table-column table:style-name="co31" table:default-cell-style-name="ce338"/>
        <table:table-column table:style-name="co34" table:default-cell-style-name="ce338"/>
        <table:table-column table:style-name="co27" table:default-cell-style-name="ce373"/>
        <table:table-column table:style-name="co37" table:default-cell-style-name="ce379"/>
        <table:table-column table:style-name="co38" table:default-cell-style-name="ce384"/>
        <table:table-column table:style-name="co41" table:default-cell-style-name="ce352"/>
        <table:table-column table:style-name="co39" table:default-cell-style-name="ce394"/>
        <table:table-column table:style-name="co19" table:default-cell-style-name="ce352"/>
        <table:table-column table:style-name="co19" table:default-cell-style-name="ce398"/>
        <table:table-column table:style-name="co19" table:number-columns-repeated="994" table:default-cell-style-name="ce352"/>
        <table:table-row table:style-name="ro2">
          <table:table-cell table:style-name="ce313" office:value-type="string">
            <text:p>Test</text:p>
          </table:table-cell>
          <table:table-cell table:style-name="ce319" office:value-type="string">
            <text:p>Plain</text:p>
          </table:table-cell>
          <table:table-cell table:style-name="ce325"/>
          <table:table-cell table:style-name="ce333" table:number-columns-repeated="2"/>
          <table:table-cell table:style-name="ce341"/>
          <table:table-cell table:style-name="ce333" table:number-columns-repeated="3"/>
          <table:table-cell table:style-name="ce313" table:number-columns-repeated="2"/>
          <table:table-cell table:style-name="ce319" office:value-type="string">
            <text:p>Contextual</text:p>
          </table:table-cell>
          <table:table-cell table:style-name="ce333" table:number-columns-repeated="3"/>
          <table:table-cell table:style-name="ce353"/>
          <table:table-cell table:style-name="ce341" office:value-type="string">
            <text:p>Place replication</text:p>
          </table:table-cell>
          <table:table-cell table:style-name="ce333" table:number-columns-repeated="2"/>
          <table:table-cell table:style-name="ce341"/>
          <table:table-cell table:style-name="ce333" table:number-columns-repeated="2"/>
          <table:table-cell table:style-name="ce366"/>
          <table:table-cell table:style-name="ce374"/>
          <table:table-cell table:style-name="ce380"/>
          <table:table-cell table:style-name="ce313"/>
          <table:table-cell table:style-name="ce388"/>
          <table:table-cell table:style-name="ce313"/>
          <table:table-cell table:style-name="ce395"/>
          <table:table-cell table:style-name="ce313" table:number-columns-repeated="994"/>
        </table:table-row>
        <table:table-row table:style-name="ro2">
          <table:table-cell table:style-name="ce314"/>
          <table:table-cell table:style-name="ce320" office:value-type="string">
            <text:p>Mole 060323</text:p>
          </table:table-cell>
          <table:table-cell table:style-name="ce326"/>
          <table:table-cell table:style-name="ce334" table:number-columns-repeated="2"/>
          <table:table-cell table:style-name="ce342" office:value-type="string">
            <text:p>Cunf r30</text:p>
          </table:table-cell>
          <table:table-cell table:style-name="ce334" table:number-columns-repeated="3"/>
          <table:table-cell table:style-name="ce314" table:number-columns-repeated="2"/>
          <table:table-cell table:style-name="ce320" office:value-type="string">
            <text:p>Cunf r30</text:p>
          </table:table-cell>
          <table:table-cell table:style-name="ce334" table:number-columns-repeated="3"/>
          <table:table-cell table:style-name="ce354"/>
          <table:table-cell table:style-name="ce342" office:value-type="string">
            <text:p>Mole 060323</text:p>
          </table:table-cell>
          <table:table-cell table:style-name="ce334" table:number-columns-repeated="2"/>
          <table:table-cell table:style-name="ce342" office:value-type="string">
            <text:p>Cunf r30</text:p>
          </table:table-cell>
          <table:table-cell table:style-name="ce334" table:number-columns-repeated="2"/>
          <table:table-cell table:style-name="ce367"/>
          <table:table-cell table:style-name="ce375"/>
          <table:table-cell table:style-name="ce381"/>
          <table:table-cell table:style-name="ce314"/>
          <table:table-cell table:style-name="ce389"/>
          <table:table-cell table:style-name="ce314"/>
          <table:table-cell table:style-name="ce396"/>
          <table:table-cell table:style-name="ce314" table:number-columns-repeated="994"/>
        </table:table-row>
        <table:table-row table:style-name="ro2">
          <table:table-cell table:style-name="ce315"/>
          <table:table-cell table:style-name="ce321" office:value-type="string">
            <text:p>Events</text:p>
          </table:table-cell>
          <table:table-cell table:style-name="ce327" office:value-type="string">
            <text:p>Time</text:p>
          </table:table-cell>
          <table:table-cell table:style-name="ce335" table:number-columns-repeated="2"/>
          <table:table-cell table:style-name="ce343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 table:number-columns-repeated="2"/>
          <table:table-cell table:style-name="ce315" table:number-columns-repeated="2"/>
          <table:table-cell table:style-name="ce321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 table:number-columns-repeated="2"/>
          <table:table-cell table:style-name="ce355"/>
          <table:table-cell table:style-name="ce343" office:value-type="string">
            <text:p>Events</text:p>
          </table:table-cell>
          <table:table-cell table:style-name="ce335" office:value-type="string">
            <text:p>Time</text:p>
          </table:table-cell>
          <table:table-cell table:style-name="ce335"/>
          <table:table-cell table:style-name="ce343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/>
          <table:table-cell table:style-name="ce368"/>
          <table:table-cell table:style-name="ce376"/>
          <table:table-cell table:style-name="ce382"/>
          <table:table-cell table:style-name="ce315"/>
          <table:table-cell table:style-name="ce390"/>
          <table:table-cell table:style-name="ce315"/>
          <table:table-cell table:style-name="ce397"/>
          <table:table-cell table:style-name="ce315" table:number-columns-repeated="994"/>
        </table:table-row>
        <table:table-row table:style-name="ro2">
          <table:table-cell table:style-name="ce316"/>
          <table:table-cell table:style-name="ce322"/>
          <table:table-cell table:style-name="ce328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 office:value-type="string">
            <text:p>U / E</text:p>
          </table:table-cell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 office:value-type="string">
            <text:p>U / E</text:p>
          </table:table-cell>
          <table:table-cell table:style-name="ce316" office:value-type="string">
            <text:p>C / M</text:p>
          </table:table-cell>
          <table:table-cell table:style-name="ce316"/>
          <table:table-cell table:style-name="ce322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/>
          <table:table-cell table:style-name="ce356"/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69" office:value-type="string">
            <text:p>C / M</text:p>
          </table:table-cell>
          <table:table-cell table:style-name="ce377"/>
          <table:table-cell table:style-name="ce383" office:value-type="string">
            <text:p>Cont / Plain</text:p>
          </table:table-cell>
          <table:table-cell table:style-name="ce316" office:value-type="string">
            <text:p>Pr / Plain</text:p>
          </table:table-cell>
          <table:table-cell table:style-name="ce391" office:value-type="string">
            <text:p>Cont / Pr</text:p>
          </table:table-cell>
          <table:table-cell table:style-name="ce316"/>
          <table:table-cell table:style-name="ce377"/>
          <table:table-cell table:style-name="ce316" table:number-columns-repeated="994"/>
        </table:table-row>
        <table:table-row table:style-name="ro2">
          <table:table-cell table:style-name="ce317" office:value-type="string">
            <text:p>pep/ab_gesc</text:p>
          </table:table-cell>
          <table:table-cell table:style-name="ce323" office:value-type="float" office:value="471">
            <text:p>471</text:p>
          </table:table-cell>
          <table:table-cell table:style-name="ce329" office:value-type="float" office:value="0.01">
            <text:p>0.01</text:p>
          </table:table-cell>
          <table:table-cell table:style-name="ce337" office:value-type="float" office:value="0.1">
            <text:p>0.10</text:p>
          </table:table-cell>
          <table:table-cell table:style-name="ce339" table:formula="of:=[.C5]/[.D5]" office:value-type="float" office:value="0.1">
            <text:p>0.10</text:p>
          </table:table-cell>
          <table:table-cell table:style-name="ce345" office:value-type="float" office:value="471">
            <text:p>471</text:p>
          </table:table-cell>
          <table:table-cell table:style-name="ce347" office:value-type="float" office:value="0.01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39" table:formula="of:=[.G5]/[.H5]" office:value-type="float" office:value="0.5">
            <text:p>0.50</text:p>
          </table:table-cell>
          <table:table-cell table:style-name="ce349" table:formula="of:=[.G5]/[.C5]" office:value-type="float" office:value="1">
            <text:p>1.0</text:p>
          </table:table-cell>
          <table:table-cell table:style-name="ce349"/>
          <table:table-cell table:style-name="ce323" office:value-type="float" office:value="471">
            <text:p>471</text:p>
          </table:table-cell>
          <table:table-cell table:style-name="ce347" office:value-type="float" office:value="0.01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37"/>
          <table:table-cell table:style-name="ce357"/>
          <table:table-cell table:style-name="ce345" office:value-type="float" office:value="471">
            <text:p>471</text:p>
          </table:table-cell>
          <table:table-cell table:style-name="ce347" office:value-type="float" office:value="0.013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60" office:value-type="float" office:value="471">
            <text:p>471</text:p>
          </table:table-cell>
          <table:table-cell table:style-name="ce362" office:value-type="float" office:value="0.01">
            <text:p>0.01</text:p>
          </table:table-cell>
          <table:table-cell table:style-name="ce364" office:value-type="float" office:value="0.02">
            <text:p>0.02</text:p>
          </table:table-cell>
          <table:table-cell table:style-name="ce370" table:formula="of:=[.U5]/[.R5]" office:value-type="float" office:value="0.769230769230769">
            <text:p>0.8</text:p>
          </table:table-cell>
          <table:table-cell table:style-name="ce378"/>
          <table:table-cell table:formula="of:=[.M5]/[.G5]" office:value-type="float" office:value="1">
            <text:p>1.0</text:p>
          </table:table-cell>
          <table:table-cell table:style-name="ce351" table:formula="of:=[.U5]/[.G5]" office:value-type="float" office:value="1">
            <text:p>1</text:p>
          </table:table-cell>
          <table:table-cell table:style-name="ce392" table:formula="of:=[.M5]/[.U5]" office:value-type="float" office:value="1">
            <text:p>1.0</text:p>
          </table:table-cell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33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34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348" office:value-type="float" office:value="2.12">
            <text:p>2.12</text:p>
          </table:table-cell>
          <table:table-cell office:value-type="float" office:value="2.41">
            <text:p>2.41</text:p>
          </table:table-cell>
          <table:table-cell table:style-name="ce340" table:formula="of:=[.G6]/[.H6]" office:value-type="float" office:value="0.879668049792531">
            <text:p>0.88</text:p>
          </table:table-cell>
          <table:table-cell table:style-name="ce350" table:formula="of:=[.G6]/[.C6]" office:value-type="float" office:value="0.742556917688266">
            <text:p>0.7</text:p>
          </table:table-cell>
          <table:table-cell table:style-name="ce350"/>
          <table:table-cell office:value-type="float" office:value="5051">
            <text:p>5051</text:p>
          </table:table-cell>
          <table:table-cell table:style-name="ce348" office:value-type="float" office:value="2.16">
            <text:p>2.16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4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table:style-name="ce361" office:value-type="float" office:value="5051">
            <text:p>5051</text:p>
          </table:table-cell>
          <table:table-cell table:style-name="ce363" office:value-type="float" office:value="2.15">
            <text:p>2.15</text:p>
          </table:table-cell>
          <table:table-cell table:style-name="ce365" office:value-type="float" office:value="2.44">
            <text:p>2.44</text:p>
          </table:table-cell>
          <table:table-cell table:style-name="ce371" table:formula="of:=[.U6]/[.R6]" office:value-type="float" office:value="0.750698324022346">
            <text:p>0.8</text:p>
          </table:table-cell>
          <table:table-cell/>
          <table:table-cell table:formula="of:=[.M6]/[.G6]" office:value-type="float" office:value="1.0188679245283">
            <text:p>1.0</text:p>
          </table:table-cell>
          <table:table-cell table:style-name="ce387" table:formula="of:=[.U6]/[.G6]" office:value-type="float" office:value="1.01415094339623">
            <text:p>1.01</text:p>
          </table:table-cell>
          <table:table-cell table:style-name="ce392" table:formula="of:=[.M6]/[.U6]" office:value-type="float" office:value="1.0046511627907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33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34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7]/[.H7]" office:value-type="float" office:value="0">
            <text:p>#DIV/0!</text:p>
          </table:table-cell>
          <table:table-cell table:style-name="ce350" table:formula="of:=[.G7]/[.C7]" office:value-type="float" office:value="0">
            <text:p>0.0</text:p>
          </table:table-cell>
          <table:table-cell table:style-name="ce350"/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34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11">
            <text:p>1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87" table:formula="of:=[.U7]/[.G7]" office:value-type="float" office:value="0">
            <text:p>#DIV/0!</text:p>
          </table:table-cell>
          <table:table-cell table:style-name="ce392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33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34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8]/[.H8]" office:value-type="float" office:value="0">
            <text:p>0.00</text:p>
          </table:table-cell>
          <table:table-cell table:style-name="ce350" table:formula="of:=[.G8]/[.C8]" office:value-type="float" office:value="0">
            <text:p>0.0</text:p>
          </table:table-cell>
          <table:table-cell table:style-name="ce350"/>
          <table:table-cell office:value-type="float" office:value="293">
            <text:p>293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348" office:value-type="float" office:value="0.004">
            <text:p>0.00</text:p>
          </table:table-cell>
          <table:table-cell table:style-name="ce359" office:value-type="float" office:value="0.012">
            <text:p>0.01</text:p>
          </table:table-cell>
          <table:table-cell table:style-name="ce361" office:value-type="float" office:value="293">
            <text:p>293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87" table:formula="of:=[.U8]/[.G8]" office:value-type="float" office:value="0">
            <text:p>#DIV/0!</text:p>
          </table:table-cell>
          <table:table-cell table:style-name="ce392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33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34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9]/[.H9]" office:value-type="float" office:value="0">
            <text:p>#DIV/0!</text:p>
          </table:table-cell>
          <table:table-cell table:style-name="ce350" table:formula="of:=[.G9]/[.C9]" office:value-type="float" office:value="0">
            <text:p>0.0</text:p>
          </table:table-cell>
          <table:table-cell table:style-name="ce350"/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20">
            <text:p>20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87" table:formula="of:=[.U9]/[.G9]" office:value-type="float" office:value="0">
            <text:p>#DIV/0!</text:p>
          </table:table-cell>
          <table:table-cell table:style-name="ce392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33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0]/[.H10]" office:value-type="float" office:value="0">
            <text:p>0.00</text:p>
          </table:table-cell>
          <table:table-cell table:style-name="ce350" table:formula="of:=[.G10]/[.C10]" office:value-type="float" office:value="0">
            <text:p>0.0</text:p>
          </table:table-cell>
          <table:table-cell table:style-name="ce350"/>
          <table:table-cell office:value-type="float" office:value="497">
            <text:p>49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34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table:style-name="ce361" office:value-type="float" office:value="497">
            <text:p>497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2">
            <text:p>0.02</text:p>
          </table:table-cell>
          <table:table-cell table:style-name="ce371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87" table:formula="of:=[.U10]/[.G10]" office:value-type="float" office:value="0">
            <text:p>#DIV/0!</text:p>
          </table:table-cell>
          <table:table-cell table:style-name="ce392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33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34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1]/[.H11]" office:value-type="float" office:value="0">
            <text:p>#DIV/0!</text:p>
          </table:table-cell>
          <table:table-cell table:style-name="ce350" table:formula="of:=[.G11]/[.C11]" office:value-type="float" office:value="0">
            <text:p>0.0</text:p>
          </table:table-cell>
          <table:table-cell table:style-name="ce350"/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4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table:style-name="ce361" office:value-type="float" office:value="41">
            <text:p>4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87" table:formula="of:=[.U11]/[.G11]" office:value-type="float" office:value="0">
            <text:p>#DIV/0!</text:p>
          </table:table-cell>
          <table:table-cell table:style-name="ce392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33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34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2]/[.H12]" office:value-type="float" office:value="0">
            <text:p>0.00</text:p>
          </table:table-cell>
          <table:table-cell table:style-name="ce350" table:formula="of:=[.G12]/[.C12]" office:value-type="float" office:value="0">
            <text:p>0.0</text:p>
          </table:table-cell>
          <table:table-cell table:style-name="ce350"/>
          <table:table-cell office:value-type="float" office:value="284">
            <text:p>284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34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table:style-name="ce361" office:value-type="float" office:value="284">
            <text:p>284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87" table:formula="of:=[.U12]/[.G12]" office:value-type="float" office:value="0">
            <text:p>#DIV/0!</text:p>
          </table:table-cell>
          <table:table-cell table:style-name="ce392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33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34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3]/[.H13]" office:value-type="float" office:value="0">
            <text:p>#DIV/0!</text:p>
          </table:table-cell>
          <table:table-cell table:style-name="ce350" table:formula="of:=[.G13]/[.C13]" office:value-type="float" office:value="0">
            <text:p>#DIV/0!</text:p>
          </table:table-cell>
          <table:table-cell table:style-name="ce350"/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4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49">
            <text:p>4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87" table:formula="of:=[.U13]/[.G13]" office:value-type="float" office:value="0">
            <text:p>#DIV/0!</text:p>
          </table:table-cell>
          <table:table-cell table:style-name="ce392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1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33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34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4]/[.H14]" office:value-type="float" office:value="0">
            <text:p>#DIV/0!</text:p>
          </table:table-cell>
          <table:table-cell table:style-name="ce350" table:formula="of:=[.G14]/[.C14]" office:value-type="float" office:value="0">
            <text:p>0.0</text:p>
          </table:table-cell>
          <table:table-cell table:style-name="ce350"/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4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table:style-name="ce361" office:value-type="float" office:value="49">
            <text:p>4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87" table:formula="of:=[.U14]/[.G14]" office:value-type="float" office:value="0">
            <text:p>#DIV/0!</text:p>
          </table:table-cell>
          <table:table-cell table:style-name="ce392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33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34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5]/[.H15]" office:value-type="float" office:value="0">
            <text:p>0.00</text:p>
          </table:table-cell>
          <table:table-cell table:style-name="ce350" table:formula="of:=[.G15]/[.C15]" office:value-type="float" office:value="0">
            <text:p>0.0</text:p>
          </table:table-cell>
          <table:table-cell table:style-name="ce350"/>
          <table:table-cell office:value-type="float" office:value="147">
            <text:p>14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34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table:style-name="ce361" office:value-type="float" office:value="147">
            <text:p>147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87" table:formula="of:=[.U15]/[.G15]" office:value-type="float" office:value="0">
            <text:p>#DIV/0!</text:p>
          </table:table-cell>
          <table:table-cell table:style-name="ce392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33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4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6]/[.H16]" office:value-type="float" office:value="0">
            <text:p>#DIV/0!</text:p>
          </table:table-cell>
          <table:table-cell table:style-name="ce350" table:formula="of:=[.G16]/[.C16]" office:value-type="float" office:value="0">
            <text:p>0.0</text:p>
          </table:table-cell>
          <table:table-cell table:style-name="ce350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16">
            <text:p>16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87" table:formula="of:=[.U16]/[.G16]" office:value-type="float" office:value="0">
            <text:p>#DIV/0!</text:p>
          </table:table-cell>
          <table:table-cell table:style-name="ce392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33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34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348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340" table:formula="of:=[.G17]/[.H17]" office:value-type="float" office:value="1">
            <text:p>1.00</text:p>
          </table:table-cell>
          <table:table-cell table:style-name="ce350" table:formula="of:=[.G17]/[.C17]" office:value-type="float" office:value="1">
            <text:p>1.0</text:p>
          </table:table-cell>
          <table:table-cell table:style-name="ce350"/>
          <table:table-cell office:value-type="float" office:value="199">
            <text:p>199</text:p>
          </table:table-cell>
          <table:table-cell table:style-name="ce34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34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table:style-name="ce361" office:value-type="float" office:value="199">
            <text:p>199</text:p>
          </table:table-cell>
          <table:table-cell table:style-name="ce363" office:value-type="float" office:value="0.01">
            <text:p>0.01</text:p>
          </table:table-cell>
          <table:table-cell table:style-name="ce365" office:value-type="float" office:value="0.02">
            <text:p>0.02</text:p>
          </table:table-cell>
          <table:table-cell table:style-name="ce371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87" table:formula="of:=[.U17]/[.G17]" office:value-type="float" office:value="1">
            <text:p>1</text:p>
          </table:table-cell>
          <table:table-cell table:style-name="ce392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33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8]/[.H18]" office:value-type="float" office:value="0">
            <text:p>#DIV/0!</text:p>
          </table:table-cell>
          <table:table-cell table:style-name="ce350" table:formula="of:=[.G18]/[.C18]" office:value-type="float" office:value="0">
            <text:p>0.0</text:p>
          </table:table-cell>
          <table:table-cell table:style-name="ce350"/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4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61" office:value-type="float" office:value="41">
            <text:p>4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87" table:formula="of:=[.U18]/[.G18]" office:value-type="float" office:value="0">
            <text:p>#DIV/0!</text:p>
          </table:table-cell>
          <table:table-cell table:style-name="ce392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33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9]/[.H19]" office:value-type="float" office:value="0">
            <text:p>0.00</text:p>
          </table:table-cell>
          <table:table-cell table:style-name="ce350" table:formula="of:=[.G19]/[.C19]" office:value-type="float" office:value="0">
            <text:p>0.0</text:p>
          </table:table-cell>
          <table:table-cell table:style-name="ce350"/>
          <table:table-cell office:value-type="float" office:value="132">
            <text:p>132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34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table:style-name="ce361" office:value-type="float" office:value="132">
            <text:p>132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87" table:formula="of:=[.U19]/[.G19]" office:value-type="float" office:value="0">
            <text:p>#DIV/0!</text:p>
          </table:table-cell>
          <table:table-cell table:style-name="ce392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33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20]/[.H20]" office:value-type="float" office:value="0">
            <text:p>#DIV/0!</text:p>
          </table:table-cell>
          <table:table-cell table:style-name="ce350" table:formula="of:=[.G20]/[.C20]" office:value-type="float" office:value="0">
            <text:p>0.0</text:p>
          </table:table-cell>
          <table:table-cell table:style-name="ce350"/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.008">
            <text:p>0.01</text:p>
          </table:table-cell>
          <table:table-cell table:style-name="ce361" office:value-type="float" office:value="32">
            <text:p>32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87" table:formula="of:=[.U20]/[.G20]" office:value-type="float" office:value="0">
            <text:p>#DIV/0!</text:p>
          </table:table-cell>
          <table:table-cell table:style-name="ce392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33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21]/[.H21]" office:value-type="float" office:value="0">
            <text:p>#DIV/0!</text:p>
          </table:table-cell>
          <table:table-cell table:style-name="ce350" table:formula="of:=[.G21]/[.C21]" office:value-type="float" office:value="0">
            <text:p>0.0</text:p>
          </table:table-cell>
          <table:table-cell table:style-name="ce350"/>
          <table:table-cell office:value-type="float" office:value="229">
            <text:p>22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34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table:style-name="ce361" office:value-type="float" office:value="229">
            <text:p>22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21]/[.R21]" office:value-type="float" office:value="0">
            <text:p>0.0</text:p>
          </table:table-cell>
          <table:table-cell/>
          <table:table-cell table:style-name="ce385" table:formula="of:=[.M21]/[.G21]" office:value-type="float" office:value="0">
            <text:p>#DIV/0!</text:p>
          </table:table-cell>
          <table:table-cell table:style-name="ce387" table:formula="of:=[.U21]/[.G21]" office:value-type="float" office:value="0">
            <text:p>#DIV/0!</text:p>
          </table:table-cell>
          <table:table-cell table:style-name="ce392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17" office:value-type="string">
            <text:p>bench/bds_1.sync</text:p>
          </table:table-cell>
          <table:table-cell table:style-name="ce323" office:value-type="float" office:value="12900">
            <text:p>12900</text:p>
          </table:table-cell>
          <table:table-cell table:style-name="ce329" office:value-type="float" office:value="0.47">
            <text:p>0.47</text:p>
          </table:table-cell>
          <table:table-cell table:style-name="ce337" office:value-type="float" office:value="0.558">
            <text:p>0.56</text:p>
          </table:table-cell>
          <table:table-cell table:style-name="ce339" table:formula="of:=[.C22]/[.D22]" office:value-type="float" office:value="0.842293906810036">
            <text:p>0.84</text:p>
          </table:table-cell>
          <table:table-cell table:style-name="ce345" office:value-type="float" office:value="12900">
            <text:p>12900</text:p>
          </table:table-cell>
          <table:table-cell table:style-name="ce347" office:value-type="float" office:value="0.51">
            <text:p>0.51</text:p>
          </table:table-cell>
          <table:table-cell table:style-name="ce337" office:value-type="float" office:value="0.78">
            <text:p>0.78</text:p>
          </table:table-cell>
          <table:table-cell table:style-name="ce339" table:formula="of:=[.G22]/[.H22]" office:value-type="float" office:value="0.653846153846154">
            <text:p>0.65</text:p>
          </table:table-cell>
          <table:table-cell table:style-name="ce349" table:formula="of:=[.G22]/[.C22]" office:value-type="float" office:value="1.08510638297872">
            <text:p>1.1</text:p>
          </table:table-cell>
          <table:table-cell table:style-name="ce349"/>
          <table:table-cell table:style-name="ce323" office:value-type="float" office:value="4302">
            <text:p>4302</text:p>
          </table:table-cell>
          <table:table-cell table:style-name="ce347" office:value-type="float" office:value="0.15">
            <text:p>0.15</text:p>
          </table:table-cell>
          <table:table-cell table:style-name="ce337" office:value-type="float" office:value="0.2">
            <text:p>0.20</text:p>
          </table:table-cell>
          <table:table-cell table:style-name="ce337"/>
          <table:table-cell table:style-name="ce357"/>
          <table:table-cell table:style-name="ce345" office:value-type="float" office:value="4302">
            <text:p>4302</text:p>
          </table:table-cell>
          <table:table-cell table:style-name="ce347" office:value-type="float" office:value="0.237">
            <text:p>0.24</text:p>
          </table:table-cell>
          <table:table-cell table:style-name="ce337" office:value-type="float" office:value="0.279">
            <text:p>0.28</text:p>
          </table:table-cell>
          <table:table-cell table:style-name="ce360" office:value-type="float" office:value="4302">
            <text:p>4302</text:p>
          </table:table-cell>
          <table:table-cell table:style-name="ce362" office:value-type="float" office:value="0.27">
            <text:p>0.27</text:p>
          </table:table-cell>
          <table:table-cell table:style-name="ce364" office:value-type="float" office:value="0.38">
            <text:p>0.38</text:p>
          </table:table-cell>
          <table:table-cell table:style-name="ce370" table:formula="of:=[.U22]/[.R22]" office:value-type="float" office:value="1.13924050632911">
            <text:p>1.1</text:p>
          </table:table-cell>
          <table:table-cell table:style-name="ce378"/>
          <table:table-cell table:formula="of:=[.M22]/[.G22]" office:value-type="float" office:value="0.294117647058823">
            <text:p>0.3</text:p>
          </table:table-cell>
          <table:table-cell table:style-name="ce351" table:formula="of:=[.U22]/[.G22]" office:value-type="float" office:value="0.529411764705882">
            <text:p>0.53</text:p>
          </table:table-cell>
          <table:table-cell table:style-name="ce393" table:formula="of:=[.M22]/[.U22]" office:value-type="float" office:value="0.555555555555555">
            <text:p>0.6</text:p>
          </table:table-cell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33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34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348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style-name="ce340" table:formula="of:=[.G23]/[.H23]" office:value-type="float" office:value="0.888429752066116">
            <text:p>0.89</text:p>
          </table:table-cell>
          <table:table-cell table:style-name="ce350" table:formula="of:=[.G23]/[.C23]" office:value-type="float" office:value="0.754915730337079">
            <text:p>0.8</text:p>
          </table:table-cell>
          <table:table-cell table:style-name="ce350"/>
          <table:table-cell office:value-type="float" office:value="5051">
            <text:p>5051</text:p>
          </table:table-cell>
          <table:table-cell table:style-name="ce348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4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table:style-name="ce361" office:value-type="float" office:value="5051">
            <text:p>5051</text:p>
          </table:table-cell>
          <table:table-cell table:style-name="ce363" office:value-type="float" office:value="2.18">
            <text:p>2.18</text:p>
          </table:table-cell>
          <table:table-cell table:style-name="ce365" office:value-type="float" office:value="2.45">
            <text:p>2.45</text:p>
          </table:table-cell>
          <table:table-cell table:style-name="ce371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">
            <text:p>1.0</text:p>
          </table:table-cell>
          <table:table-cell table:style-name="ce387" table:formula="of:=[.U23]/[.G23]" office:value-type="float" office:value="1.01395348837209">
            <text:p>1.01</text:p>
          </table:table-cell>
          <table:table-cell table:style-name="ce392" table:formula="of:=[.M23]/[.U23]" office:value-type="float" office:value="0.98623853211009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33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34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348" office:value-type="float" office:value="3.39">
            <text:p>3.39</text:p>
          </table:table-cell>
          <table:table-cell office:value-type="float" office:value="3.83">
            <text:p>3.83</text:p>
          </table:table-cell>
          <table:table-cell table:style-name="ce340" table:formula="of:=[.G24]/[.H24]" office:value-type="float" office:value="0.885117493472585">
            <text:p>0.89</text:p>
          </table:table-cell>
          <table:table-cell table:style-name="ce350" table:formula="of:=[.G24]/[.C24]" office:value-type="float" office:value="1.11366622864652">
            <text:p>1.1</text:p>
          </table:table-cell>
          <table:table-cell table:style-name="ce350"/>
          <table:table-cell office:value-type="float" office:value="8044">
            <text:p>8044</text:p>
          </table:table-cell>
          <table:table-cell table:style-name="ce348" office:value-type="float" office:value="2.58">
            <text:p>2.58</text:p>
          </table:table-cell>
          <table:table-cell office:value-type="float" office:value="2.84">
            <text:p>2.84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34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table:style-name="ce361" office:value-type="float" office:value="8044">
            <text:p>8044</text:p>
          </table:table-cell>
          <table:table-cell table:style-name="ce363" office:value-type="float" office:value="5.34">
            <text:p>5.34</text:p>
          </table:table-cell>
          <table:table-cell table:style-name="ce365" office:value-type="float" office:value="5.69">
            <text:p>5.69</text:p>
          </table:table-cell>
          <table:table-cell table:style-name="ce371" table:formula="of:=[.U24]/[.R24]" office:value-type="float" office:value="0.940803382663848">
            <text:p>0.9</text:p>
          </table:table-cell>
          <table:table-cell/>
          <table:table-cell table:formula="of:=[.M24]/[.G24]" office:value-type="float" office:value="0.761061946902655">
            <text:p>0.8</text:p>
          </table:table-cell>
          <table:table-cell table:style-name="ce387" table:formula="of:=[.U24]/[.G24]" office:value-type="float" office:value="1.57522123893805">
            <text:p>1.58</text:p>
          </table:table-cell>
          <table:table-cell table:style-name="ce392" table:formula="of:=[.M24]/[.U24]" office:value-type="float" office:value="0.48314606741573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33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34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348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340" table:formula="of:=[.G25]/[.H25]" office:value-type="float" office:value="0.794642857142857">
            <text:p>0.79</text:p>
          </table:table-cell>
          <table:table-cell table:style-name="ce350" table:formula="of:=[.G25]/[.C25]" office:value-type="float" office:value="0.956989247311828">
            <text:p>1.0</text:p>
          </table:table-cell>
          <table:table-cell table:style-name="ce350"/>
          <table:table-cell office:value-type="float" office:value="10457">
            <text:p>10457</text:p>
          </table:table-cell>
          <table:table-cell table:style-name="ce348" office:value-type="float" office:value="0.94">
            <text:p>0.94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34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table:style-name="ce361" office:value-type="float" office:value="10457">
            <text:p>10457</text:p>
          </table:table-cell>
          <table:table-cell table:style-name="ce363" office:value-type="float" office:value="0.99">
            <text:p>0.99</text:p>
          </table:table-cell>
          <table:table-cell table:style-name="ce365" office:value-type="float" office:value="1.25">
            <text:p>1.25</text:p>
          </table:table-cell>
          <table:table-cell table:style-name="ce371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0561797752809">
            <text:p>1.1</text:p>
          </table:table-cell>
          <table:table-cell table:style-name="ce387" table:formula="of:=[.U25]/[.G25]" office:value-type="float" office:value="1.1123595505618">
            <text:p>1.11</text:p>
          </table:table-cell>
          <table:table-cell table:style-name="ce392" table:formula="of:=[.M25]/[.U25]" office:value-type="float" office:value="0.94949494949495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33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34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348" office:value-type="float" office:value="0.99">
            <text:p>0.99</text:p>
          </table:table-cell>
          <table:table-cell office:value-type="float" office:value="1.74">
            <text:p>1.74</text:p>
          </table:table-cell>
          <table:table-cell table:style-name="ce340" table:formula="of:=[.G26]/[.H26]" office:value-type="float" office:value="0.568965517241379">
            <text:p>0.57</text:p>
          </table:table-cell>
          <table:table-cell table:style-name="ce350" table:formula="of:=[.G26]/[.C26]" office:value-type="float" office:value="1.25">
            <text:p>1.3</text:p>
          </table:table-cell>
          <table:table-cell table:style-name="ce350"/>
          <table:table-cell office:value-type="float" office:value="37272">
            <text:p>37272</text:p>
          </table:table-cell>
          <table:table-cell table:style-name="ce348" office:value-type="float" office:value="1">
            <text:p>1.00</text:p>
          </table:table-cell>
          <table:table-cell office:value-type="float" office:value="1.74">
            <text:p>1.74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34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table:style-name="ce361" office:value-type="float" office:value="37272">
            <text:p>37272</text:p>
          </table:table-cell>
          <table:table-cell table:style-name="ce363" office:value-type="float" office:value="1">
            <text:p>1.00</text:p>
          </table:table-cell>
          <table:table-cell table:style-name="ce365" office:value-type="float" office:value="1.73">
            <text:p>1.73</text:p>
          </table:table-cell>
          <table:table-cell table:style-name="ce371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010101010101">
            <text:p>1.0</text:p>
          </table:table-cell>
          <table:table-cell table:style-name="ce387" table:formula="of:=[.U26]/[.G26]" office:value-type="float" office:value="1.01010101010101">
            <text:p>1.01</text:p>
          </table:table-cell>
          <table:table-cell table:style-name="ce392" table:formula="of:=[.M26]/[.U26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33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34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348" office:value-type="float" office:value="2">
            <text:p>2.00</text:p>
          </table:table-cell>
          <table:table-cell office:value-type="float" office:value="2.37">
            <text:p>2.37</text:p>
          </table:table-cell>
          <table:table-cell table:style-name="ce340" table:formula="of:=[.G27]/[.H27]" office:value-type="float" office:value="0.843881856540084">
            <text:p>0.84</text:p>
          </table:table-cell>
          <table:table-cell table:style-name="ce350" table:formula="of:=[.G27]/[.C27]" office:value-type="float" office:value="0.998502246630055">
            <text:p>1.0</text:p>
          </table:table-cell>
          <table:table-cell table:style-name="ce350"/>
          <table:table-cell office:value-type="float" office:value="16856">
            <text:p>16856</text:p>
          </table:table-cell>
          <table:table-cell table:style-name="ce348" office:value-type="float" office:value="1.3">
            <text:p>1.30</text:p>
          </table:table-cell>
          <table:table-cell office:value-type="float" office:value="1.6">
            <text:p>1.60</text:p>
          </table:table-cell>
          <table:table-cell table:number-columns-repeated="2"/>
          <table:table-cell office:value-type="string">
            <text:p>Time</text:p>
          </table:table-cell>
          <table:table-cell table:style-name="ce348" office:value-type="string">
            <text:p>&gt;20m</text:p>
          </table:table-cell>
          <table:table-cell office:value-type="string">
            <text:p>&gt;20m</text:p>
          </table:table-cell>
          <table:table-cell table:style-name="ce361" office:value-type="string">
            <text:p>Time</text:p>
          </table:table-cell>
          <table:table-cell table:style-name="ce363" office:value-type="string">
            <text:p>&gt;25m</text:p>
          </table:table-cell>
          <table:table-cell table:style-name="ce365" office:value-type="string">
            <text:p>&gt;25m</text:p>
          </table:table-cell>
          <table:table-cell table:style-name="ce371" table:formula="of:=[.U27]/[.R27]" office:value-type="float" office:value="0">
            <text:p>#VALUE!</text:p>
          </table:table-cell>
          <table:table-cell/>
          <table:table-cell table:formula="of:=[.M27]/[.G27]" office:value-type="float" office:value="0.65">
            <text:p>0.7</text:p>
          </table:table-cell>
          <table:table-cell table:style-name="ce387" table:formula="of:=[.U27]/[.G27]" office:value-type="float" office:value="0">
            <text:p>#VALUE!</text:p>
          </table:table-cell>
          <table:table-cell table:style-name="ce392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33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34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348" office:value-type="float" office:value="4.12">
            <text:p>4.12</text:p>
          </table:table-cell>
          <table:table-cell office:value-type="float" office:value="4.79">
            <text:p>4.79</text:p>
          </table:table-cell>
          <table:table-cell table:style-name="ce340" table:formula="of:=[.G28]/[.H28]" office:value-type="float" office:value="0.860125260960334">
            <text:p>0.86</text:p>
          </table:table-cell>
          <table:table-cell table:style-name="ce350" table:formula="of:=[.G28]/[.C28]" office:value-type="float" office:value="0.842535787321063">
            <text:p>0.8</text:p>
          </table:table-cell>
          <table:table-cell table:style-name="ce350"/>
          <table:table-cell office:value-type="float" office:value="41792">
            <text:p>41792</text:p>
          </table:table-cell>
          <table:table-cell table:style-name="ce348" office:value-type="float" office:value="4.1">
            <text:p>4.10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34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table:style-name="ce361" office:value-type="float" office:value="41792">
            <text:p>41792</text:p>
          </table:table-cell>
          <table:table-cell table:style-name="ce363" office:value-type="float" office:value="4.14">
            <text:p>4.14</text:p>
          </table:table-cell>
          <table:table-cell table:style-name="ce365" office:value-type="float" office:value="4.85">
            <text:p>4.85</text:p>
          </table:table-cell>
          <table:table-cell table:style-name="ce371" table:formula="of:=[.U28]/[.R28]" office:value-type="float" office:value="0.845415560547274">
            <text:p>0.8</text:p>
          </table:table-cell>
          <table:table-cell/>
          <table:table-cell table:formula="of:=[.M28]/[.G28]" office:value-type="float" office:value="0.995145631067961">
            <text:p>1.0</text:p>
          </table:table-cell>
          <table:table-cell table:style-name="ce387" table:formula="of:=[.U28]/[.G28]" office:value-type="float" office:value="1.00485436893204">
            <text:p>1</text:p>
          </table:table-cell>
          <table:table-cell table:style-name="ce392" table:formula="of:=[.M28]/[.U28]" office:value-type="float" office:value="0.99033816425120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33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34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348" office:value-type="float" office:value="75.62">
            <text:p>75.62</text:p>
          </table:table-cell>
          <table:table-cell office:value-type="float" office:value="77.77">
            <text:p>77.77</text:p>
          </table:table-cell>
          <table:table-cell table:style-name="ce340" table:formula="of:=[.G29]/[.H29]" office:value-type="float" office:value="0.972354378294972">
            <text:p>0.97</text:p>
          </table:table-cell>
          <table:table-cell table:style-name="ce350" table:formula="of:=[.G29]/[.C29]" office:value-type="float" office:value="0.994685888666737">
            <text:p>1.0</text:p>
          </table:table-cell>
          <table:table-cell table:style-name="ce350"/>
          <table:table-cell office:value-type="float" office:value="50928">
            <text:p>50928</text:p>
          </table:table-cell>
          <table:table-cell table:style-name="ce348" office:value-type="float" office:value="34.25">
            <text:p>34.25</text:p>
          </table:table-cell>
          <table:table-cell office:value-type="float" office:value="35.32">
            <text:p>35.3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34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table:style-name="ce361" office:value-type="float" office:value="50928">
            <text:p>50928</text:p>
          </table:table-cell>
          <table:table-cell table:style-name="ce363" office:value-type="float" office:value="113.83">
            <text:p>113.83</text:p>
          </table:table-cell>
          <table:table-cell table:style-name="ce365" office:value-type="float" office:value="116.52">
            <text:p>116.52</text:p>
          </table:table-cell>
          <table:table-cell table:style-name="ce371" table:formula="of:=[.U29]/[.R29]" office:value-type="float" office:value="1.4238004703057">
            <text:p>1.4</text:p>
          </table:table-cell>
          <table:table-cell/>
          <table:table-cell table:formula="of:=[.M29]/[.G29]" office:value-type="float" office:value="0.452922507273208">
            <text:p>0.5</text:p>
          </table:table-cell>
          <table:table-cell table:style-name="ce387" table:formula="of:=[.U29]/[.G29]" office:value-type="float" office:value="1.50528960592436">
            <text:p>1.51</text:p>
          </table:table-cell>
          <table:table-cell table:style-name="ce392" table:formula="of:=[.M29]/[.U29]" office:value-type="float" office:value="0.300887288061144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33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34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348" office:value-type="float" office:value="1.09">
            <text:p>1.09</text:p>
          </table:table-cell>
          <table:table-cell office:value-type="float" office:value="1.54">
            <text:p>1.54</text:p>
          </table:table-cell>
          <table:table-cell table:style-name="ce340" table:formula="of:=[.G30]/[.H30]" office:value-type="float" office:value="0.707792207792208">
            <text:p>0.71</text:p>
          </table:table-cell>
          <table:table-cell table:style-name="ce350" table:formula="of:=[.G30]/[.C30]" office:value-type="float" office:value="0.892710892710893">
            <text:p>0.9</text:p>
          </table:table-cell>
          <table:table-cell table:style-name="ce350"/>
          <table:table-cell office:value-type="float" office:value="16893">
            <text:p>16893</text:p>
          </table:table-cell>
          <table:table-cell table:style-name="ce348" office:value-type="float" office:value="0.62">
            <text:p>0.62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34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table:style-name="ce361" office:value-type="float" office:value="16893">
            <text:p>16893</text:p>
          </table:table-cell>
          <table:table-cell table:style-name="ce363" office:value-type="float" office:value="0.96">
            <text:p>0.96</text:p>
          </table:table-cell>
          <table:table-cell table:style-name="ce365" office:value-type="float" office:value="1.33">
            <text:p>1.33</text:p>
          </table:table-cell>
          <table:table-cell table:style-name="ce371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0.568807339449541">
            <text:p>0.6</text:p>
          </table:table-cell>
          <table:table-cell table:style-name="ce387" table:formula="of:=[.U30]/[.G30]" office:value-type="float" office:value="0.880733944954128">
            <text:p>0.88</text:p>
          </table:table-cell>
          <table:table-cell table:style-name="ce392" table:formula="of:=[.M30]/[.U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33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34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348" office:value-type="float" office:value="0.99">
            <text:p>0.99</text:p>
          </table:table-cell>
          <table:table-cell office:value-type="float" office:value="1.29">
            <text:p>1.29</text:p>
          </table:table-cell>
          <table:table-cell table:style-name="ce340" table:formula="of:=[.G31]/[.H31]" office:value-type="float" office:value="0.767441860465116">
            <text:p>0.77</text:p>
          </table:table-cell>
          <table:table-cell table:style-name="ce350" table:formula="of:=[.G31]/[.C31]" office:value-type="float" office:value="0.668016194331984">
            <text:p>0.7</text:p>
          </table:table-cell>
          <table:table-cell table:style-name="ce350"/>
          <table:table-cell office:value-type="float" office:value="4636">
            <text:p>4636</text:p>
          </table:table-cell>
          <table:table-cell table:style-name="ce348" office:value-type="float" office:value="1.09">
            <text:p>1.09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34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table:style-name="ce361" office:value-type="float" office:value="4636">
            <text:p>4636</text:p>
          </table:table-cell>
          <table:table-cell table:style-name="ce363" office:value-type="float" office:value="2.52">
            <text:p>2.52</text:p>
          </table:table-cell>
          <table:table-cell table:style-name="ce365" office:value-type="float" office:value="2.75">
            <text:p>2.75</text:p>
          </table:table-cell>
          <table:table-cell table:style-name="ce371" table:formula="of:=[.U31]/[.R31]" office:value-type="float" office:value="0.557892406464468">
            <text:p>0.6</text:p>
          </table:table-cell>
          <table:table-cell/>
          <table:table-cell table:formula="of:=[.M31]/[.G31]" office:value-type="float" office:value="1.1010101010101">
            <text:p>1.1</text:p>
          </table:table-cell>
          <table:table-cell table:style-name="ce387" table:formula="of:=[.U31]/[.G31]" office:value-type="float" office:value="2.54545454545455">
            <text:p>2.55</text:p>
          </table:table-cell>
          <table:table-cell table:style-name="ce392" table:formula="of:=[.M31]/[.U31]" office:value-type="float" office:value="0.432539682539683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33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34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348" office:value-type="float" office:value="2.18">
            <text:p>2.18</text:p>
          </table:table-cell>
          <table:table-cell office:value-type="float" office:value="3.54">
            <text:p>3.54</text:p>
          </table:table-cell>
          <table:table-cell table:style-name="ce340" table:formula="of:=[.G32]/[.H32]" office:value-type="float" office:value="0.615819209039548">
            <text:p>0.62</text:p>
          </table:table-cell>
          <table:table-cell table:style-name="ce350" table:formula="of:=[.G32]/[.C32]" office:value-type="float" office:value="1.21313299944352">
            <text:p>1.2</text:p>
          </table:table-cell>
          <table:table-cell table:style-name="ce350"/>
          <table:table-cell office:value-type="float" office:value="21742">
            <text:p>21742</text:p>
          </table:table-cell>
          <table:table-cell table:style-name="ce348" office:value-type="float" office:value="9.24">
            <text:p>9.24</text:p>
          </table:table-cell>
          <table:table-cell office:value-type="float" office:value="9.57">
            <text:p>9.57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34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table:style-name="ce361" office:value-type="float" office:value="21742">
            <text:p>21742</text:p>
          </table:table-cell>
          <table:table-cell table:style-name="ce363" office:value-type="float" office:value="14.82">
            <text:p>14.82</text:p>
          </table:table-cell>
          <table:table-cell table:style-name="ce365" office:value-type="float" office:value="15.91">
            <text:p>15.91</text:p>
          </table:table-cell>
          <table:table-cell table:style-name="ce371" table:formula="of:=[.U32]/[.R32]" office:value-type="float" office:value="0.343389406367302">
            <text:p>0.3</text:p>
          </table:table-cell>
          <table:table-cell/>
          <table:table-cell table:formula="of:=[.M32]/[.G32]" office:value-type="float" office:value="4.23853211009174">
            <text:p>4.2</text:p>
          </table:table-cell>
          <table:table-cell table:style-name="ce387" table:formula="of:=[.U32]/[.G32]" office:value-type="float" office:value="6.79816513761468">
            <text:p>6.8</text:p>
          </table:table-cell>
          <table:table-cell table:style-name="ce392" table:formula="of:=[.M32]/[.U32]" office:value-type="float" office:value="0.623481781376518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33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34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348"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style-name="ce340" table:formula="of:=[.G33]/[.H33]" office:value-type="float" office:value="0.80952380952381">
            <text:p>0.81</text:p>
          </table:table-cell>
          <table:table-cell table:style-name="ce350" table:formula="of:=[.G33]/[.C33]" office:value-type="float" office:value="0.971428571428571">
            <text:p>1.0</text:p>
          </table:table-cell>
          <table:table-cell table:style-name="ce350"/>
          <table:table-cell office:value-type="float" office:value="7469">
            <text:p>7469</text:p>
          </table:table-cell>
          <table:table-cell table:style-name="ce348" office:value-type="float" office:value="0.64">
            <text:p>0.64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34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table:style-name="ce361" office:value-type="float" office:value="7469">
            <text:p>7469</text:p>
          </table:table-cell>
          <table:table-cell table:style-name="ce363" office:value-type="float" office:value="1.15">
            <text:p>1.15</text:p>
          </table:table-cell>
          <table:table-cell table:style-name="ce365" office:value-type="float" office:value="1.39">
            <text:p>1.39</text:p>
          </table:table-cell>
          <table:table-cell table:style-name="ce371" table:formula="of:=[.U33]/[.R33]" office:value-type="float" office:value="0.907655880031571">
            <text:p>0.9</text:p>
          </table:table-cell>
          <table:table-cell/>
          <table:table-cell table:formula="of:=[.M33]/[.G33]" office:value-type="float" office:value="0.941176470588235">
            <text:p>0.9</text:p>
          </table:table-cell>
          <table:table-cell table:style-name="ce387" table:formula="of:=[.U33]/[.G33]" office:value-type="float" office:value="1.69117647058824">
            <text:p>1.69</text:p>
          </table:table-cell>
          <table:table-cell table:style-name="ce392" table:formula="of:=[.M33]/[.U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33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34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348" office:value-type="float" office:value="1.2">
            <text:p>1.20</text:p>
          </table:table-cell>
          <table:table-cell office:value-type="float" office:value="1.45">
            <text:p>1.45</text:p>
          </table:table-cell>
          <table:table-cell table:style-name="ce340" table:formula="of:=[.G34]/[.H34]" office:value-type="float" office:value="0.827586206896552">
            <text:p>0.83</text:p>
          </table:table-cell>
          <table:table-cell table:style-name="ce350" table:formula="of:=[.G34]/[.C34]" office:value-type="float" office:value="0.885608856088561">
            <text:p>0.9</text:p>
          </table:table-cell>
          <table:table-cell table:style-name="ce350"/>
          <table:table-cell office:value-type="float" office:value="10722">
            <text:p>10722</text:p>
          </table:table-cell>
          <table:table-cell table:style-name="ce348" office:value-type="float" office:value="1.2">
            <text:p>1.20</text:p>
          </table:table-cell>
          <table:table-cell office:value-type="float" office:value="1.41">
            <text:p>1.41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34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table:style-name="ce361" office:value-type="float" office:value="10722">
            <text:p>10722</text:p>
          </table:table-cell>
          <table:table-cell table:style-name="ce363" office:value-type="float" office:value="2.19">
            <text:p>2.19</text:p>
          </table:table-cell>
          <table:table-cell table:style-name="ce365" office:value-type="float" office:value="2.53">
            <text:p>2.53</text:p>
          </table:table-cell>
          <table:table-cell table:style-name="ce371" table:formula="of:=[.U34]/[.R34]" office:value-type="float" office:value="0.869047619047619">
            <text:p>0.9</text:p>
          </table:table-cell>
          <table:table-cell/>
          <table:table-cell table:formula="of:=[.M34]/[.G34]" office:value-type="float" office:value="1">
            <text:p>1.0</text:p>
          </table:table-cell>
          <table:table-cell table:style-name="ce387" table:formula="of:=[.U34]/[.G34]" office:value-type="float" office:value="1.825">
            <text:p>1.83</text:p>
          </table:table-cell>
          <table:table-cell table:style-name="ce392" table:formula="of:=[.M34]/[.U34]" office:value-type="float" office:value="0.54794520547945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33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34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348" office:value-type="float" office:value="1.41">
            <text:p>1.41</text:p>
          </table:table-cell>
          <table:table-cell office:value-type="float" office:value="2.43">
            <text:p>2.43</text:p>
          </table:table-cell>
          <table:table-cell table:style-name="ce340" table:formula="of:=[.G35]/[.H35]" office:value-type="float" office:value="0.580246913580247">
            <text:p>0.58</text:p>
          </table:table-cell>
          <table:table-cell table:style-name="ce350" table:formula="of:=[.G35]/[.C35]" office:value-type="float" office:value="1.44024514811032">
            <text:p>1.4</text:p>
          </table:table-cell>
          <table:table-cell table:style-name="ce350"/>
          <table:table-cell office:value-type="float" office:value="49179">
            <text:p>49179</text:p>
          </table:table-cell>
          <table:table-cell table:style-name="ce348" office:value-type="float" office:value="1.13">
            <text:p>1.13</text:p>
          </table:table-cell>
          <table:table-cell office:value-type="float" office:value="2.02">
            <text:p>2.02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34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table:style-name="ce361" office:value-type="float" office:value="49179">
            <text:p>49179</text:p>
          </table:table-cell>
          <table:table-cell table:style-name="ce363" office:value-type="float" office:value="2.8">
            <text:p>2.80</text:p>
          </table:table-cell>
          <table:table-cell table:style-name="ce365" office:value-type="float" office:value="3.92">
            <text:p>3.92</text:p>
          </table:table-cell>
          <table:table-cell table:style-name="ce371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0.801418439716312">
            <text:p>0.8</text:p>
          </table:table-cell>
          <table:table-cell table:style-name="ce387" table:formula="of:=[.U35]/[.G35]" office:value-type="float" office:value="1.98581560283688">
            <text:p>1.99</text:p>
          </table:table-cell>
          <table:table-cell table:style-name="ce392" table:formula="of:=[.M35]/[.U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33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34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348" office:value-type="float" office:value="3.98">
            <text:p>3.98</text:p>
          </table:table-cell>
          <table:table-cell office:value-type="float" office:value="6.06">
            <text:p>6.06</text:p>
          </table:table-cell>
          <table:table-cell table:style-name="ce340" table:formula="of:=[.G36]/[.H36]" office:value-type="float" office:value="0.656765676567657">
            <text:p>0.66</text:p>
          </table:table-cell>
          <table:table-cell table:style-name="ce350" table:formula="of:=[.G36]/[.C36]" office:value-type="float" office:value="1.3752591568763">
            <text:p>1.4</text:p>
          </table:table-cell>
          <table:table-cell table:style-name="ce350"/>
          <table:table-cell office:value-type="float" office:value="98361">
            <text:p>98361</text:p>
          </table:table-cell>
          <table:table-cell table:style-name="ce348" office:value-type="float" office:value="3.15">
            <text:p>3.15</text:p>
          </table:table-cell>
          <table:table-cell office:value-type="float" office:value="4.91">
            <text:p>4.91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34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table:style-name="ce361" office:value-type="float" office:value="98361">
            <text:p>98361</text:p>
          </table:table-cell>
          <table:table-cell table:style-name="ce363" office:value-type="float" office:value="7.64">
            <text:p>7.64</text:p>
          </table:table-cell>
          <table:table-cell table:style-name="ce365" office:value-type="float" office:value="10.31">
            <text:p>10.31</text:p>
          </table:table-cell>
          <table:table-cell table:style-name="ce371" table:formula="of:=[.U36]/[.R36]" office:value-type="float" office:value="1.19692934356885">
            <text:p>1.2</text:p>
          </table:table-cell>
          <table:table-cell/>
          <table:table-cell table:formula="of:=[.M36]/[.G36]" office:value-type="float" office:value="0.791457286432161">
            <text:p>0.8</text:p>
          </table:table-cell>
          <table:table-cell table:style-name="ce387" table:formula="of:=[.U36]/[.G36]" office:value-type="float" office:value="1.91959798994975">
            <text:p>1.92</text:p>
          </table:table-cell>
          <table:table-cell table:style-name="ce392" table:formula="of:=[.M36]/[.U36]" office:value-type="float" office:value="0.412303664921466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33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34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348" office:value-type="float" office:value="0.38">
            <text:p>0.38</text:p>
          </table:table-cell>
          <table:table-cell office:value-type="float" office:value="0.6">
            <text:p>0.60</text:p>
          </table:table-cell>
          <table:table-cell table:style-name="ce340" table:formula="of:=[.G37]/[.H37]" office:value-type="float" office:value="0.633333333333333">
            <text:p>0.63</text:p>
          </table:table-cell>
          <table:table-cell table:style-name="ce350" table:formula="of:=[.G37]/[.C37]" office:value-type="float" office:value="1.27946127946128">
            <text:p>1.3</text:p>
          </table:table-cell>
          <table:table-cell table:style-name="ce350"/>
          <table:table-cell office:value-type="float" office:value="14982">
            <text:p>14982</text:p>
          </table:table-cell>
          <table:table-cell table:style-name="ce348" office:value-type="float" office:value="0.41">
            <text:p>0.41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34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table:style-name="ce361" office:value-type="float" office:value="14982">
            <text:p>14982</text:p>
          </table:table-cell>
          <table:table-cell table:style-name="ce363" office:value-type="float" office:value="0.7">
            <text:p>0.70</text:p>
          </table:table-cell>
          <table:table-cell table:style-name="ce365" office:value-type="float" office:value="1.05">
            <text:p>1.05</text:p>
          </table:table-cell>
          <table:table-cell table:style-name="ce371" table:formula="of:=[.U37]/[.R37]" office:value-type="float" office:value="1.27737226277372">
            <text:p>1.3</text:p>
          </table:table-cell>
          <table:table-cell/>
          <table:table-cell table:formula="of:=[.M37]/[.G37]" office:value-type="float" office:value="1.07894736842105">
            <text:p>1.1</text:p>
          </table:table-cell>
          <table:table-cell table:style-name="ce387" table:formula="of:=[.U37]/[.G37]" office:value-type="float" office:value="1.8421052631579">
            <text:p>1.84</text:p>
          </table:table-cell>
          <table:table-cell table:style-name="ce392" table:formula="of:=[.M37]/[.U37]" office:value-type="float" office:value="0.585714285714286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33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34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348" office:value-type="float" office:value="0.29">
            <text:p>0.29</text:p>
          </table:table-cell>
          <table:table-cell office:value-type="float" office:value="0.44">
            <text:p>0.44</text:p>
          </table:table-cell>
          <table:table-cell table:style-name="ce340" table:formula="of:=[.G38]/[.H38]" office:value-type="float" office:value="0.659090909090909">
            <text:p>0.66</text:p>
          </table:table-cell>
          <table:table-cell table:style-name="ce350" table:formula="of:=[.G38]/[.C38]" office:value-type="float" office:value="1.2719298245614">
            <text:p>1.3</text:p>
          </table:table-cell>
          <table:table-cell table:style-name="ce350"/>
          <table:table-cell office:value-type="float" office:value="9241">
            <text:p>9241</text:p>
          </table:table-cell>
          <table:table-cell table:style-name="ce348" office:value-type="float" office:value="0.36">
            <text:p>0.36</text:p>
          </table:table-cell>
          <table:table-cell office:value-type="float" office:value="0.5">
            <text:p>0.50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34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table:style-name="ce361" office:value-type="float" office:value="9241">
            <text:p>9241</text:p>
          </table:table-cell>
          <table:table-cell table:style-name="ce363" office:value-type="float" office:value="9.03">
            <text:p>9.03</text:p>
          </table:table-cell>
          <table:table-cell table:style-name="ce365" office:value-type="float" office:value="9.86">
            <text:p>9.86</text:p>
          </table:table-cell>
          <table:table-cell table:style-name="ce371" table:formula="of:=[.U38]/[.R38]" office:value-type="float" office:value="1.75067855758046">
            <text:p>1.8</text:p>
          </table:table-cell>
          <table:table-cell/>
          <table:table-cell table:formula="of:=[.M38]/[.G38]" office:value-type="float" office:value="1.24137931034483">
            <text:p>1.2</text:p>
          </table:table-cell>
          <table:table-cell table:style-name="ce387" table:formula="of:=[.U38]/[.G38]" office:value-type="float" office:value="31.1379310344828">
            <text:p>31.14</text:p>
          </table:table-cell>
          <table:table-cell table:style-name="ce392" table:formula="of:=[.M38]/[.U38]" office:value-type="float" office:value="0.0398671096345515">
            <text:p>0.0</text:p>
          </table:table-cell>
          <table:table-cell table:number-columns-repeated="996"/>
        </table:table-row>
        <table:table-row table:style-name="ro2">
          <table:table-cell table:style-name="ce317" office:value-type="string">
            <text:p>small/2readers</text:p>
          </table:table-cell>
          <table:table-cell table:style-name="ce323"/>
          <table:table-cell table:style-name="ce331"/>
          <table:table-cell table:style-name="ce337" table:number-columns-repeated="2"/>
          <table:table-cell table:style-name="ce345"/>
          <table:table-cell table:style-name="ce337" table:number-columns-repeated="3"/>
          <table:table-cell table:style-name="ce351" table:number-columns-repeated="2"/>
          <table:table-cell table:style-name="ce323" office:value-type="float" office:value="7">
            <text:p>7</text:p>
          </table:table-cell>
          <table:table-cell table:style-name="ce347" office:value-type="float" office:value="0">
            <text:p>0.00</text:p>
          </table:table-cell>
          <table:table-cell table:style-name="ce337" office:value-type="float" office:value="0">
            <text:p>0.00</text:p>
          </table:table-cell>
          <table:table-cell table:style-name="ce337"/>
          <table:table-cell table:style-name="ce357"/>
          <table:table-cell table:style-name="ce345"/>
          <table:table-cell table:style-name="ce337" table:number-columns-repeated="2"/>
          <table:table-cell table:style-name="ce345"/>
          <table:table-cell table:style-name="ce337" table:number-columns-repeated="2"/>
          <table:table-cell table:style-name="ce372"/>
          <table:table-cell table:style-name="ce378"/>
          <table:table-cell table:style-name="ce386"/>
          <table:table-cell table:style-name="ce351"/>
          <table:table-cell table:style-name="ce393"/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34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2" table:style-name="ta1" table:print="false">
        <table:table-column table:style-name="co20" table:default-cell-style-name="ce404"/>
        <table:table-column table:style-name="co21" table:default-cell-style-name="ce410"/>
        <table:table-column table:style-name="co22" table:default-cell-style-name="ce418"/>
        <table:table-column table:style-name="co42" table:default-cell-style-name="ce426"/>
        <table:table-column table:style-name="co2" table:default-cell-style-name="ce432"/>
        <table:table-column table:style-name="co22" table:default-cell-style-name="ce426"/>
        <table:table-column table:style-name="co25" table:default-cell-style-name="ce426"/>
        <table:table-column table:style-name="co27" table:default-cell-style-name="ce438"/>
        <table:table-column table:style-name="co28" table:default-cell-style-name="ce438"/>
        <table:table-column table:style-name="co29" table:default-cell-style-name="ce410"/>
        <table:table-column table:style-name="co30" table:default-cell-style-name="ce426"/>
        <table:table-column table:style-name="co21" table:default-cell-style-name="ce426"/>
        <table:table-column table:style-name="co28" table:default-cell-style-name="ce444"/>
        <table:table-column table:style-name="co31" table:default-cell-style-name="ce432"/>
        <table:table-column table:style-name="co35" table:default-cell-style-name="ce426"/>
        <table:table-column table:style-name="co36" table:default-cell-style-name="ce426"/>
        <table:table-column table:style-name="co29" table:default-cell-style-name="ce432"/>
        <table:table-column table:style-name="co31" table:default-cell-style-name="ce426"/>
        <table:table-column table:style-name="co34" table:default-cell-style-name="ce426"/>
        <table:table-column table:style-name="co43" table:default-cell-style-name="ce456"/>
        <table:table-column table:style-name="co37" table:default-cell-style-name="ce462"/>
        <table:table-column table:style-name="co38" table:default-cell-style-name="ce467"/>
        <table:table-column table:style-name="co41" table:default-cell-style-name="ce438"/>
        <table:table-column table:style-name="co39" table:default-cell-style-name="ce477"/>
        <table:table-column table:style-name="co19" table:default-cell-style-name="ce438"/>
        <table:table-column table:style-name="co19" table:default-cell-style-name="ce481"/>
        <table:table-column table:style-name="co19" table:number-columns-repeated="994" table:default-cell-style-name="ce438"/>
        <table:table-row table:style-name="ro2">
          <table:table-cell table:style-name="ce399" office:value-type="string">
            <text:p>Test</text:p>
          </table:table-cell>
          <table:table-cell table:style-name="ce405" office:value-type="string">
            <text:p>Plain</text:p>
          </table:table-cell>
          <table:table-cell table:style-name="ce411"/>
          <table:table-cell table:style-name="ce419"/>
          <table:table-cell table:style-name="ce427"/>
          <table:table-cell table:style-name="ce419" table:number-columns-repeated="2"/>
          <table:table-cell table:style-name="ce399" table:number-columns-repeated="2"/>
          <table:table-cell table:style-name="ce405" office:value-type="string">
            <text:p>Contextual</text:p>
          </table:table-cell>
          <table:table-cell table:style-name="ce419" table:number-columns-repeated="2"/>
          <table:table-cell table:style-name="ce439"/>
          <table:table-cell table:style-name="ce427" office:value-type="string">
            <text:p>Place replication</text:p>
          </table:table-cell>
          <table:table-cell table:style-name="ce419" table:number-columns-repeated="2"/>
          <table:table-cell table:style-name="ce427"/>
          <table:table-cell table:style-name="ce419" table:number-columns-repeated="2"/>
          <table:table-cell table:style-name="ce449"/>
          <table:table-cell table:style-name="ce457"/>
          <table:table-cell table:style-name="ce463"/>
          <table:table-cell table:style-name="ce399"/>
          <table:table-cell table:style-name="ce471"/>
          <table:table-cell table:style-name="ce399"/>
          <table:table-cell table:style-name="ce478"/>
          <table:table-cell table:style-name="ce399" table:number-columns-repeated="994"/>
        </table:table-row>
        <table:table-row table:style-name="ro2">
          <table:table-cell table:style-name="ce400"/>
          <table:table-cell table:style-name="ce406" office:value-type="string">
            <text:p>Mole 060323</text:p>
          </table:table-cell>
          <table:table-cell table:style-name="ce412"/>
          <table:table-cell table:style-name="ce420"/>
          <table:table-cell table:style-name="ce428" office:value-type="string">
            <text:p>Cunf r30</text:p>
          </table:table-cell>
          <table:table-cell table:style-name="ce420" table:number-columns-repeated="2"/>
          <table:table-cell table:style-name="ce400" table:number-columns-repeated="2"/>
          <table:table-cell table:style-name="ce406" office:value-type="string">
            <text:p>Cunf r30</text:p>
          </table:table-cell>
          <table:table-cell table:style-name="ce420" table:number-columns-repeated="2"/>
          <table:table-cell table:style-name="ce440"/>
          <table:table-cell table:style-name="ce428" office:value-type="string">
            <text:p>Mole 060323</text:p>
          </table:table-cell>
          <table:table-cell table:style-name="ce420" table:number-columns-repeated="2"/>
          <table:table-cell table:style-name="ce428" office:value-type="string">
            <text:p>Cunf r30</text:p>
          </table:table-cell>
          <table:table-cell table:style-name="ce420" table:number-columns-repeated="2"/>
          <table:table-cell table:style-name="ce450"/>
          <table:table-cell table:style-name="ce458"/>
          <table:table-cell table:style-name="ce464"/>
          <table:table-cell table:style-name="ce400"/>
          <table:table-cell table:style-name="ce472"/>
          <table:table-cell table:style-name="ce400"/>
          <table:table-cell table:style-name="ce479"/>
          <table:table-cell table:style-name="ce400" table:number-columns-repeated="994"/>
        </table:table-row>
        <table:table-row table:style-name="ro2">
          <table:table-cell table:style-name="ce401"/>
          <table:table-cell table:style-name="ce407" office:value-type="string">
            <text:p>Events</text:p>
          </table:table-cell>
          <table:table-cell table:style-name="ce413" office:value-type="string">
            <text:p>Time</text:p>
          </table:table-cell>
          <table:table-cell table:style-name="ce421"/>
          <table:table-cell table:style-name="ce429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01" table:number-columns-repeated="2"/>
          <table:table-cell table:style-name="ce407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41"/>
          <table:table-cell table:style-name="ce429" office:value-type="string">
            <text:p>Event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29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51"/>
          <table:table-cell table:style-name="ce459"/>
          <table:table-cell table:style-name="ce465"/>
          <table:table-cell table:style-name="ce401"/>
          <table:table-cell table:style-name="ce473"/>
          <table:table-cell table:style-name="ce401"/>
          <table:table-cell table:style-name="ce480"/>
          <table:table-cell table:style-name="ce401" table:number-columns-repeated="994"/>
        </table:table-row>
        <table:table-row table:style-name="ro2">
          <table:table-cell table:style-name="ce402"/>
          <table:table-cell table:style-name="ce408"/>
          <table:table-cell table:style-name="ce414" office:value-type="string">
            <text:p>User</text:p>
          </table:table-cell>
          <table:table-cell table:style-name="ce422" office:value-type="string">
            <text:p>Ev / s</text:p>
          </table:table-cell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02" office:value-type="string">
            <text:p>C / M</text:p>
          </table:table-cell>
          <table:table-cell table:style-name="ce402"/>
          <table:table-cell table:style-name="ce408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42"/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52" office:value-type="string">
            <text:p>C / M</text:p>
          </table:table-cell>
          <table:table-cell table:style-name="ce460"/>
          <table:table-cell table:style-name="ce466" office:value-type="string">
            <text:p>Cont / Plain</text:p>
          </table:table-cell>
          <table:table-cell table:style-name="ce402" office:value-type="string">
            <text:p>Pr / Plain</text:p>
          </table:table-cell>
          <table:table-cell table:style-name="ce474" office:value-type="string">
            <text:p>Cont / Pr</text:p>
          </table:table-cell>
          <table:table-cell table:style-name="ce402"/>
          <table:table-cell table:style-name="ce460"/>
          <table:table-cell table:style-name="ce402" table:number-columns-repeated="994"/>
        </table:table-row>
        <table:table-row table:style-name="ro2">
          <table:table-cell table:style-name="ce403" office:value-type="string">
            <text:p>pep/ab_gesc</text:p>
          </table:table-cell>
          <table:table-cell table:style-name="ce409" office:value-type="float" office:value="471">
            <text:p>471</text:p>
          </table:table-cell>
          <table:table-cell table:style-name="ce415" office:value-type="float" office:value="0.01">
            <text:p>0.01</text:p>
          </table:table-cell>
          <table:table-cell table:style-name="ce423" table:formula="of:=[.B5]/[.C5]/1000" office:value-type="float" office:value="47.1">
            <text:p>47.10</text:p>
          </table:table-cell>
          <table:table-cell table:style-name="ce431" office:value-type="float" office:value="471">
            <text:p>471</text:p>
          </table:table-cell>
          <table:table-cell table:style-name="ce433" office:value-type="float" office:value="0">
            <text:p>0.00</text:p>
          </table:table-cell>
          <table:table-cell table:style-name="ce425" table:formula="of:=[.E5]/[.F5]/1000" office:value-type="float" office:value="0">
            <text:p>#DIV/0!</text:p>
          </table:table-cell>
          <table:table-cell table:style-name="ce435" table:formula="of:=[.F5]/[.C5]" office:value-type="float" office:value="0">
            <text:p>0.0</text:p>
          </table:table-cell>
          <table:table-cell table:style-name="ce435"/>
          <table:table-cell table:style-name="ce409" office:value-type="float" office:value="471">
            <text:p>471</text:p>
          </table:table-cell>
          <table:table-cell table:style-name="ce433" office:value-type="float" office:value="0.01">
            <text:p>0.01</text:p>
          </table:table-cell>
          <table:table-cell table:style-name="ce425" table:formula="of:=[.J5]/[.K5]/1000" office:value-type="float" office:value="47.1">
            <text:p>47.10</text:p>
          </table:table-cell>
          <table:table-cell table:style-name="ce443"/>
          <table:table-cell table:style-name="ce431" office:value-type="float" office:value="471">
            <text:p>471</text:p>
          </table:table-cell>
          <table:table-cell table:style-name="ce433" office:value-type="float" office:value="0.013">
            <text:p>0.01</text:p>
          </table:table-cell>
          <table:table-cell table:style-name="ce425" table:formula="of:=[.N5]/[.O5]/1000" office:value-type="float" office:value="36.2307692307692">
            <text:p>36.23</text:p>
          </table:table-cell>
          <table:table-cell table:style-name="ce445" office:value-type="float" office:value="471">
            <text:p>471</text:p>
          </table:table-cell>
          <table:table-cell table:style-name="ce447" office:value-type="float" office:value="0.01">
            <text:p>0.01</text:p>
          </table:table-cell>
          <table:table-cell table:style-name="ce425" table:formula="of:=[.Q5]/[.R5]/1000" office:value-type="float" office:value="47.1">
            <text:p>47.10</text:p>
          </table:table-cell>
          <table:table-cell table:style-name="ce453" table:formula="of:=[.R5]/[.O5]" office:value-type="float" office:value="0.769230769230769">
            <text:p>0.8</text:p>
          </table:table-cell>
          <table:table-cell table:style-name="ce461"/>
          <table:table-cell table:formula="of:=[.K5]/[.F5]" office:value-type="float" office:value="0">
            <text:p>#DIV/0!</text:p>
          </table:table-cell>
          <table:table-cell table:style-name="ce437" table:formula="of:=[.R5]/[.F5]" office:value-type="float" office:value="0">
            <text:p>#DIV/0!</text:p>
          </table:table-cell>
          <table:table-cell table:style-name="ce475" table:formula="of:=[.K5]/[.R5]" office:value-type="float" office:value="1">
            <text:p>1.0</text:p>
          </table:table-cell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16" office:value-type="float" office:value="2.855">
            <text:p>2.86</text:p>
          </table:table-cell>
          <table:table-cell table:style-name="ce424" table:formula="of:=[.B6]/[.C6]/1000" office:value-type="float" office:value="1.769176882662">
            <text:p>1.77</text:p>
          </table:table-cell>
          <table:table-cell office:value-type="float" office:value="5051">
            <text:p>5051</text:p>
          </table:table-cell>
          <table:table-cell table:style-name="ce434" office:value-type="float" office:value="2.15">
            <text:p>2.15</text:p>
          </table:table-cell>
          <table:table-cell table:formula="of:=[.E6]/[.F6]/1000" office:value-type="float" office:value="2.3493023255814">
            <text:p>2.35</text:p>
          </table:table-cell>
          <table:table-cell table:style-name="ce436" table:formula="of:=[.F6]/[.C6]" office:value-type="float" office:value="0.753064798598949">
            <text:p>0.8</text:p>
          </table:table-cell>
          <table:table-cell table:style-name="ce436"/>
          <table:table-cell office:value-type="float" office:value="5051">
            <text:p>5051</text:p>
          </table:table-cell>
          <table:table-cell table:style-name="ce434" office:value-type="float" office:value="2.15">
            <text:p>2.15</text:p>
          </table:table-cell>
          <table:table-cell table:formula="of:=[.J6]/[.K6]/1000" office:value-type="float" office:value="2.3493023255814">
            <text:p>2.35</text:p>
          </table:table-cell>
          <table:table-cell/>
          <table:table-cell office:value-type="float" office:value="5051">
            <text:p>5051</text:p>
          </table:table-cell>
          <table:table-cell table:style-name="ce434" office:value-type="float" office:value="2.864">
            <text:p>2.86</text:p>
          </table:table-cell>
          <table:table-cell table:formula="of:=[.N6]/[.O6]/1000" office:value-type="float" office:value="1.76361731843575">
            <text:p>1.76</text:p>
          </table:table-cell>
          <table:table-cell table:style-name="ce446" office:value-type="float" office:value="5051">
            <text:p>5051</text:p>
          </table:table-cell>
          <table:table-cell table:style-name="ce448" office:value-type="float" office:value="2.17">
            <text:p>2.17</text:p>
          </table:table-cell>
          <table:table-cell table:formula="of:=[.Q6]/[.R6]/1000" office:value-type="float" office:value="2.32764976958525">
            <text:p>2.33</text:p>
          </table:table-cell>
          <table:table-cell table:style-name="ce454" table:formula="of:=[.R6]/[.O6]" office:value-type="float" office:value="0.75768156424581">
            <text:p>0.8</text:p>
          </table:table-cell>
          <table:table-cell/>
          <table:table-cell table:formula="of:=[.K6]/[.F6]" office:value-type="float" office:value="1">
            <text:p>1.0</text:p>
          </table:table-cell>
          <table:table-cell table:style-name="ce470" table:formula="of:=[.R6]/[.F6]" office:value-type="float" office:value="1.0093023255814">
            <text:p>1.01</text:p>
          </table:table-cell>
          <table:table-cell table:style-name="ce475" table:formula="of:=[.K6]/[.R6]" office:value-type="float" office:value="0.99078341013824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7]/[.C7]/1000" office:value-type="float" office:value="11">
            <text:p>11.00</text:p>
          </table:table-cell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E7]/[.F7]/1000" office:value-type="float" office:value="0">
            <text:p>#DIV/0!</text:p>
          </table:table-cell>
          <table:table-cell table:style-name="ce436" table:formula="of:=[.F7]/[.C7]" office:value-type="float" office:value="0">
            <text:p>0.0</text:p>
          </table:table-cell>
          <table:table-cell table:style-name="ce436"/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J7]/[.K7]/1000" office:value-type="float" office:value="0">
            <text:p>#DIV/0!</text:p>
          </table:table-cell>
          <table:table-cell/>
          <table:table-cell office:value-type="float" office:value="11">
            <text:p>11</text:p>
          </table:table-cell>
          <table:table-cell table:style-name="ce434" office:value-type="float" office:value="0.001">
            <text:p>0.00</text:p>
          </table:table-cell>
          <table:table-cell table:formula="of:=[.N7]/[.O7]/1000" office:value-type="float" office:value="11">
            <text:p>11.00</text:p>
          </table:table-cell>
          <table:table-cell table:style-name="ce446" office:value-type="float" office:value="11">
            <text:p>11</text:p>
          </table:table-cell>
          <table:table-cell table:style-name="ce448" office:value-type="float" office:value="0">
            <text:p>0.00</text:p>
          </table:table-cell>
          <table:table-cell table:formula="of:=[.Q7]/[.R7]/1000" office:value-type="float" office:value="0">
            <text:p>#DIV/0!</text:p>
          </table:table-cell>
          <table:table-cell table:style-name="ce454" table:formula="of:=[.R7]/[.O7]" office:value-type="float" office:value="0">
            <text:p>0.0</text:p>
          </table:table-cell>
          <table:table-cell/>
          <table:table-cell table:formula="of:=[.K7]/[.F7]" office:value-type="float" office:value="0">
            <text:p>#DIV/0!</text:p>
          </table:table-cell>
          <table:table-cell table:style-name="ce470" table:formula="of:=[.R7]/[.F7]" office:value-type="float" office:value="0">
            <text:p>#DIV/0!</text:p>
          </table:table-cell>
          <table:table-cell table:style-name="ce475" table:formula="of:=[.K7]/[.R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16" office:value-type="float" office:value="0.004">
            <text:p>0.00</text:p>
          </table:table-cell>
          <table:table-cell table:style-name="ce424" table:formula="of:=[.B8]/[.C8]/1000" office:value-type="float" office:value="73.25">
            <text:p>73.25</text:p>
          </table:table-cell>
          <table:table-cell office:value-type="float" office:value="293">
            <text:p>293</text:p>
          </table:table-cell>
          <table:table-cell table:style-name="ce434" office:value-type="float" office:value="0">
            <text:p>0.00</text:p>
          </table:table-cell>
          <table:table-cell table:formula="of:=[.E8]/[.F8]/1000" office:value-type="float" office:value="0">
            <text:p>#DIV/0!</text:p>
          </table:table-cell>
          <table:table-cell table:style-name="ce436" table:formula="of:=[.F8]/[.C8]" office:value-type="float" office:value="0">
            <text:p>0.0</text:p>
          </table:table-cell>
          <table:table-cell table:style-name="ce436"/>
          <table:table-cell office:value-type="float" office:value="293">
            <text:p>293</text:p>
          </table:table-cell>
          <table:table-cell table:style-name="ce434" office:value-type="float" office:value="0">
            <text:p>0.00</text:p>
          </table:table-cell>
          <table:table-cell table:formula="of:=[.J8]/[.K8]/1000" office:value-type="float" office:value="0">
            <text:p>#DIV/0!</text:p>
          </table:table-cell>
          <table:table-cell/>
          <table:table-cell office:value-type="float" office:value="293">
            <text:p>293</text:p>
          </table:table-cell>
          <table:table-cell table:style-name="ce434" office:value-type="float" office:value="0.004">
            <text:p>0.00</text:p>
          </table:table-cell>
          <table:table-cell table:formula="of:=[.N8]/[.O8]/1000" office:value-type="float" office:value="73.25">
            <text:p>73.25</text:p>
          </table:table-cell>
          <table:table-cell table:style-name="ce446" office:value-type="float" office:value="293">
            <text:p>293</text:p>
          </table:table-cell>
          <table:table-cell table:style-name="ce448" office:value-type="float" office:value="0">
            <text:p>0.00</text:p>
          </table:table-cell>
          <table:table-cell table:formula="of:=[.Q8]/[.R8]/1000" office:value-type="float" office:value="0">
            <text:p>#DIV/0!</text:p>
          </table:table-cell>
          <table:table-cell table:style-name="ce454" table:formula="of:=[.R8]/[.O8]" office:value-type="float" office:value="0">
            <text:p>0.0</text:p>
          </table:table-cell>
          <table:table-cell/>
          <table:table-cell table:formula="of:=[.K8]/[.F8]" office:value-type="float" office:value="0">
            <text:p>#DIV/0!</text:p>
          </table:table-cell>
          <table:table-cell table:style-name="ce470" table:formula="of:=[.R8]/[.F8]" office:value-type="float" office:value="0">
            <text:p>#DIV/0!</text:p>
          </table:table-cell>
          <table:table-cell table:style-name="ce475" table:formula="of:=[.K8]/[.R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9]/[.C9]/1000" office:value-type="float" office:value="20">
            <text:p>20.00</text:p>
          </table:table-cell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E9]/[.F9]/1000" office:value-type="float" office:value="0">
            <text:p>#DIV/0!</text:p>
          </table:table-cell>
          <table:table-cell table:style-name="ce436" table:formula="of:=[.F9]/[.C9]" office:value-type="float" office:value="0">
            <text:p>0.0</text:p>
          </table:table-cell>
          <table:table-cell table:style-name="ce436"/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J9]/[.K9]/1000" office:value-type="float" office:value="0">
            <text:p>#DIV/0!</text:p>
          </table:table-cell>
          <table:table-cell/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N9]/[.O9]/1000" office:value-type="float" office:value="0">
            <text:p>#DIV/0!</text:p>
          </table:table-cell>
          <table:table-cell table:style-name="ce446" office:value-type="float" office:value="20">
            <text:p>20</text:p>
          </table:table-cell>
          <table:table-cell table:style-name="ce448" office:value-type="float" office:value="0">
            <text:p>0.00</text:p>
          </table:table-cell>
          <table:table-cell table:formula="of:=[.Q9]/[.R9]/1000" office:value-type="float" office:value="0">
            <text:p>#DIV/0!</text:p>
          </table:table-cell>
          <table:table-cell table:style-name="ce454" table:formula="of:=[.R9]/[.O9]" office:value-type="float" office:value="0">
            <text:p>#DIV/0!</text:p>
          </table:table-cell>
          <table:table-cell/>
          <table:table-cell table:formula="of:=[.K9]/[.F9]" office:value-type="float" office:value="0">
            <text:p>#DIV/0!</text:p>
          </table:table-cell>
          <table:table-cell table:style-name="ce470" table:formula="of:=[.R9]/[.F9]" office:value-type="float" office:value="0">
            <text:p>#DIV/0!</text:p>
          </table:table-cell>
          <table:table-cell table:style-name="ce475" table:formula="of:=[.K9]/[.R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0]/[.C10]/1000" office:value-type="float" office:value="82.8333333333333">
            <text:p>82.83</text:p>
          </table:table-cell>
          <table:table-cell office:value-type="float" office:value="497">
            <text:p>497</text:p>
          </table:table-cell>
          <table:table-cell table:style-name="ce434" office:value-type="float" office:value="0.01">
            <text:p>0.01</text:p>
          </table:table-cell>
          <table:table-cell table:formula="of:=[.E10]/[.F10]/1000" office:value-type="float" office:value="49.7">
            <text:p>49.70</text:p>
          </table:table-cell>
          <table:table-cell table:style-name="ce436" table:formula="of:=[.F10]/[.C10]" office:value-type="float" office:value="1.66666666666667">
            <text:p>1.7</text:p>
          </table:table-cell>
          <table:table-cell table:style-name="ce436"/>
          <table:table-cell office:value-type="float" office:value="497">
            <text:p>497</text:p>
          </table:table-cell>
          <table:table-cell table:style-name="ce434" office:value-type="float" office:value="0">
            <text:p>0.00</text:p>
          </table:table-cell>
          <table:table-cell table:formula="of:=[.J10]/[.K10]/1000" office:value-type="float" office:value="0">
            <text:p>#DIV/0!</text:p>
          </table:table-cell>
          <table:table-cell/>
          <table:table-cell office:value-type="float" office:value="497">
            <text:p>497</text:p>
          </table:table-cell>
          <table:table-cell table:style-name="ce434" office:value-type="float" office:value="0.007">
            <text:p>0.01</text:p>
          </table:table-cell>
          <table:table-cell table:formula="of:=[.N10]/[.O10]/1000" office:value-type="float" office:value="71">
            <text:p>71.00</text:p>
          </table:table-cell>
          <table:table-cell table:style-name="ce446" office:value-type="float" office:value="497">
            <text:p>497</text:p>
          </table:table-cell>
          <table:table-cell table:style-name="ce448" office:value-type="float" office:value="0">
            <text:p>0.00</text:p>
          </table:table-cell>
          <table:table-cell table:formula="of:=[.Q10]/[.R10]/1000" office:value-type="float" office:value="0">
            <text:p>#DIV/0!</text:p>
          </table:table-cell>
          <table:table-cell table:style-name="ce454" table:formula="of:=[.R10]/[.O10]" office:value-type="float" office:value="0">
            <text:p>0.0</text:p>
          </table:table-cell>
          <table:table-cell/>
          <table:table-cell table:formula="of:=[.K10]/[.F10]" office:value-type="float" office:value="0">
            <text:p>0.0</text:p>
          </table:table-cell>
          <table:table-cell table:style-name="ce470" table:formula="of:=[.R10]/[.F10]" office:value-type="float" office:value="0">
            <text:p>0</text:p>
          </table:table-cell>
          <table:table-cell table:style-name="ce475" table:formula="of:=[.K10]/[.R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1]/[.C11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E11]/[.F11]/1000" office:value-type="float" office:value="0">
            <text:p>#DIV/0!</text:p>
          </table:table-cell>
          <table:table-cell table:style-name="ce436" table:formula="of:=[.F11]/[.C11]" office:value-type="float" office:value="0">
            <text:p>0.0</text:p>
          </table:table-cell>
          <table:table-cell table:style-name="ce436"/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J11]/[.K11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34" office:value-type="float" office:value="0.001">
            <text:p>0.00</text:p>
          </table:table-cell>
          <table:table-cell table:formula="of:=[.N11]/[.O11]/1000" office:value-type="float" office:value="41">
            <text:p>41.00</text:p>
          </table:table-cell>
          <table:table-cell table:style-name="ce446" office:value-type="float" office:value="41">
            <text:p>41</text:p>
          </table:table-cell>
          <table:table-cell table:style-name="ce448" office:value-type="float" office:value="0">
            <text:p>0.00</text:p>
          </table:table-cell>
          <table:table-cell table:formula="of:=[.Q11]/[.R11]/1000" office:value-type="float" office:value="0">
            <text:p>#DIV/0!</text:p>
          </table:table-cell>
          <table:table-cell table:style-name="ce454" table:formula="of:=[.R11]/[.O11]" office:value-type="float" office:value="0">
            <text:p>0.0</text:p>
          </table:table-cell>
          <table:table-cell/>
          <table:table-cell table:formula="of:=[.K11]/[.F11]" office:value-type="float" office:value="0">
            <text:p>#DIV/0!</text:p>
          </table:table-cell>
          <table:table-cell table:style-name="ce470" table:formula="of:=[.R11]/[.F11]" office:value-type="float" office:value="0">
            <text:p>#DIV/0!</text:p>
          </table:table-cell>
          <table:table-cell table:style-name="ce475" table:formula="of:=[.K11]/[.R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2]/[.C12]/1000" office:value-type="float" office:value="47.3333333333333">
            <text:p>47.33</text:p>
          </table:table-cell>
          <table:table-cell office:value-type="float" office:value="284">
            <text:p>284</text:p>
          </table:table-cell>
          <table:table-cell table:style-name="ce434" office:value-type="float" office:value="0">
            <text:p>0.00</text:p>
          </table:table-cell>
          <table:table-cell table:formula="of:=[.E12]/[.F12]/1000" office:value-type="float" office:value="0">
            <text:p>#DIV/0!</text:p>
          </table:table-cell>
          <table:table-cell table:style-name="ce436" table:formula="of:=[.F12]/[.C12]" office:value-type="float" office:value="0">
            <text:p>0.0</text:p>
          </table:table-cell>
          <table:table-cell table:style-name="ce436"/>
          <table:table-cell office:value-type="float" office:value="284">
            <text:p>284</text:p>
          </table:table-cell>
          <table:table-cell table:style-name="ce434" office:value-type="float" office:value="0">
            <text:p>0.00</text:p>
          </table:table-cell>
          <table:table-cell table:formula="of:=[.J12]/[.K12]/1000" office:value-type="float" office:value="0">
            <text:p>#DIV/0!</text:p>
          </table:table-cell>
          <table:table-cell/>
          <table:table-cell office:value-type="float" office:value="284">
            <text:p>284</text:p>
          </table:table-cell>
          <table:table-cell table:style-name="ce434" office:value-type="float" office:value="0.008">
            <text:p>0.01</text:p>
          </table:table-cell>
          <table:table-cell table:formula="of:=[.N12]/[.O12]/1000" office:value-type="float" office:value="35.5">
            <text:p>35.50</text:p>
          </table:table-cell>
          <table:table-cell table:style-name="ce446" office:value-type="float" office:value="284">
            <text:p>284</text:p>
          </table:table-cell>
          <table:table-cell table:style-name="ce448" office:value-type="float" office:value="0">
            <text:p>0.00</text:p>
          </table:table-cell>
          <table:table-cell table:formula="of:=[.Q12]/[.R12]/1000" office:value-type="float" office:value="0">
            <text:p>#DIV/0!</text:p>
          </table:table-cell>
          <table:table-cell table:style-name="ce454" table:formula="of:=[.R12]/[.O12]" office:value-type="float" office:value="0">
            <text:p>0.0</text:p>
          </table:table-cell>
          <table:table-cell/>
          <table:table-cell table:formula="of:=[.K12]/[.F12]" office:value-type="float" office:value="0">
            <text:p>#DIV/0!</text:p>
          </table:table-cell>
          <table:table-cell table:style-name="ce470" table:formula="of:=[.R12]/[.F12]" office:value-type="float" office:value="0">
            <text:p>#DIV/0!</text:p>
          </table:table-cell>
          <table:table-cell table:style-name="ce475" table:formula="of:=[.K12]/[.R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16" office:value-type="float" office:value="0">
            <text:p>0.00</text:p>
          </table:table-cell>
          <table:table-cell table:style-name="ce424" table:formula="of:=[.B13]/[.C13]/1000" office:value-type="float" office:value="0">
            <text:p>#DIV/0!</text:p>
          </table:table-cell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E13]/[.F13]/1000" office:value-type="float" office:value="0">
            <text:p>#DIV/0!</text:p>
          </table:table-cell>
          <table:table-cell table:style-name="ce436" table:formula="of:=[.F13]/[.C13]" office:value-type="float" office:value="0">
            <text:p>#DIV/0!</text:p>
          </table:table-cell>
          <table:table-cell table:style-name="ce436"/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J13]/[.K13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34" office:value-type="float" office:value="0.001">
            <text:p>0.00</text:p>
          </table:table-cell>
          <table:table-cell table:formula="of:=[.N13]/[.O13]/1000" office:value-type="float" office:value="49">
            <text:p>49.00</text:p>
          </table:table-cell>
          <table:table-cell table:style-name="ce446" office:value-type="float" office:value="49">
            <text:p>49</text:p>
          </table:table-cell>
          <table:table-cell table:style-name="ce448" office:value-type="float" office:value="0">
            <text:p>0.00</text:p>
          </table:table-cell>
          <table:table-cell table:formula="of:=[.Q13]/[.R13]/1000" office:value-type="float" office:value="0">
            <text:p>#DIV/0!</text:p>
          </table:table-cell>
          <table:table-cell table:style-name="ce454" table:formula="of:=[.R13]/[.O13]" office:value-type="float" office:value="0">
            <text:p>0.0</text:p>
          </table:table-cell>
          <table:table-cell/>
          <table:table-cell table:formula="of:=[.K13]/[.F13]" office:value-type="float" office:value="0">
            <text:p>#DIV/0!</text:p>
          </table:table-cell>
          <table:table-cell table:style-name="ce470" table:formula="of:=[.R13]/[.F13]" office:value-type="float" office:value="0">
            <text:p>#DIV/0!</text:p>
          </table:table-cell>
          <table:table-cell table:style-name="ce475" table:formula="of:=[.K13]/[.R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00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16" office:value-type="float" office:value="0.002">
            <text:p>0.00</text:p>
          </table:table-cell>
          <table:table-cell table:style-name="ce424" table:formula="of:=[.B14]/[.C14]/1000" office:value-type="float" office:value="24.5">
            <text:p>24.50</text:p>
          </table:table-cell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E14]/[.F14]/1000" office:value-type="float" office:value="0">
            <text:p>#DIV/0!</text:p>
          </table:table-cell>
          <table:table-cell table:style-name="ce436" table:formula="of:=[.F14]/[.C14]" office:value-type="float" office:value="0">
            <text:p>0.0</text:p>
          </table:table-cell>
          <table:table-cell table:style-name="ce436"/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J14]/[.K14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34" office:value-type="float" office:value="0.001">
            <text:p>0.00</text:p>
          </table:table-cell>
          <table:table-cell table:formula="of:=[.N14]/[.O14]/1000" office:value-type="float" office:value="49">
            <text:p>49.00</text:p>
          </table:table-cell>
          <table:table-cell table:style-name="ce446" office:value-type="float" office:value="49">
            <text:p>49</text:p>
          </table:table-cell>
          <table:table-cell table:style-name="ce448" office:value-type="float" office:value="0">
            <text:p>0.00</text:p>
          </table:table-cell>
          <table:table-cell table:formula="of:=[.Q14]/[.R14]/1000" office:value-type="float" office:value="0">
            <text:p>#DIV/0!</text:p>
          </table:table-cell>
          <table:table-cell table:style-name="ce454" table:formula="of:=[.R14]/[.O14]" office:value-type="float" office:value="0">
            <text:p>0.0</text:p>
          </table:table-cell>
          <table:table-cell/>
          <table:table-cell table:formula="of:=[.K14]/[.F14]" office:value-type="float" office:value="0">
            <text:p>#DIV/0!</text:p>
          </table:table-cell>
          <table:table-cell table:style-name="ce470" table:formula="of:=[.R14]/[.F14]" office:value-type="float" office:value="0">
            <text:p>#DIV/0!</text:p>
          </table:table-cell>
          <table:table-cell table:style-name="ce475" table:formula="of:=[.K14]/[.R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16" office:value-type="float" office:value="0.004">
            <text:p>0.00</text:p>
          </table:table-cell>
          <table:table-cell table:style-name="ce424" table:formula="of:=[.B15]/[.C15]/1000" office:value-type="float" office:value="36.75">
            <text:p>36.75</text:p>
          </table:table-cell>
          <table:table-cell office:value-type="float" office:value="147">
            <text:p>147</text:p>
          </table:table-cell>
          <table:table-cell table:style-name="ce434" office:value-type="float" office:value="0">
            <text:p>0.00</text:p>
          </table:table-cell>
          <table:table-cell table:formula="of:=[.E15]/[.F15]/1000" office:value-type="float" office:value="0">
            <text:p>#DIV/0!</text:p>
          </table:table-cell>
          <table:table-cell table:style-name="ce436" table:formula="of:=[.F15]/[.C15]" office:value-type="float" office:value="0">
            <text:p>0.0</text:p>
          </table:table-cell>
          <table:table-cell table:style-name="ce436"/>
          <table:table-cell office:value-type="float" office:value="147">
            <text:p>147</text:p>
          </table:table-cell>
          <table:table-cell table:style-name="ce434" office:value-type="float" office:value="0">
            <text:p>0.00</text:p>
          </table:table-cell>
          <table:table-cell table:formula="of:=[.J15]/[.K15]/1000" office:value-type="float" office:value="0">
            <text:p>#DIV/0!</text:p>
          </table:table-cell>
          <table:table-cell/>
          <table:table-cell office:value-type="float" office:value="147">
            <text:p>147</text:p>
          </table:table-cell>
          <table:table-cell table:style-name="ce434" office:value-type="float" office:value="0.004">
            <text:p>0.00</text:p>
          </table:table-cell>
          <table:table-cell table:formula="of:=[.N15]/[.O15]/1000" office:value-type="float" office:value="36.75">
            <text:p>36.75</text:p>
          </table:table-cell>
          <table:table-cell table:style-name="ce446" office:value-type="float" office:value="147">
            <text:p>147</text:p>
          </table:table-cell>
          <table:table-cell table:style-name="ce448" office:value-type="float" office:value="0">
            <text:p>0.00</text:p>
          </table:table-cell>
          <table:table-cell table:formula="of:=[.Q15]/[.R15]/1000" office:value-type="float" office:value="0">
            <text:p>#DIV/0!</text:p>
          </table:table-cell>
          <table:table-cell table:style-name="ce454" table:formula="of:=[.R15]/[.O15]" office:value-type="float" office:value="0">
            <text:p>0.0</text:p>
          </table:table-cell>
          <table:table-cell/>
          <table:table-cell table:formula="of:=[.K15]/[.F15]" office:value-type="float" office:value="0">
            <text:p>#DIV/0!</text:p>
          </table:table-cell>
          <table:table-cell table:style-name="ce470" table:formula="of:=[.R15]/[.F15]" office:value-type="float" office:value="0">
            <text:p>#DIV/0!</text:p>
          </table:table-cell>
          <table:table-cell table:style-name="ce475" table:formula="of:=[.K15]/[.R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6]/[.C16]/1000" office:value-type="float" office:value="16">
            <text:p>16.00</text:p>
          </table:table-cell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E16]/[.F16]/1000" office:value-type="float" office:value="0">
            <text:p>#DIV/0!</text:p>
          </table:table-cell>
          <table:table-cell table:style-name="ce436" table:formula="of:=[.F16]/[.C16]" office:value-type="float" office:value="0">
            <text:p>0.0</text:p>
          </table:table-cell>
          <table:table-cell table:style-name="ce436"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J16]/[.K16]/1000" office:value-type="float" office:value="0">
            <text:p>#DIV/0!</text:p>
          </table:table-cell>
          <table:table-cell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N16]/[.O16]/1000" office:value-type="float" office:value="0">
            <text:p>#DIV/0!</text:p>
          </table:table-cell>
          <table:table-cell table:style-name="ce446" office:value-type="float" office:value="16">
            <text:p>16</text:p>
          </table:table-cell>
          <table:table-cell table:style-name="ce448" office:value-type="float" office:value="0">
            <text:p>0.00</text:p>
          </table:table-cell>
          <table:table-cell table:formula="of:=[.Q16]/[.R16]/1000" office:value-type="float" office:value="0">
            <text:p>#DIV/0!</text:p>
          </table:table-cell>
          <table:table-cell table:style-name="ce454" table:formula="of:=[.R16]/[.O16]" office:value-type="float" office:value="0">
            <text:p>#DIV/0!</text:p>
          </table:table-cell>
          <table:table-cell/>
          <table:table-cell table:formula="of:=[.K16]/[.F16]" office:value-type="float" office:value="0">
            <text:p>#DIV/0!</text:p>
          </table:table-cell>
          <table:table-cell table:style-name="ce470" table:formula="of:=[.R16]/[.F16]" office:value-type="float" office:value="0">
            <text:p>#DIV/0!</text:p>
          </table:table-cell>
          <table:table-cell table:style-name="ce475" table:formula="of:=[.K16]/[.R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16" office:value-type="float" office:value="0.01">
            <text:p>0.01</text:p>
          </table:table-cell>
          <table:table-cell table:style-name="ce424" table:formula="of:=[.B17]/[.C17]/1000" office:value-type="float" office:value="19.9">
            <text:p>19.90</text:p>
          </table:table-cell>
          <table:table-cell office:value-type="float" office:value="199">
            <text:p>199</text:p>
          </table:table-cell>
          <table:table-cell table:style-name="ce434" office:value-type="float" office:value="0.01">
            <text:p>0.01</text:p>
          </table:table-cell>
          <table:table-cell table:formula="of:=[.E17]/[.F17]/1000" office:value-type="float" office:value="19.9">
            <text:p>19.90</text:p>
          </table:table-cell>
          <table:table-cell table:style-name="ce436" table:formula="of:=[.F17]/[.C17]" office:value-type="float" office:value="1">
            <text:p>1.0</text:p>
          </table:table-cell>
          <table:table-cell table:style-name="ce436"/>
          <table:table-cell office:value-type="float" office:value="199">
            <text:p>199</text:p>
          </table:table-cell>
          <table:table-cell table:style-name="ce434" office:value-type="float" office:value="0.01">
            <text:p>0.01</text:p>
          </table:table-cell>
          <table:table-cell table:formula="of:=[.J17]/[.K17]/1000" office:value-type="float" office:value="19.9">
            <text:p>19.90</text:p>
          </table:table-cell>
          <table:table-cell/>
          <table:table-cell office:value-type="float" office:value="199">
            <text:p>199</text:p>
          </table:table-cell>
          <table:table-cell table:style-name="ce434" office:value-type="float" office:value="0.011">
            <text:p>0.01</text:p>
          </table:table-cell>
          <table:table-cell table:formula="of:=[.N17]/[.O17]/1000" office:value-type="float" office:value="18.0909090909091">
            <text:p>18.09</text:p>
          </table:table-cell>
          <table:table-cell table:style-name="ce446" office:value-type="float" office:value="199">
            <text:p>199</text:p>
          </table:table-cell>
          <table:table-cell table:style-name="ce448" office:value-type="float" office:value="0.01">
            <text:p>0.01</text:p>
          </table:table-cell>
          <table:table-cell table:formula="of:=[.Q17]/[.R17]/1000" office:value-type="float" office:value="19.9">
            <text:p>19.90</text:p>
          </table:table-cell>
          <table:table-cell table:style-name="ce454" table:formula="of:=[.R17]/[.O17]" office:value-type="float" office:value="0.909090909090909">
            <text:p>0.9</text:p>
          </table:table-cell>
          <table:table-cell/>
          <table:table-cell table:formula="of:=[.K17]/[.F17]" office:value-type="float" office:value="1">
            <text:p>1.0</text:p>
          </table:table-cell>
          <table:table-cell table:style-name="ce470" table:formula="of:=[.R17]/[.F17]" office:value-type="float" office:value="1">
            <text:p>1</text:p>
          </table:table-cell>
          <table:table-cell table:style-name="ce475" table:formula="of:=[.K17]/[.R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8]/[.C18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E18]/[.F18]/1000" office:value-type="float" office:value="0">
            <text:p>#DIV/0!</text:p>
          </table:table-cell>
          <table:table-cell table:style-name="ce436" table:formula="of:=[.F18]/[.C18]" office:value-type="float" office:value="0">
            <text:p>0.0</text:p>
          </table:table-cell>
          <table:table-cell table:style-name="ce436"/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J18]/[.K18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34" office:value-type="float" office:value="0.001">
            <text:p>0.00</text:p>
          </table:table-cell>
          <table:table-cell table:formula="of:=[.N18]/[.O18]/1000" office:value-type="float" office:value="41">
            <text:p>41.00</text:p>
          </table:table-cell>
          <table:table-cell table:style-name="ce446" office:value-type="float" office:value="41">
            <text:p>41</text:p>
          </table:table-cell>
          <table:table-cell table:style-name="ce448" office:value-type="float" office:value="0">
            <text:p>0.00</text:p>
          </table:table-cell>
          <table:table-cell table:formula="of:=[.Q18]/[.R18]/1000" office:value-type="float" office:value="0">
            <text:p>#DIV/0!</text:p>
          </table:table-cell>
          <table:table-cell table:style-name="ce454" table:formula="of:=[.R18]/[.O18]" office:value-type="float" office:value="0">
            <text:p>0.0</text:p>
          </table:table-cell>
          <table:table-cell/>
          <table:table-cell table:formula="of:=[.K18]/[.F18]" office:value-type="float" office:value="0">
            <text:p>#DIV/0!</text:p>
          </table:table-cell>
          <table:table-cell table:style-name="ce470" table:formula="of:=[.R18]/[.F18]" office:value-type="float" office:value="0">
            <text:p>#DIV/0!</text:p>
          </table:table-cell>
          <table:table-cell table:style-name="ce475" table:formula="of:=[.K18]/[.R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9]/[.C19]/1000" office:value-type="float" office:value="22">
            <text:p>22.00</text:p>
          </table:table-cell>
          <table:table-cell office:value-type="float" office:value="132">
            <text:p>132</text:p>
          </table:table-cell>
          <table:table-cell table:style-name="ce434" office:value-type="float" office:value="0">
            <text:p>0.00</text:p>
          </table:table-cell>
          <table:table-cell table:formula="of:=[.E19]/[.F19]/1000" office:value-type="float" office:value="0">
            <text:p>#DIV/0!</text:p>
          </table:table-cell>
          <table:table-cell table:style-name="ce436" table:formula="of:=[.F19]/[.C19]" office:value-type="float" office:value="0">
            <text:p>0.0</text:p>
          </table:table-cell>
          <table:table-cell table:style-name="ce436"/>
          <table:table-cell office:value-type="float" office:value="132">
            <text:p>132</text:p>
          </table:table-cell>
          <table:table-cell table:style-name="ce434" office:value-type="float" office:value="0">
            <text:p>0.00</text:p>
          </table:table-cell>
          <table:table-cell table:formula="of:=[.J19]/[.K19]/1000" office:value-type="float" office:value="0">
            <text:p>#DIV/0!</text:p>
          </table:table-cell>
          <table:table-cell/>
          <table:table-cell office:value-type="float" office:value="132">
            <text:p>132</text:p>
          </table:table-cell>
          <table:table-cell table:style-name="ce434" office:value-type="float" office:value="0.006">
            <text:p>0.01</text:p>
          </table:table-cell>
          <table:table-cell table:formula="of:=[.N19]/[.O19]/1000" office:value-type="float" office:value="22">
            <text:p>22.00</text:p>
          </table:table-cell>
          <table:table-cell table:style-name="ce446" office:value-type="float" office:value="132">
            <text:p>132</text:p>
          </table:table-cell>
          <table:table-cell table:style-name="ce448" office:value-type="float" office:value="0">
            <text:p>0.00</text:p>
          </table:table-cell>
          <table:table-cell table:formula="of:=[.Q19]/[.R19]/1000" office:value-type="float" office:value="0">
            <text:p>#DIV/0!</text:p>
          </table:table-cell>
          <table:table-cell table:style-name="ce454" table:formula="of:=[.R19]/[.O19]" office:value-type="float" office:value="0">
            <text:p>0.0</text:p>
          </table:table-cell>
          <table:table-cell/>
          <table:table-cell table:formula="of:=[.K19]/[.F19]" office:value-type="float" office:value="0">
            <text:p>#DIV/0!</text:p>
          </table:table-cell>
          <table:table-cell table:style-name="ce470" table:formula="of:=[.R19]/[.F19]" office:value-type="float" office:value="0">
            <text:p>#DIV/0!</text:p>
          </table:table-cell>
          <table:table-cell table:style-name="ce475" table:formula="of:=[.K19]/[.R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20]/[.C20]/1000" office:value-type="float" office:value="32">
            <text:p>32.00</text:p>
          </table:table-cell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E20]/[.F20]/1000" office:value-type="float" office:value="0">
            <text:p>#DIV/0!</text:p>
          </table:table-cell>
          <table:table-cell table:style-name="ce436" table:formula="of:=[.F20]/[.C20]" office:value-type="float" office:value="0">
            <text:p>0.0</text:p>
          </table:table-cell>
          <table:table-cell table:style-name="ce436"/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J20]/[.K20]/1000" office:value-type="float" office:value="0">
            <text:p>#DIV/0!</text:p>
          </table:table-cell>
          <table:table-cell/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N20]/[.O20]/1000" office:value-type="float" office:value="0">
            <text:p>#DIV/0!</text:p>
          </table:table-cell>
          <table:table-cell table:style-name="ce446" office:value-type="float" office:value="32">
            <text:p>32</text:p>
          </table:table-cell>
          <table:table-cell table:style-name="ce448" office:value-type="float" office:value="0">
            <text:p>0.00</text:p>
          </table:table-cell>
          <table:table-cell table:formula="of:=[.Q20]/[.R20]/1000" office:value-type="float" office:value="0">
            <text:p>#DIV/0!</text:p>
          </table:table-cell>
          <table:table-cell table:style-name="ce454" table:formula="of:=[.R20]/[.O20]" office:value-type="float" office:value="0">
            <text:p>#DIV/0!</text:p>
          </table:table-cell>
          <table:table-cell/>
          <table:table-cell table:formula="of:=[.K20]/[.F20]" office:value-type="float" office:value="0">
            <text:p>#DIV/0!</text:p>
          </table:table-cell>
          <table:table-cell table:style-name="ce470" table:formula="of:=[.R20]/[.F20]" office:value-type="float" office:value="0">
            <text:p>#DIV/0!</text:p>
          </table:table-cell>
          <table:table-cell table:style-name="ce475" table:formula="of:=[.K20]/[.R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16" office:value-type="float" office:value="0.002">
            <text:p>0.00</text:p>
          </table:table-cell>
          <table:table-cell table:style-name="ce424" table:formula="of:=[.B21]/[.C21]/1000" office:value-type="float" office:value="114.5">
            <text:p>114.50</text:p>
          </table:table-cell>
          <table:table-cell office:value-type="float" office:value="229">
            <text:p>229</text:p>
          </table:table-cell>
          <table:table-cell table:style-name="ce434" office:value-type="float" office:value="0">
            <text:p>0.00</text:p>
          </table:table-cell>
          <table:table-cell table:formula="of:=[.E21]/[.F21]/1000" office:value-type="float" office:value="0">
            <text:p>#DIV/0!</text:p>
          </table:table-cell>
          <table:table-cell table:style-name="ce436" table:formula="of:=[.F21]/[.C21]" office:value-type="float" office:value="0">
            <text:p>0.0</text:p>
          </table:table-cell>
          <table:table-cell table:style-name="ce436"/>
          <table:table-cell office:value-type="float" office:value="229">
            <text:p>229</text:p>
          </table:table-cell>
          <table:table-cell table:style-name="ce434" office:value-type="float" office:value="0">
            <text:p>0.00</text:p>
          </table:table-cell>
          <table:table-cell table:formula="of:=[.J21]/[.K21]/1000" office:value-type="float" office:value="0">
            <text:p>#DIV/0!</text:p>
          </table:table-cell>
          <table:table-cell/>
          <table:table-cell office:value-type="float" office:value="229">
            <text:p>229</text:p>
          </table:table-cell>
          <table:table-cell table:style-name="ce434" office:value-type="float" office:value="0.004">
            <text:p>0.00</text:p>
          </table:table-cell>
          <table:table-cell table:formula="of:=[.N21]/[.O21]/1000" office:value-type="float" office:value="57.25">
            <text:p>57.25</text:p>
          </table:table-cell>
          <table:table-cell table:style-name="ce446" office:value-type="float" office:value="229">
            <text:p>229</text:p>
          </table:table-cell>
          <table:table-cell table:style-name="ce448" office:value-type="float" office:value="0">
            <text:p>0.00</text:p>
          </table:table-cell>
          <table:table-cell table:formula="of:=[.Q21]/[.R21]/1000" office:value-type="float" office:value="0">
            <text:p>#DIV/0!</text:p>
          </table:table-cell>
          <table:table-cell table:style-name="ce454" table:formula="of:=[.R21]/[.O21]" office:value-type="float" office:value="0">
            <text:p>0.0</text:p>
          </table:table-cell>
          <table:table-cell/>
          <table:table-cell table:style-name="ce468" table:formula="of:=[.K21]/[.F21]" office:value-type="float" office:value="0">
            <text:p>#DIV/0!</text:p>
          </table:table-cell>
          <table:table-cell table:style-name="ce470" table:formula="of:=[.R21]/[.F21]" office:value-type="float" office:value="0">
            <text:p>#DIV/0!</text:p>
          </table:table-cell>
          <table:table-cell table:style-name="ce475" table:formula="of:=[.K21]/[.R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03" office:value-type="string">
            <text:p>bench/bds_1.sync</text:p>
          </table:table-cell>
          <table:table-cell table:style-name="ce409" office:value-type="float" office:value="12900">
            <text:p>12900</text:p>
          </table:table-cell>
          <table:table-cell table:style-name="ce415" office:value-type="float" office:value="0.47">
            <text:p>0.47</text:p>
          </table:table-cell>
          <table:table-cell table:style-name="ce423" table:formula="of:=[.B22]/[.C22]/1000" office:value-type="float" office:value="27.4468085106383">
            <text:p>27.45</text:p>
          </table:table-cell>
          <table:table-cell table:style-name="ce431" office:value-type="float" office:value="12900">
            <text:p>12900</text:p>
          </table:table-cell>
          <table:table-cell table:style-name="ce433" office:value-type="float" office:value="0.52">
            <text:p>0.52</text:p>
          </table:table-cell>
          <table:table-cell table:style-name="ce425" table:formula="of:=[.E22]/[.F22]/1000" office:value-type="float" office:value="24.8076923076923">
            <text:p>24.81</text:p>
          </table:table-cell>
          <table:table-cell table:style-name="ce435" table:formula="of:=[.F22]/[.C22]" office:value-type="float" office:value="1.1063829787234">
            <text:p>1.1</text:p>
          </table:table-cell>
          <table:table-cell table:style-name="ce435"/>
          <table:table-cell table:style-name="ce409" office:value-type="float" office:value="4302">
            <text:p>4302</text:p>
          </table:table-cell>
          <table:table-cell table:style-name="ce433" office:value-type="float" office:value="0.16">
            <text:p>0.16</text:p>
          </table:table-cell>
          <table:table-cell table:style-name="ce425" table:formula="of:=[.J22]/[.K22]/1000" office:value-type="float" office:value="26.8875">
            <text:p>26.89</text:p>
          </table:table-cell>
          <table:table-cell table:style-name="ce443"/>
          <table:table-cell table:style-name="ce431" office:value-type="float" office:value="4302">
            <text:p>4302</text:p>
          </table:table-cell>
          <table:table-cell table:style-name="ce433" office:value-type="float" office:value="0.237">
            <text:p>0.24</text:p>
          </table:table-cell>
          <table:table-cell table:style-name="ce425" table:formula="of:=[.N22]/[.O22]/1000" office:value-type="float" office:value="18.1518987341772">
            <text:p>18.15</text:p>
          </table:table-cell>
          <table:table-cell table:style-name="ce445" office:value-type="float" office:value="4302">
            <text:p>4302</text:p>
          </table:table-cell>
          <table:table-cell table:style-name="ce447" office:value-type="float" office:value="0.27">
            <text:p>0.27</text:p>
          </table:table-cell>
          <table:table-cell table:style-name="ce425" table:formula="of:=[.Q22]/[.R22]/1000" office:value-type="float" office:value="15.9333333333333">
            <text:p>15.93</text:p>
          </table:table-cell>
          <table:table-cell table:style-name="ce453" table:formula="of:=[.R22]/[.O22]" office:value-type="float" office:value="1.13924050632911">
            <text:p>1.1</text:p>
          </table:table-cell>
          <table:table-cell table:style-name="ce461"/>
          <table:table-cell table:formula="of:=[.K22]/[.F22]" office:value-type="float" office:value="0.307692307692308">
            <text:p>0.3</text:p>
          </table:table-cell>
          <table:table-cell table:style-name="ce437" table:formula="of:=[.R22]/[.F22]" office:value-type="float" office:value="0.519230769230769">
            <text:p>0.52</text:p>
          </table:table-cell>
          <table:table-cell table:style-name="ce476" table:formula="of:=[.K22]/[.R22]" office:value-type="float" office:value="0.592592592592593">
            <text:p>0.6</text:p>
          </table:table-cell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16" office:value-type="float" office:value="2.848">
            <text:p>2.85</text:p>
          </table:table-cell>
          <table:table-cell table:style-name="ce424" table:formula="of:=[.B23]/[.C23]/1000" office:value-type="float" office:value="1.77352528089888">
            <text:p>1.77</text:p>
          </table:table-cell>
          <table:table-cell office:value-type="float" office:value="5051">
            <text:p>5051</text:p>
          </table:table-cell>
          <table:table-cell table:style-name="ce434" office:value-type="float" office:value="2.1">
            <text:p>2.10</text:p>
          </table:table-cell>
          <table:table-cell table:formula="of:=[.E23]/[.F23]/1000" office:value-type="float" office:value="2.40523809523809">
            <text:p>2.41</text:p>
          </table:table-cell>
          <table:table-cell table:style-name="ce436" table:formula="of:=[.F23]/[.C23]" office:value-type="float" office:value="0.737359550561798">
            <text:p>0.7</text:p>
          </table:table-cell>
          <table:table-cell table:style-name="ce436"/>
          <table:table-cell office:value-type="float" office:value="5051">
            <text:p>5051</text:p>
          </table:table-cell>
          <table:table-cell table:style-name="ce434" office:value-type="float" office:value="2.17">
            <text:p>2.17</text:p>
          </table:table-cell>
          <table:table-cell table:formula="of:=[.J23]/[.K23]/1000" office:value-type="float" office:value="2.32764976958525">
            <text:p>2.33</text:p>
          </table:table-cell>
          <table:table-cell/>
          <table:table-cell office:value-type="float" office:value="5051">
            <text:p>5051</text:p>
          </table:table-cell>
          <table:table-cell table:style-name="ce434" office:value-type="float" office:value="2.833">
            <text:p>2.83</text:p>
          </table:table-cell>
          <table:table-cell table:formula="of:=[.N23]/[.O23]/1000" office:value-type="float" office:value="1.78291563713378">
            <text:p>1.78</text:p>
          </table:table-cell>
          <table:table-cell table:style-name="ce446" office:value-type="float" office:value="5051">
            <text:p>5051</text:p>
          </table:table-cell>
          <table:table-cell table:style-name="ce448" office:value-type="float" office:value="2.16">
            <text:p>2.16</text:p>
          </table:table-cell>
          <table:table-cell table:formula="of:=[.Q23]/[.R23]/1000" office:value-type="float" office:value="2.33842592592593">
            <text:p>2.34</text:p>
          </table:table-cell>
          <table:table-cell table:style-name="ce454" table:formula="of:=[.R23]/[.O23]" office:value-type="float" office:value="0.762442640310625">
            <text:p>0.8</text:p>
          </table:table-cell>
          <table:table-cell/>
          <table:table-cell table:formula="of:=[.K23]/[.F23]" office:value-type="float" office:value="1.03333333333333">
            <text:p>1.0</text:p>
          </table:table-cell>
          <table:table-cell table:style-name="ce470" table:formula="of:=[.R23]/[.F23]" office:value-type="float" office:value="1.02857142857143">
            <text:p>1.03</text:p>
          </table:table-cell>
          <table:table-cell table:style-name="ce475" table:formula="of:=[.K23]/[.R23]" office:value-type="float" office:value="1.00462962962963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16" office:value-type="float" office:value="3.044">
            <text:p>3.04</text:p>
          </table:table-cell>
          <table:table-cell table:style-name="ce424" table:formula="of:=[.B24]/[.C24]/1000" office:value-type="float" office:value="4.83705650459921">
            <text:p>4.84</text:p>
          </table:table-cell>
          <table:table-cell office:value-type="float" office:value="14724">
            <text:p>14724</text:p>
          </table:table-cell>
          <table:table-cell table:style-name="ce434" office:value-type="float" office:value="3.4">
            <text:p>3.40</text:p>
          </table:table-cell>
          <table:table-cell table:formula="of:=[.E24]/[.F24]/1000" office:value-type="float" office:value="4.33058823529412">
            <text:p>4.33</text:p>
          </table:table-cell>
          <table:table-cell table:style-name="ce436" table:formula="of:=[.F24]/[.C24]" office:value-type="float" office:value="1.11695137976347">
            <text:p>1.1</text:p>
          </table:table-cell>
          <table:table-cell table:style-name="ce436"/>
          <table:table-cell office:value-type="float" office:value="8044">
            <text:p>8044</text:p>
          </table:table-cell>
          <table:table-cell table:style-name="ce434" office:value-type="float" office:value="2.59">
            <text:p>2.59</text:p>
          </table:table-cell>
          <table:table-cell table:formula="of:=[.J24]/[.K24]/1000" office:value-type="float" office:value="3.10579150579151">
            <text:p>3.11</text:p>
          </table:table-cell>
          <table:table-cell/>
          <table:table-cell office:value-type="float" office:value="8044">
            <text:p>8044</text:p>
          </table:table-cell>
          <table:table-cell table:style-name="ce434" office:value-type="float" office:value="5.676">
            <text:p>5.68</text:p>
          </table:table-cell>
          <table:table-cell table:formula="of:=[.N24]/[.O24]/1000" office:value-type="float" office:value="1.41719520789288">
            <text:p>1.42</text:p>
          </table:table-cell>
          <table:table-cell table:style-name="ce446" office:value-type="float" office:value="8044">
            <text:p>8044</text:p>
          </table:table-cell>
          <table:table-cell table:style-name="ce448" office:value-type="float" office:value="5.3">
            <text:p>5.30</text:p>
          </table:table-cell>
          <table:table-cell table:formula="of:=[.Q24]/[.R24]/1000" office:value-type="float" office:value="1.5177358490566">
            <text:p>1.52</text:p>
          </table:table-cell>
          <table:table-cell table:style-name="ce454" table:formula="of:=[.R24]/[.O24]" office:value-type="float" office:value="0.933756166314306">
            <text:p>0.9</text:p>
          </table:table-cell>
          <table:table-cell/>
          <table:table-cell table:formula="of:=[.K24]/[.F24]" office:value-type="float" office:value="0.761764705882353">
            <text:p>0.8</text:p>
          </table:table-cell>
          <table:table-cell table:style-name="ce470" table:formula="of:=[.R24]/[.F24]" office:value-type="float" office:value="1.55882352941176">
            <text:p>1.56</text:p>
          </table:table-cell>
          <table:table-cell table:style-name="ce475" table:formula="of:=[.K24]/[.R24]" office:value-type="float" office:value="0.48867924528301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16" office:value-type="float" office:value="0.93">
            <text:p>0.93</text:p>
          </table:table-cell>
          <table:table-cell table:style-name="ce424" table:formula="of:=[.B25]/[.C25]/1000" office:value-type="float" office:value="11.2440860215054">
            <text:p>11.24</text:p>
          </table:table-cell>
          <table:table-cell office:value-type="float" office:value="10457">
            <text:p>10457</text:p>
          </table:table-cell>
          <table:table-cell table:style-name="ce434" office:value-type="float" office:value="0.87">
            <text:p>0.87</text:p>
          </table:table-cell>
          <table:table-cell table:formula="of:=[.E25]/[.F25]/1000" office:value-type="float" office:value="12.0195402298851">
            <text:p>12.02</text:p>
          </table:table-cell>
          <table:table-cell table:style-name="ce436" table:formula="of:=[.F25]/[.C25]" office:value-type="float" office:value="0.935483870967742">
            <text:p>0.9</text:p>
          </table:table-cell>
          <table:table-cell table:style-name="ce436"/>
          <table:table-cell office:value-type="float" office:value="10457">
            <text:p>10457</text:p>
          </table:table-cell>
          <table:table-cell table:style-name="ce434" office:value-type="float" office:value="0.94">
            <text:p>0.94</text:p>
          </table:table-cell>
          <table:table-cell table:formula="of:=[.J25]/[.K25]/1000" office:value-type="float" office:value="11.1244680851064">
            <text:p>11.12</text:p>
          </table:table-cell>
          <table:table-cell/>
          <table:table-cell office:value-type="float" office:value="10457">
            <text:p>10457</text:p>
          </table:table-cell>
          <table:table-cell table:style-name="ce434" office:value-type="float" office:value="1.021">
            <text:p>1.02</text:p>
          </table:table-cell>
          <table:table-cell table:formula="of:=[.N25]/[.O25]/1000" office:value-type="float" office:value="10.2419196865818">
            <text:p>10.24</text:p>
          </table:table-cell>
          <table:table-cell table:style-name="ce446" office:value-type="float" office:value="10457">
            <text:p>10457</text:p>
          </table:table-cell>
          <table:table-cell table:style-name="ce448" office:value-type="float" office:value="0.98">
            <text:p>0.98</text:p>
          </table:table-cell>
          <table:table-cell table:formula="of:=[.Q25]/[.R25]/1000" office:value-type="float" office:value="10.6704081632653">
            <text:p>10.67</text:p>
          </table:table-cell>
          <table:table-cell table:style-name="ce454" table:formula="of:=[.R25]/[.O25]" office:value-type="float" office:value="0.959843290891283">
            <text:p>1.0</text:p>
          </table:table-cell>
          <table:table-cell/>
          <table:table-cell table:formula="of:=[.K25]/[.F25]" office:value-type="float" office:value="1.08045977011494">
            <text:p>1.1</text:p>
          </table:table-cell>
          <table:table-cell table:style-name="ce470" table:formula="of:=[.R25]/[.F25]" office:value-type="float" office:value="1.1264367816092">
            <text:p>1.13</text:p>
          </table:table-cell>
          <table:table-cell table:style-name="ce475" table:formula="of:=[.K25]/[.R25]" office:value-type="float" office:value="0.95918367346938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16" office:value-type="float" office:value="0.792">
            <text:p>0.79</text:p>
          </table:table-cell>
          <table:table-cell table:style-name="ce424" table:formula="of:=[.B26]/[.C26]/1000" office:value-type="float" office:value="47.0606060606061">
            <text:p>47.06</text:p>
          </table:table-cell>
          <table:table-cell office:value-type="float" office:value="37272">
            <text:p>37272</text:p>
          </table:table-cell>
          <table:table-cell table:style-name="ce434" office:value-type="float" office:value="0.99">
            <text:p>0.99</text:p>
          </table:table-cell>
          <table:table-cell table:formula="of:=[.E26]/[.F26]/1000" office:value-type="float" office:value="37.6484848484848">
            <text:p>37.65</text:p>
          </table:table-cell>
          <table:table-cell table:style-name="ce436" table:formula="of:=[.F26]/[.C26]" office:value-type="float" office:value="1.25">
            <text:p>1.3</text:p>
          </table:table-cell>
          <table:table-cell table:style-name="ce436"/>
          <table:table-cell office:value-type="float" office:value="37272">
            <text:p>37272</text:p>
          </table:table-cell>
          <table:table-cell table:style-name="ce434" office:value-type="float" office:value="0.99">
            <text:p>0.99</text:p>
          </table:table-cell>
          <table:table-cell table:formula="of:=[.J26]/[.K26]/1000" office:value-type="float" office:value="37.6484848484848">
            <text:p>37.65</text:p>
          </table:table-cell>
          <table:table-cell/>
          <table:table-cell office:value-type="float" office:value="37272">
            <text:p>37272</text:p>
          </table:table-cell>
          <table:table-cell table:style-name="ce434" office:value-type="float" office:value="0.805">
            <text:p>0.81</text:p>
          </table:table-cell>
          <table:table-cell table:formula="of:=[.N26]/[.O26]/1000" office:value-type="float" office:value="46.3006211180124">
            <text:p>46.30</text:p>
          </table:table-cell>
          <table:table-cell table:style-name="ce446" office:value-type="float" office:value="37272">
            <text:p>37272</text:p>
          </table:table-cell>
          <table:table-cell table:style-name="ce448" office:value-type="float" office:value="1">
            <text:p>1.00</text:p>
          </table:table-cell>
          <table:table-cell table:formula="of:=[.Q26]/[.R26]/1000" office:value-type="float" office:value="37.272">
            <text:p>37.27</text:p>
          </table:table-cell>
          <table:table-cell table:style-name="ce454" table:formula="of:=[.R26]/[.O26]" office:value-type="float" office:value="1.24223602484472">
            <text:p>1.2</text:p>
          </table:table-cell>
          <table:table-cell/>
          <table:table-cell table:formula="of:=[.K26]/[.F26]" office:value-type="float" office:value="1">
            <text:p>1.0</text:p>
          </table:table-cell>
          <table:table-cell table:style-name="ce470" table:formula="of:=[.R26]/[.F26]" office:value-type="float" office:value="1.01010101010101">
            <text:p>1.01</text:p>
          </table:table-cell>
          <table:table-cell table:style-name="ce475" table:formula="of:=[.K26]/[.R26]" office:value-type="float" office:value="0.9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16" office:value-type="float" office:value="2.003">
            <text:p>2.00</text:p>
          </table:table-cell>
          <table:table-cell table:style-name="ce424" table:formula="of:=[.B27]/[.C27]/1000" office:value-type="float" office:value="8.4153769345981">
            <text:p>8.42</text:p>
          </table:table-cell>
          <table:table-cell office:value-type="float" office:value="16856">
            <text:p>16856</text:p>
          </table:table-cell>
          <table:table-cell table:style-name="ce434" office:value-type="float" office:value="2.01">
            <text:p>2.01</text:p>
          </table:table-cell>
          <table:table-cell table:formula="of:=[.E27]/[.F27]/1000" office:value-type="float" office:value="8.3860696517413">
            <text:p>8.39</text:p>
          </table:table-cell>
          <table:table-cell table:style-name="ce436" table:formula="of:=[.F27]/[.C27]" office:value-type="float" office:value="1.00349475786321">
            <text:p>1.0</text:p>
          </table:table-cell>
          <table:table-cell table:style-name="ce436"/>
          <table:table-cell office:value-type="float" office:value="16856">
            <text:p>16856</text:p>
          </table:table-cell>
          <table:table-cell table:style-name="ce434" office:value-type="float" office:value="1.3">
            <text:p>1.30</text:p>
          </table:table-cell>
          <table:table-cell table:formula="of:=[.J27]/[.K27]/1000" office:value-type="float" office:value="12.9661538461538">
            <text:p>12.97</text:p>
          </table:table-cell>
          <table:table-cell/>
          <table:table-cell office:value-type="string">
            <text:p>Time</text:p>
          </table:table-cell>
          <table:table-cell table:style-name="ce434" office:value-type="string">
            <text:p>&gt;20m</text:p>
          </table:table-cell>
          <table:table-cell table:formula="of:=[.N27]/[.O27]/1000" office:value-type="float" office:value="0">
            <text:p>#VALUE!</text:p>
          </table:table-cell>
          <table:table-cell table:style-name="ce446" office:value-type="float" office:value="16856">
            <text:p>16856</text:p>
          </table:table-cell>
          <table:table-cell table:style-name="ce448" office:value-type="float" office:value="557.06">
            <text:p>557.06</text:p>
          </table:table-cell>
          <table:table-cell table:formula="of:=[.Q27]/[.R27]/1000" office:value-type="float" office:value="0.0302588590098015">
            <text:p>0.03</text:p>
          </table:table-cell>
          <table:table-cell table:style-name="ce454" table:formula="of:=[.R27]/[.O27]" office:value-type="float" office:value="0">
            <text:p>#VALUE!</text:p>
          </table:table-cell>
          <table:table-cell/>
          <table:table-cell table:formula="of:=[.K27]/[.F27]" office:value-type="float" office:value="0.646766169154229">
            <text:p>0.6</text:p>
          </table:table-cell>
          <table:table-cell table:style-name="ce470" table:formula="of:=[.R27]/[.F27]" office:value-type="float" office:value="277.144278606965">
            <text:p>277.14</text:p>
          </table:table-cell>
          <table:table-cell table:style-name="ce475" table:formula="of:=[.K27]/[.R27]" office:value-type="float" office:value="0.00233368039349442">
            <text:p>0.0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16" office:value-type="float" office:value="4.89">
            <text:p>4.89</text:p>
          </table:table-cell>
          <table:table-cell table:style-name="ce424" table:formula="of:=[.B28]/[.C28]/1000" office:value-type="float" office:value="8.54642126789366">
            <text:p>8.55</text:p>
          </table:table-cell>
          <table:table-cell office:value-type="float" office:value="41792">
            <text:p>41792</text:p>
          </table:table-cell>
          <table:table-cell table:style-name="ce434" office:value-type="float" office:value="4.14">
            <text:p>4.14</text:p>
          </table:table-cell>
          <table:table-cell table:formula="of:=[.E28]/[.F28]/1000" office:value-type="float" office:value="10.0946859903382">
            <text:p>10.09</text:p>
          </table:table-cell>
          <table:table-cell table:style-name="ce436" table:formula="of:=[.F28]/[.C28]" office:value-type="float" office:value="0.846625766871166">
            <text:p>0.8</text:p>
          </table:table-cell>
          <table:table-cell table:style-name="ce436"/>
          <table:table-cell office:value-type="float" office:value="41792">
            <text:p>41792</text:p>
          </table:table-cell>
          <table:table-cell table:style-name="ce434" office:value-type="float" office:value="4.14">
            <text:p>4.14</text:p>
          </table:table-cell>
          <table:table-cell table:formula="of:=[.J28]/[.K28]/1000" office:value-type="float" office:value="10.0946859903382">
            <text:p>10.09</text:p>
          </table:table-cell>
          <table:table-cell/>
          <table:table-cell office:value-type="float" office:value="41792">
            <text:p>41792</text:p>
          </table:table-cell>
          <table:table-cell table:style-name="ce434" office:value-type="float" office:value="4.897">
            <text:p>4.90</text:p>
          </table:table-cell>
          <table:table-cell table:formula="of:=[.N28]/[.O28]/1000" office:value-type="float" office:value="8.53420461507045">
            <text:p>8.53</text:p>
          </table:table-cell>
          <table:table-cell table:style-name="ce446" office:value-type="float" office:value="41792">
            <text:p>41792</text:p>
          </table:table-cell>
          <table:table-cell table:style-name="ce448" office:value-type="float" office:value="4.12">
            <text:p>4.12</text:p>
          </table:table-cell>
          <table:table-cell table:formula="of:=[.Q28]/[.R28]/1000" office:value-type="float" office:value="10.1436893203884">
            <text:p>10.14</text:p>
          </table:table-cell>
          <table:table-cell table:style-name="ce454" table:formula="of:=[.R28]/[.O28]" office:value-type="float" office:value="0.841331427404533">
            <text:p>0.8</text:p>
          </table:table-cell>
          <table:table-cell/>
          <table:table-cell table:formula="of:=[.K28]/[.F28]" office:value-type="float" office:value="1">
            <text:p>1.0</text:p>
          </table:table-cell>
          <table:table-cell table:style-name="ce470" table:formula="of:=[.R28]/[.F28]" office:value-type="float" office:value="0.995169082125604">
            <text:p>1</text:p>
          </table:table-cell>
          <table:table-cell table:style-name="ce475" table:formula="of:=[.K28]/[.R28]" office:value-type="float" office:value="1.00485436893204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16" office:value-type="float" office:value="76.024">
            <text:p>76.02</text:p>
          </table:table-cell>
          <table:table-cell table:style-name="ce424" table:formula="of:=[.B29]/[.C29]/1000" office:value-type="float" office:value="1.10345417236662">
            <text:p>1.10</text:p>
          </table:table-cell>
          <table:table-cell office:value-type="float" office:value="83889">
            <text:p>83889</text:p>
          </table:table-cell>
          <table:table-cell table:style-name="ce434" office:value-type="float" office:value="77.09">
            <text:p>77.09</text:p>
          </table:table-cell>
          <table:table-cell table:formula="of:=[.E29]/[.F29]/1000" office:value-type="float" office:value="1.08819561551433">
            <text:p>1.09</text:p>
          </table:table-cell>
          <table:table-cell table:style-name="ce436" table:formula="of:=[.F29]/[.C29]" office:value-type="float" office:value="1.0140218878249">
            <text:p>1.0</text:p>
          </table:table-cell>
          <table:table-cell table:style-name="ce436"/>
          <table:table-cell office:value-type="float" office:value="50928">
            <text:p>50928</text:p>
          </table:table-cell>
          <table:table-cell table:style-name="ce434" office:value-type="float" office:value="34.6">
            <text:p>34.60</text:p>
          </table:table-cell>
          <table:table-cell table:formula="of:=[.J29]/[.K29]/1000" office:value-type="float" office:value="1.47190751445087">
            <text:p>1.47</text:p>
          </table:table-cell>
          <table:table-cell/>
          <table:table-cell office:value-type="float" office:value="50928">
            <text:p>50928</text:p>
          </table:table-cell>
          <table:table-cell table:style-name="ce434" office:value-type="float" office:value="79.948">
            <text:p>79.95</text:p>
          </table:table-cell>
          <table:table-cell table:formula="of:=[.N29]/[.O29]/1000" office:value-type="float" office:value="0.63701405913844">
            <text:p>0.64</text:p>
          </table:table-cell>
          <table:table-cell table:style-name="ce446" office:value-type="float" office:value="50928">
            <text:p>50928</text:p>
          </table:table-cell>
          <table:table-cell table:style-name="ce448" office:value-type="float" office:value="113.71">
            <text:p>113.71</text:p>
          </table:table-cell>
          <table:table-cell table:formula="of:=[.Q29]/[.R29]/1000" office:value-type="float" office:value="0.447876176237798">
            <text:p>0.45</text:p>
          </table:table-cell>
          <table:table-cell table:style-name="ce454" table:formula="of:=[.R29]/[.O29]" office:value-type="float" office:value="1.42229949467154">
            <text:p>1.4</text:p>
          </table:table-cell>
          <table:table-cell/>
          <table:table-cell table:formula="of:=[.K29]/[.F29]" office:value-type="float" office:value="0.448826047476975">
            <text:p>0.4</text:p>
          </table:table-cell>
          <table:table-cell table:style-name="ce470" table:formula="of:=[.R29]/[.F29]" office:value-type="float" office:value="1.47502918666494">
            <text:p>1.48</text:p>
          </table:table-cell>
          <table:table-cell table:style-name="ce475" table:formula="of:=[.K29]/[.R29]" office:value-type="float" office:value="0.304282824729575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16" office:value-type="float" office:value="1.221">
            <text:p>1.22</text:p>
          </table:table-cell>
          <table:table-cell table:style-name="ce424" table:formula="of:=[.B30]/[.C30]/1000" office:value-type="float" office:value="20.7977067977068">
            <text:p>20.80</text:p>
          </table:table-cell>
          <table:table-cell office:value-type="float" office:value="25394">
            <text:p>25394</text:p>
          </table:table-cell>
          <table:table-cell table:style-name="ce434" office:value-type="float" office:value="1.1">
            <text:p>1.10</text:p>
          </table:table-cell>
          <table:table-cell table:formula="of:=[.E30]/[.F30]/1000" office:value-type="float" office:value="23.0854545454545">
            <text:p>23.09</text:p>
          </table:table-cell>
          <table:table-cell table:style-name="ce436" table:formula="of:=[.F30]/[.C30]" office:value-type="float" office:value="0.900900900900901">
            <text:p>0.9</text:p>
          </table:table-cell>
          <table:table-cell table:style-name="ce436"/>
          <table:table-cell office:value-type="float" office:value="16893">
            <text:p>16893</text:p>
          </table:table-cell>
          <table:table-cell table:style-name="ce434" office:value-type="float" office:value="0.62">
            <text:p>0.62</text:p>
          </table:table-cell>
          <table:table-cell table:formula="of:=[.J30]/[.K30]/1000" office:value-type="float" office:value="27.2467741935484">
            <text:p>27.25</text:p>
          </table:table-cell>
          <table:table-cell/>
          <table:table-cell office:value-type="float" office:value="16893">
            <text:p>16893</text:p>
          </table:table-cell>
          <table:table-cell table:style-name="ce434" office:value-type="float" office:value="0.919">
            <text:p>0.92</text:p>
          </table:table-cell>
          <table:table-cell table:formula="of:=[.N30]/[.O30]/1000" office:value-type="float" office:value="18.3819368879217">
            <text:p>18.38</text:p>
          </table:table-cell>
          <table:table-cell table:style-name="ce446" office:value-type="float" office:value="16893">
            <text:p>16893</text:p>
          </table:table-cell>
          <table:table-cell table:style-name="ce448" office:value-type="float" office:value="0.96">
            <text:p>0.96</text:p>
          </table:table-cell>
          <table:table-cell table:formula="of:=[.Q30]/[.R30]/1000" office:value-type="float" office:value="17.596875">
            <text:p>17.60</text:p>
          </table:table-cell>
          <table:table-cell table:style-name="ce454" table:formula="of:=[.R30]/[.O30]" office:value-type="float" office:value="1.04461371055495">
            <text:p>1.0</text:p>
          </table:table-cell>
          <table:table-cell/>
          <table:table-cell table:formula="of:=[.K30]/[.F30]" office:value-type="float" office:value="0.563636363636364">
            <text:p>0.6</text:p>
          </table:table-cell>
          <table:table-cell table:style-name="ce470" table:formula="of:=[.R30]/[.F30]" office:value-type="float" office:value="0.872727272727273">
            <text:p>0.87</text:p>
          </table:table-cell>
          <table:table-cell table:style-name="ce475" table:formula="of:=[.K30]/[.R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16" office:value-type="float" office:value="1.482">
            <text:p>1.48</text:p>
          </table:table-cell>
          <table:table-cell table:style-name="ce424" table:formula="of:=[.B31]/[.C31]/1000" office:value-type="float" office:value="9.3697705802969">
            <text:p>9.37</text:p>
          </table:table-cell>
          <table:table-cell office:value-type="float" office:value="13886">
            <text:p>13886</text:p>
          </table:table-cell>
          <table:table-cell table:style-name="ce434" office:value-type="float" office:value="0.99">
            <text:p>0.99</text:p>
          </table:table-cell>
          <table:table-cell table:formula="of:=[.E31]/[.F31]/1000" office:value-type="float" office:value="14.0262626262626">
            <text:p>14.03</text:p>
          </table:table-cell>
          <table:table-cell table:style-name="ce436" table:formula="of:=[.F31]/[.C31]" office:value-type="float" office:value="0.668016194331984">
            <text:p>0.7</text:p>
          </table:table-cell>
          <table:table-cell table:style-name="ce436"/>
          <table:table-cell office:value-type="float" office:value="4636">
            <text:p>4636</text:p>
          </table:table-cell>
          <table:table-cell table:style-name="ce434" office:value-type="float" office:value="1.09">
            <text:p>1.09</text:p>
          </table:table-cell>
          <table:table-cell table:formula="of:=[.J31]/[.K31]/1000" office:value-type="float" office:value="4.25321100917431">
            <text:p>4.25</text:p>
          </table:table-cell>
          <table:table-cell/>
          <table:table-cell office:value-type="float" office:value="4636">
            <text:p>4636</text:p>
          </table:table-cell>
          <table:table-cell table:style-name="ce434" office:value-type="float" office:value="4.517">
            <text:p>4.52</text:p>
          </table:table-cell>
          <table:table-cell table:formula="of:=[.N31]/[.O31]/1000" office:value-type="float" office:value="1.02634491919416">
            <text:p>1.03</text:p>
          </table:table-cell>
          <table:table-cell table:style-name="ce446" office:value-type="float" office:value="4636">
            <text:p>4636</text:p>
          </table:table-cell>
          <table:table-cell table:style-name="ce448" office:value-type="float" office:value="1.25">
            <text:p>1.25</text:p>
          </table:table-cell>
          <table:table-cell table:formula="of:=[.Q31]/[.R31]/1000" office:value-type="float" office:value="3.7088">
            <text:p>3.71</text:p>
          </table:table-cell>
          <table:table-cell table:style-name="ce454" table:formula="of:=[.R31]/[.O31]" office:value-type="float" office:value="0.276732344476422">
            <text:p>0.3</text:p>
          </table:table-cell>
          <table:table-cell/>
          <table:table-cell table:formula="of:=[.K31]/[.F31]" office:value-type="float" office:value="1.1010101010101">
            <text:p>1.1</text:p>
          </table:table-cell>
          <table:table-cell table:style-name="ce470" table:formula="of:=[.R31]/[.F31]" office:value-type="float" office:value="1.26262626262626">
            <text:p>1.26</text:p>
          </table:table-cell>
          <table:table-cell table:style-name="ce475" table:formula="of:=[.K31]/[.R31]" office:value-type="float" office:value="0.872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16" office:value-type="float" office:value="1.797">
            <text:p>1.80</text:p>
          </table:table-cell>
          <table:table-cell table:style-name="ce424" table:formula="of:=[.B32]/[.C32]/1000" office:value-type="float" office:value="37.8152476349471">
            <text:p>37.82</text:p>
          </table:table-cell>
          <table:table-cell office:value-type="float" office:value="67954">
            <text:p>67954</text:p>
          </table:table-cell>
          <table:table-cell table:style-name="ce434" office:value-type="float" office:value="2.18">
            <text:p>2.18</text:p>
          </table:table-cell>
          <table:table-cell table:formula="of:=[.E32]/[.F32]/1000" office:value-type="float" office:value="31.1715596330275">
            <text:p>31.17</text:p>
          </table:table-cell>
          <table:table-cell table:style-name="ce436" table:formula="of:=[.F32]/[.C32]" office:value-type="float" office:value="1.21313299944352">
            <text:p>1.2</text:p>
          </table:table-cell>
          <table:table-cell table:style-name="ce436"/>
          <table:table-cell office:value-type="float" office:value="21742">
            <text:p>21742</text:p>
          </table:table-cell>
          <table:table-cell table:style-name="ce434" office:value-type="float" office:value="9.35">
            <text:p>9.35</text:p>
          </table:table-cell>
          <table:table-cell table:formula="of:=[.J32]/[.K32]/1000" office:value-type="float" office:value="2.32534759358289">
            <text:p>2.33</text:p>
          </table:table-cell>
          <table:table-cell/>
          <table:table-cell office:value-type="float" office:value="21742">
            <text:p>21742</text:p>
          </table:table-cell>
          <table:table-cell table:style-name="ce434" office:value-type="float" office:value="43.158">
            <text:p>43.16</text:p>
          </table:table-cell>
          <table:table-cell table:formula="of:=[.N32]/[.O32]/1000" office:value-type="float" office:value="0.503776820056536">
            <text:p>0.50</text:p>
          </table:table-cell>
          <table:table-cell table:style-name="ce446" office:value-type="float" office:value="21742">
            <text:p>21742</text:p>
          </table:table-cell>
          <table:table-cell table:style-name="ce448" office:value-type="float" office:value="4.28">
            <text:p>4.28</text:p>
          </table:table-cell>
          <table:table-cell table:formula="of:=[.Q32]/[.R32]/1000" office:value-type="float" office:value="5.07990654205608">
            <text:p>5.08</text:p>
          </table:table-cell>
          <table:table-cell table:style-name="ce454" table:formula="of:=[.R32]/[.O32]" office:value-type="float" office:value="0.0991704898280736">
            <text:p>0.1</text:p>
          </table:table-cell>
          <table:table-cell/>
          <table:table-cell table:formula="of:=[.K32]/[.F32]" office:value-type="float" office:value="4.28899082568807">
            <text:p>4.3</text:p>
          </table:table-cell>
          <table:table-cell table:style-name="ce470" table:formula="of:=[.R32]/[.F32]" office:value-type="float" office:value="1.96330275229358">
            <text:p>1.96</text:p>
          </table:table-cell>
          <table:table-cell table:style-name="ce475" table:formula="of:=[.K32]/[.R32]" office:value-type="float" office:value="2.18457943925234">
            <text:p>2.2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16" office:value-type="float" office:value="0.7">
            <text:p>0.70</text:p>
          </table:table-cell>
          <table:table-cell table:style-name="ce424" table:formula="of:=[.B33]/[.C33]/1000" office:value-type="float" office:value="10.67">
            <text:p>10.67</text:p>
          </table:table-cell>
          <table:table-cell office:value-type="float" office:value="7469">
            <text:p>7469</text:p>
          </table:table-cell>
          <table:table-cell table:style-name="ce434" office:value-type="float" office:value="0.68">
            <text:p>0.68</text:p>
          </table:table-cell>
          <table:table-cell table:formula="of:=[.E33]/[.F33]/1000" office:value-type="float" office:value="10.9838235294118">
            <text:p>10.98</text:p>
          </table:table-cell>
          <table:table-cell table:style-name="ce436" table:formula="of:=[.F33]/[.C33]" office:value-type="float" office:value="0.971428571428571">
            <text:p>1.0</text:p>
          </table:table-cell>
          <table:table-cell table:style-name="ce436"/>
          <table:table-cell office:value-type="float" office:value="7469">
            <text:p>7469</text:p>
          </table:table-cell>
          <table:table-cell table:style-name="ce434" office:value-type="float" office:value="0.64">
            <text:p>0.64</text:p>
          </table:table-cell>
          <table:table-cell table:formula="of:=[.J33]/[.K33]/1000" office:value-type="float" office:value="11.6703125">
            <text:p>11.67</text:p>
          </table:table-cell>
          <table:table-cell/>
          <table:table-cell office:value-type="float" office:value="7469">
            <text:p>7469</text:p>
          </table:table-cell>
          <table:table-cell table:style-name="ce434" office:value-type="float" office:value="1.267">
            <text:p>1.27</text:p>
          </table:table-cell>
          <table:table-cell table:formula="of:=[.N33]/[.O33]/1000" office:value-type="float" office:value="5.89502762430939">
            <text:p>5.90</text:p>
          </table:table-cell>
          <table:table-cell table:style-name="ce446" office:value-type="float" office:value="7469">
            <text:p>7469</text:p>
          </table:table-cell>
          <table:table-cell table:style-name="ce448" office:value-type="float" office:value="1.15">
            <text:p>1.15</text:p>
          </table:table-cell>
          <table:table-cell table:formula="of:=[.Q33]/[.R33]/1000" office:value-type="float" office:value="6.49478260869565">
            <text:p>6.49</text:p>
          </table:table-cell>
          <table:table-cell table:style-name="ce454" table:formula="of:=[.R33]/[.O33]" office:value-type="float" office:value="0.907655880031571">
            <text:p>0.9</text:p>
          </table:table-cell>
          <table:table-cell/>
          <table:table-cell table:formula="of:=[.K33]/[.F33]" office:value-type="float" office:value="0.941176470588235">
            <text:p>0.9</text:p>
          </table:table-cell>
          <table:table-cell table:style-name="ce470" table:formula="of:=[.R33]/[.F33]" office:value-type="float" office:value="1.69117647058824">
            <text:p>1.69</text:p>
          </table:table-cell>
          <table:table-cell table:style-name="ce475" table:formula="of:=[.K33]/[.R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16" office:value-type="float" office:value="1.355">
            <text:p>1.36</text:p>
          </table:table-cell>
          <table:table-cell table:style-name="ce424" table:formula="of:=[.B34]/[.C34]/1000" office:value-type="float" office:value="7.91291512915129">
            <text:p>7.91</text:p>
          </table:table-cell>
          <table:table-cell office:value-type="float" office:value="10722">
            <text:p>10722</text:p>
          </table:table-cell>
          <table:table-cell table:style-name="ce434" office:value-type="float" office:value="1.22">
            <text:p>1.22</text:p>
          </table:table-cell>
          <table:table-cell table:formula="of:=[.E34]/[.F34]/1000" office:value-type="float" office:value="8.78852459016394">
            <text:p>8.79</text:p>
          </table:table-cell>
          <table:table-cell table:style-name="ce436" table:formula="of:=[.F34]/[.C34]" office:value-type="float" office:value="0.900369003690037">
            <text:p>0.9</text:p>
          </table:table-cell>
          <table:table-cell table:style-name="ce436"/>
          <table:table-cell office:value-type="float" office:value="10722">
            <text:p>10722</text:p>
          </table:table-cell>
          <table:table-cell table:style-name="ce434" office:value-type="float" office:value="1.2">
            <text:p>1.20</text:p>
          </table:table-cell>
          <table:table-cell table:formula="of:=[.J34]/[.K34]/1000" office:value-type="float" office:value="8.935">
            <text:p>8.94</text:p>
          </table:table-cell>
          <table:table-cell/>
          <table:table-cell office:value-type="float" office:value="10722">
            <text:p>10722</text:p>
          </table:table-cell>
          <table:table-cell table:style-name="ce434" office:value-type="float" office:value="2.52">
            <text:p>2.52</text:p>
          </table:table-cell>
          <table:table-cell table:formula="of:=[.N34]/[.O34]/1000" office:value-type="float" office:value="4.25476190476191">
            <text:p>4.25</text:p>
          </table:table-cell>
          <table:table-cell table:style-name="ce446" office:value-type="float" office:value="10722">
            <text:p>10722</text:p>
          </table:table-cell>
          <table:table-cell table:style-name="ce448" office:value-type="float" office:value="2.18">
            <text:p>2.18</text:p>
          </table:table-cell>
          <table:table-cell table:formula="of:=[.Q34]/[.R34]/1000" office:value-type="float" office:value="4.91834862385321">
            <text:p>4.92</text:p>
          </table:table-cell>
          <table:table-cell table:style-name="ce454" table:formula="of:=[.R34]/[.O34]" office:value-type="float" office:value="0.865079365079365">
            <text:p>0.9</text:p>
          </table:table-cell>
          <table:table-cell/>
          <table:table-cell table:formula="of:=[.K34]/[.F34]" office:value-type="float" office:value="0.983606557377049">
            <text:p>1.0</text:p>
          </table:table-cell>
          <table:table-cell table:style-name="ce470" table:formula="of:=[.R34]/[.F34]" office:value-type="float" office:value="1.78688524590164">
            <text:p>1.79</text:p>
          </table:table-cell>
          <table:table-cell table:style-name="ce475" table:formula="of:=[.K34]/[.R34]" office:value-type="float" office:value="0.550458715596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16" office:value-type="float" office:value="0.979">
            <text:p>0.98</text:p>
          </table:table-cell>
          <table:table-cell table:style-name="ce424" table:formula="of:=[.B35]/[.C35]/1000" office:value-type="float" office:value="50.2339121552605">
            <text:p>50.23</text:p>
          </table:table-cell>
          <table:table-cell office:value-type="float" office:value="49179">
            <text:p>49179</text:p>
          </table:table-cell>
          <table:table-cell table:style-name="ce434" office:value-type="float" office:value="1.41">
            <text:p>1.41</text:p>
          </table:table-cell>
          <table:table-cell table:formula="of:=[.E35]/[.F35]/1000" office:value-type="float" office:value="34.8787234042553">
            <text:p>34.88</text:p>
          </table:table-cell>
          <table:table-cell table:style-name="ce436" table:formula="of:=[.F35]/[.C35]" office:value-type="float" office:value="1.44024514811032">
            <text:p>1.4</text:p>
          </table:table-cell>
          <table:table-cell table:style-name="ce436"/>
          <table:table-cell office:value-type="float" office:value="49179">
            <text:p>49179</text:p>
          </table:table-cell>
          <table:table-cell table:style-name="ce434" office:value-type="float" office:value="1.13">
            <text:p>1.13</text:p>
          </table:table-cell>
          <table:table-cell table:formula="of:=[.J35]/[.K35]/1000" office:value-type="float" office:value="43.5212389380531">
            <text:p>43.52</text:p>
          </table:table-cell>
          <table:table-cell/>
          <table:table-cell office:value-type="float" office:value="49179">
            <text:p>49179</text:p>
          </table:table-cell>
          <table:table-cell table:style-name="ce434" office:value-type="float" office:value="2.304">
            <text:p>2.30</text:p>
          </table:table-cell>
          <table:table-cell table:formula="of:=[.N35]/[.O35]/1000" office:value-type="float" office:value="21.3450520833333">
            <text:p>21.35</text:p>
          </table:table-cell>
          <table:table-cell table:style-name="ce446" office:value-type="float" office:value="49179">
            <text:p>49179</text:p>
          </table:table-cell>
          <table:table-cell table:style-name="ce448" office:value-type="float" office:value="2.8">
            <text:p>2.80</text:p>
          </table:table-cell>
          <table:table-cell table:formula="of:=[.Q35]/[.R35]/1000" office:value-type="float" office:value="17.5639285714286">
            <text:p>17.56</text:p>
          </table:table-cell>
          <table:table-cell table:style-name="ce454" table:formula="of:=[.R35]/[.O35]" office:value-type="float" office:value="1.21527777777778">
            <text:p>1.2</text:p>
          </table:table-cell>
          <table:table-cell/>
          <table:table-cell table:formula="of:=[.K35]/[.F35]" office:value-type="float" office:value="0.801418439716312">
            <text:p>0.8</text:p>
          </table:table-cell>
          <table:table-cell table:style-name="ce470" table:formula="of:=[.R35]/[.F35]" office:value-type="float" office:value="1.98581560283688">
            <text:p>1.99</text:p>
          </table:table-cell>
          <table:table-cell table:style-name="ce475" table:formula="of:=[.K35]/[.R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16" office:value-type="float" office:value="2.894">
            <text:p>2.89</text:p>
          </table:table-cell>
          <table:table-cell table:style-name="ce424" table:formula="of:=[.B36]/[.C36]/1000" office:value-type="float" office:value="33.9879060124395">
            <text:p>33.99</text:p>
          </table:table-cell>
          <table:table-cell office:value-type="float" office:value="98361">
            <text:p>98361</text:p>
          </table:table-cell>
          <table:table-cell table:style-name="ce434" office:value-type="float" office:value="3.98">
            <text:p>3.98</text:p>
          </table:table-cell>
          <table:table-cell table:formula="of:=[.E36]/[.F36]/1000" office:value-type="float" office:value="24.7138190954774">
            <text:p>24.71</text:p>
          </table:table-cell>
          <table:table-cell table:style-name="ce436" table:formula="of:=[.F36]/[.C36]" office:value-type="float" office:value="1.3752591568763">
            <text:p>1.4</text:p>
          </table:table-cell>
          <table:table-cell table:style-name="ce436"/>
          <table:table-cell office:value-type="float" office:value="98361">
            <text:p>98361</text:p>
          </table:table-cell>
          <table:table-cell table:style-name="ce434" office:value-type="float" office:value="3.14">
            <text:p>3.14</text:p>
          </table:table-cell>
          <table:table-cell table:formula="of:=[.J36]/[.K36]/1000" office:value-type="float" office:value="31.3251592356688">
            <text:p>31.33</text:p>
          </table:table-cell>
          <table:table-cell/>
          <table:table-cell office:value-type="float" office:value="98361">
            <text:p>98361</text:p>
          </table:table-cell>
          <table:table-cell table:style-name="ce434" office:value-type="float" office:value="6.383">
            <text:p>6.38</text:p>
          </table:table-cell>
          <table:table-cell table:formula="of:=[.N36]/[.O36]/1000" office:value-type="float" office:value="15.4098386338712">
            <text:p>15.41</text:p>
          </table:table-cell>
          <table:table-cell table:style-name="ce446" office:value-type="float" office:value="98361">
            <text:p>98361</text:p>
          </table:table-cell>
          <table:table-cell table:style-name="ce448" office:value-type="float" office:value="7.66">
            <text:p>7.66</text:p>
          </table:table-cell>
          <table:table-cell table:formula="of:=[.Q36]/[.R36]/1000" office:value-type="float" office:value="12.840861618799">
            <text:p>12.84</text:p>
          </table:table-cell>
          <table:table-cell table:style-name="ce454" table:formula="of:=[.R36]/[.O36]" office:value-type="float" office:value="1.20006266645778">
            <text:p>1.2</text:p>
          </table:table-cell>
          <table:table-cell/>
          <table:table-cell table:formula="of:=[.K36]/[.F36]" office:value-type="float" office:value="0.788944723618091">
            <text:p>0.8</text:p>
          </table:table-cell>
          <table:table-cell table:style-name="ce470" table:formula="of:=[.R36]/[.F36]" office:value-type="float" office:value="1.92462311557789">
            <text:p>1.92</text:p>
          </table:table-cell>
          <table:table-cell table:style-name="ce475" table:formula="of:=[.K36]/[.R36]" office:value-type="float" office:value="0.409921671018277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16" office:value-type="float" office:value="0.297">
            <text:p>0.30</text:p>
          </table:table-cell>
          <table:table-cell table:style-name="ce424" table:formula="of:=[.B37]/[.C37]/1000" office:value-type="float" office:value="51.8552188552189">
            <text:p>51.86</text:p>
          </table:table-cell>
          <table:table-cell office:value-type="float" office:value="15401">
            <text:p>15401</text:p>
          </table:table-cell>
          <table:table-cell table:style-name="ce434" office:value-type="float" office:value="0.39">
            <text:p>0.39</text:p>
          </table:table-cell>
          <table:table-cell table:formula="of:=[.E37]/[.F37]/1000" office:value-type="float" office:value="39.4897435897436">
            <text:p>39.49</text:p>
          </table:table-cell>
          <table:table-cell table:style-name="ce436" table:formula="of:=[.F37]/[.C37]" office:value-type="float" office:value="1.31313131313131">
            <text:p>1.3</text:p>
          </table:table-cell>
          <table:table-cell table:style-name="ce436"/>
          <table:table-cell office:value-type="float" office:value="14982">
            <text:p>14982</text:p>
          </table:table-cell>
          <table:table-cell table:style-name="ce434" office:value-type="float" office:value="0.43">
            <text:p>0.43</text:p>
          </table:table-cell>
          <table:table-cell table:formula="of:=[.J37]/[.K37]/1000" office:value-type="float" office:value="34.8418604651163">
            <text:p>34.84</text:p>
          </table:table-cell>
          <table:table-cell/>
          <table:table-cell office:value-type="float" office:value="14982">
            <text:p>14982</text:p>
          </table:table-cell>
          <table:table-cell table:style-name="ce434" office:value-type="float" office:value="0.548">
            <text:p>0.55</text:p>
          </table:table-cell>
          <table:table-cell table:formula="of:=[.N37]/[.O37]/1000" office:value-type="float" office:value="27.3394160583942">
            <text:p>27.34</text:p>
          </table:table-cell>
          <table:table-cell table:style-name="ce446" office:value-type="float" office:value="14982">
            <text:p>14982</text:p>
          </table:table-cell>
          <table:table-cell table:style-name="ce448" office:value-type="float" office:value="0.7">
            <text:p>0.70</text:p>
          </table:table-cell>
          <table:table-cell table:formula="of:=[.Q37]/[.R37]/1000" office:value-type="float" office:value="21.4028571428571">
            <text:p>21.40</text:p>
          </table:table-cell>
          <table:table-cell table:style-name="ce454" table:formula="of:=[.R37]/[.O37]" office:value-type="float" office:value="1.27737226277372">
            <text:p>1.3</text:p>
          </table:table-cell>
          <table:table-cell/>
          <table:table-cell table:formula="of:=[.K37]/[.F37]" office:value-type="float" office:value="1.1025641025641">
            <text:p>1.1</text:p>
          </table:table-cell>
          <table:table-cell table:style-name="ce470" table:formula="of:=[.R37]/[.F37]" office:value-type="float" office:value="1.7948717948718">
            <text:p>1.79</text:p>
          </table:table-cell>
          <table:table-cell table:style-name="ce475" table:formula="of:=[.K37]/[.R37]" office:value-type="float" office:value="0.614285714285714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16" office:value-type="float" office:value="0.228">
            <text:p>0.23</text:p>
          </table:table-cell>
          <table:table-cell table:style-name="ce424" table:formula="of:=[.B38]/[.C38]/1000" office:value-type="float" office:value="40.530701754386">
            <text:p>40.53</text:p>
          </table:table-cell>
          <table:table-cell office:value-type="float" office:value="9241">
            <text:p>9241</text:p>
          </table:table-cell>
          <table:table-cell table:style-name="ce434" office:value-type="float" office:value="0.29">
            <text:p>0.29</text:p>
          </table:table-cell>
          <table:table-cell table:formula="of:=[.E38]/[.F38]/1000" office:value-type="float" office:value="31.8655172413793">
            <text:p>31.87</text:p>
          </table:table-cell>
          <table:table-cell table:style-name="ce436" table:formula="of:=[.F38]/[.C38]" office:value-type="float" office:value="1.2719298245614">
            <text:p>1.3</text:p>
          </table:table-cell>
          <table:table-cell table:style-name="ce436"/>
          <table:table-cell office:value-type="float" office:value="9241">
            <text:p>9241</text:p>
          </table:table-cell>
          <table:table-cell table:style-name="ce434" office:value-type="float" office:value="0.36">
            <text:p>0.36</text:p>
          </table:table-cell>
          <table:table-cell table:formula="of:=[.J38]/[.K38]/1000" office:value-type="float" office:value="25.6694444444444">
            <text:p>25.67</text:p>
          </table:table-cell>
          <table:table-cell/>
          <table:table-cell office:value-type="float" office:value="9241">
            <text:p>9241</text:p>
          </table:table-cell>
          <table:table-cell table:style-name="ce434" office:value-type="float" office:value="5.158">
            <text:p>5.16</text:p>
          </table:table-cell>
          <table:table-cell table:formula="of:=[.N38]/[.O38]/1000" office:value-type="float" office:value="1.79158588600233">
            <text:p>1.79</text:p>
          </table:table-cell>
          <table:table-cell table:style-name="ce446" office:value-type="float" office:value="9241">
            <text:p>9241</text:p>
          </table:table-cell>
          <table:table-cell table:style-name="ce448" office:value-type="float" office:value="8.86">
            <text:p>8.86</text:p>
          </table:table-cell>
          <table:table-cell table:formula="of:=[.Q38]/[.R38]/1000" office:value-type="float" office:value="1.04300225733634">
            <text:p>1.04</text:p>
          </table:table-cell>
          <table:table-cell table:style-name="ce454" table:formula="of:=[.R38]/[.O38]" office:value-type="float" office:value="1.71772004652966">
            <text:p>1.7</text:p>
          </table:table-cell>
          <table:table-cell/>
          <table:table-cell table:formula="of:=[.K38]/[.F38]" office:value-type="float" office:value="1.24137931034483">
            <text:p>1.2</text:p>
          </table:table-cell>
          <table:table-cell table:style-name="ce470" table:formula="of:=[.R38]/[.F38]" office:value-type="float" office:value="30.551724137931">
            <text:p>30.55</text:p>
          </table:table-cell>
          <table:table-cell table:style-name="ce475" table:formula="of:=[.K38]/[.R38]" office:value-type="float" office:value="0.0406320541760722">
            <text:p>0.0</text:p>
          </table:table-cell>
          <table:table-cell table:number-columns-repeated="996"/>
        </table:table-row>
        <table:table-row table:style-name="ro2">
          <table:table-cell table:style-name="ce403" office:value-type="string">
            <text:p>small/2readers</text:p>
          </table:table-cell>
          <table:table-cell table:style-name="ce409"/>
          <table:table-cell table:style-name="ce417"/>
          <table:table-cell table:style-name="ce425"/>
          <table:table-cell table:style-name="ce431"/>
          <table:table-cell table:style-name="ce425" table:number-columns-repeated="2"/>
          <table:table-cell table:style-name="ce437" table:number-columns-repeated="2"/>
          <table:table-cell table:style-name="ce409" office:value-type="float" office:value="7">
            <text:p>7</text:p>
          </table:table-cell>
          <table:table-cell table:style-name="ce433" office:value-type="float" office:value="0">
            <text:p>0.00</text:p>
          </table:table-cell>
          <table:table-cell table:style-name="ce425" table:formula="of:=[.J39]/[.K39]/1000" office:value-type="float" office:value="0">
            <text:p>#DIV/0!</text:p>
          </table:table-cell>
          <table:table-cell table:style-name="ce443"/>
          <table:table-cell table:style-name="ce431"/>
          <table:table-cell table:style-name="ce425" table:number-columns-repeated="2"/>
          <table:table-cell table:style-name="ce431"/>
          <table:table-cell table:style-name="ce425" table:number-columns-repeated="2"/>
          <table:table-cell table:style-name="ce455"/>
          <table:table-cell table:style-name="ce461"/>
          <table:table-cell table:style-name="ce469"/>
          <table:table-cell table:style-name="ce437"/>
          <table:table-cell table:style-name="ce476"/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8"/>
          <table:table-cell office:value-type="float" office:value="265">
            <text:p>265</text:p>
          </table:table-cell>
          <table:table-cell table:style-name="ce434" office:value-type="float" office:value="0.01">
            <text:p>0.01</text:p>
          </table:table-cell>
          <table:table-cell table:formula="of:=[.J40]/[.K40]/1000" office:value-type="float" office:value="26.5">
            <text:p>26.50</text:p>
          </table:table-cell>
          <table:table-cell table:number-columns-repeated="1008"/>
        </table:table-row>
        <table:table-row table:style-name="ro2">
          <table:table-cell office:value-type="string">
            <text:p>small/asymcnfl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34" office:value-type="float" office:value="0">
            <text:p>0.00</text:p>
          </table:table-cell>
          <table:table-cell table:formula="of:=[.J41]/[.K4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42]/[.K4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mb-bug</text:p>
          </table:table-cell>
          <table:table-cell table:number-columns-repeated="8"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J43]/[.K4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nc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34" office:value-type="float" office:value="0">
            <text:p>0.00</text:p>
          </table:table-cell>
          <table:table-cell table:formula="of:=[.J44]/[.K4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erv-size-parih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5]/[.K4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6]/[.K46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cp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34" office:value-type="float" office:value="0">
            <text:p>0.00</text:p>
          </table:table-cell>
          <table:table-cell table:formula="of:=[.J47]/[.K47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pr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8]/[.K48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2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34" office:value-type="float" office:value="0">
            <text:p>0.00</text:p>
          </table:table-cell>
          <table:table-cell table:formula="of:=[.J49]/[.K49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mcmillan-erv</text:p>
          </table:table-cell>
          <table:table-cell table:number-columns-repeated="8"/>
          <table:table-cell office:value-type="float" office:value="8">
            <text:p>8</text:p>
          </table:table-cell>
          <table:table-cell table:style-name="ce434" office:value-type="float" office:value="0">
            <text:p>0.00</text:p>
          </table:table-cell>
          <table:table-cell table:formula="of:=[.J50]/[.K50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ag9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34" office:value-type="float" office:value="0">
            <text:p>0.00</text:p>
          </table:table-cell>
          <table:table-cell table:formula="of:=[.J51]/[.K5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</text:p>
          </table:table-cell>
          <table:table-cell table:number-columns-repeated="8"/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J52]/[.K5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53]/[.K5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34" office:value-type="float" office:value="0">
            <text:p>0.00</text:p>
          </table:table-cell>
          <table:table-cell table:formula="of:=[.J54]/[.K5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2</text:p>
          </table:table-cell>
          <table:table-cell table:number-columns-repeated="8"/>
          <table:table-cell office:value-type="float" office:value="15">
            <text:p>15</text:p>
          </table:table-cell>
          <table:table-cell table:style-name="ce434" office:value-type="float" office:value="0">
            <text:p>0.00</text:p>
          </table:table-cell>
          <table:table-cell table:formula="of:=[.J55]/[.K5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test1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56]/[.K56]/1000" office:value-type="float" office:value="0">
            <text:p>#DIV/0!</text:p>
          </table:table-cell>
          <table:table-cell table:number-columns-repeated="1008"/>
        </table:table-row>
        <table:table-row table:style-name="ro2" table:number-rows-repeated="65479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10_25_" style:display-name="Gray 10%" style:family="table-cell" style:parent-style-name="Default">
      <style:table-cell-properties fo:background-color="#e6e6e6"/>
      <style:text-properties fo:font-size="7pt" style:font-size-asian="6pt" style:font-size-complex="6pt"/>
    </style:style>
  </office:styles>
  <office:automatic-styles>
    <style:page-layout style:name="Mpm1">
      <style:page-layout-properties fo:page-width="11.6925in" fo:page-height="8.2673in" style:num-format="1" style:print-orientation="landscape" fo:margin-top="0.15in" fo:margin-bottom="0.15in" fo:margin-left="0.15in" fo:margin-right="0.15in" style:shadow="none" fo:background-color="transparent" style:writing-mode="lr-tb">
        <style:background-image/>
      </style:page-layout-properties>
      <style:header-style>
        <style:header-footer-properties fo:min-height="0.1256in" fo:margin-left="0in" fo:margin-right="0in" fo:margin-bottom="0.0984in"/>
      </style:header-style>
      <style:footer-style>
        <style:header-footer-properties fo:min-height="0.125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16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8T16:47:57</meta:creation-date>
    <dc:date>2011-01-13T16:42:06</dc:date>
    <meta:editing-duration>PT237H51M22S</meta:editing-duration>
    <meta:editing-cycles>42</meta:editing-cycles>
    <meta:generator>OpenOffice.org/3.2$Unix OpenOffice.org_project/320m18$Build-9502</meta:generator>
    <meta:print-date>2010-11-18T18:04:22</meta:print-date>
    <dc:creator>Cesar Rodriguez</dc:creator>
    <meta:document-statistic meta:table-count="7" meta:cell-count="6100" meta:object-count="0"/>
    <meta:user-defined meta:name="Info 1"/>
    <meta:user-defined meta:name="Info 2"/>
    <meta:user-defined meta:name="Info 3"/>
    <meta:user-defined meta:name="Info 4"/>
  </office:meta>
</office:document-meta>
</file>